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3.098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ata_20_after_20_filter">
      <style:table-properties table:display="true" style:writing-mode="lr-tb"/>
    </style:style>
    <style:style style:name="ta2" style:family="table" style:master-page-name="PageStyle_5f_Invalid_20_data">
      <style:table-properties table:display="true" style:writing-mode="lr-tb"/>
    </style:style>
    <style:style style:name="ta3" style:family="table" style:master-page-name="PageStyle_5f_Final_20_data_20_to_20_trai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 after filte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Finder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IC50 (uM)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P TH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25662</text:p>
          </table:table-cell>
          <table:table-cell office:value-type="string" calcext:value-type="string">
            <text:p>CC1=C(C2=CC=CC=C2N1)CCNCC3=CC=C(C=C3)C=CC(=O)NNCCC(=O)OC.C(=O)(C(F)(F)F)O</text:p>
          </table:table-cell>
          <table:table-cell office:value-type="string" calcext:value-type="string">
            <text:p>4.2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29157</text:p>
          </table:table-cell>
          <table:table-cell office:value-type="string" calcext:value-type="string">
            <text:p>CSC1=CC2=C(C=C1)SC3=CC=CC=C3N2CC4=CC=C(C=C4)C(=O)NO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27790</text:p>
          </table:table-cell>
          <table:table-cell office:value-type="string" calcext:value-type="string">
            <text:p>CCN1C(=NN=C1SCC2=CC=C(C=C2)C(=O)NC3=CC=CC=C3N)C4=CC=NC=C4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27737</text:p>
          </table:table-cell>
          <table:table-cell office:value-type="string" calcext:value-type="string">
            <text:p>CCCCC[C@@H](C1=NC=C(N1)C2=CC3=CC=CC=C3N=C2OC)NC(=O)C4CN(C4)C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27737</text:p>
          </table:table-cell>
          <table:table-cell office:value-type="string" calcext:value-type="string">
            <text:p>CCCCC[C@@H](C1=NC=C(N1)C2=CC3=CC=CC=C3N=C2OC)NC(=O)C4CN(C4)C</text:p>
          </table:table-cell>
          <table:table-cell office:value-type="string" calcext:value-type="string">
            <text:p>&gt;1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27615</text:p>
          </table:table-cell>
          <table:table-cell office:value-type="string" calcext:value-type="string">
            <text:p>C1=CC=C(C=C1)N2C(=NN=C2SCCCCCC(=O)NO)C3=CC=NC=C3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27475</text:p>
          </table:table-cell>
          <table:table-cell office:value-type="string" calcext:value-type="string">
            <text:p>C1=CC=C2C(=C1)N(C3=C(S2=O)C=CC(=C3)C(F)(F)F)CC4=CC=C(C=C4)C(=O)NO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33</text:p>
          </table:table-cell>
          <table:table-cell office:value-type="string" calcext:value-type="string">
            <text:p>164627446</text:p>
          </table:table-cell>
          <table:table-cell office:value-type="string" calcext:value-type="string">
            <text:p>CC(C)(C)OC(=O)NC1=CC=C(C=C1)C2=CC(=NO2)NC(=O)CCCCCCC(=O)NO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7</text:p>
          </table:table-cell>
          <table:table-cell office:value-type="string" calcext:value-type="string">
            <text:p>164627330</text:p>
          </table:table-cell>
          <table:table-cell office:value-type="string" calcext:value-type="string">
            <text:p>CCCC[C@@H](C1=NC=C(N1)C2=CC3=CC=CC=C3N=C2OC)NC(=O)[C@H](CN)C4=C(NC5=C4C=C(C=C5)OC)C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8</text:p>
          </table:table-cell>
          <table:table-cell office:value-type="string" calcext:value-type="string">
            <text:p>164627330</text:p>
          </table:table-cell>
          <table:table-cell office:value-type="string" calcext:value-type="string">
            <text:p>CCCC[C@@H](C1=NC=C(N1)C2=CC3=CC=CC=C3N=C2OC)NC(=O)[C@H](CN)C4=C(NC5=C4C=C(C=C5)OC)C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Nano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27330</text:p>
          </table:table-cell>
          <table:table-cell office:value-type="string" calcext:value-type="string">
            <text:p>CCCC[C@@H](C1=NC=C(N1)C2=CC3=CC=CC=C3N=C2OC)NC(=O)[C@H](CN)C4=C(NC5=C4C=C(C=C5)OC)C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27330</text:p>
          </table:table-cell>
          <table:table-cell office:value-type="string" calcext:value-type="string">
            <text:p>CCCC[C@@H](C1=NC=C(N1)C2=CC3=CC=CC=C3N=C2OC)NC(=O)[C@H](CN)C4=C(NC5=C4C=C(C=C5)OC)C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27185</text:p>
          </table:table-cell>
          <table:table-cell office:value-type="string" calcext:value-type="string">
            <text:p>C1=CC=C(C=C1)N2C(=NN=C2SCCCCCC(=O)NC3=CC=CC=C3N)C4=CC=NC=C4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164626703</text:p>
          </table:table-cell>
          <table:table-cell office:value-type="string" calcext:value-type="string">
            <text:p>C1CN(CC1NC(=O)C2=CC=C(C=C2)C3=NOC(=N3)C(F)(F)F)CC4=CC=CC=C4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26486</text:p>
          </table:table-cell>
          <table:table-cell office:value-type="string" calcext:value-type="string">
            <text:p>C1=CC=C2C(=C1)N(C3=C(S2)C=CC(=C3)C(=O)NC4=NC=C(C=C4)Br)CC5=CC=C(C=C5)C(=O)NO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26034</text:p>
          </table:table-cell>
          <table:table-cell office:value-type="string" calcext:value-type="string">
            <text:p>C/C(=N\O)/C1=CC2=C(C=C1)SC3=CC=CC=C3N2CC4=CC=C(C=C4)C(=O)NO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25922</text:p>
          </table:table-cell>
          <table:table-cell office:value-type="string" calcext:value-type="string">
            <text:p>CCCC[C@@H](C1=NC=C(N1)C2=CC3=CC=CC=C3N=C2OC)NC(=O)CC4=CNC5=CC=CC=C5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25922</text:p>
          </table:table-cell>
          <table:table-cell office:value-type="string" calcext:value-type="string">
            <text:p>CCCC[C@@H](C1=NC=C(N1)C2=CC3=CC=CC=C3N=C2OC)NC(=O)CC4=CNC5=CC=CC=C54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25803</text:p>
          </table:table-cell>
          <table:table-cell office:value-type="string" calcext:value-type="string">
            <text:p>CCCCCCCC[C@@H](C1=NC=C(N1)C2=CC3=CC=CC=C3N=C2OC)NC(=O)C4CN(C4)C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25803</text:p>
          </table:table-cell>
          <table:table-cell office:value-type="string" calcext:value-type="string">
            <text:p>CCCCCCCC[C@@H](C1=NC=C(N1)C2=CC3=CC=CC=C3N=C2OC)NC(=O)C4CN(C4)C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25685</text:p>
          </table:table-cell>
          <table:table-cell office:value-type="string" calcext:value-type="string">
            <text:p>C1=CC=C2C(=C1)N(C3=C(S2=O)C=CC(=C3)Cl)CC4=CC=C(C=C4)C(=O)N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25625</text:p>
          </table:table-cell>
          <table:table-cell office:value-type="string" calcext:value-type="string">
            <text:p>C1=CC=C(C=C1)CC2C(=O)N(C(=O)N2CC3=CN=CC=C3)CC4=CC=C(C=C4)C(=O)NO</text:p>
          </table:table-cell>
          <table:table-cell office:value-type="string" calcext:value-type="string">
            <text:p>12.314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25625</text:p>
          </table:table-cell>
          <table:table-cell office:value-type="string" calcext:value-type="string">
            <text:p>C1=CC=C(C=C1)CC2C(=O)N(C(=O)N2CC3=CN=CC=C3)CC4=CC=C(C=C4)C(=O)NO</text:p>
          </table:table-cell>
          <table:table-cell office:value-type="string" calcext:value-type="string">
            <text:p>12.314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25443</text:p>
          </table:table-cell>
          <table:table-cell office:value-type="string" calcext:value-type="string">
            <text:p>CCC[C@@H](C1=NC=C(N1)C2=CC3=CC=CC=C3N=C2OC)NC(=O)C4CN(C4)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25443</text:p>
          </table:table-cell>
          <table:table-cell office:value-type="string" calcext:value-type="string">
            <text:p>CCC[C@@H](C1=NC=C(N1)C2=CC3=CC=CC=C3N=C2OC)NC(=O)C4CN(C4)C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96</text:p>
          </table:table-cell>
          <table:table-cell office:value-type="string" calcext:value-type="string">
            <text:p>164625429</text:p>
          </table:table-cell>
          <table:table-cell office:value-type="string" calcext:value-type="string">
            <text:p>C1=CC=C2C(=C1)N(C3=C(S2)C=CC(=C3)C(=O)N)CC4=CC=C(C=C4)C(=O)NO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25429</text:p>
          </table:table-cell>
          <table:table-cell office:value-type="string" calcext:value-type="string">
            <text:p>C1=CC=C2C(=C1)N(C3=C(S2)C=CC(=C3)C(=O)N)CC4=CC=C(C=C4)C(=O)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24585</text:p>
          </table:table-cell>
          <table:table-cell office:value-type="string" calcext:value-type="string">
            <text:p>CN1C(=NN=C1SCCCCCC(=O)NC2=CC=CC=C2N)C3=CC=NC=C3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64624250</text:p>
          </table:table-cell>
          <table:table-cell office:value-type="string" calcext:value-type="string">
            <text:p>CC1=CC=C(O1)C2=NC3=CC(=C(C=C3C(=C2)NCC4CCN(CC4)CC5=CC=C(S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84986</text:p>
          </table:table-cell>
          <table:table-cell office:value-type="string" calcext:value-type="string">
            <text:p>164623855</text:p>
          </table:table-cell>
          <table:table-cell office:value-type="string" calcext:value-type="string">
            <text:p>CNC(=O)CCCCCCCN1C2=NC=NC(=C2C(=N1)C3=CC4=C(C=C3)OC(=N4)N)N</text:p>
          </table:table-cell>
          <table:table-cell office:value-type="string" calcext:value-type="string">
            <text:p>0.00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23524</text:p>
          </table:table-cell>
          <table:table-cell office:value-type="string" calcext:value-type="string">
            <text:p>C1=CC=C(C=C1)N2C(=NN=C2SCC3=CC=C(C=C3)C(=O)NC4=CC=CC=C4N)C5=CC=NC=C5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21264</text:p>
          </table:table-cell>
          <table:table-cell office:value-type="string" calcext:value-type="string">
            <text:p>C1=CC=C(C=C1)N2C(=NN=C2SCCCCCC(=O)O)C3=CC=NC=C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21002</text:p>
          </table:table-cell>
          <table:table-cell office:value-type="string" calcext:value-type="string">
            <text:p>C=CCN1C(=NN=C1SCCCCCC(=O)NC2=CC=CC=C2N)C3=CC=NC=C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164620433</text:p>
          </table:table-cell>
          <table:table-cell office:value-type="string" calcext:value-type="string">
            <text:p>CC(C)(C)NC1=C(N=C2N1C=CC=C2)C3=CC(=CC=C3)C4=NC5=C(N4)C=C(C=C5)C6=NOC(=N6)C(F)(F)F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8</text:p>
          </table:table-cell>
          <table:table-cell office:value-type="string" calcext:value-type="string">
            <text:p>164619879</text:p>
          </table:table-cell>
          <table:table-cell office:value-type="string" calcext:value-type="string">
            <text:p>CC[C@H](C)[C@H]1C(=O)N2CCCC[C@@H]2C(=O)N[C@@H](C(=O)N[C@@H](C(=O)N1)CC3=CN(C4=CC=CC=C43)OC)CCCCCC(=O)CC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Nano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7</text:p>
          </table:table-cell>
          <table:table-cell office:value-type="string" calcext:value-type="string">
            <text:p>164619879</text:p>
          </table:table-cell>
          <table:table-cell office:value-type="string" calcext:value-type="string">
            <text:p>CC[C@H](C)[C@H]1C(=O)N2CCCC[C@@H]2C(=O)N[C@@H](C(=O)N[C@@H](C(=O)N1)CC3=CN(C4=CC=CC=C43)OC)CCCCCC(=O)CC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19879</text:p>
          </table:table-cell>
          <table:table-cell office:value-type="string" calcext:value-type="string">
            <text:p>CC[C@H](C)[C@H]1C(=O)N2CCCC[C@@H]2C(=O)N[C@@H](C(=O)N[C@@H](C(=O)N1)CC3=CN(C4=CC=CC=C43)OC)CCCCCC(=O)CC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19879</text:p>
          </table:table-cell>
          <table:table-cell office:value-type="string" calcext:value-type="string">
            <text:p>CC[C@H](C)[C@H]1C(=O)N2CCCC[C@@H]2C(=O)N[C@@H](C(=O)N[C@@H](C(=O)N1)CC3=CN(C4=CC=CC=C43)OC)CCCCCC(=O)CC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9568</text:p>
          </table:table-cell>
          <table:table-cell office:value-type="string" calcext:value-type="string">
            <text:p>CCN1C(=NN=C1SCC2=CC=C(C=C2)C(=O)NO)C3=CC=NC=C3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9368</text:p>
          </table:table-cell>
          <table:table-cell office:value-type="string" calcext:value-type="string">
            <text:p>C=CCN1C(=NN=C1SCC2=CC=C(C=C2)C(=O)NO)C3=CC=NC=C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7</text:p>
          </table:table-cell>
          <table:table-cell office:value-type="string" calcext:value-type="string">
            <text:p>164619315</text:p>
          </table:table-cell>
          <table:table-cell office:value-type="string" calcext:value-type="string">
            <text:p>CCCC[C@@H](C1=NC=C(N1)C2=CC3=CC=CC=C3N=C2OC)NC(=O)[C@H](CN)C4=C(NC5=C4C=C(C=C5)O)C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8</text:p>
          </table:table-cell>
          <table:table-cell office:value-type="string" calcext:value-type="string">
            <text:p>164619315</text:p>
          </table:table-cell>
          <table:table-cell office:value-type="string" calcext:value-type="string">
            <text:p>CCCC[C@@H](C1=NC=C(N1)C2=CC3=CC=CC=C3N=C2OC)NC(=O)[C@H](CN)C4=C(NC5=C4C=C(C=C5)O)C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Nano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19315</text:p>
          </table:table-cell>
          <table:table-cell office:value-type="string" calcext:value-type="string">
            <text:p>CCCC[C@@H](C1=NC=C(N1)C2=CC3=CC=CC=C3N=C2OC)NC(=O)[C@H](CN)C4=C(NC5=C4C=C(C=C5)O)C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19315</text:p>
          </table:table-cell>
          <table:table-cell office:value-type="string" calcext:value-type="string">
            <text:p>CCCC[C@@H](C1=NC=C(N1)C2=CC3=CC=CC=C3N=C2OC)NC(=O)[C@H](CN)C4=C(NC5=C4C=C(C=C5)O)C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9142</text:p>
          </table:table-cell>
          <table:table-cell office:value-type="string" calcext:value-type="string">
            <text:p>CCN1C(=NN=C1SCCCCCC(=O)NO)C2=CC=NC=C2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19071</text:p>
          </table:table-cell>
          <table:table-cell office:value-type="string" calcext:value-type="string">
            <text:p>CSC1=CC2=C(C=C1)S(=O)C3=CC=CC=C3N2CC4=CC=C(C=C4)C(=O)NO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19017</text:p>
          </table:table-cell>
          <table:table-cell office:value-type="string" calcext:value-type="string">
            <text:p>CCCC[C@@H](C1=NC=C(N1)C2=CC3=CC=CC=C3N=C2OC)NC(=O)[C@H](C)C4=C(NC5=C4C=C(C=C5)OC)C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19017</text:p>
          </table:table-cell>
          <table:table-cell office:value-type="string" calcext:value-type="string">
            <text:p>CCCC[C@@H](C1=NC=C(N1)C2=CC3=CC=CC=C3N=C2OC)NC(=O)[C@H](C)C4=C(NC5=C4C=C(C=C5)OC)C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3838</text:p>
          </table:table-cell>
          <table:table-cell office:value-type="string" calcext:value-type="string">
            <text:p>164618637</text:p>
          </table:table-cell>
          <table:table-cell office:value-type="string" calcext:value-type="string">
            <text:p>CC1=CC=C(S1)C2=NN(C(=N2)CNC3=CC=C(C=C3)C(=O)NO)C4=CC=CC=C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8088</text:p>
          </table:table-cell>
          <table:table-cell office:value-type="string" calcext:value-type="string">
            <text:p>C=CCN1C(=NN=C1SCCCCCC(=O)NO)C2=CC=NC=C2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18031</text:p>
          </table:table-cell>
          <table:table-cell office:value-type="string" calcext:value-type="string">
            <text:p>C1=CC=C2C(=C1)N(C3=C(S2)C=CC(=C3)C(=O)N)CC4=CC=C(C=C4)/C=C/C(=O)NO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17889</text:p>
          </table:table-cell>
          <table:table-cell office:value-type="string" calcext:value-type="string">
            <text:p>C1=CC=C2C(=C1)N(C3=C(S2)C=CC(=C3)C(=O)NC4=CC=CC=N4)CC5=CC=C(C=C5)C(=O)NO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7449</text:p>
          </table:table-cell>
          <table:table-cell office:value-type="string" calcext:value-type="string">
            <text:p>CN1C(=NN=C1SCC2=CC=C(C=C2)C(=O)NO)C3=CC=NC=C3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164617258</text:p>
          </table:table-cell>
          <table:table-cell office:value-type="string" calcext:value-type="string">
            <text:p>CC(C)S(=O)(=O)C1=CC=CC=C1NC2=NC(=NC=C2Cl)NC3=CC=C(C=C3)C(=O)NCCCCCCC(=O)NO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5027</text:p>
          </table:table-cell>
          <table:table-cell office:value-type="string" calcext:value-type="string">
            <text:p>164617135</text:p>
          </table:table-cell>
          <table:table-cell office:value-type="string" calcext:value-type="string">
            <text:p>C1=CC=C2C(=C1)N(C3=CC=CC=C3S2)CC4=NC=C(C=C4)C(=O)NO.Cl</text:p>
          </table:table-cell>
          <table:table-cell office:value-type="string" calcext:value-type="string">
            <text:p>1.9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164616925</text:p>
          </table:table-cell>
          <table:table-cell office:value-type="string" calcext:value-type="string">
            <text:p>CC(C)S(=O)(=O)C1=CC=CC=C1NC2=NC(=NC=C2Cl)NC3=CC=C(C=C3)NC(=O)CCCCCCC(=O)NO</text:p>
          </table:table-cell>
          <table:table-cell office:value-type="string" calcext:value-type="string">
            <text:p>0.00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6422</text:p>
          </table:table-cell>
          <table:table-cell office:value-type="string" calcext:value-type="string">
            <text:p>CCN1C(=NN=C1SCCCCCC(=O)O)C2=CC=NC=C2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16411</text:p>
          </table:table-cell>
          <table:table-cell office:value-type="string" calcext:value-type="string">
            <text:p>CC[C@@H](C1=NC=C(N1)C2=CC3=CC=CC=C3N=C2OC)NC(=O)C4CN(C4)C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16411</text:p>
          </table:table-cell>
          <table:table-cell office:value-type="string" calcext:value-type="string">
            <text:p>CC[C@@H](C1=NC=C(N1)C2=CC3=CC=CC=C3N=C2OC)NC(=O)C4CN(C4)C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16061</text:p>
          </table:table-cell>
          <table:table-cell office:value-type="string" calcext:value-type="string">
            <text:p>C1=CC=C2C(=C1)N(C3=C(S2=O)C=CC(=C3)C(=O)N)CC4=CC=C(C=C4)C(=O)NO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5117</text:p>
          </table:table-cell>
          <table:table-cell office:value-type="string" calcext:value-type="string">
            <text:p>C=CCN1C(=NN=C1SCC2=CC=C(C=C2)C(=O)NC3=CC=CC=C3N)C4=CC=NC=C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4861</text:p>
          </table:table-cell>
          <table:table-cell office:value-type="string" calcext:value-type="string">
            <text:p>CN1C(=NN=C1SCCCCCC(=O)O)C2=CC=NC=C2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14621</text:p>
          </table:table-cell>
          <table:table-cell office:value-type="string" calcext:value-type="string">
            <text:p>CN1CC(C1)C(=O)NCC2=NC=C(N2)C3=CC4=CC=CC=C4N=C3OC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14621</text:p>
          </table:table-cell>
          <table:table-cell office:value-type="string" calcext:value-type="string">
            <text:p>CN1CC(C1)C(=O)NCC2=NC=C(N2)C3=CC4=CC=CC=C4N=C3OC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14437</text:p>
          </table:table-cell>
          <table:table-cell office:value-type="string" calcext:value-type="string">
            <text:p>C[C@@H](C1=NC=C(N1)C2=CC3=CC=CC=C3N=C2OC)NC(=O)C4CN(C4)C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14437</text:p>
          </table:table-cell>
          <table:table-cell office:value-type="string" calcext:value-type="string">
            <text:p>C[C@@H](C1=NC=C(N1)C2=CC3=CC=CC=C3N=C2OC)NC(=O)C4CN(C4)C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64614059</text:p>
          </table:table-cell>
          <table:table-cell office:value-type="string" calcext:value-type="string">
            <text:p>CC1=CC=C(O1)C2=NC3=CC(=C(C=C3C(=N2)NCC4CCN(CC4)C5=NC=C(C=N5)C(=O)NO)OC)OC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13902</text:p>
          </table:table-cell>
          <table:table-cell office:value-type="string" calcext:value-type="string">
            <text:p>C1=CC=C(C=C1)CC2C(=O)N(C(=O)N2CC3=CC=C(C=C3)Cl)CC4=CC=C(C=C4)C(=O)NO</text:p>
          </table:table-cell>
          <table:table-cell office:value-type="string" calcext:value-type="string">
            <text:p>8.26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13902</text:p>
          </table:table-cell>
          <table:table-cell office:value-type="string" calcext:value-type="string">
            <text:p>C1=CC=C(C=C1)CC2C(=O)N(C(=O)N2CC3=CC=C(C=C3)Cl)CC4=CC=C(C=C4)C(=O)NO</text:p>
          </table:table-cell>
          <table:table-cell office:value-type="string" calcext:value-type="string">
            <text:p>8.26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13482</text:p>
          </table:table-cell>
          <table:table-cell office:value-type="string" calcext:value-type="string">
            <text:p>C1C(=O)N(C(=O)N1CC2=CC=C(C=C2)Cl)CC3=CC=C(C=C3)C(=O)NO</text:p>
          </table:table-cell>
          <table:table-cell office:value-type="string" calcext:value-type="string">
            <text:p>1.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13482</text:p>
          </table:table-cell>
          <table:table-cell office:value-type="string" calcext:value-type="string">
            <text:p>C1C(=O)N(C(=O)N1CC2=CC=C(C=C2)Cl)CC3=CC=C(C=C3)C(=O)NO</text:p>
          </table:table-cell>
          <table:table-cell office:value-type="string" calcext:value-type="string">
            <text:p>1.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3288</text:p>
          </table:table-cell>
          <table:table-cell office:value-type="string" calcext:value-type="string">
            <text:p>C=CCN1C(=NN=C1SCCCCCC(=O)O)C2=CC=NC=C2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13147</text:p>
          </table:table-cell>
          <table:table-cell office:value-type="string" calcext:value-type="string">
            <text:p>CC1=CN=C(C=C1)NC(=O)C2=CC3=C(C=C2)SC4=CC=CC=C4N3CC5=CC=C(C=C5)C(=O)NO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3059</text:p>
          </table:table-cell>
          <table:table-cell office:value-type="string" calcext:value-type="string">
            <text:p>CN1C(=NN=C1SCC2=CC=C(C=C2)C(=O)NC3=CC=CC=C3N)C4=CC=NC=C4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164612605</text:p>
          </table:table-cell>
          <table:table-cell office:value-type="string" calcext:value-type="string">
            <text:p>CC(C)(C)NC1=C(N=C2N1C=CN=C2)C3=CC(=CC=C3)C4=NC5=C(N4)C=C(C=C5)C6=NOC(=N6)C(F)(F)F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11961</text:p>
          </table:table-cell>
          <table:table-cell office:value-type="string" calcext:value-type="string">
            <text:p>COC1=CC2=C(C=C1)S(=O)C3=CC=CC=C3N2CC4=CC=C(C=C4)C(=O)NO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8466</text:p>
          </table:table-cell>
          <table:table-cell office:value-type="string" calcext:value-type="string">
            <text:p>164611754</text:p>
          </table:table-cell>
          <table:table-cell office:value-type="string" calcext:value-type="string">
            <text:p>CCC1=C(C2=CC3=C(C(=C(N3)C=C4C(C(C(=N4)C(=C5C(=C(C(=N5)C=C1N2)C)C(=O)OC)C(=O)OC)CCC(=O)NC6=CC=C(C=C6)C(=O)NC7=CC=CC=C7N)C)C)C=C)C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11457</text:p>
          </table:table-cell>
          <table:table-cell office:value-type="string" calcext:value-type="string">
            <text:p>C1=CC=C(C=C1)CC2C(=O)N(C(=O)N2CC3=CC=CC=N3)CC4=CC=C(C=C4)C(=O)NO</text:p>
          </table:table-cell>
          <table:table-cell office:value-type="string" calcext:value-type="string">
            <text:p>5.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164611457</text:p>
          </table:table-cell>
          <table:table-cell office:value-type="string" calcext:value-type="string">
            <text:p>C1=CC=C(C=C1)CC2C(=O)N(C(=O)N2CC3=CC=CC=N3)CC4=CC=C(C=C4)C(=O)NO</text:p>
          </table:table-cell>
          <table:table-cell office:value-type="string" calcext:value-type="string">
            <text:p>5.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1431</text:p>
          </table:table-cell>
          <table:table-cell office:value-type="string" calcext:value-type="string">
            <text:p>CN1C(=NN=C1SCCCCCC(=O)NO)C2=CC=NC=C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164611293</text:p>
          </table:table-cell>
          <table:table-cell office:value-type="string" calcext:value-type="string">
            <text:p>CC(C)(C)NC1=C(N=C2N1C=CC=C2)C3=CC=C(C=C3)C4=NOC(=N4)C(F)(F)F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10915</text:p>
          </table:table-cell>
          <table:table-cell office:value-type="string" calcext:value-type="string">
            <text:p>CCCC[C@@H](C1=NC=C(N1)C2=CC3=CC=CC=C3N=C2OC)NC(=O)CC4=CNC5=C4C=C(C=C5)OC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64610915</text:p>
          </table:table-cell>
          <table:table-cell office:value-type="string" calcext:value-type="string">
            <text:p>CCCC[C@@H](C1=NC=C(N1)C2=CC3=CC=CC=C3N=C2OC)NC(=O)CC4=CNC5=C4C=C(C=C5)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10004</text:p>
          </table:table-cell>
          <table:table-cell office:value-type="string" calcext:value-type="string">
            <text:p>CCN1C(=NN=C1SCCCCCC(=O)NC2=CC=CC=C2N)C3=CC=NC=C3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164609642</text:p>
          </table:table-cell>
          <table:table-cell office:value-type="string" calcext:value-type="string">
            <text:p>CC(C)(C)NC1=C(N=C2N1C=CC=C2)C3=CC(=CC=C3)C(=O)NC4=C(C=C(C=C4)F)N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4609512</text:p>
          </table:table-cell>
          <table:table-cell office:value-type="string" calcext:value-type="string">
            <text:p>C/C(=N\O)/C1=CC2=C(C=C1)S(=O)C3=CC=CC=C3N2CC4=CC=C(C=C4)C(=O)NO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84986</text:p>
          </table:table-cell>
          <table:table-cell office:value-type="string" calcext:value-type="string">
            <text:p>164609507</text:p>
          </table:table-cell>
          <table:table-cell office:value-type="string" calcext:value-type="string">
            <text:p>C1=CC2=C(C=C1C3=NN(C4=NC=NC(=C34)N)CCCCCCC(=O)NO)N=C(O2)N</text:p>
          </table:table-cell>
          <table:table-cell office:value-type="string" calcext:value-type="string">
            <text:p>0.00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84986</text:p>
          </table:table-cell>
          <table:table-cell office:value-type="string" calcext:value-type="string">
            <text:p>164609349</text:p>
          </table:table-cell>
          <table:table-cell office:value-type="string" calcext:value-type="string">
            <text:p>C1=CNC2=NC=C(C=C21)C3=NN(C4=NC=NC(=C34)N)CCCCCCCCC(=O)NO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164609294</text:p>
          </table:table-cell>
          <table:table-cell office:value-type="string" calcext:value-type="string">
            <text:p>C1=CC2=NC(=CN2C=C1)C3=CC(=CC=C3)C4=NC5=C(N4)C=C(C=C5)C(=NO)N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164609075</text:p>
          </table:table-cell>
          <table:table-cell office:value-type="string" calcext:value-type="string">
            <text:p>C1=CC=C(C=C1)N2C(=NN=C2SCC3=CC=C(C=C3)C(=O)NO)C4=CC=NC=C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4899</text:p>
          </table:table-cell>
          <table:table-cell office:value-type="string" calcext:value-type="string">
            <text:p>163322242</text:p>
          </table:table-cell>
          <table:table-cell office:value-type="string" calcext:value-type="string">
            <text:p>CN1CCN(CC1)C2=NC(=NC3=C2C=CC(=C3)Cl)C4=CC=C(C=C4)C(=O)NO</text:p>
          </table:table-cell>
          <table:table-cell office:value-type="string" calcext:value-type="string">
            <text:p>0.37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77105</text:p>
          </table:table-cell>
          <table:table-cell office:value-type="string" calcext:value-type="string">
            <text:p>COC1=CC(=C(C=C1)F)C2=CC3=C(C=C2)C(=NN3)NC(=O)CCCCCCC(=O)NO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77045</text:p>
          </table:table-cell>
          <table:table-cell office:value-type="string" calcext:value-type="string">
            <text:p>C1CCC2=NC3=CC=CC=C3C(=C2C1)NC4=CC=C(C=C4)C(=O)NO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6857</text:p>
          </table:table-cell>
          <table:table-cell office:value-type="string" calcext:value-type="string">
            <text:p>CCC(=O)CCCCC[C@@H](C1=NC=C(N1)C2=C(C=CC(=C2F)F)OC)NC(=O)[C@H]3CC34CCN(CC4)CC</text:p>
          </table:table-cell>
          <table:table-cell office:value-type="string" calcext:value-type="string">
            <text:p>1.5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40041</text:p>
          </table:table-cell>
          <table:table-cell office:value-type="string" calcext:value-type="string">
            <text:p>162676473</text:p>
          </table:table-cell>
          <table:table-cell office:value-type="string" calcext:value-type="string">
            <text:p>CC1=CN(N=C1CN2CCC(CC2)C3=CC=C(C=C3)C(=O)NC4=CC=CC=C4N)C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76078</text:p>
          </table:table-cell>
          <table:table-cell office:value-type="string" calcext:value-type="string">
            <text:p>CCC(=O)CCCCC[C@@H](C1=C(N=C(N1)C2=C(C=C(C=C2)F)F)C#N)NC(=O)[C@H]3CC34CCN(CC4)C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76078</text:p>
          </table:table-cell>
          <table:table-cell office:value-type="string" calcext:value-type="string">
            <text:p>CCC(=O)CCCCC[C@@H](C1=C(N=C(N1)C2=C(C=C(C=C2)F)F)C#N)NC(=O)[C@H]3CC34CCN(CC4)C</text:p>
          </table:table-cell>
          <table:table-cell office:value-type="string" calcext:value-type="string">
            <text:p>1.2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76078</text:p>
          </table:table-cell>
          <table:table-cell office:value-type="string" calcext:value-type="string">
            <text:p>CCC(=O)CCCCC[C@@H](C1=C(N=C(N1)C2=C(C=C(C=C2)F)F)C#N)NC(=O)[C@H]3CC34CCN(CC4)C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75870</text:p>
          </table:table-cell>
          <table:table-cell office:value-type="string" calcext:value-type="string">
            <text:p>CCC(=O)CCCCC[C@@H](C1=C(N=C(N1)C2=CC=C(C=C2)C(F)(F)F)C#N)NC(=O)[C@H]3CC34CCN(CC4)C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75870</text:p>
          </table:table-cell>
          <table:table-cell office:value-type="string" calcext:value-type="string">
            <text:p>CCC(=O)CCCCC[C@@H](C1=C(N=C(N1)C2=CC=C(C=C2)C(F)(F)F)C#N)NC(=O)[C@H]3CC34CCN(CC4)C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75870</text:p>
          </table:table-cell>
          <table:table-cell office:value-type="string" calcext:value-type="string">
            <text:p>CCC(=O)CCCCC[C@@H](C1=C(N=C(N1)C2=CC=C(C=C2)C(F)(F)F)C#N)NC(=O)[C@H]3CC34CCN(CC4)C</text:p>
          </table:table-cell>
          <table:table-cell office:value-type="string" calcext:value-type="string">
            <text:p>0.01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75394</text:p>
          </table:table-cell>
          <table:table-cell office:value-type="string" calcext:value-type="string">
            <text:p>C1=CC=C(C=C1)C2=C(C(=O)N(N2)C3=NC(=CS3)C4=CC=C(C=C4)OCCCCC(=O)NO)N=NC5=NC=CS5</text:p>
          </table:table-cell>
          <table:table-cell office:value-type="string" calcext:value-type="string">
            <text:p>0.11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74603</text:p>
          </table:table-cell>
          <table:table-cell office:value-type="string" calcext:value-type="string">
            <text:p>COC1=CC=CC(=C1)C2=CC3=C(C=C2)C(=NN3)NC(=O)CCCCC(=O)NO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74495</text:p>
          </table:table-cell>
          <table:table-cell office:value-type="string" calcext:value-type="string">
            <text:p>CCSC1=CC=CC=C1C(=O)NCCCC[C@@H](C2=NC=C(N2)C3=CC4=CC=CC=C4C=C3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4484</text:p>
          </table:table-cell>
          <table:table-cell office:value-type="string" calcext:value-type="string">
            <text:p>CCC(=O)CCCCC[C@@H](C1=NC=C(N1)C2=C(C=CC(=C2)C#N)OC)NC(=O)[C@H]3CC34CCN(CC4)CC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2164</text:p>
          </table:table-cell>
          <table:table-cell office:value-type="string" calcext:value-type="string">
            <text:p>162674252</text:p>
          </table:table-cell>
          <table:table-cell office:value-type="string" calcext:value-type="string">
            <text:p>COC1=CC=C(C=C1)CNC2=C3C=CN(C3=NC(=N2)N)CC4=CC=C(C=C4)C(=O)NC5=CC=CC=C5N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4059</text:p>
          </table:table-cell>
          <table:table-cell office:value-type="string" calcext:value-type="string">
            <text:p>CCC(=O)CCCCC[C@@H](C1=NC=C(N1)C2=C(C(=CC(=C2)F)F)OC)NC(=O)[C@H]3CC34CCN(CC4)CC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3789</text:p>
          </table:table-cell>
          <table:table-cell office:value-type="string" calcext:value-type="string">
            <text:p>CCC(=O)CCCCC[C@@H](C1=NC=C(N1)C2=C(C(=CC=C2)C(F)(F)F)OC)NC(=O)[C@H]3CC34CCN(CC4)CC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5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Western bl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0843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96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3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5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phân tích Western bl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73655</text:p>
          </table:table-cell>
          <table:table-cell office:value-type="string" calcext:value-type="string">
            <text:p>CN(C)C1=CC=CC=C1C(=O)NCCCC[C@@H](C2=NC=C(N2)C3=CC4=CC=CC=C4C=C3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73504</text:p>
          </table:table-cell>
          <table:table-cell office:value-type="string" calcext:value-type="string">
            <text:p>CCC(=O)CCCCCC(C1=C(N=C(N1)C2=CC=CC=C2)C(=O)N3CCOCC3)NC(=O)C4=CN=CS4</text:p>
          </table:table-cell>
          <table:table-cell office:value-type="string" calcext:value-type="string">
            <text:p>3.7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73504</text:p>
          </table:table-cell>
          <table:table-cell office:value-type="string" calcext:value-type="string">
            <text:p>CCC(=O)CCCCCC(C1=C(N=C(N1)C2=CC=CC=C2)C(=O)N3CCOCC3)NC(=O)C4=CN=CS4</text:p>
          </table:table-cell>
          <table:table-cell office:value-type="string" calcext:value-type="string">
            <text:p>2.7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73504</text:p>
          </table:table-cell>
          <table:table-cell office:value-type="string" calcext:value-type="string">
            <text:p>CCC(=O)CCCCCC(C1=C(N=C(N1)C2=CC=CC=C2)C(=O)N3CCOCC3)NC(=O)C4=CN=CS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1</text:p>
          </table:table-cell>
          <table:table-cell office:value-type="string" calcext:value-type="string">
            <text:p>162673027</text:p>
          </table:table-cell>
          <table:table-cell office:value-type="string" calcext:value-type="string">
            <text:p>C1=CC=C(C=C1)C2=C(C(=O)N(N2)C3=NC(=CS3)C4=CC=C(C=C4)C(=O)NCC5=CC=C(C=C5)C(=O)NO)N=NC6=NC=CS6</text:p>
          </table:table-cell>
          <table:table-cell office:value-type="string" calcext:value-type="string">
            <text:p>0.19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73027</text:p>
          </table:table-cell>
          <table:table-cell office:value-type="string" calcext:value-type="string">
            <text:p>C1=CC=C(C=C1)C2=C(C(=O)N(N2)C3=NC(=CS3)C4=CC=C(C=C4)C(=O)NCC5=CC=C(C=C5)C(=O)NO)N=NC6=NC=CS6</text:p>
          </table:table-cell>
          <table:table-cell office:value-type="string" calcext:value-type="string">
            <text:p>0.06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2989</text:p>
          </table:table-cell>
          <table:table-cell office:value-type="string" calcext:value-type="string">
            <text:p>CCC(=O)CCCCC[C@@H](C1=NC=C(N1)C2=CC(=C(C=C2OC)F)F)NC(=O)[C@H]3CC34CCN(CC4)CC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72814</text:p>
          </table:table-cell>
          <table:table-cell office:value-type="string" calcext:value-type="string">
            <text:p>CCC(=O)CCCCC[C@@H](C1=C(N=C(N1)C2=CC=C(C=C2)F)C(=O)N)NC(=O)C3CCOCC3</text:p>
          </table:table-cell>
          <table:table-cell office:value-type="string" calcext:value-type="string">
            <text:p>1.8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72814</text:p>
          </table:table-cell>
          <table:table-cell office:value-type="string" calcext:value-type="string">
            <text:p>CCC(=O)CCCCC[C@@H](C1=C(N=C(N1)C2=CC=C(C=C2)F)C(=O)N)NC(=O)C3CCOCC3</text:p>
          </table:table-cell>
          <table:table-cell office:value-type="string" calcext:value-type="string">
            <text:p>1.5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72814</text:p>
          </table:table-cell>
          <table:table-cell office:value-type="string" calcext:value-type="string">
            <text:p>CCC(=O)CCCCC[C@@H](C1=C(N=C(N1)C2=CC=C(C=C2)F)C(=O)N)NC(=O)C3CCOCC3</text:p>
          </table:table-cell>
          <table:table-cell office:value-type="string" calcext:value-type="string">
            <text:p>0.07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72667</text:p>
          </table:table-cell>
          <table:table-cell office:value-type="string" calcext:value-type="string">
            <text:p>C1=CC=C(C(=C1)N)NC(=O)C2=CC=C(C=C2)CN3C=NC4=C(N=C(N=C43)Cl)NC5=CC=C(C=C5)C(=O)NO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72606</text:p>
          </table:table-cell>
          <table:table-cell office:value-type="string" calcext:value-type="string">
            <text:p>COC1=C(C=C(C=C1)C2=CC3=C(C=C2)C(=NN3)NC(=O)CCCCCCC(=O)NO)OC</text:p>
          </table:table-cell>
          <table:table-cell office:value-type="string" calcext:value-type="string">
            <text:p>0.00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72568</text:p>
          </table:table-cell>
          <table:table-cell office:value-type="string" calcext:value-type="string">
            <text:p>COC1=CC=CC(=C1O)C(=O)NCCCC[C@@H](C2=NC=C(N2)C3=CC4=CC=CC=C4C=C3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72568</text:p>
          </table:table-cell>
          <table:table-cell office:value-type="string" calcext:value-type="string">
            <text:p>COC1=CC=CC(=C1O)C(=O)NCCCC[C@@H](C2=NC=C(N2)C3=CC4=CC=CC=C4C=C3)NC(=O)C5=CN=CS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71591</text:p>
          </table:table-cell>
          <table:table-cell office:value-type="string" calcext:value-type="string">
            <text:p>C1=CC(=CC(=C1)Cl)C2=CC3=C(C=C2)C(=NN3)NC(=O)CCCCCCC(=O)NO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1564</text:p>
          </table:table-cell>
          <table:table-cell office:value-type="string" calcext:value-type="string">
            <text:p>CCC(=O)CCCCC[C@@H](C1=NC=C(N1)C2=C(C=CC(=C2)C)OC)NC(=O)[C@H]3CC34CCN(CC4)CC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71545</text:p>
          </table:table-cell>
          <table:table-cell office:value-type="string" calcext:value-type="string">
            <text:p>COC1=C(C(=CC=C1)F)C(=O)NCCCC[C@@H](C2=NC=C(N2)C3=CC4=CC=CC=C4C=C3)NC(=O)C5=CN=CS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71545</text:p>
          </table:table-cell>
          <table:table-cell office:value-type="string" calcext:value-type="string">
            <text:p>COC1=C(C(=CC=C1)F)C(=O)NCCCC[C@@H](C2=NC=C(N2)C3=CC4=CC=CC=C4C=C3)NC(=O)C5=CN=CS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71485</text:p>
          </table:table-cell>
          <table:table-cell office:value-type="string" calcext:value-type="string">
            <text:p>C1=CC=C(C(=C1)C2=CC3=C(C=C2)C(=NN3)NC(=O)CCCCCCC(=O)NO)Cl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42178</text:p>
          </table:table-cell>
          <table:table-cell office:value-type="string" calcext:value-type="string">
            <text:p>162671396</text:p>
          </table:table-cell>
          <table:table-cell office:value-type="string" calcext:value-type="string">
            <text:p>CC1=CC(=CC(=C1OCCCCCC(=O)NO)C)C2=NC3=C(C(=CC(=C3)OC)OC)C(=N2)N4CCS(=O)(=O)CC4</text:p>
          </table:table-cell>
          <table:table-cell office:value-type="string" calcext:value-type="string">
            <text:p>0.13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71387</text:p>
          </table:table-cell>
          <table:table-cell office:value-type="string" calcext:value-type="string">
            <text:p>C1=CC(=CC=C1CN2C=CC3=C2N=C(N=C3Cl)N)C(=O)NC4=C(C=CC(=C4)F)N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0894</text:p>
          </table:table-cell>
          <table:table-cell office:value-type="string" calcext:value-type="string">
            <text:p>CCC(=O)CCCCC[C@@H](C1=NC=C(N1)C2=CC(=C(C=C2OC)F)C(=O)OC)NC(=O)[C@H]3CC34CCN(CC4)CC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70851</text:p>
          </table:table-cell>
          <table:table-cell office:value-type="string" calcext:value-type="string">
            <text:p>C1=CC2=C(C=C1C3=CC=NC=C3)NN=C2NC(=O)CCCCCCC(=O)NO</text:p>
          </table:table-cell>
          <table:table-cell office:value-type="string" calcext:value-type="string">
            <text:p>0.02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70784</text:p>
          </table:table-cell>
          <table:table-cell office:value-type="string" calcext:value-type="string">
            <text:p>C1=CC=C(C(=C1)N)NC(=O)C2=CC=C(C=C2)CN3C=NC4=C(N=C(N=C43)N)NC5=CC(=C(C=C5)F)Cl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70742</text:p>
          </table:table-cell>
          <table:table-cell office:value-type="string" calcext:value-type="string">
            <text:p>C1=CC2=C(C=C1C3=CSC=C3)NN=C2NC(=O)CCCCCCC(=O)NO</text:p>
          </table:table-cell>
          <table:table-cell office:value-type="string" calcext:value-type="string">
            <text:p>0.03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70307</text:p>
          </table:table-cell>
          <table:table-cell office:value-type="string" calcext:value-type="string">
            <text:p>CCC(=O)CCCCC[C@@H](C1=NC=C(N1)C2=C(C=C(C=C2F)C(=O)NC3=NC=CC(=C3)C(F)(F)F)OC)NC(=O)[C@H]4CC45CCN(CC5)CC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69903</text:p>
          </table:table-cell>
          <table:table-cell office:value-type="string" calcext:value-type="string">
            <text:p>CCC(=O)CCCCC[C@@H](C1=NC=C(N1)C2=C(C=CC(=C2)C3CC3C(=O)OCC)OC)NC(=O)[C@H]4CC45CCN(CC5)CC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69606</text:p>
          </table:table-cell>
          <table:table-cell office:value-type="string" calcext:value-type="string">
            <text:p>C1=CC=C(C=C1)C2=C(C(=O)N(N2)C3=NC(=CS3)C4=CC=C(C=C4)C(=O)NCC5=CC=C(C=C5)/C=C/C(=O)NO)N=NC6=NC=CS6</text:p>
          </table:table-cell>
          <table:table-cell office:value-type="string" calcext:value-type="string">
            <text:p>1.34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8875</text:p>
          </table:table-cell>
          <table:table-cell office:value-type="string" calcext:value-type="string">
            <text:p>COC1=CC=C(C=C1)C2=CC3=C(C=C2)C(=NN3)NC(=O)CCCCCCC(=O)NO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8768</text:p>
          </table:table-cell>
          <table:table-cell office:value-type="string" calcext:value-type="string">
            <text:p>COC1=CC(=CC(=C1)C2=CC3=C(C=C2)C(=NN3)NC(=O)CCCCCCC(=O)NO)OC</text:p>
          </table:table-cell>
          <table:table-cell office:value-type="string" calcext:value-type="string">
            <text:p>0.00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68663</text:p>
          </table:table-cell>
          <table:table-cell office:value-type="string" calcext:value-type="string">
            <text:p>COC1=CC(=CC(=C1)NC2=C3C(=NC(=N2)N)N(C=N3)CC4=CC=C(C=C4)C(=O)NC5=CC=CC=C5N)OC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1038</text:p>
          </table:table-cell>
          <table:table-cell office:value-type="string" calcext:value-type="string">
            <text:p>162668613</text:p>
          </table:table-cell>
          <table:table-cell office:value-type="string" calcext:value-type="string">
            <text:p>COC1=CC=C(C=C1)S(=O)(=O)NC2=CC=CC=C2CCC3=CC=C(C=C3)C(=O)NC4=CC=CC=C4N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8465</text:p>
          </table:table-cell>
          <table:table-cell office:value-type="string" calcext:value-type="string">
            <text:p>COC1=CC=CC(=C1)C2=CC3=C(C=C2)C(=NN3)NC(=O)CCCCCCC(=O)NO</text:p>
          </table:table-cell>
          <table:table-cell office:value-type="string" calcext:value-type="string">
            <text:p>0.00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67926</text:p>
          </table:table-cell>
          <table:table-cell office:value-type="string" calcext:value-type="string">
            <text:p>CCC1=CC=CC=C1C(=O)NCCCC[C@@H](C2=NC=C(N2)C3=CC4=CC=CC=C4C=C3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67559</text:p>
          </table:table-cell>
          <table:table-cell office:value-type="string" calcext:value-type="string">
            <text:p>COC1=CC(=C(C=C1)O)C(=O)NCCCC[C@@H](C2=NC=C(N2)C3=CC4=CC=CC=C4C=C3)NC(=O)C5=CN=CS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67559</text:p>
          </table:table-cell>
          <table:table-cell office:value-type="string" calcext:value-type="string">
            <text:p>COC1=CC(=C(C=C1)O)C(=O)NCCCC[C@@H](C2=NC=C(N2)C3=CC4=CC=CC=C4C=C3)NC(=O)C5=CN=CS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7414</text:p>
          </table:table-cell>
          <table:table-cell office:value-type="string" calcext:value-type="string">
            <text:p>COC1=CC=CC=C1C2=CC3=C(C=C2)C(=NN3)NC(=O)CCCCCCC(=O)NO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7220</text:p>
          </table:table-cell>
          <table:table-cell office:value-type="string" calcext:value-type="string">
            <text:p>C1=CC(=CC=C1C2=CC3=C(C=C2)C(=NN3)NC(=O)CCCCCCC(=O)NO)Cl</text:p>
          </table:table-cell>
          <table:table-cell office:value-type="string" calcext:value-type="string">
            <text:p>0.00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67143</text:p>
          </table:table-cell>
          <table:table-cell office:value-type="string" calcext:value-type="string">
            <text:p>C1=CC=C2C=C(C=CC2=C1)C3=CN=C(N3)[C@H](CCCCNC(=O)C4=C(C=CC=N4)N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67143</text:p>
          </table:table-cell>
          <table:table-cell office:value-type="string" calcext:value-type="string">
            <text:p>C1=CC=C2C=C(C=CC2=C1)C3=CN=C(N3)[C@H](CCCCNC(=O)C4=C(C=CC=N4)N)NC(=O)C5=CN=CS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7002</text:p>
          </table:table-cell>
          <table:table-cell office:value-type="string" calcext:value-type="string">
            <text:p>C1=CC=C(C(=C1)C2=CC3=C(C=C2)C(=NN3)NC(=O)CCCCCCC(=O)NO)F</text:p>
          </table:table-cell>
          <table:table-cell office:value-type="string" calcext:value-type="string">
            <text:p>0.00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66240</text:p>
          </table:table-cell>
          <table:table-cell office:value-type="string" calcext:value-type="string">
            <text:p>C1=CC=C(C(=C1)N)NC(=O)C2=CC=C(C=C2)CN3C=NC4=C(N=C(N=C43)Cl)NC5=CC(=C(C=C5)F)Cl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66047</text:p>
          </table:table-cell>
          <table:table-cell office:value-type="string" calcext:value-type="string">
            <text:p>C1=CC=C(C=C1)C2=C(C(=O)N(N2)C3=NC(=CS3)C4=CC=C(C=C4)OCCCCCCCC(=O)NO)N=NC5=NC=CS5</text:p>
          </table:table-cell>
          <table:table-cell office:value-type="string" calcext:value-type="string">
            <text:p>0.13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65723</text:p>
          </table:table-cell>
          <table:table-cell office:value-type="string" calcext:value-type="string">
            <text:p>CCC(=O)CCCCC[C@@H](C1=C(N=C(N1)C2=CC=C(C=C2)F)C(=O)N)NC(=O)[C@H]3CC34CCN(CC4)CC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65723</text:p>
          </table:table-cell>
          <table:table-cell office:value-type="string" calcext:value-type="string">
            <text:p>CCC(=O)CCCCC[C@@H](C1=C(N=C(N1)C2=CC=C(C=C2)F)C(=O)N)NC(=O)[C@H]3CC34CCN(CC4)CC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65723</text:p>
          </table:table-cell>
          <table:table-cell office:value-type="string" calcext:value-type="string">
            <text:p>CCC(=O)CCCCC[C@@H](C1=C(N=C(N1)C2=CC=C(C=C2)F)C(=O)N)NC(=O)[C@H]3CC34CCN(CC4)CC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5376</text:p>
          </table:table-cell>
          <table:table-cell office:value-type="string" calcext:value-type="string">
            <text:p>COC1=CC=CC(=C1)C2=CC3=C(C=C2)C(=NN3)NC(=O)C4CCC(CC4)C(=O)NO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65210</text:p>
          </table:table-cell>
          <table:table-cell office:value-type="string" calcext:value-type="string">
            <text:p>C1=CC=C(C(=C1)N)NC(=O)C2=CC=C(C=C2)CN3C=CC4=C3N=C(N=C4Cl)Cl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5208</text:p>
          </table:table-cell>
          <table:table-cell office:value-type="string" calcext:value-type="string">
            <text:p>COC1=CC=CC(=C1)C2=CC3=C(C=C2)C(=NN3)NC(=O)CCCCCC(=O)NO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65019</text:p>
          </table:table-cell>
          <table:table-cell office:value-type="string" calcext:value-type="string">
            <text:p>C1=CC=C2C=C(C=CC2=C1)C3=CN=C(N3)[C@H](CCCCNC(=O)C4=C(C=CC=N4)O)NC(=O)C5=CN=CS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65019</text:p>
          </table:table-cell>
          <table:table-cell office:value-type="string" calcext:value-type="string">
            <text:p>C1=CC=C2C=C(C=CC2=C1)C3=CN=C(N3)[C@H](CCCCNC(=O)C4=C(C=CC=N4)O)NC(=O)C5=CN=CS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64919</text:p>
          </table:table-cell>
          <table:table-cell office:value-type="string" calcext:value-type="string">
            <text:p>C1=CC=C(C(=C1)N)NC(=O)C2=CC=C(C=C2)CN3C=NC4=C3N=C(N=C4Cl)N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4847</text:p>
          </table:table-cell>
          <table:table-cell office:value-type="string" calcext:value-type="string">
            <text:p>C1=CC(=CC(=C1)C(F)(F)F)C2=CC3=C(C=C2)C(=NN3)NC(=O)CCCCCCC(=O)NO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64727</text:p>
          </table:table-cell>
          <table:table-cell office:value-type="string" calcext:value-type="string">
            <text:p>CC1=C(NN=C1)NC2=C3C(=NC(=N2)Cl)N(C=N3)CC4=CC=C(C=C4)C(=O)NC5=CC=CC=C5N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4613</text:p>
          </table:table-cell>
          <table:table-cell office:value-type="string" calcext:value-type="string">
            <text:p>C1=CC=C(C=C1)C2=CC3=C(C=C2)C(=NN3)NC(=O)CCCCCCC(=O)NO</text:p>
          </table:table-cell>
          <table:table-cell office:value-type="string" calcext:value-type="string">
            <text:p>0.01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64608</text:p>
          </table:table-cell>
          <table:table-cell office:value-type="string" calcext:value-type="string">
            <text:p>CCC(=O)CCCCCC(C1=C(N=C(N1)C2=CC=CC=C2)C(=O)NC)NC(=O)C3=CN=CS3</text:p>
          </table:table-cell>
          <table:table-cell office:value-type="string" calcext:value-type="string">
            <text:p>1.8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64608</text:p>
          </table:table-cell>
          <table:table-cell office:value-type="string" calcext:value-type="string">
            <text:p>CCC(=O)CCCCCC(C1=C(N=C(N1)C2=CC=CC=C2)C(=O)NC)NC(=O)C3=CN=CS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64608</text:p>
          </table:table-cell>
          <table:table-cell office:value-type="string" calcext:value-type="string">
            <text:p>CCC(=O)CCCCCC(C1=C(N=C(N1)C2=CC=CC=C2)C(=O)NC)NC(=O)C3=CN=CS3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162664149</text:p>
          </table:table-cell>
          <table:table-cell office:value-type="string" calcext:value-type="string">
            <text:p>C1=CC=C(C(=C1)N)NC(=O)C2=CC=C(C=C2)CN3C=CC4=C(N=C(N=C43)N)NC5=CC(=C(C=C5)F)Cl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63710</text:p>
          </table:table-cell>
          <table:table-cell office:value-type="string" calcext:value-type="string">
            <text:p>COC1=CC=CC(=C1)C2=CC3=C(C=C2)C(=NN3)NC(=O)CCCC(=O)NO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63695</text:p>
          </table:table-cell>
          <table:table-cell office:value-type="string" calcext:value-type="string">
            <text:p>C1=CC=C(C=C1)C2=C(C(=O)N(N2)C3=NC(=CS3)C4=CC=C(C=C4)OCC5=CC=C(C=C5)C(=O)NO)N=NC6=NC=CS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63519</text:p>
          </table:table-cell>
          <table:table-cell office:value-type="string" calcext:value-type="string">
            <text:p>CCC(=O)CCCCC[C@@H](C1=C(N=C(N1)C2=CC=C(C=C2)F)C(=O)N)NC(=O)C3CN(C3)C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63519</text:p>
          </table:table-cell>
          <table:table-cell office:value-type="string" calcext:value-type="string">
            <text:p>CCC(=O)CCCCC[C@@H](C1=C(N=C(N1)C2=CC=C(C=C2)F)C(=O)N)NC(=O)C3CN(C3)C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63519</text:p>
          </table:table-cell>
          <table:table-cell office:value-type="string" calcext:value-type="string">
            <text:p>CCC(=O)CCCCC[C@@H](C1=C(N=C(N1)C2=CC=C(C=C2)F)C(=O)N)NC(=O)C3CN(C3)C</text:p>
          </table:table-cell>
          <table:table-cell office:value-type="string" calcext:value-type="string">
            <text:p>0.03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42178</text:p>
          </table:table-cell>
          <table:table-cell office:value-type="string" calcext:value-type="string">
            <text:p>162663441</text:p>
          </table:table-cell>
          <table:table-cell office:value-type="string" calcext:value-type="string">
            <text:p>CC1=CC(=CC(=C1OCCCCCC(=O)NO)C)C2=NC3=C(C(=CC(=C3)OC)OC)C(=N2)N4CCN(CC4)C</text:p>
          </table:table-cell>
          <table:table-cell office:value-type="string" calcext:value-type="string">
            <text:p>0.097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63227</text:p>
          </table:table-cell>
          <table:table-cell office:value-type="string" calcext:value-type="string">
            <text:p>CCC(=O)CCCCC[C@@H](C1=NC=C(N1)C2=CCC(N=C2OC)C)NC(=O)[C@H]3CC34CCN(CC4)CC</text:p>
          </table:table-cell>
          <table:table-cell office:value-type="string" calcext:value-type="string">
            <text:p>0.0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62919</text:p>
          </table:table-cell>
          <table:table-cell office:value-type="string" calcext:value-type="string">
            <text:p>C1=CC=C(C=C1)C2=C(C(=O)N(N2)C3=NC(=CS3)C4=CC=C(C=C4)C(=O)NCCCCCC(=O)NO)N=NC5=NC=CS5</text:p>
          </table:table-cell>
          <table:table-cell office:value-type="string" calcext:value-type="string">
            <text:p>0.08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62875</text:p>
          </table:table-cell>
          <table:table-cell office:value-type="string" calcext:value-type="string">
            <text:p>CCC(=O)CCCCC[C@@H](C1=NC=C(N1)C2=C(C=C(C=C2)Cl)OC)NC(=O)[C@H]3CC34CCN(CC4)CC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62773</text:p>
          </table:table-cell>
          <table:table-cell office:value-type="string" calcext:value-type="string">
            <text:p>CCC(=O)CCCCC[C@@H](C1=NC=C(N1)C2=CC3=C(C=C2)NC4=CC=CC=C43)NC(=O)[C@H]5CC56CCN(CC6)C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162662724</text:p>
          </table:table-cell>
          <table:table-cell office:value-type="string" calcext:value-type="string">
            <text:p>C1CC(=O)NC(=O)C1N2C(=O)C3=C(C2=O)C(=CC=C3)NCC(=O)NCCCC(=O)NC4=CC=C(C=C4)C(=O)NC5=CC=CC=C5N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62124</text:p>
          </table:table-cell>
          <table:table-cell office:value-type="string" calcext:value-type="string">
            <text:p>CCC(=O)CCCCC[C@@H](C1=NC=C(N1)C2=CN=C(N=C2)N3C=C(C=N3)C)NC(=O)[C@H]4CC45CCN(CC5)C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61908</text:p>
          </table:table-cell>
          <table:table-cell office:value-type="string" calcext:value-type="string">
            <text:p>COC1=NC2=CC=CC=C2C=C1C3=NN=C(O3)[C@H](CCCCNC(=O)C4=CC=CC=C4SC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61669</text:p>
          </table:table-cell>
          <table:table-cell office:value-type="string" calcext:value-type="string">
            <text:p>C1=CC=C2C=C(C=CC2=C1)C3=CN=C(N3)[C@H](CCCCNC(=O)C4=CC=CC=C4Cl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2164</text:p>
          </table:table-cell>
          <table:table-cell office:value-type="string" calcext:value-type="string">
            <text:p>162661379</text:p>
          </table:table-cell>
          <table:table-cell office:value-type="string" calcext:value-type="string">
            <text:p>COC1=CC(=CC(=C1)CNC2=NC(=NC3=C2C=CN3)NCC4=CC=C(C=C4)C(=O)NC5=CC=CC=C5N)OC</text:p>
          </table:table-cell>
          <table:table-cell office:value-type="string" calcext:value-type="string">
            <text:p>0.4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61061</text:p>
          </table:table-cell>
          <table:table-cell office:value-type="string" calcext:value-type="string">
            <text:p>COC1=CC(=C(C=C1)C(=O)NCCCC[C@@H](C2=NC=C(N2)C3=CC4=CC=CC=C4C=C3)NC(=O)C5=CN=CS5)O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61061</text:p>
          </table:table-cell>
          <table:table-cell office:value-type="string" calcext:value-type="string">
            <text:p>COC1=CC(=C(C=C1)C(=O)NCCCC[C@@H](C2=NC=C(N2)C3=CC4=CC=CC=C4C=C3)NC(=O)C5=CN=CS5)O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61059</text:p>
          </table:table-cell>
          <table:table-cell office:value-type="string" calcext:value-type="string">
            <text:p>CCC(=O)CCCCC[C@@H](C1=C(N=C(N1)C2=CC3=CC=CC=C3N=C2OC)C#N)NC(=O)[C@H]4CC45CCN(CC5)C</text:p>
          </table:table-cell>
          <table:table-cell office:value-type="string" calcext:value-type="string">
            <text:p>1.3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61059</text:p>
          </table:table-cell>
          <table:table-cell office:value-type="string" calcext:value-type="string">
            <text:p>CCC(=O)CCCCC[C@@H](C1=C(N=C(N1)C2=CC3=CC=CC=C3N=C2OC)C#N)NC(=O)[C@H]4CC45CCN(CC5)C</text:p>
          </table:table-cell>
          <table:table-cell office:value-type="string" calcext:value-type="string">
            <text:p>0.5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61059</text:p>
          </table:table-cell>
          <table:table-cell office:value-type="string" calcext:value-type="string">
            <text:p>CCC(=O)CCCCC[C@@H](C1=C(N=C(N1)C2=CC3=CC=CC=C3N=C2OC)C#N)NC(=O)[C@H]4CC45CCN(CC5)C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60603</text:p>
          </table:table-cell>
          <table:table-cell office:value-type="string" calcext:value-type="string">
            <text:p>CCC(=O)CCCCCC(C1=C(N=C(N1)C2=CC=CC=C2)C(=O)NCCN(C)C)NC(=O)C3=CN=CS3</text:p>
          </table:table-cell>
          <table:table-cell office:value-type="string" calcext:value-type="string">
            <text:p>1.1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60603</text:p>
          </table:table-cell>
          <table:table-cell office:value-type="string" calcext:value-type="string">
            <text:p>CCC(=O)CCCCCC(C1=C(N=C(N1)C2=CC=CC=C2)C(=O)NCCN(C)C)NC(=O)C3=CN=CS3</text:p>
          </table:table-cell>
          <table:table-cell office:value-type="string" calcext:value-type="string">
            <text:p>0.8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60603</text:p>
          </table:table-cell>
          <table:table-cell office:value-type="string" calcext:value-type="string">
            <text:p>CCC(=O)CCCCCC(C1=C(N=C(N1)C2=CC=CC=C2)C(=O)NCCN(C)C)NC(=O)C3=CN=CS3</text:p>
          </table:table-cell>
          <table:table-cell office:value-type="string" calcext:value-type="string">
            <text:p>0.05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60526</text:p>
          </table:table-cell>
          <table:table-cell office:value-type="string" calcext:value-type="string">
            <text:p>CCC(=O)CCCCC[C@@H](C1=C(N=C(N1)C2=CC3=CN(N=C3C=C2)C)C#N)NC(=O)[C@H]4CC45CCN(CC5)C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60526</text:p>
          </table:table-cell>
          <table:table-cell office:value-type="string" calcext:value-type="string">
            <text:p>CCC(=O)CCCCC[C@@H](C1=C(N=C(N1)C2=CC3=CN(N=C3C=C2)C)C#N)NC(=O)[C@H]4CC45CCN(CC5)C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60526</text:p>
          </table:table-cell>
          <table:table-cell office:value-type="string" calcext:value-type="string">
            <text:p>CCC(=O)CCCCC[C@@H](C1=C(N=C(N1)C2=CC3=CN(N=C3C=C2)C)C#N)NC(=O)[C@H]4CC45CCN(CC5)C</text:p>
          </table:table-cell>
          <table:table-cell office:value-type="string" calcext:value-type="string">
            <text:p>0.0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162660382</text:p>
          </table:table-cell>
          <table:table-cell office:value-type="string" calcext:value-type="string">
            <text:p>C1CC(=O)NC(=O)C1N2C(=O)C3=C(C2=O)C(=CC=C3)NCCCCC(=O)NC4=CC=C(C=C4)C(=O)NC5=CC=CC=C5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5</text:p>
          </table:table-cell>
          <table:table-cell office:value-type="string" calcext:value-type="string">
            <text:p>162660161</text:p>
          </table:table-cell>
          <table:table-cell office:value-type="string" calcext:value-type="string">
            <text:p>C1=CC=C2C(=C1)C(=C3C=CC=CC3=N2)NC4=CC=C(C=C4)C(=O)NO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Western bl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0843</text:p>
          </table:table-cell>
          <table:table-cell office:value-type="string" calcext:value-type="string">
            <text:p>162660161</text:p>
          </table:table-cell>
          <table:table-cell office:value-type="string" calcext:value-type="string">
            <text:p>C1=CC=C2C(=C1)C(=C3C=CC=CC3=N2)NC4=CC=C(C=C4)C(=O)NO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3</text:p>
          </table:table-cell>
          <table:table-cell office:value-type="string" calcext:value-type="string">
            <text:p>162660161</text:p>
          </table:table-cell>
          <table:table-cell office:value-type="string" calcext:value-type="string">
            <text:p>C1=CC=C2C(=C1)C(=C3C=CC=CC3=N2)NC4=CC=C(C=C4)C(=O)NO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60161</text:p>
          </table:table-cell>
          <table:table-cell office:value-type="string" calcext:value-type="string">
            <text:p>C1=CC=C2C(=C1)C(=C3C=CC=CC3=N2)NC4=CC=C(C=C4)C(=O)NO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5</text:p>
          </table:table-cell>
          <table:table-cell office:value-type="string" calcext:value-type="string">
            <text:p>162660161</text:p>
          </table:table-cell>
          <table:table-cell office:value-type="string" calcext:value-type="string">
            <text:p>C1=CC=C2C(=C1)C(=C3C=CC=CC3=N2)NC4=CC=C(C=C4)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phân tích Western bl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59199</text:p>
          </table:table-cell>
          <table:table-cell office:value-type="string" calcext:value-type="string">
            <text:p>C1=CC=C(C=C1)C2=C(C(=O)N(N2)C3=NC(=CS3)C4=CC=C(C=C4)OCCCC(=O)NO)N=NC5=NC=CS5</text:p>
          </table:table-cell>
          <table:table-cell office:value-type="string" calcext:value-type="string">
            <text:p>0.67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9197</text:p>
          </table:table-cell>
          <table:table-cell office:value-type="string" calcext:value-type="string">
            <text:p>CCC(=O)CCCCC[C@@H](C1=NC=C(N1)C2=CC=C(C=C2)C(=O)NC3CCOC3)NC(=O)[C@H]4CC45CCN(CC5)C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59197</text:p>
          </table:table-cell>
          <table:table-cell office:value-type="string" calcext:value-type="string">
            <text:p>CCC(=O)CCCCC[C@@H](C1=NC=C(N1)C2=CC=C(C=C2)C(=O)NC3CCOC3)NC(=O)[C@H]4CC45CCN(CC5)C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08887</text:p>
          </table:table-cell>
          <table:table-cell office:value-type="string" calcext:value-type="string">
            <text:p>162659127</text:p>
          </table:table-cell>
          <table:table-cell office:value-type="string" calcext:value-type="string">
            <text:p>C1CN(CCC12CCN(C2)CC3=CNC4=CC=CC=C43)C5=NC=C(C=N5)C(=O)NO.Cl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9066</text:p>
          </table:table-cell>
          <table:table-cell office:value-type="string" calcext:value-type="string">
            <text:p>C1=CC=C(C=C1)COC2=CC3=C(C4=CC=CC=C4N=C3C=C2)NC5=CC=C(C=C5)C(=O)NO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58937</text:p>
          </table:table-cell>
          <table:table-cell office:value-type="string" calcext:value-type="string">
            <text:p>COC1=CC=CC=C1C(=O)NCCCC[C@@H](C2=NC=C(N2)C3=CC4=CC=CC=C4C=C3)NC(=O)C5=CN=CS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8937</text:p>
          </table:table-cell>
          <table:table-cell office:value-type="string" calcext:value-type="string">
            <text:p>COC1=CC=CC=C1C(=O)NCCCC[C@@H](C2=NC=C(N2)C3=CC4=CC=CC=C4C=C3)NC(=O)C5=CN=CS5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58869</text:p>
          </table:table-cell>
          <table:table-cell office:value-type="string" calcext:value-type="string">
            <text:p>CCC(=O)CCCCC[C@@H](C1=C(N=C(N1)C2=CC=C(C=C2)F)C#N)NC(=O)C3=CN=CS3</text:p>
          </table:table-cell>
          <table:table-cell office:value-type="string" calcext:value-type="string">
            <text:p>1.1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58869</text:p>
          </table:table-cell>
          <table:table-cell office:value-type="string" calcext:value-type="string">
            <text:p>CCC(=O)CCCCC[C@@H](C1=C(N=C(N1)C2=CC=C(C=C2)F)C#N)NC(=O)C3=CN=CS3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58869</text:p>
          </table:table-cell>
          <table:table-cell office:value-type="string" calcext:value-type="string">
            <text:p>CCC(=O)CCCCC[C@@H](C1=C(N=C(N1)C2=CC=C(C=C2)F)C#N)NC(=O)C3=CN=CS3</text:p>
          </table:table-cell>
          <table:table-cell office:value-type="string" calcext:value-type="string">
            <text:p>0.05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58517</text:p>
          </table:table-cell>
          <table:table-cell office:value-type="string" calcext:value-type="string">
            <text:p>CCC(=O)CCCCC[C@@H](C1=C(N=C(N1)C2=CC3=C(C=C2)N=C(C=C3)C)C#N)NC(=O)[C@H]4CC45CCN(CC5)C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58517</text:p>
          </table:table-cell>
          <table:table-cell office:value-type="string" calcext:value-type="string">
            <text:p>CCC(=O)CCCCC[C@@H](C1=C(N=C(N1)C2=CC3=C(C=C2)N=C(C=C3)C)C#N)NC(=O)[C@H]4CC45CCN(CC5)C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58517</text:p>
          </table:table-cell>
          <table:table-cell office:value-type="string" calcext:value-type="string">
            <text:p>CCC(=O)CCCCC[C@@H](C1=C(N=C(N1)C2=CC3=C(C=C2)N=C(C=C3)C)C#N)NC(=O)[C@H]4CC45CCN(CC5)C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58370</text:p>
          </table:table-cell>
          <table:table-cell office:value-type="string" calcext:value-type="string">
            <text:p>C1=CC=C(C=C1)C2=C(C(=O)N(N2)C3=NC(=CS3)C4=CC=C(C=C4)OCCCCCC(=O)NO)N=NC5=NC=CS5</text:p>
          </table:table-cell>
          <table:table-cell office:value-type="string" calcext:value-type="string">
            <text:p>0.07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57873</text:p>
          </table:table-cell>
          <table:table-cell office:value-type="string" calcext:value-type="string">
            <text:p>CCC(=O)CCCCC[C@@H](C1=C(N=C(N1)C2=CC=C(C=C2)F)C#N)NC(=O)[C@H]3CC34CCN(CC4)CC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57873</text:p>
          </table:table-cell>
          <table:table-cell office:value-type="string" calcext:value-type="string">
            <text:p>CCC(=O)CCCCC[C@@H](C1=C(N=C(N1)C2=CC=C(C=C2)F)C#N)NC(=O)[C@H]3CC34CCN(CC4)CC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57873</text:p>
          </table:table-cell>
          <table:table-cell office:value-type="string" calcext:value-type="string">
            <text:p>CCC(=O)CCCCC[C@@H](C1=C(N=C(N1)C2=CC=C(C=C2)F)C#N)NC(=O)[C@H]3CC34CCN(CC4)CC</text:p>
          </table:table-cell>
          <table:table-cell office:value-type="string" calcext:value-type="string">
            <text:p>0.01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162657608</text:p>
          </table:table-cell>
          <table:table-cell office:value-type="string" calcext:value-type="string">
            <text:p>C1CC(=O)NC(=O)C1N2C(=O)C3=C(C2=O)C(=CC=C3)NCCCCCC(=O)NC4=CC=C(C=C4)C(=O)NC5=CC=CC=C5N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7585</text:p>
          </table:table-cell>
          <table:table-cell office:value-type="string" calcext:value-type="string">
            <text:p>CCC(=O)CCCCC[C@@H](C1=NC=C(N1)C2=C(C=CC(=C2)F)OC)NC(=O)[C@H]3CC34CCN(CC4)CC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7535</text:p>
          </table:table-cell>
          <table:table-cell office:value-type="string" calcext:value-type="string">
            <text:p>CS(=O)C1=CC=CC=C1C(=O)NCCCC[C@@H](C2=NC=C(N2)C3=CC4=CC=CC=C4C=C3)NC(=O)C5=CN=CS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3899</text:p>
          </table:table-cell>
          <table:table-cell office:value-type="string" calcext:value-type="string">
            <text:p>162657468</text:p>
          </table:table-cell>
          <table:table-cell office:value-type="string" calcext:value-type="string">
            <text:p>CCCCN(CC1=CC=C(C=C1)C(=O)NO)C(=O)NC2=CC=C(C=C2)CN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7130</text:p>
          </table:table-cell>
          <table:table-cell office:value-type="string" calcext:value-type="string">
            <text:p>CCC(=O)CCCCC[C@@H](C1=NC=C(N1)C2=C(C=CC(=C2)[N+](=O)[O-])OC)NC(=O)[C@H]3CC34CCN(CC4)CC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7089</text:p>
          </table:table-cell>
          <table:table-cell office:value-type="string" calcext:value-type="string">
            <text:p>CCC(=O)CCCCC[C@@H](C1=NC=C(N1)C2=C(C=C3C=C(OC3=C2)C(=O)OCC)OC)NC(=O)[C@H]4CC45CCN(CC5)CC</text:p>
          </table:table-cell>
          <table:table-cell office:value-type="string" calcext:value-type="string">
            <text:p>0.00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6816</text:p>
          </table:table-cell>
          <table:table-cell office:value-type="string" calcext:value-type="string">
            <text:p>C1=CC=C2C(=C1)C(=C3C=CC=CC3=N2)NC4=CC=C(C=C4)CC(=O)NO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162656750</text:p>
          </table:table-cell>
          <table:table-cell office:value-type="string" calcext:value-type="string">
            <text:p>C1CC(=O)NC(=O)C1N2C(=O)C3=C(C2=O)C(=CC=C3)NCC(=O)NCCCCC(=O)NC4=CC=C(C=C4)C(=O)NC5=CC=CC=C5N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6473</text:p>
          </table:table-cell>
          <table:table-cell office:value-type="string" calcext:value-type="string">
            <text:p>C1=CC=C2C(=C1)C(=C3C=C(C=CC3=N2)F)NC4=CC=C(C=C4)C(=O)NO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162656162</text:p>
          </table:table-cell>
          <table:table-cell office:value-type="string" calcext:value-type="string">
            <text:p>C1CC(=O)NC(=O)C1N2C(=O)C3=C(C2=O)C(=CC=C3)NCCCC(=O)NC4=CC=C(C=C4)C(=O)NC5=CC=CC=C5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1038</text:p>
          </table:table-cell>
          <table:table-cell office:value-type="string" calcext:value-type="string">
            <text:p>162656120</text:p>
          </table:table-cell>
          <table:table-cell office:value-type="string" calcext:value-type="string">
            <text:p>COC1=CC=C(C=C1)S(=O)(=O)NC2=CC=CC=C2CCC3=CC=C(C=C3)C(=O)NC4=C(C=CC(=C4)F)N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5735</text:p>
          </table:table-cell>
          <table:table-cell office:value-type="string" calcext:value-type="string">
            <text:p>CCC(=O)CCCCC[C@@H](C1=NC=C(N1)C2=C(C=C(C=C2)C(=O)NC3=NC=CC(=C3)C(F)(F)F)OC)NC(=O)[C@H]4CC45CCN(CC5)CC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5734</text:p>
          </table:table-cell>
          <table:table-cell office:value-type="string" calcext:value-type="string">
            <text:p>CCC(=O)CCCCC[C@@H](C1=NC=C(N1)C2=C(C=CC=C2F)OC)NC(=O)[C@H]3CC34CCN(CC4)CC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55464</text:p>
          </table:table-cell>
          <table:table-cell office:value-type="string" calcext:value-type="string">
            <text:p>C1=CC=C(C=C1)C2=C(C(=O)N(N2)C3=NC(=CS3)C4=CC=C(C=C4)OCCCCCCC(=O)NO)N=NC5=NC=CS5</text:p>
          </table:table-cell>
          <table:table-cell office:value-type="string" calcext:value-type="string">
            <text:p>0.04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55376</text:p>
          </table:table-cell>
          <table:table-cell office:value-type="string" calcext:value-type="string">
            <text:p>CCC(=O)CCCCC[C@@H](C1=C(N=C(N1)C2=CC=C(C=C2)F)C#N)NC(=O)CN(C)C</text:p>
          </table:table-cell>
          <table:table-cell office:value-type="string" calcext:value-type="string">
            <text:p>3.5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55376</text:p>
          </table:table-cell>
          <table:table-cell office:value-type="string" calcext:value-type="string">
            <text:p>CCC(=O)CCCCC[C@@H](C1=C(N=C(N1)C2=CC=C(C=C2)F)C#N)NC(=O)CN(C)C</text:p>
          </table:table-cell>
          <table:table-cell office:value-type="string" calcext:value-type="string">
            <text:p>1.6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55376</text:p>
          </table:table-cell>
          <table:table-cell office:value-type="string" calcext:value-type="string">
            <text:p>CCC(=O)CCCCC[C@@H](C1=C(N=C(N1)C2=CC=C(C=C2)F)C#N)NC(=O)CN(C)C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5311</text:p>
          </table:table-cell>
          <table:table-cell office:value-type="string" calcext:value-type="string">
            <text:p>CCC(=O)CCCCC[C@@H](C1=NC=C(N1)C2=CC=C(C=C2)N3C(=CC(=N3)C)C)NC(=O)[C@H]4CC45CCN(CC5)C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55311</text:p>
          </table:table-cell>
          <table:table-cell office:value-type="string" calcext:value-type="string">
            <text:p>CCC(=O)CCCCC[C@@H](C1=NC=C(N1)C2=CC=C(C=C2)N3C(=CC(=N3)C)C)NC(=O)[C@H]4CC45CCN(CC5)C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4936</text:p>
          </table:table-cell>
          <table:table-cell office:value-type="string" calcext:value-type="string">
            <text:p>CCC(=O)CCCCC[C@@H](C1=NC=C(N1)C2=C(N=C(C=C2)OC)OC)NC(=O)[C@H]3CC34CCN(CC4)CC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54928</text:p>
          </table:table-cell>
          <table:table-cell office:value-type="string" calcext:value-type="string">
            <text:p>CCC(=O)CCCCC[C@@H](C1=NC=C(N1)C2=CN=C(C=C2)C3=CN=CC=C3)NC(=O)[C@H]4CC45CCN(CC5)C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4928</text:p>
          </table:table-cell>
          <table:table-cell office:value-type="string" calcext:value-type="string">
            <text:p>CCC(=O)CCCCC[C@@H](C1=NC=C(N1)C2=CN=C(C=C2)C3=CN=CC=C3)NC(=O)[C@H]4CC45CCN(CC5)C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54809</text:p>
          </table:table-cell>
          <table:table-cell office:value-type="string" calcext:value-type="string">
            <text:p>CCC(=O)CCCCC[C@@H](C1=C(N=C(N1)C2=CC=C(C=C2)F)C#N)NC(=O)C3CN(C3)C</text:p>
          </table:table-cell>
          <table:table-cell office:value-type="string" calcext:value-type="string">
            <text:p>2.0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54809</text:p>
          </table:table-cell>
          <table:table-cell office:value-type="string" calcext:value-type="string">
            <text:p>CCC(=O)CCCCC[C@@H](C1=C(N=C(N1)C2=CC=C(C=C2)F)C#N)NC(=O)C3CN(C3)C</text:p>
          </table:table-cell>
          <table:table-cell office:value-type="string" calcext:value-type="string">
            <text:p>1.5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54809</text:p>
          </table:table-cell>
          <table:table-cell office:value-type="string" calcext:value-type="string">
            <text:p>CCC(=O)CCCCC[C@@H](C1=C(N=C(N1)C2=CC=C(C=C2)F)C#N)NC(=O)C3CN(C3)C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54449</text:p>
          </table:table-cell>
          <table:table-cell office:value-type="string" calcext:value-type="string">
            <text:p>CCC(=O)CCCCC[C@@H](C1=NC=C(N1)C2=CN=C(N=C2)OCC)NC(=O)[C@H]3CC34CCN(CC4)C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4449</text:p>
          </table:table-cell>
          <table:table-cell office:value-type="string" calcext:value-type="string">
            <text:p>CCC(=O)CCCCC[C@@H](C1=NC=C(N1)C2=CN=C(N=C2)OCC)NC(=O)[C@H]3CC34CCN(CC4)C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54446</text:p>
          </table:table-cell>
          <table:table-cell office:value-type="string" calcext:value-type="string">
            <text:p>C1=CC=C(C=C1)C2=C(C(=O)N(N2)C3=NC(=CS3)C4=CC=C(C=C4)C(=O)N=O)NNC5=NC=CS5</text:p>
          </table:table-cell>
          <table:table-cell office:value-type="string" calcext:value-type="string">
            <text:p>0.57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4159</text:p>
          </table:table-cell>
          <table:table-cell office:value-type="string" calcext:value-type="string">
            <text:p>CCC(=O)CCCCC[C@@H](C1=NC=C(N1)C2=CC(=O)N(CC2)C)NC(=O)[C@H]3CC34CCN(CC4)C</text:p>
          </table:table-cell>
          <table:table-cell office:value-type="string" calcext:value-type="string">
            <text:p>1.6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54159</text:p>
          </table:table-cell>
          <table:table-cell office:value-type="string" calcext:value-type="string">
            <text:p>CCC(=O)CCCCC[C@@H](C1=NC=C(N1)C2=CC(=O)N(CC2)C)NC(=O)[C@H]3CC34CCN(CC4)C</text:p>
          </table:table-cell>
          <table:table-cell office:value-type="string" calcext:value-type="string">
            <text:p>1.5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53935</text:p>
          </table:table-cell>
          <table:table-cell office:value-type="string" calcext:value-type="string">
            <text:p>C1=CC=C(C=C1)C2=C(C(=O)N(N2)C3=NC(=CS3)C4=CC=C(C=C4)C(=O)NCCCCCCC(=O)NO)N=NC5=NC=CS5</text:p>
          </table:table-cell>
          <table:table-cell office:value-type="string" calcext:value-type="string">
            <text:p>0.09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3917</text:p>
          </table:table-cell>
          <table:table-cell office:value-type="string" calcext:value-type="string">
            <text:p>COC1=CC2=NC3=CC=CC=C3C(=C2C(=C1OC)OC)NC4=CC=C(C=C4)C(=O)NO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3885</text:p>
          </table:table-cell>
          <table:table-cell office:value-type="string" calcext:value-type="string">
            <text:p>CCC(=O)CCCCC[C@@H](C1=NC=C(N1)C2=C(C=CC(=C2)C(C)C)OC)NC(=O)[C@H]3CC34CCN(CC4)CC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3809</text:p>
          </table:table-cell>
          <table:table-cell office:value-type="string" calcext:value-type="string">
            <text:p>CCC(=O)CCCCC[C@@H](C1=NC=C(N1)C2=C(C(=CC=C2)Cl)OC)NC(=O)[C@H]3CC34CCN(CC4)CC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3763</text:p>
          </table:table-cell>
          <table:table-cell office:value-type="string" calcext:value-type="string">
            <text:p>CCC(=O)CCCCC[C@@H](C1=NC=C(N1)C2=C(N=CC=C2)OC)NC(=O)[C@H]3CC34CCN(CC4)CC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3755</text:p>
          </table:table-cell>
          <table:table-cell office:value-type="string" calcext:value-type="string">
            <text:p>CCC(=O)CCCCC[C@@H](C1=NC=C(N1)C2=C(C=CC(=C2)Cl)OC)NC(=O)[C@H]3CC34CCN(CC4)CC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3743</text:p>
          </table:table-cell>
          <table:table-cell office:value-type="string" calcext:value-type="string">
            <text:p>C1=CC=C2C=C(C=CC2=C1)C3=CN=C(N3)[C@H](CCCCNC(=O)C4=CC=CC=C4C#N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53738</text:p>
          </table:table-cell>
          <table:table-cell office:value-type="string" calcext:value-type="string">
            <text:p>CCC(=O)CCCCC[C@@H](C1=NC=C(N1)C2=C(C(=NC=C2)N3CCOCC3)F)NC(=O)[C@H]4CC45CCN(CC5)C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3738</text:p>
          </table:table-cell>
          <table:table-cell office:value-type="string" calcext:value-type="string">
            <text:p>CCC(=O)CCCCC[C@@H](C1=NC=C(N1)C2=C(C(=NC=C2)N3CCOCC3)F)NC(=O)[C@H]4CC45CCN(CC5)C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3512</text:p>
          </table:table-cell>
          <table:table-cell office:value-type="string" calcext:value-type="string">
            <text:p>C1=CC=C2C(=C1)C(=C3C=CC=CC3=N2)NC4=CC=CC(=C4)C(=O)NO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3358</text:p>
          </table:table-cell>
          <table:table-cell office:value-type="string" calcext:value-type="string">
            <text:p>C1CC1C2=CC=CC=C2C(=O)NCCCC[C@@H](C3=NC=C(N3)C4=CC5=CC=CC=C5C=C4)NC(=O)C6=CN=CS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3328</text:p>
          </table:table-cell>
          <table:table-cell office:value-type="string" calcext:value-type="string">
            <text:p>CCC(=O)CCCCC[C@@H](C1=NC=C(N1)C2=CC(=C(C=C2OC)F)C(C)C)NC(=O)[C@H]3CC34CCN(CC4)CC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53173</text:p>
          </table:table-cell>
          <table:table-cell office:value-type="string" calcext:value-type="string">
            <text:p>CCC(=O)CCCCC[C@@H](C1=NC=C(N1)C2=C(C(=CC=C2)F)OC)NC(=O)[C@H]3CC34CCN(CC4)CC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52809</text:p>
          </table:table-cell>
          <table:table-cell office:value-type="string" calcext:value-type="string">
            <text:p>C1=CC=C2C=C(C=CC2=C1)C3=CN=C(N3)[C@H](CCCCNC(=O)C4=CC=CC=C4O)NC(=O)C5=CN=CS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2809</text:p>
          </table:table-cell>
          <table:table-cell office:value-type="string" calcext:value-type="string">
            <text:p>C1=CC=C2C=C(C=CC2=C1)C3=CN=C(N3)[C@H](CCCCNC(=O)C4=CC=CC=C4O)NC(=O)C5=CN=CS5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2776</text:p>
          </table:table-cell>
          <table:table-cell office:value-type="string" calcext:value-type="string">
            <text:p>C1=CC=C2C(=C1)C(=CC=N2)NC3=CC=C(C=C3)C(=O)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2548</text:p>
          </table:table-cell>
          <table:table-cell office:value-type="string" calcext:value-type="string">
            <text:p>COC1=CC=CC(=C1C(=O)NCCCC[C@@H](C2=NC=C(N2)C3=CC4=CC=CC=C4C=C3)NC(=O)C5=CN=CS5)O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52548</text:p>
          </table:table-cell>
          <table:table-cell office:value-type="string" calcext:value-type="string">
            <text:p>COC1=CC=CC(=C1C(=O)NCCCC[C@@H](C2=NC=C(N2)C3=CC4=CC=CC=C4C=C3)NC(=O)C5=CN=CS5)O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2310</text:p>
          </table:table-cell>
          <table:table-cell office:value-type="string" calcext:value-type="string">
            <text:p>COC1=NC2=C(C3=C(C=C(C=C3)Cl)N=C2C=C1)NC4=CC=C(C=C4)C(=O)NO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2074</text:p>
          </table:table-cell>
          <table:table-cell office:value-type="string" calcext:value-type="string">
            <text:p>C1=CC=C2C=C(C=CC2=C1)C3=CN=C(N3)[C@H](CCCCNC(=O)C4=CC=CC=C4OC(F)(F)F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162652027</text:p>
          </table:table-cell>
          <table:table-cell office:value-type="string" calcext:value-type="string">
            <text:p>C1CC(=O)NC(=O)C1N2C(=O)C3=C(C2=O)C(=CC=C3)NCC(=O)NCCCCC(=O)NC4=CC=C(C=C4)C(=O)NC5=C(C=C(C=C5)F)N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62651817</text:p>
          </table:table-cell>
          <table:table-cell office:value-type="string" calcext:value-type="string">
            <text:p>C1=CC=C2C(=C1)C(=C3C=C(C=CC3=N2)OC(F)(F)F)NC4=CC=C(C=C4)C(=O)NO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1038</text:p>
          </table:table-cell>
          <table:table-cell office:value-type="string" calcext:value-type="string">
            <text:p>162651670</text:p>
          </table:table-cell>
          <table:table-cell office:value-type="string" calcext:value-type="string">
            <text:p>COC1=CC=C(C=C1)S(=O)(=O)NC2=CC=CC=C2NCC3=CC=C(C=C3)C(=O)NC4=CC=CC=C4N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51646</text:p>
          </table:table-cell>
          <table:table-cell office:value-type="string" calcext:value-type="string">
            <text:p>C1=CC=C2C=C(C=CC2=C1)C3=CN=C(N3)[C@H](CCCCNC(=O)C4=C(C=CC=C4F)N)NC(=O)C5=CN=CS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1646</text:p>
          </table:table-cell>
          <table:table-cell office:value-type="string" calcext:value-type="string">
            <text:p>C1=CC=C2C=C(C=CC2=C1)C3=CN=C(N3)[C@H](CCCCNC(=O)C4=C(C=CC=C4F)N)NC(=O)C5=CN=CS5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88024</text:p>
          </table:table-cell>
          <table:table-cell office:value-type="string" calcext:value-type="string">
            <text:p>162651274</text:p>
          </table:table-cell>
          <table:table-cell office:value-type="string" calcext:value-type="string">
            <text:p>C[C@]12CC[C@](C[C@H]1C3=CC(=O)[C@H]4[C@]([C@@]3(CC2)C)(CC[C@@H]5[C@@]4(C=C(C(=O)C5(C)C)C#N)C)C)(C)C(=O)N6CCN(CC6)C7=CC=C(C=C7)NC(=O)CCCCCCC(=O)NO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51205</text:p>
          </table:table-cell>
          <table:table-cell office:value-type="string" calcext:value-type="string">
            <text:p>CCC(=O)CCCCC[C@@H](C1=C(N=C(N1)C2=C(N=CC=C2)OC)C#N)NC(=O)[C@H]3CC34CCN(CC4)C</text:p>
          </table:table-cell>
          <table:table-cell office:value-type="string" calcext:value-type="string">
            <text:p>2.1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51205</text:p>
          </table:table-cell>
          <table:table-cell office:value-type="string" calcext:value-type="string">
            <text:p>CCC(=O)CCCCC[C@@H](C1=C(N=C(N1)C2=C(N=CC=C2)OC)C#N)NC(=O)[C@H]3CC34CCN(CC4)C</text:p>
          </table:table-cell>
          <table:table-cell office:value-type="string" calcext:value-type="string">
            <text:p>1.6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51205</text:p>
          </table:table-cell>
          <table:table-cell office:value-type="string" calcext:value-type="string">
            <text:p>CCC(=O)CCCCC[C@@H](C1=C(N=C(N1)C2=C(N=CC=C2)OC)C#N)NC(=O)[C@H]3CC34CCN(CC4)C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0606</text:p>
          </table:table-cell>
          <table:table-cell office:value-type="string" calcext:value-type="string">
            <text:p>C1=CC=C2C=C(C=CC2=C1)C3=CN=C(N3)[C@H](CCCCNC(=O)C4=CC=CC=C4OCC(F)(F)F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50292</text:p>
          </table:table-cell>
          <table:table-cell office:value-type="string" calcext:value-type="string">
            <text:p>CCC(=O)CCCCC[C@@H](C1=C(N=C(N1)C2=CC=C(C=C2)F)C(=O)N)NC(=O)[C@H]3CC34CCN(CC4)C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50292</text:p>
          </table:table-cell>
          <table:table-cell office:value-type="string" calcext:value-type="string">
            <text:p>CCC(=O)CCCCC[C@@H](C1=C(N=C(N1)C2=CC=C(C=C2)F)C(=O)N)NC(=O)[C@H]3CC34CCN(CC4)C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50292</text:p>
          </table:table-cell>
          <table:table-cell office:value-type="string" calcext:value-type="string">
            <text:p>CCC(=O)CCCCC[C@@H](C1=C(N=C(N1)C2=CC=C(C=C2)F)C(=O)N)NC(=O)[C@H]3CC34CCN(CC4)C</text:p>
          </table:table-cell>
          <table:table-cell office:value-type="string" calcext:value-type="string">
            <text:p>0.00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50166</text:p>
          </table:table-cell>
          <table:table-cell office:value-type="string" calcext:value-type="string">
            <text:p>C1=CC=C2C=C(C=CC2=C1)C3=CN=C(N3)[C@H](CCCCNC(=O)C4=CC=CC=C4N5C=CC=C5)NC(=O)C6=CN=CS6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649990</text:p>
          </table:table-cell>
          <table:table-cell office:value-type="string" calcext:value-type="string">
            <text:p>CCC(=O)CCCCC[C@@H](C1=NC=C(N1)C2=C(N=C(C=C2)C)OC)NC(=O)[C@H]3CC34CCN(CC4)C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49990</text:p>
          </table:table-cell>
          <table:table-cell office:value-type="string" calcext:value-type="string">
            <text:p>CCC(=O)CCCCC[C@@H](C1=NC=C(N1)C2=C(N=C(C=C2)C)OC)NC(=O)[C@H]3CC34CCN(CC4)C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649434</text:p>
          </table:table-cell>
          <table:table-cell office:value-type="string" calcext:value-type="string">
            <text:p>CCC(=O)CCCCC[C@@H](C1=NC=C(N1)C2=C(C=CC(=C2)C(F)(F)F)OC)NC(=O)[C@H]3CC34CCN(CC4)CC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48396</text:p>
          </table:table-cell>
          <table:table-cell office:value-type="string" calcext:value-type="string">
            <text:p>CCC(=O)CCCCC[C@@H](C1=C(N=C(N1)C2=CC=CC=C2F)C#N)NC(=O)[C@H]3CC34CCN(CC4)C</text:p>
          </table:table-cell>
          <table:table-cell office:value-type="string" calcext:value-type="string">
            <text:p>1.1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48396</text:p>
          </table:table-cell>
          <table:table-cell office:value-type="string" calcext:value-type="string">
            <text:p>CCC(=O)CCCCC[C@@H](C1=C(N=C(N1)C2=CC=CC=C2F)C#N)NC(=O)[C@H]3CC34CCN(CC4)C</text:p>
          </table:table-cell>
          <table:table-cell office:value-type="string" calcext:value-type="string">
            <text:p>0.5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48396</text:p>
          </table:table-cell>
          <table:table-cell office:value-type="string" calcext:value-type="string">
            <text:p>CCC(=O)CCCCC[C@@H](C1=C(N=C(N1)C2=CC=CC=C2F)C#N)NC(=O)[C@H]3CC34CCN(CC4)C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48180</text:p>
          </table:table-cell>
          <table:table-cell office:value-type="string" calcext:value-type="string">
            <text:p>C1=CC=C2C=C(C=CC2=C1)C3=CN=C(N3)[C@H](CCCCNC(=O)C4=CC=CC=C4S)NC(=O)C5=CN=CS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48180</text:p>
          </table:table-cell>
          <table:table-cell office:value-type="string" calcext:value-type="string">
            <text:p>C1=CC=C2C=C(C=CC2=C1)C3=CN=C(N3)[C@H](CCCCNC(=O)C4=CC=CC=C4S)NC(=O)C5=CN=CS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47804</text:p>
          </table:table-cell>
          <table:table-cell office:value-type="string" calcext:value-type="string">
            <text:p>COC1=NC2=CC=CC=C2C=C1C3=CN=C(N3)[C@H](CCCCNC(=O)C4=CC=CC=C4SC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47783</text:p>
          </table:table-cell>
          <table:table-cell office:value-type="string" calcext:value-type="string">
            <text:p>CCC(=O)CCCCC[C@@H](C1=C(N=C(N1)C2=CC=C(C=C2)C3=CN=CC=C3)C#N)NC(=O)[C@H]4CC45CCN(CC5)C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47783</text:p>
          </table:table-cell>
          <table:table-cell office:value-type="string" calcext:value-type="string">
            <text:p>CCC(=O)CCCCC[C@@H](C1=C(N=C(N1)C2=CC=C(C=C2)C3=CN=CC=C3)C#N)NC(=O)[C@H]4CC45CCN(CC5)C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47783</text:p>
          </table:table-cell>
          <table:table-cell office:value-type="string" calcext:value-type="string">
            <text:p>CCC(=O)CCCCC[C@@H](C1=C(N=C(N1)C2=CC=C(C=C2)C3=CN=CC=C3)C#N)NC(=O)[C@H]4CC45CCN(CC5)C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47432</text:p>
          </table:table-cell>
          <table:table-cell office:value-type="string" calcext:value-type="string">
            <text:p>CNC1=CC=CC=C1C(=O)NCCCC[C@@H](C2=NC=C(N2)C3=CC4=CC=CC=C4C=C3)NC(=O)C5=CN=CS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47432</text:p>
          </table:table-cell>
          <table:table-cell office:value-type="string" calcext:value-type="string">
            <text:p>CNC1=CC=CC=C1C(=O)NCCCC[C@@H](C2=NC=C(N2)C3=CC4=CC=CC=C4C=C3)NC(=O)C5=CN=CS5</text:p>
          </table:table-cell>
          <table:table-cell office:value-type="string" calcext:value-type="string">
            <text:p>&gt;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62646563</text:p>
          </table:table-cell>
          <table:table-cell office:value-type="string" calcext:value-type="string">
            <text:p>C1CC2=C(C1)C(=CC=C2)C(=O)NCCCC[C@@H](C3=NC=C(N3)C4=CC5=CC=CC=C5C=C4)NC(=O)C6=CN=CS6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46379</text:p>
          </table:table-cell>
          <table:table-cell office:value-type="string" calcext:value-type="string">
            <text:p>CCC(=O)CCCCCC(C1=C(N=C(N1)C2=CC=CC=C2)C(=O)N)NC(=O)C3=CN=CS3</text:p>
          </table:table-cell>
          <table:table-cell office:value-type="string" calcext:value-type="string">
            <text:p>0.5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46379</text:p>
          </table:table-cell>
          <table:table-cell office:value-type="string" calcext:value-type="string">
            <text:p>CCC(=O)CCCCCC(C1=C(N=C(N1)C2=CC=CC=C2)C(=O)N)NC(=O)C3=CN=CS3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46379</text:p>
          </table:table-cell>
          <table:table-cell office:value-type="string" calcext:value-type="string">
            <text:p>CCC(=O)CCCCCC(C1=C(N=C(N1)C2=CC=CC=C2)C(=O)N)NC(=O)C3=CN=CS3</text:p>
          </table:table-cell>
          <table:table-cell office:value-type="string" calcext:value-type="string">
            <text:p>0.02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46027</text:p>
          </table:table-cell>
          <table:table-cell office:value-type="string" calcext:value-type="string">
            <text:p>CCC(=O)CCCCC[C@@H](C1=C(N=C(N1)C2=CC=C(C=C2)F)C#N)NC(=O)C34CCN(CC3)CC4</text:p>
          </table:table-cell>
          <table:table-cell office:value-type="string" calcext:value-type="string">
            <text:p>2.2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46027</text:p>
          </table:table-cell>
          <table:table-cell office:value-type="string" calcext:value-type="string">
            <text:p>CCC(=O)CCCCC[C@@H](C1=C(N=C(N1)C2=CC=C(C=C2)F)C#N)NC(=O)C34CCN(CC3)CC4</text:p>
          </table:table-cell>
          <table:table-cell office:value-type="string" calcext:value-type="string">
            <text:p>1.7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46027</text:p>
          </table:table-cell>
          <table:table-cell office:value-type="string" calcext:value-type="string">
            <text:p>CCC(=O)CCCCC[C@@H](C1=C(N=C(N1)C2=CC=C(C=C2)F)C#N)NC(=O)C34CCN(CC3)CC4</text:p>
          </table:table-cell>
          <table:table-cell office:value-type="string" calcext:value-type="string">
            <text:p>0.02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162644926</text:p>
          </table:table-cell>
          <table:table-cell office:value-type="string" calcext:value-type="string">
            <text:p>C1CC(=O)NC(=O)C1N2C(=O)C3=C(C2=O)C(=CC=C3)NCC(=O)NCCCCCCC(=O)NC4=CC=C(C=C4)C(=O)NC5=CC=CC=C5N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44726</text:p>
          </table:table-cell>
          <table:table-cell office:value-type="string" calcext:value-type="string">
            <text:p>CCC(=O)CCCCC[C@@H](C1=C(N=C(N1)C2=CC=C(C=C2)F)C#N)NC(=O)C3=NOC=C3</text:p>
          </table:table-cell>
          <table:table-cell office:value-type="string" calcext:value-type="string">
            <text:p>2.7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44726</text:p>
          </table:table-cell>
          <table:table-cell office:value-type="string" calcext:value-type="string">
            <text:p>CCC(=O)CCCCC[C@@H](C1=C(N=C(N1)C2=CC=C(C=C2)F)C#N)NC(=O)C3=NOC=C3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44726</text:p>
          </table:table-cell>
          <table:table-cell office:value-type="string" calcext:value-type="string">
            <text:p>CCC(=O)CCCCC[C@@H](C1=C(N=C(N1)C2=CC=C(C=C2)F)C#N)NC(=O)C3=NOC=C3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44191</text:p>
          </table:table-cell>
          <table:table-cell office:value-type="string" calcext:value-type="string">
            <text:p>C1=CC=C(C=C1)C2=C(C(=O)N(N2)C3=NC(=CS3)C4=CC=C(C=C4)C(=O)NCCCCC(=O)NO)N=NC5=NC=CS5</text:p>
          </table:table-cell>
          <table:table-cell office:value-type="string" calcext:value-type="string">
            <text:p>0.20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43829</text:p>
          </table:table-cell>
          <table:table-cell office:value-type="string" calcext:value-type="string">
            <text:p>COC1=CC=CC(=C1F)C2=CC3=C(C=C2)C(=NN3)NC(=O)CCCCCCC(=O)NO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62643761</text:p>
          </table:table-cell>
          <table:table-cell office:value-type="string" calcext:value-type="string">
            <text:p>C1=CC=C(C=C1)C2=C(C(=O)N(N2)C3=NC(=CS3)C4=CC=C(C=C4)OCC5=CC=C(C=C5)/C=C/C(=O)NO)N=NC6=NC=CS6</text:p>
          </table:table-cell>
          <table:table-cell office:value-type="string" calcext:value-type="string">
            <text:p>0.24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43749</text:p>
          </table:table-cell>
          <table:table-cell office:value-type="string" calcext:value-type="string">
            <text:p>COC1=CC=C(C=C1)C2=NC3=C(C=C2)C(=NN3)NC(=O)CCCCCCC(=O)NO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43350</text:p>
          </table:table-cell>
          <table:table-cell office:value-type="string" calcext:value-type="string">
            <text:p>CCOC1=CC=CC(=C1)C2=CC3=C(C=C2)C(=NN3)NC(=O)CCCCCCC(=O)NO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643144</text:p>
          </table:table-cell>
          <table:table-cell office:value-type="string" calcext:value-type="string">
            <text:p>CCC(=O)CCCCC[C@@H](C1=C(N=C(N1)C2=CC=CC=C2)C(=O)N)NC(=O)C3CN(C3)C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643144</text:p>
          </table:table-cell>
          <table:table-cell office:value-type="string" calcext:value-type="string">
            <text:p>CCC(=O)CCCCC[C@@H](C1=C(N=C(N1)C2=CC=CC=C2)C(=O)N)NC(=O)C3CN(C3)C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643144</text:p>
          </table:table-cell>
          <table:table-cell office:value-type="string" calcext:value-type="string">
            <text:p>CCC(=O)CCCCC[C@@H](C1=C(N=C(N1)C2=CC=CC=C2)C(=O)N)NC(=O)C3CN(C3)C</text:p>
          </table:table-cell>
          <table:table-cell office:value-type="string" calcext:value-type="string">
            <text:p>0.01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1038</text:p>
          </table:table-cell>
          <table:table-cell office:value-type="string" calcext:value-type="string">
            <text:p>162642931</text:p>
          </table:table-cell>
          <table:table-cell office:value-type="string" calcext:value-type="string">
            <text:p>COC1=CC=C(C=C1)S(=O)(=O)NC2=CC=CC=C2OCC3=CC=C(C=C3)C(=O)NC4=CC=CC=C4N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162642885</text:p>
          </table:table-cell>
          <table:table-cell office:value-type="string" calcext:value-type="string">
            <text:p>COC1=CC=CC(=C1)C2=NC3=C(C=C2)C(=NN3)NC(=O)CCCCCCC(=O)NO</text:p>
          </table:table-cell>
          <table:table-cell office:value-type="string" calcext:value-type="string">
            <text:p>0.00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19002</text:p>
          </table:table-cell>
          <table:table-cell office:value-type="string" calcext:value-type="string">
            <text:p>162640823</text:p>
          </table:table-cell>
          <table:table-cell office:value-type="string" calcext:value-type="string">
            <text:p>C1CN(CCC1CN[C@H]2C[C@@H]2C3=CC=CC=C3)CCCC4=CC=C(C=C4)C(=O)NO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ương pháp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506897</text:p>
          </table:table-cell>
          <table:table-cell office:value-type="string" calcext:value-type="string">
            <text:p>CCC(=O)CCCCC[C@@H](C1=NC=C(N1)C2=CC3=NC=NN3C=C2)NC(=O)[C@H]4CC45CCN(CC5)C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506897</text:p>
          </table:table-cell>
          <table:table-cell office:value-type="string" calcext:value-type="string">
            <text:p>CCC(=O)CCCCC[C@@H](C1=NC=C(N1)C2=CC3=NC=NN3C=C2)NC(=O)[C@H]4CC45CCN(CC5)C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506733</text:p>
          </table:table-cell>
          <table:table-cell office:value-type="string" calcext:value-type="string">
            <text:p>CCC(=O)CCCCC[C@@H](C1=NC=C(N1)C2=CC3=C(C=CC=N3)N=C2)NC(=O)[C@H]4CC45CCN(CC5)C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506733</text:p>
          </table:table-cell>
          <table:table-cell office:value-type="string" calcext:value-type="string">
            <text:p>CCC(=O)CCCCC[C@@H](C1=NC=C(N1)C2=CC3=C(C=CC=N3)N=C2)NC(=O)[C@H]4CC45CCN(CC5)C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506674</text:p>
          </table:table-cell>
          <table:table-cell office:value-type="string" calcext:value-type="string">
            <text:p>CCC(=O)CCCCC[C@@H](C1=NC=C(N1)C2=CC3=CC=CC=C3N=C2)NC(=O)[C@H]4CC45CCN(CC5)C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62506674</text:p>
          </table:table-cell>
          <table:table-cell office:value-type="string" calcext:value-type="string">
            <text:p>CCC(=O)CCCCC[C@@H](C1=NC=C(N1)C2=CC3=CC=CC=C3N=C2)NC(=O)[C@H]4CC45CCN(CC5)C</text:p>
          </table:table-cell>
          <table:table-cell office:value-type="string" calcext:value-type="string">
            <text:p>0.00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4</text:p>
          </table:table-cell>
          <table:table-cell office:value-type="string" calcext:value-type="string">
            <text:p>162506662</text:p>
          </table:table-cell>
          <table:table-cell office:value-type="string" calcext:value-type="string">
            <text:p>CCC(=O)CCCCC[C@@H](C1=NC=C(N1)C2=CN(C3=CC=CC=C32)C)NC(=O)[C@H]4CC45CCN(CC5)C</text:p>
          </table:table-cell>
          <table:table-cell office:value-type="string" calcext:value-type="string">
            <text:p>0.00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7</text:p>
          </table:table-cell>
          <table:table-cell office:value-type="string" calcext:value-type="string">
            <text:p>162506561</text:p>
          </table:table-cell>
          <table:table-cell office:value-type="string" calcext:value-type="string">
            <text:p>CCC(=O)CCCCC[C@@H](C1=C(N=C(N1)C2=CC=C(C=C2)F)C#N)NC(=O)[C@H]3CC34CCN(CC4)C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68</text:p>
          </table:table-cell>
          <table:table-cell office:value-type="string" calcext:value-type="string">
            <text:p>162506561</text:p>
          </table:table-cell>
          <table:table-cell office:value-type="string" calcext:value-type="string">
            <text:p>CCC(=O)CCCCC[C@@H](C1=C(N=C(N1)C2=CC=C(C=C2)F)C#N)NC(=O)[C@H]3CC34CCN(CC4)C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gen phóng xạ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4971</text:p>
          </table:table-cell>
          <table:table-cell office:value-type="string" calcext:value-type="string">
            <text:p>162506561</text:p>
          </table:table-cell>
          <table:table-cell office:value-type="string" calcext:value-type="string">
            <text:p>CCC(=O)CCCCC[C@@H](C1=C(N=C(N1)C2=CC=C(C=C2)F)C#N)NC(=O)[C@H]3CC34CCN(CC4)C</text:p>
          </table:table-cell>
          <table:table-cell office:value-type="string" calcext:value-type="string">
            <text:p>0.019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156901838</text:p>
          </table:table-cell>
          <table:table-cell office:value-type="string" calcext:value-type="string">
            <text:p>C1=CC=C2C(=C1)C(=C(N2)C3=C(N(C4=CC=CC=C43)CC5=CC=C(C=C5)C(=O)NO)O)N=O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156901837</text:p>
          </table:table-cell>
          <table:table-cell office:value-type="string" calcext:value-type="string">
            <text:p>C1=CC=C2C(=C1)C(=C(N2)C3=C(N(C4=C3C=C(C=C4)F)CC5=CC=C(C=C5)C(=O)NO)O)N=O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156901834</text:p>
          </table:table-cell>
          <table:table-cell office:value-type="string" calcext:value-type="string">
            <text:p>COC1=CC2=C(C=C1)N(C(=C2C3=C(C4=CC=CC=C4N3)N=O)O)CC5=CC=C(C=C5)C(=O)NO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156901833</text:p>
          </table:table-cell>
          <table:table-cell office:value-type="string" calcext:value-type="string">
            <text:p>C1=CC=C2C(=C1)C(=C(N2)C3=C(N(C4=C3C=C(C=C4)Br)CC5=CC=C(C=C5)C(=O)NO)O)N=O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156901831</text:p>
          </table:table-cell>
          <table:table-cell office:value-type="string" calcext:value-type="string">
            <text:p>C1=CC=C2C(=C1)C(=C(N2)C3=C(N(C4=C3C=CC=C4Cl)CC5=CC=C(C=C5)C(=O)NO)O)N=O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156901829</text:p>
          </table:table-cell>
          <table:table-cell office:value-type="string" calcext:value-type="string">
            <text:p>CC1=CC2=C(C=C1)N(C(=C2C3=C(C4=CC=CC=C4N3)N=O)O)CC5=CC=C(C=C5)C(=O)NO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156901820</text:p>
          </table:table-cell>
          <table:table-cell office:value-type="string" calcext:value-type="string">
            <text:p>C1=CC=C2C(=C1)C(=C(N2)C3=C(N(C4=C3C=C(C=C4)Cl)CC5=CC=C(C=C5)C(=O)NO)O)N=O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4808</text:p>
          </table:table-cell>
          <table:table-cell office:value-type="string" calcext:value-type="string">
            <text:p>156024937</text:p>
          </table:table-cell>
          <table:table-cell office:value-type="string" calcext:value-type="string">
            <text:p>C1CC2=C(C=CC(=C2)C(=O)N)N(C1)CC3=CC=C(C=C3)C(=O)NO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22127</text:p>
          </table:table-cell>
          <table:table-cell office:value-type="string" calcext:value-type="string">
            <text:p>CCC(=O)CCCCC[C@@H](C1=NC=C(O1)C2=CC3=CC=CC=C3N=C2OC)NC(=O)[C@H]4CC45CCN(CC5)C(C)C</text:p>
          </table:table-cell>
          <table:table-cell office:value-type="string" calcext:value-type="string">
            <text:p>0.017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22065</text:p>
          </table:table-cell>
          <table:table-cell office:value-type="string" calcext:value-type="string">
            <text:p>C1CC2=CC=CC=C2N(C3=C1C=CC(=C3)Cl)CCCNS(=O)(=O)C4=CC=CC(=C4)/C=C/C(=O)NO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21997</text:p>
          </table:table-cell>
          <table:table-cell office:value-type="string" calcext:value-type="string">
            <text:p>CCC(=O)CCCCC[C@@H](C1=NC=C(N1)C2=CC3=CC=CC=C3N=C2OC)NC(=O)[C@H]4CC45CCOCC5</text:p>
          </table:table-cell>
          <table:table-cell office:value-type="string" calcext:value-type="string">
            <text:p>0.03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8</text:p>
          </table:table-cell>
          <table:table-cell office:value-type="string" calcext:value-type="string">
            <text:p>156021695</text:p>
          </table:table-cell>
          <table:table-cell office:value-type="string" calcext:value-type="string">
            <text:p>CN(C)S(=O)(=O)C1=CC=C(C2=NON=C12)NCCCCCCC(=O)NO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6</text:p>
          </table:table-cell>
          <table:table-cell office:value-type="string" calcext:value-type="string">
            <text:p>156021695</text:p>
          </table:table-cell>
          <table:table-cell office:value-type="string" calcext:value-type="string">
            <text:p>CN(C)S(=O)(=O)C1=CC=C(C2=NON=C12)NCCCCCCC(=O)NO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21671</text:p>
          </table:table-cell>
          <table:table-cell office:value-type="string" calcext:value-type="string">
            <text:p>CCC(=O)CCCCC[C@@H](C1=NC=C(O1)C2=CC3=CC=CC=C3N=C2OC)NC(=O)[C@H]4CC45CCN(CC5)C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21459</text:p>
          </table:table-cell>
          <table:table-cell office:value-type="string" calcext:value-type="string">
            <text:p>COC1=NC2=CC=CC=C2C=C1C3=CN=C(N3)[C@H](CCCCCC(=O)C4=NC=C(O4)CO)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6021459</text:p>
          </table:table-cell>
          <table:table-cell office:value-type="string" calcext:value-type="string">
            <text:p>COC1=NC2=CC=CC=C2C=C1C3=CN=C(N3)[C@H](CCCCCC(=O)C4=NC=C(O4)CO)N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21102</text:p>
          </table:table-cell>
          <table:table-cell office:value-type="string" calcext:value-type="string">
            <text:p>C1CC2=CC=CC=C2N(C3=C1C=CC(=C3)Cl)CCCNS(=O)(=O)C4=CC=C(C=C4)/C=C/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20756</text:p>
          </table:table-cell>
          <table:table-cell office:value-type="string" calcext:value-type="string">
            <text:p>CCC(=O)CCCCC[C@@H](C1=NC=C(O1)C2=CC3=CC=CC=C3N=C2OC)NC(=O)[C@H]4CC45CCN(CC5)CC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20492</text:p>
          </table:table-cell>
          <table:table-cell office:value-type="string" calcext:value-type="string">
            <text:p>C1CC2=CC=CC=C2N(C3=C1C=CC(=C3)Cl)CCCNC(=O)CCCCC(=O)NO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9913</text:p>
          </table:table-cell>
          <table:table-cell office:value-type="string" calcext:value-type="string">
            <text:p>CCC(=O)CCCCC[C@@H](C1=NC=C(N1)C2=CC3=CC=CC=C3N=C2OC)NC(=O)[C@@H]4C[C@]45CCN(C5)C</text:p>
          </table:table-cell>
          <table:table-cell office:value-type="string" calcext:value-type="string">
            <text:p>0.01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9746</text:p>
          </table:table-cell>
          <table:table-cell office:value-type="string" calcext:value-type="string">
            <text:p>CCC(=O)CCCCC[C@@H](C1=NC=C(N1)C2=CC3=CC=CC=C3N=C2OC)NC(=O)[C@@H]4CCC45CCN(CC5)CC</text:p>
          </table:table-cell>
          <table:table-cell office:value-type="string" calcext:value-type="string">
            <text:p>0.00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9655</text:p>
          </table:table-cell>
          <table:table-cell office:value-type="string" calcext:value-type="string">
            <text:p>CCC(=O)CCCCC[C@@H](C1=NC=C(N1)C2=CC3=CC=CC=C3N=C2OC)NC(=O)[C@@H]4CC45CCC(CC5)N(C)C</text:p>
          </table:table-cell>
          <table:table-cell office:value-type="string" calcext:value-type="string">
            <text:p>0.02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9508</text:p>
          </table:table-cell>
          <table:table-cell office:value-type="string" calcext:value-type="string">
            <text:p>CCC(=O)CCCCC[C@@H](C1=NC=C(N1)C2=CC3=CC=CC=C3N=C2OC)NC(=O)[C@@H]4CC45CCOCC5</text:p>
          </table:table-cell>
          <table:table-cell office:value-type="string" calcext:value-type="string">
            <text:p>0.08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8960</text:p>
          </table:table-cell>
          <table:table-cell office:value-type="string" calcext:value-type="string">
            <text:p>CCC(=O)CCCCC[C@@H](C1=NN=C(O1)C2=CC3=CC=CC=C3N=C2OC)NC(=O)[C@H]4CC45CCN(CC5)C</text:p>
          </table:table-cell>
          <table:table-cell office:value-type="string" calcext:value-type="string">
            <text:p>0.05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8870</text:p>
          </table:table-cell>
          <table:table-cell office:value-type="string" calcext:value-type="string">
            <text:p>C1CC2=CC=CC=C2N(C3=C1C=CC(=C3)Cl)CCCNC(=O)CC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6</text:p>
          </table:table-cell>
          <table:table-cell office:value-type="string" calcext:value-type="string">
            <text:p>156018697</text:p>
          </table:table-cell>
          <table:table-cell office:value-type="string" calcext:value-type="string">
            <text:p>CN(C)S(=O)(=O)C1=CC=C(C2=NON=C12)NCCCCCNC(=O)NCC(=O)NO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8682</text:p>
          </table:table-cell>
          <table:table-cell office:value-type="string" calcext:value-type="string">
            <text:p>CCC(=O)CCCCC[C@@H](C1=NC=C(N1)C2=CC3=CC=CC=C3N=C2OC)NC(=O)[C@H]4CC45CCN(CC5)CC6=CC=CC=C6</text:p>
          </table:table-cell>
          <table:table-cell office:value-type="string" calcext:value-type="string">
            <text:p>0.0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8320</text:p>
          </table:table-cell>
          <table:table-cell office:value-type="string" calcext:value-type="string">
            <text:p>COC1=NC2=CC=CC=C2C=C1C3=CN=C(N3)[C@H](CCCCCC(=O)C4=CC=NN4)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6018320</text:p>
          </table:table-cell>
          <table:table-cell office:value-type="string" calcext:value-type="string">
            <text:p>COC1=NC2=CC=CC=C2C=C1C3=CN=C(N3)[C@H](CCCCCC(=O)C4=CC=NN4)N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7949</text:p>
          </table:table-cell>
          <table:table-cell office:value-type="string" calcext:value-type="string">
            <text:p>CCC(=O)CCCCC[C@@H](C1=NC=C(N1)C2=CC3=CC=CC=C3N=C2OC)NC(=O)[C@H]4C[C@]45CCN(C5)C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7747</text:p>
          </table:table-cell>
          <table:table-cell office:value-type="string" calcext:value-type="string">
            <text:p>C1=CC(=CC=C1N2N=CC(=N2)[C@H](CCCCCC(=O)C3=NOC=C3)N)F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6017747</text:p>
          </table:table-cell>
          <table:table-cell office:value-type="string" calcext:value-type="string">
            <text:p>C1=CC(=CC=C1N2N=CC(=N2)[C@H](CCCCCC(=O)C3=NOC=C3)N)F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7390</text:p>
          </table:table-cell>
          <table:table-cell office:value-type="string" calcext:value-type="string">
            <text:p>CCC(=O)CCCCC[C@@H](C1=NC=C(N1)C2=CC3=CC=CC=C3N=C2OC)NC(=O)[C@H]4CC45CCC(CC5)N(C)C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9301</text:p>
          </table:table-cell>
          <table:table-cell office:value-type="string" calcext:value-type="string">
            <text:p>156016822</text:p>
          </table:table-cell>
          <table:table-cell office:value-type="string" calcext:value-type="string">
            <text:p>C1COCCC1(C2=CC3=CC=CC=C3C=C2)C(=O)NC4=CC=C(C=C4)C(=O)NO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156016556</text:p>
          </table:table-cell>
          <table:table-cell office:value-type="string" calcext:value-type="string">
            <text:p>CC1=CC(=C(C(=O)N1)CNC(=O)C2=C(N(C(=C2)C)C3=CC=CC=C3)C)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6469</text:p>
          </table:table-cell>
          <table:table-cell office:value-type="string" calcext:value-type="string">
            <text:p>C1CC2=CC=CC=C2N(C3=C1C=CC(=C3)Cl)CCCNC(=O)CCCCCCCC(=O)NO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6369</text:p>
          </table:table-cell>
          <table:table-cell office:value-type="string" calcext:value-type="string">
            <text:p>CCC(=O)CCCCC[C@@H](C1=NC(=NN1)C2=CC3=CC=CC=C3N=C2OC)NC(=O)[C@H]4CC45CCN(CC5)C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6174</text:p>
          </table:table-cell>
          <table:table-cell office:value-type="string" calcext:value-type="string">
            <text:p>CCC(=O)CCCCC[C@@H](C1=NC=C(N1)C2=CC3=CC=CC=C3N=C2OC)NC(=O)C4CC5(C4)CN(C5)C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5873</text:p>
          </table:table-cell>
          <table:table-cell office:value-type="string" calcext:value-type="string">
            <text:p>C1CC2=CC=CC=C2N(C3=C1C=CC(=C3)Cl)CCCNC(=O)C4=CC=C(C=C4)C(=O)NO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9301</text:p>
          </table:table-cell>
          <table:table-cell office:value-type="string" calcext:value-type="string">
            <text:p>156015592</text:p>
          </table:table-cell>
          <table:table-cell office:value-type="string" calcext:value-type="string">
            <text:p>C1CCC(C1)(C2=CC=C(C=C2)C3=CC(=CC=C3)C(=O)O)C(=O)NC4=CC=C(C=C4)C(=O)NO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9301</text:p>
          </table:table-cell>
          <table:table-cell office:value-type="string" calcext:value-type="string">
            <text:p>156015352</text:p>
          </table:table-cell>
          <table:table-cell office:value-type="string" calcext:value-type="string">
            <text:p>C1CCC(C1)(C2=CN=C(N2)C3=CC=CC=C3)C(=O)NC4=CC=C(C=C4)C(=O)NO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9301</text:p>
          </table:table-cell>
          <table:table-cell office:value-type="string" calcext:value-type="string">
            <text:p>156014913</text:p>
          </table:table-cell>
          <table:table-cell office:value-type="string" calcext:value-type="string">
            <text:p>C1CCC(CC1)(C2=CC=C(C=C2)C3=CNN=C3)C(=O)NC4=CC=C(C=C4)C(=O)NO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4765</text:p>
          </table:table-cell>
          <table:table-cell office:value-type="string" calcext:value-type="string">
            <text:p>CCC(=O)CCCCC[C@@H](C1=NC=C(N1)C2=CC3=CC=CC=C3N=C2OC)NC(=O)[C@H]4CC45CCN(CC5)C(=O)C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6</text:p>
          </table:table-cell>
          <table:table-cell office:value-type="string" calcext:value-type="string">
            <text:p>156014451</text:p>
          </table:table-cell>
          <table:table-cell office:value-type="string" calcext:value-type="string">
            <text:p>CC(C)CC(C(=O)NO)NC(=O)NCCCCCNC1=CC=C(C2=NON=C12)S(=O)(=O)N(C)C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4407</text:p>
          </table:table-cell>
          <table:table-cell office:value-type="string" calcext:value-type="string">
            <text:p>C1CC2=CC=CC=C2N(C3=C1C=CC(=C3)Cl)CCCNCC4=CC=C(C=C4)/C=C/C(=O)NO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4230</text:p>
          </table:table-cell>
          <table:table-cell office:value-type="string" calcext:value-type="string">
            <text:p>CCC(=O)CCCCC[C@@H](C1=NC=C(N1)C2=CC3=CC=CC=C3N=C2OC)NC(=O)[C@H]4C[C@@]45CCN(C5)C</text:p>
          </table:table-cell>
          <table:table-cell office:value-type="string" calcext:value-type="string">
            <text:p>0.00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4152</text:p>
          </table:table-cell>
          <table:table-cell office:value-type="string" calcext:value-type="string">
            <text:p>C1CC2=CC=CC=C2N(C3=C1C=CC(=C3)Cl)CCCNC(=O)CCCCCC(=O)NO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6013864</text:p>
          </table:table-cell>
          <table:table-cell office:value-type="string" calcext:value-type="string">
            <text:p>COC1=NC2=CC=CC=C2C=C1C3=CN=C(N3)[C@H](CCCCCC(=O)C4=NC=CN4)N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3864</text:p>
          </table:table-cell>
          <table:table-cell office:value-type="string" calcext:value-type="string">
            <text:p>COC1=NC2=CC=CC=C2C=C1C3=CN=C(N3)[C@H](CCCCCC(=O)C4=NC=CN4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3627</text:p>
          </table:table-cell>
          <table:table-cell office:value-type="string" calcext:value-type="string">
            <text:p>CCC(=O)CCCCC[C@@H](C1=NC(=NN1)C2=CC3=CC=CC=C3N=C2OC)NC(=O)[C@H]4CC45CCN(CC5)CC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3576</text:p>
          </table:table-cell>
          <table:table-cell office:value-type="string" calcext:value-type="string">
            <text:p>C1CC2=CC=CC=C2N(C3=C1C=CC(=C3)Cl)CCCNC(=O)CCCC(=O)NO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3472</text:p>
          </table:table-cell>
          <table:table-cell office:value-type="string" calcext:value-type="string">
            <text:p>CCC(=O)CCCCC[C@@H](C1=NC=C(N1)C2=CC3=CC=CC=C3N=C2OC)NC(=O)CC4CC5(C4)CN(C5)C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6013288</text:p>
          </table:table-cell>
          <table:table-cell office:value-type="string" calcext:value-type="string">
            <text:p>CC1=C(C=NO1)C(=O)CCCCC[C@@H](C2=NC=C(N2)C3=CC4=CC=CC=C4N=C3OC)N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3288</text:p>
          </table:table-cell>
          <table:table-cell office:value-type="string" calcext:value-type="string">
            <text:p>CC1=C(C=NO1)C(=O)CCCCC[C@@H](C2=NC=C(N2)C3=CC4=CC=CC=C4N=C3OC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3262</text:p>
          </table:table-cell>
          <table:table-cell office:value-type="string" calcext:value-type="string">
            <text:p>CCC(=O)CCCCC[C@@H](C1=NC=C(N1)C2=CC3=CC=CC=C3N=C2OC)NC(=O)[C@H]4CC45CCN(CC5)CC6=CN=CC=C6</text:p>
          </table:table-cell>
          <table:table-cell office:value-type="string" calcext:value-type="string">
            <text:p>0.00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156013097</text:p>
          </table:table-cell>
          <table:table-cell office:value-type="string" calcext:value-type="string">
            <text:p>CC1=CC(=C(C(=O)N1)CNC(=O)C2=C(N(N=C2)C3=CC=CC(=C3)NC(=O)CCCCCCC(=O)NO)C)C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2912</text:p>
          </table:table-cell>
          <table:table-cell office:value-type="string" calcext:value-type="string">
            <text:p>C1CC2=CC=CC=C2N(C3=C1C=CC(=C3)Cl)CCCNCC4=CC=C(C=C4)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2420</text:p>
          </table:table-cell>
          <table:table-cell office:value-type="string" calcext:value-type="string">
            <text:p>CCC(=O)CCCCC[C@@H](C1=NC=C(N1)C2=CC3=CC=CC=C3N=C2OC)NC(=O)[C@H]4CC45CN(C5)C</text:p>
          </table:table-cell>
          <table:table-cell office:value-type="string" calcext:value-type="string">
            <text:p>0.00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8</text:p>
          </table:table-cell>
          <table:table-cell office:value-type="string" calcext:value-type="string">
            <text:p>156012347</text:p>
          </table:table-cell>
          <table:table-cell office:value-type="string" calcext:value-type="string">
            <text:p>CN(C)S(=O)(=O)C1=CC=C(C2=NON=C12)NCCCCCC(=O)NO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6</text:p>
          </table:table-cell>
          <table:table-cell office:value-type="string" calcext:value-type="string">
            <text:p>156012347</text:p>
          </table:table-cell>
          <table:table-cell office:value-type="string" calcext:value-type="string">
            <text:p>CN(C)S(=O)(=O)C1=CC=C(C2=NON=C12)NCCCCCC(=O)NO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2150</text:p>
          </table:table-cell>
          <table:table-cell office:value-type="string" calcext:value-type="string">
            <text:p>CCC(=O)CCCCC[C@@H](C1=NC=C(N1)C2=CC3=CC=CC=C3N=C2OC)NC(=O)[C@@H]4CC45CN(C5)C</text:p>
          </table:table-cell>
          <table:table-cell office:value-type="string" calcext:value-type="string">
            <text:p>0.00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1963</text:p>
          </table:table-cell>
          <table:table-cell office:value-type="string" calcext:value-type="string">
            <text:p>C1CC2=CC=CC=C2N(C3=C1C=CC(=C3)Cl)CCCNC(=O)CCCCCC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1886</text:p>
          </table:table-cell>
          <table:table-cell office:value-type="string" calcext:value-type="string">
            <text:p>CCC(=O)CCCCC[C@@H](C1=NC=C(N1)C2=CC3=CC=CC=C3N=C2OC)NC(=O)[C@@H]4CC45CCCN(C5)C</text:p>
          </table:table-cell>
          <table:table-cell office:value-type="string" calcext:value-type="string">
            <text:p>0.02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1619</text:p>
          </table:table-cell>
          <table:table-cell office:value-type="string" calcext:value-type="string">
            <text:p>CCC(=O)CCCCC[C@@H](C1=NC=C(N1)C2=CC3=CC=CC=C3N=C2OC)NC(=O)[C@H]4CCC45CCN(CC5)CC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9301</text:p>
          </table:table-cell>
          <table:table-cell office:value-type="string" calcext:value-type="string">
            <text:p>156011452</text:p>
          </table:table-cell>
          <table:table-cell office:value-type="string" calcext:value-type="string">
            <text:p>CN(C)C1=CC=C(C=C1)C2(CCCC2)C(=O)NC3=CC=C(C=C3)C(=O)NO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4527</text:p>
          </table:table-cell>
          <table:table-cell office:value-type="string" calcext:value-type="string">
            <text:p>156011362</text:p>
          </table:table-cell>
          <table:table-cell office:value-type="string" calcext:value-type="string">
            <text:p>CCC(=O)CCCCC[C@@H](C1=NC=C(N1)C2=CC3=CC=CC=C3N=C2OC)NC(=O)[C@H]4CC45CCN(CC5)CC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11362</text:p>
          </table:table-cell>
          <table:table-cell office:value-type="string" calcext:value-type="string">
            <text:p>CCC(=O)CCCCC[C@@H](C1=NC=C(N1)C2=CC3=CC=CC=C3N=C2OC)NC(=O)[C@H]4CC45CCN(CC5)CC</text:p>
          </table:table-cell>
          <table:table-cell office:value-type="string" calcext:value-type="string">
            <text:p>0.0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0930</text:p>
          </table:table-cell>
          <table:table-cell office:value-type="string" calcext:value-type="string">
            <text:p>C1=CC(=CC=C1N2C=C(C=N2)[C@H](CCCCCC(=O)C3=NOC=C3)N)F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6010930</text:p>
          </table:table-cell>
          <table:table-cell office:value-type="string" calcext:value-type="string">
            <text:p>C1=CC(=CC=C1N2C=C(C=N2)[C@H](CCCCCC(=O)C3=NOC=C3)N)F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156010681</text:p>
          </table:table-cell>
          <table:table-cell office:value-type="string" calcext:value-type="string">
            <text:p>C1CC2=CC=CC=C2N(C3=C1C=CC(=C3)Cl)CCCNC(=O)CCCCCCCCC(=O)NO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156010365</text:p>
          </table:table-cell>
          <table:table-cell office:value-type="string" calcext:value-type="string">
            <text:p>CC1=CC(=C(C(=O)N1)CNC(=O)C2=C(N(C(=C2)C)C3=CC=CC(=C3)NC(=O)CCCCCCC(=O)NO)C)C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6009802</text:p>
          </table:table-cell>
          <table:table-cell office:value-type="string" calcext:value-type="string">
            <text:p>CCC(=O)CCCCC[C@@H](C1=NC=C(N1)C2=CC3=CC=CC=C3N=C2OC)NC(=O)[C@H]4CC45CCCN(C5)C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9301</text:p>
          </table:table-cell>
          <table:table-cell office:value-type="string" calcext:value-type="string">
            <text:p>156009684</text:p>
          </table:table-cell>
          <table:table-cell office:value-type="string" calcext:value-type="string">
            <text:p>C1COCCC1(C2=CC=C(C=C2)Br)C(=O)NC3=CC=C(C=C3)C(=O)NO</text:p>
          </table:table-cell>
          <table:table-cell office:value-type="string" calcext:value-type="string">
            <text:p>0.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5925380</text:p>
          </table:table-cell>
          <table:table-cell office:value-type="string" calcext:value-type="string">
            <text:p>C1=CC=C(C(=C1)C2=CC(=NO2)[C@H](CCCCCC(=O)C3=NOC=C3)N)F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5925380</text:p>
          </table:table-cell>
          <table:table-cell office:value-type="string" calcext:value-type="string">
            <text:p>C1=CC=C(C(=C1)C2=CC(=NO2)[C@H](CCCCCC(=O)C3=NOC=C3)N)F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5925379</text:p>
          </table:table-cell>
          <table:table-cell office:value-type="string" calcext:value-type="string">
            <text:p>CC1=CC(=NO1)C(=O)CCCCC[C@@H](C2=NC=C(N2)C3=CC=CC=C3F)NC(=O)C4CN(C4)C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5925379</text:p>
          </table:table-cell>
          <table:table-cell office:value-type="string" calcext:value-type="string">
            <text:p>CC1=CC(=NO1)C(=O)CCCCC[C@@H](C2=NC=C(N2)C3=CC=CC=C3F)NC(=O)C4CN(C4)C</text:p>
          </table:table-cell>
          <table:table-cell office:value-type="string" calcext:value-type="string">
            <text:p>0.000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5925141</text:p>
          </table:table-cell>
          <table:table-cell office:value-type="string" calcext:value-type="string">
            <text:p>CN1CCC(CC1)C(=O)N[C@@H](CCCCCC(=O)C2=NC=CS2)C3=NC=C(N3)C4=CC=C(C=C4)F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5925141</text:p>
          </table:table-cell>
          <table:table-cell office:value-type="string" calcext:value-type="string">
            <text:p>CN1CCC(CC1)C(=O)N[C@@H](CCCCCC(=O)C2=NC=CS2)C3=NC=C(N3)C4=CC=C(C=C4)F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5925021</text:p>
          </table:table-cell>
          <table:table-cell office:value-type="string" calcext:value-type="string">
            <text:p>C1=CC(=CC=C1N2C=CC(=N2)[C@H](CCCCCC(=O)C3=NOC=C3)N)F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5925021</text:p>
          </table:table-cell>
          <table:table-cell office:value-type="string" calcext:value-type="string">
            <text:p>C1=CC(=CC=C1N2C=CC(=N2)[C@H](CCCCCC(=O)C3=NOC=C3)N)F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5924154</text:p>
          </table:table-cell>
          <table:table-cell office:value-type="string" calcext:value-type="string">
            <text:p>CC1=COC(=N1)C(=O)CCCCC[C@@H](C2=NC=C(N2)C3=CC=C(C=C3)F)NC(=O)C4CCN(CC4)C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55924154</text:p>
          </table:table-cell>
          <table:table-cell office:value-type="string" calcext:value-type="string">
            <text:p>CC1=COC(=N1)C(=O)CCCCC[C@@H](C2=NC=C(N2)C3=CC=C(C=C3)F)NC(=O)C4CCN(CC4)C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7</text:p>
          </table:table-cell>
          <table:table-cell office:value-type="string" calcext:value-type="string">
            <text:p>155907156</text:p>
          </table:table-cell>
          <table:table-cell office:value-type="string" calcext:value-type="string">
            <text:p>CCCC[C@@H](C1=NC=C(N1)C2=CC3=CC=CC=C3N=C2OC)NC(=O)[C@H](C)C4=C(NC5=C4C=C(C=C5)O)C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8</text:p>
          </table:table-cell>
          <table:table-cell office:value-type="string" calcext:value-type="string">
            <text:p>155907156</text:p>
          </table:table-cell>
          <table:table-cell office:value-type="string" calcext:value-type="string">
            <text:p>CCCC[C@@H](C1=NC=C(N1)C2=CC3=CC=CC=C3N=C2OC)NC(=O)[C@H](C)C4=C(NC5=C4C=C(C=C5)O)C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Nano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55907156</text:p>
          </table:table-cell>
          <table:table-cell office:value-type="string" calcext:value-type="string">
            <text:p>CCCC[C@@H](C1=NC=C(N1)C2=CC3=CC=CC=C3N=C2OC)NC(=O)[C@H](C)C4=C(NC5=C4C=C(C=C5)O)C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55907156</text:p>
          </table:table-cell>
          <table:table-cell office:value-type="string" calcext:value-type="string">
            <text:p>CCCC[C@@H](C1=NC=C(N1)C2=CC3=CC=CC=C3N=C2OC)NC(=O)[C@H](C)C4=C(NC5=C4C=C(C=C5)O)C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55907155</text:p>
          </table:table-cell>
          <table:table-cell office:value-type="string" calcext:value-type="string">
            <text:p>CCCC[C@@H](C1=NC=C(N1)C2=CC3=CC=CC=C3N=C2OC)NC(=O)C4CN(C4)C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55907155</text:p>
          </table:table-cell>
          <table:table-cell office:value-type="string" calcext:value-type="string">
            <text:p>CCCC[C@@H](C1=NC=C(N1)C2=CC3=CC=CC=C3N=C2OC)NC(=O)C4CN(C4)C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6050</text:p>
          </table:table-cell>
          <table:table-cell office:value-type="string" calcext:value-type="string">
            <text:p>155568767</text:p>
          </table:table-cell>
          <table:table-cell office:value-type="string" calcext:value-type="string">
            <text:p>CN1C(=O)C2=C(C=C(C=C2)Br)N=C1SCC3=CC=C(C=C3)C(=O)NC4=CC=CC=C4N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68350</text:p>
          </table:table-cell>
          <table:table-cell office:value-type="string" calcext:value-type="string">
            <text:p>CC1=C2C(=CC=C1)SC(=S)N3C2=NCC3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67444</text:p>
          </table:table-cell>
          <table:table-cell office:value-type="string" calcext:value-type="string">
            <text:p>C1CN=C2C3=C(C=CC(=C3)Br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66833</text:p>
          </table:table-cell>
          <table:table-cell office:value-type="string" calcext:value-type="string">
            <text:p>CC(C1=CC=C(C=C1)C(=O)NC2=CC=CC=C2N)NC3=CC=CC=C3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66461</text:p>
          </table:table-cell>
          <table:table-cell office:value-type="string" calcext:value-type="string">
            <text:p>CC1=CC2=C(C=C1)C3=NCCN3C(=S)S2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66122</text:p>
          </table:table-cell>
          <table:table-cell office:value-type="string" calcext:value-type="string">
            <text:p>C1CN2C(=N1)C3=C(C=CC=C3I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99722</text:p>
          </table:table-cell>
          <table:table-cell office:value-type="string" calcext:value-type="string">
            <text:p>155565698</text:p>
          </table:table-cell>
          <table:table-cell office:value-type="string" calcext:value-type="string">
            <text:p>COC(=O)C1=C(C2=CC=CC=C2C=C1)OCCCCCCCC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BR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65674</text:p>
          </table:table-cell>
          <table:table-cell office:value-type="string" calcext:value-type="string">
            <text:p>C1CN2C(=N1)C3=C(C=C(C=C3SC2=S)Br)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155564870</text:p>
          </table:table-cell>
          <table:table-cell office:value-type="string" calcext:value-type="string">
            <text:p>C1CCN(C1)CC2=CN(C3=CC=CC=C32)CC4=CC=C(C=C4)C(=O)NO</text:p>
          </table:table-cell>
          <table:table-cell office:value-type="string" calcext:value-type="string">
            <text:p>6.309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64750</text:p>
          </table:table-cell>
          <table:table-cell office:value-type="string" calcext:value-type="string">
            <text:p>CC1=CC2=C(C=C1)SC(=S)N3C2=NCC3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64587</text:p>
          </table:table-cell>
          <table:table-cell office:value-type="string" calcext:value-type="string">
            <text:p>C1=CC=C(C=C1)CNC(=O)CN(CCCCCC(=O)NC2=CC=CC=C2N)C(=O)C3=CC=CC4=CC=CC=C4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155564400</text:p>
          </table:table-cell>
          <table:table-cell office:value-type="string" calcext:value-type="string">
            <text:p>CC(C)C1C(=O)OC(CC(=O)NCC2=NC(=CS2)C3=NC(CS3)(C(=O)N1)C)C(=CCCS)F</text:p>
          </table:table-cell>
          <table:table-cell office:value-type="string" calcext:value-type="string">
            <text:p>0.095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55563943</text:p>
          </table:table-cell>
          <table:table-cell office:value-type="string" calcext:value-type="string">
            <text:p>CNC1=NC(=NC=C1Cl)NC2=CN(N=C2)CCCCCC(=O)NO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6050</text:p>
          </table:table-cell>
          <table:table-cell office:value-type="string" calcext:value-type="string">
            <text:p>155563558</text:p>
          </table:table-cell>
          <table:table-cell office:value-type="string" calcext:value-type="string">
            <text:p>CCN1C(=O)C2=C(C=C(C=C2)OC)N=C1SCC3=CC=C(C=C3)C=CC(=O)NC4=CC=CC=C4N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63524</text:p>
          </table:table-cell>
          <table:table-cell office:value-type="string" calcext:value-type="string">
            <text:p>C1=CC=C(C=C1)NCC2=CC=C(C=C2)C(=O)NC3=CC=CC=C3N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62249</text:p>
          </table:table-cell>
          <table:table-cell office:value-type="string" calcext:value-type="string">
            <text:p>C1CN2C(=N1)C3=C(C=C(C=C3)C#N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62145</text:p>
          </table:table-cell>
          <table:table-cell office:value-type="string" calcext:value-type="string">
            <text:p>CCCNNC(=O)C1=CC=C(C=C1)CNCC2=CC=CC=C2.C(=O)(C(F)(F)F)O</text:p>
          </table:table-cell>
          <table:table-cell office:value-type="string" calcext:value-type="string">
            <text:p>0.44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61539</text:p>
          </table:table-cell>
          <table:table-cell office:value-type="string" calcext:value-type="string">
            <text:p>CC1=C(C(=NO1)C)C2=NC3=C(C4=C(S3)CN(CC4)CC(=O)NC5=CC=CC=C5N)C(=O)N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61445</text:p>
          </table:table-cell>
          <table:table-cell office:value-type="string" calcext:value-type="string">
            <text:p>COC1=CC(=CC(=C1OC)OC)C(=O)NOCC2=CC=C(C=C2)/C=C/C(=O)NO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61445</text:p>
          </table:table-cell>
          <table:table-cell office:value-type="string" calcext:value-type="string">
            <text:p>COC1=CC(=CC(=C1OC)OC)C(=O)NOCC2=CC=C(C=C2)/C=C/C(=O)NO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61265</text:p>
          </table:table-cell>
          <table:table-cell office:value-type="string" calcext:value-type="string">
            <text:p>CCCNNC(=O)C=CC1=CC=C(C=C1)CN(CCC2=C(NC3=CC=CC=C32)C)C(=O)OC(C)(C)C</text:p>
          </table:table-cell>
          <table:table-cell office:value-type="string" calcext:value-type="string">
            <text:p>1.2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60779</text:p>
          </table:table-cell>
          <table:table-cell office:value-type="string" calcext:value-type="string">
            <text:p>CC(C1=CC=C(C=C1)C(=O)NC2=CC=CC=C2N)NC3=CC=CC=C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60660</text:p>
          </table:table-cell>
          <table:table-cell office:value-type="string" calcext:value-type="string">
            <text:p>C1=CC=C2C(=C1)C=CC=C2NC(=O)NOCC3=CC=C(C=C3)/C=C/C(=O)NO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60660</text:p>
          </table:table-cell>
          <table:table-cell office:value-type="string" calcext:value-type="string">
            <text:p>C1=CC=C2C(=C1)C=CC=C2NC(=O)NOCC3=CC=C(C=C3)/C=C/C(=O)NO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59872</text:p>
          </table:table-cell>
          <table:table-cell office:value-type="string" calcext:value-type="string">
            <text:p>CC1=CC(=CC(=C1)C(=O)N(CCCCCC(=O)NC2=C(C=CC(=C2)C3=CC=CC=C3)N)CC(=O)NCC4=CC=CC=C4)C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99722</text:p>
          </table:table-cell>
          <table:table-cell office:value-type="string" calcext:value-type="string">
            <text:p>155559583</text:p>
          </table:table-cell>
          <table:table-cell office:value-type="string" calcext:value-type="string">
            <text:p>COC(=O)C1=C(C2=CC=CC=C2C=C1)OCCCCCCCC(=O)NO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BR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99747</text:p>
          </table:table-cell>
          <table:table-cell office:value-type="string" calcext:value-type="string">
            <text:p>155559583</text:p>
          </table:table-cell>
          <table:table-cell office:value-type="string" calcext:value-type="string">
            <text:p>COC(=O)C1=C(C2=CC=CC=C2C=C1)OCCCCCCCC(=O)NO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58642</text:p>
          </table:table-cell>
          <table:table-cell office:value-type="string" calcext:value-type="string">
            <text:p>C1=CC=C(C=C1)C(=O)CCCCCC(=O)NC2=CC=CC=C2N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9337</text:p>
          </table:table-cell>
          <table:table-cell office:value-type="string" calcext:value-type="string">
            <text:p>155558567</text:p>
          </table:table-cell>
          <table:table-cell office:value-type="string" calcext:value-type="string">
            <text:p>C1=CC=C2C(=C1)/C(=C/C(=O)NCC3=CC=C(C=C3)C(=O)NC4=C(C=C(C=C4)F)N)/NC2=O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so với đối chứ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57418</text:p>
          </table:table-cell>
          <table:table-cell office:value-type="string" calcext:value-type="string">
            <text:p>CCCNNC(=O)C1=CC=C(C=C1)CN(CC2=CC=CC=C2)C(=O)OC(C)(C)C</text:p>
          </table:table-cell>
          <table:table-cell office:value-type="string" calcext:value-type="string">
            <text:p>0.57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31194</text:p>
          </table:table-cell>
          <table:table-cell office:value-type="string" calcext:value-type="string">
            <text:p>155557270</text:p>
          </table:table-cell>
          <table:table-cell office:value-type="string" calcext:value-type="string">
            <text:p>C1=CC=C(C=C1)C[C@H](C(=O)NO)N2C(=C(N=N2)C3=CC=CC=C3)C#CC4=CC=CC=C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57199</text:p>
          </table:table-cell>
          <table:table-cell office:value-type="string" calcext:value-type="string">
            <text:p>CCCNNC(=O)C1=CC=C(C=C1)CN(CCC2=C(NC3=CC=CC=C32)C)C(=O)OC(C)(C)C</text:p>
          </table:table-cell>
          <table:table-cell office:value-type="string" calcext:value-type="string">
            <text:p>0.27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57106</text:p>
          </table:table-cell>
          <table:table-cell office:value-type="string" calcext:value-type="string">
            <text:p>B1(O[C@@H]2[C@@H]3C[C@@H](C3(C)C)C[C@@]2(O1)C)[C@H](CC(C)C)NC(=O)[C@H](CC4=CC=CC=C4)NC(=O)C5=CC=CC(=C5)C(=O)NC6=CC=CC=C6N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55957</text:p>
          </table:table-cell>
          <table:table-cell office:value-type="string" calcext:value-type="string">
            <text:p>C1CN=C2C3=C(C(=CC=C3)Cl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31194</text:p>
          </table:table-cell>
          <table:table-cell office:value-type="string" calcext:value-type="string">
            <text:p>155555613</text:p>
          </table:table-cell>
          <table:table-cell office:value-type="string" calcext:value-type="string">
            <text:p>C1=CC=C(C=C1)C[C@@H](C(=O)O)N2C(=C(N=N2)C3=CC=CC=C3)C#CC4=CC=CC=C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14127</text:p>
          </table:table-cell>
          <table:table-cell office:value-type="string" calcext:value-type="string">
            <text:p>155555562</text:p>
          </table:table-cell>
          <table:table-cell office:value-type="string" calcext:value-type="string">
            <text:p>C1COCCN1C2=NC(=NC3=C2C=NN3CCCCCCC(=O)NO)C4=CC=C(C=C4)N</text:p>
          </table:table-cell>
          <table:table-cell office:value-type="string" calcext:value-type="string">
            <text:p>0.0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55499</text:p>
          </table:table-cell>
          <table:table-cell office:value-type="string" calcext:value-type="string">
            <text:p>CC1=CC(=CC(=C1OCCCC(=O)NO)C)C2=NC3=C(C4=C(S3)CN(CC4)C)C(=O)N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55451</text:p>
          </table:table-cell>
          <table:table-cell office:value-type="string" calcext:value-type="string">
            <text:p>CC1=C(C(=NO1)C)C2=NC3=C(C4=C(S3)CN(CC4)CC(=O)NO)C(=O)N2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55330</text:p>
          </table:table-cell>
          <table:table-cell office:value-type="string" calcext:value-type="string">
            <text:p>CC(C1=CC=C(C=C1)C(=O)NC2=CC=CC=C2N)NC3=CC=CC=C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54197</text:p>
          </table:table-cell>
          <table:table-cell office:value-type="string" calcext:value-type="string">
            <text:p>CC1=CC(=CC(=C1OCC2=CC(=CC=C2)C(=O)NC3=CC=CC=C3N)C)C4=NC5=C(C6=C(S5)CN(CC6)C)C(=O)N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53474</text:p>
          </table:table-cell>
          <table:table-cell office:value-type="string" calcext:value-type="string">
            <text:p>B1(O[C@@H]2[C@@H]3C[C@@H](C3(C)C)C[C@@]2(O1)C)[C@H](CC(C)C)NC(=O)[C@H](CC4=CNC5=CC=CC=C54)NC(=O)C6=CC=C(C=C6)C(=O)NO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55553215</text:p>
          </table:table-cell>
          <table:table-cell office:value-type="string" calcext:value-type="string">
            <text:p>COC1=CC2=C(C=C1)SC3=CC=CC=C3N2CC4=CC=C(C=C4)C(=O)NO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52802</text:p>
          </table:table-cell>
          <table:table-cell office:value-type="string" calcext:value-type="string">
            <text:p>CC1=C(C2=CC=CC=C2N1)CCNCC3=CC=C(C=C3)C=CC(=O)NN(C)C.C(=O)(C(F)(F)F)O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56</text:p>
          </table:table-cell>
          <table:table-cell office:value-type="string" calcext:value-type="string">
            <text:p>155552130</text:p>
          </table:table-cell>
          <table:table-cell office:value-type="string" calcext:value-type="string">
            <text:p>B1(O[C@@H]2[C@@H]3C[C@@H](C3(C)C)C[C@@]2(O1)C)[C@H](CC(C)C)NC(=O)CNC(=O)C4=CC=CC(=C4)/C=C/C(=O)NO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52130</text:p>
          </table:table-cell>
          <table:table-cell office:value-type="string" calcext:value-type="string">
            <text:p>B1(O[C@@H]2[C@@H]3C[C@@H](C3(C)C)C[C@@]2(O1)C)[C@H](CC(C)C)NC(=O)CNC(=O)C4=CC=CC(=C4)/C=C/C(=O)NO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658</text:p>
          </table:table-cell>
          <table:table-cell office:value-type="string" calcext:value-type="string">
            <text:p>155551780</text:p>
          </table:table-cell>
          <table:table-cell office:value-type="string" calcext:value-type="string">
            <text:p>CN(C)C1=CC=CC2=C1C=CC=C2S(=O)(=O)N(CC3=CC=C(C=C3)C(=O)NC4=CC=CC=C4N)CC(=O)NCC5=CC=CC=C5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155551057</text:p>
          </table:table-cell>
          <table:table-cell office:value-type="string" calcext:value-type="string">
            <text:p>CN1C=NC=C1C2=CN(C3=CC=CC=C32)CC4=CC=C(C=C4)C(=O)NO</text:p>
          </table:table-cell>
          <table:table-cell office:value-type="string" calcext:value-type="string">
            <text:p>3.162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50827</text:p>
          </table:table-cell>
          <table:table-cell office:value-type="string" calcext:value-type="string">
            <text:p>CN(C)C1=CC2=C(C=C1)C3=NCCN3C(=S)S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155550122</text:p>
          </table:table-cell>
          <table:table-cell office:value-type="string" calcext:value-type="string">
            <text:p>C1=CC(=CC=C1CN2C=C(C=N2)NC3=NC=C(C(=N3)NC4=CC=C(C=C4)F)Cl)/C=C/C(=O)N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55550122</text:p>
          </table:table-cell>
          <table:table-cell office:value-type="string" calcext:value-type="string">
            <text:p>C1=CC(=CC=C1CN2C=C(C=N2)NC3=NC=C(C(=N3)NC4=CC=C(C=C4)F)Cl)/C=C/C(=O)NO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49392</text:p>
          </table:table-cell>
          <table:table-cell office:value-type="string" calcext:value-type="string">
            <text:p>CC1=C(C2=CC=CC=C2N1)CC(=O)NOCC3=CC=C(C=C3)/C=C/C(=O)NO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49392</text:p>
          </table:table-cell>
          <table:table-cell office:value-type="string" calcext:value-type="string">
            <text:p>CC1=C(C2=CC=CC=C2N1)CC(=O)NOCC3=CC=C(C=C3)/C=C/C(=O)NO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49087</text:p>
          </table:table-cell>
          <table:table-cell office:value-type="string" calcext:value-type="string">
            <text:p>CC1=C2C(=CC=C1)C3=NCCCN3C(=S)S2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6050</text:p>
          </table:table-cell>
          <table:table-cell office:value-type="string" calcext:value-type="string">
            <text:p>155549051</text:p>
          </table:table-cell>
          <table:table-cell office:value-type="string" calcext:value-type="string">
            <text:p>COC1=CC2=C(C=C1)C(=O)N(C(=N2)SCC3=CC=C(C=C3)C(=O)NC4=CC=CC=C4N)C5=CC=CC=C5Cl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47606</text:p>
          </table:table-cell>
          <table:table-cell office:value-type="string" calcext:value-type="string">
            <text:p>COC1=CC=C(C=C1)NC(=O)NOCC2=CC=C(C=C2)/C=C/C(=O)NO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47606</text:p>
          </table:table-cell>
          <table:table-cell office:value-type="string" calcext:value-type="string">
            <text:p>COC1=CC=C(C=C1)NC(=O)NOCC2=CC=C(C=C2)/C=C/C(=O)NO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47009</text:p>
          </table:table-cell>
          <table:table-cell office:value-type="string" calcext:value-type="string">
            <text:p>C1=CC=C(C=C1)C(=O)NCCCCC(=O)NC2=CC=CC=C2N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46691</text:p>
          </table:table-cell>
          <table:table-cell office:value-type="string" calcext:value-type="string">
            <text:p>CCCNNC(=O)C1=CC=C(C=C1)NCC2=CC=CC=C2</text:p>
          </table:table-cell>
          <table:table-cell office:value-type="string" calcext:value-type="string">
            <text:p>0.067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46632</text:p>
          </table:table-cell>
          <table:table-cell office:value-type="string" calcext:value-type="string">
            <text:p>C1CN2C(=N1)C3=C(C=CC(=C3)I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155546555</text:p>
          </table:table-cell>
          <table:table-cell office:value-type="string" calcext:value-type="string">
            <text:p>CN1CCCC1C2=CN(C3=CC=CC=C32)CC4=CC=C(C=C4)C(=O)NO</text:p>
          </table:table-cell>
          <table:table-cell office:value-type="string" calcext:value-type="string">
            <text:p>1.995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155546486</text:p>
          </table:table-cell>
          <table:table-cell office:value-type="string" calcext:value-type="string">
            <text:p>C1COCC2=C1N(C3=CC=CC=C23)CC4=CC=C(C=C4)C(=O)NO</text:p>
          </table:table-cell>
          <table:table-cell office:value-type="string" calcext:value-type="string">
            <text:p>7.943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46325</text:p>
          </table:table-cell>
          <table:table-cell office:value-type="string" calcext:value-type="string">
            <text:p>C1CN=C2C3=C(C=CC=C3SC(=S)N2C1)F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1809</text:p>
          </table:table-cell>
          <table:table-cell office:value-type="string" calcext:value-type="string">
            <text:p>155546207</text:p>
          </table:table-cell>
          <table:table-cell office:value-type="string" calcext:value-type="string">
            <text:p>C1=CC=C(C=C1)NC(=O)C2=CC=C(C=C2)CNC(=O)/C=C/C3=CN=CC=C3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55546107</text:p>
          </table:table-cell>
          <table:table-cell office:value-type="string" calcext:value-type="string">
            <text:p>C1=CC=C2C(=C1)N(C3=C(S2)C=CC(=C3)Cl)CC4=CC=C(C=C4)C(=O)NO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46022</text:p>
          </table:table-cell>
          <table:table-cell office:value-type="string" calcext:value-type="string">
            <text:p>CCCNNC(=O)C1=CC=C(C=C1)CNCCC2=C(NC3=CC=CC=C32)C.C(=O)(C(F)(F)F)O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45907</text:p>
          </table:table-cell>
          <table:table-cell office:value-type="string" calcext:value-type="string">
            <text:p>CC1=C(C(=NO1)C)C2=NC3=C(C4=C(S3)CN(CC4)CCCCCC(=O)NO)C(=O)N2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45511</text:p>
          </table:table-cell>
          <table:table-cell office:value-type="string" calcext:value-type="string">
            <text:p>B1(O[C@@H]2[C@@H]3C[C@@H](C3(C)C)C[C@@]2(O1)C)[C@H](CC(C)C)NC(=O)CNC(=O)C4=CC=C(C=C4)/C=C/C(=O)NO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45446</text:p>
          </table:table-cell>
          <table:table-cell office:value-type="string" calcext:value-type="string">
            <text:p>CC1=CC(=CC(=C1O)C)C2=NC3=C(C4=C(S3)CN(CC4)CCCCCC(=O)NO)C(=O)N2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155545380</text:p>
          </table:table-cell>
          <table:table-cell office:value-type="string" calcext:value-type="string">
            <text:p>CC(C)C1C(=O)OC(CC(=O)NCC2=NC(=CS2)C3=NC(CS3)(C(=O)N1)C)C(=CCCS)F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45078</text:p>
          </table:table-cell>
          <table:table-cell office:value-type="string" calcext:value-type="string">
            <text:p>COC1=CC2=C(C=C1)SC(=S)N3C2=NCC3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44609</text:p>
          </table:table-cell>
          <table:table-cell office:value-type="string" calcext:value-type="string">
            <text:p>CC1=CC(=CC(=C1)NC(=O)NOCC2=CC=C(C=C2)/C=C/C(=O)NO)C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44609</text:p>
          </table:table-cell>
          <table:table-cell office:value-type="string" calcext:value-type="string">
            <text:p>CC1=CC(=CC(=C1)NC(=O)NOCC2=CC=C(C=C2)/C=C/C(=O)NO)C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44603</text:p>
          </table:table-cell>
          <table:table-cell office:value-type="string" calcext:value-type="string">
            <text:p>CC1=C(C2=CC=CC=C2N1)CCNCC3=CC=C(C=C3)C=CC(=O)NN4CCCCC4.C(=O)(C(F)(F)F)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44459</text:p>
          </table:table-cell>
          <table:table-cell office:value-type="string" calcext:value-type="string">
            <text:p>C1CN2C(=N1)C3=C(C=CC=C3Br)SC2=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44266</text:p>
          </table:table-cell>
          <table:table-cell office:value-type="string" calcext:value-type="string">
            <text:p>B1(O[C@@H]2[C@@H]3C[C@@H](C3(C)C)C[C@@]2(O1)C)[C@H](CC(C)C)NC(=O)[C@H](CC4=CNC5=CC=CC=C54)NC(=O)C6=CC=C(C=C6)/C=C/C(=O)NO</text:p>
          </table:table-cell>
          <table:table-cell office:value-type="string" calcext:value-type="string">
            <text:p>0.01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43511</text:p>
          </table:table-cell>
          <table:table-cell office:value-type="string" calcext:value-type="string">
            <text:p>CC(C1=CC=CC=C1)(C2=CC=CC=C2)C(=O)NOCC3=CC=C(C=C3)/C=C/C(=O)NO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43511</text:p>
          </table:table-cell>
          <table:table-cell office:value-type="string" calcext:value-type="string">
            <text:p>CC(C1=CC=CC=C1)(C2=CC=CC=C2)C(=O)NOCC3=CC=C(C=C3)/C=C/C(=O)NO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43455</text:p>
          </table:table-cell>
          <table:table-cell office:value-type="string" calcext:value-type="string">
            <text:p>C1=CC=C(C=C1)C2=CC=CC=C2NC(=O)NOCC3=CC=C(C=C3)/C=C/C(=O)NO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43455</text:p>
          </table:table-cell>
          <table:table-cell office:value-type="string" calcext:value-type="string">
            <text:p>C1=CC=C(C=C1)C2=CC=CC=C2NC(=O)NOCC3=CC=C(C=C3)/C=C/C(=O)NO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43375</text:p>
          </table:table-cell>
          <table:table-cell office:value-type="string" calcext:value-type="string">
            <text:p>C1=CC=C2C(=C1)C=CN=C2C(=O)NOCC3=CC=C(C=C3)/C=C/C(=O)NO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43375</text:p>
          </table:table-cell>
          <table:table-cell office:value-type="string" calcext:value-type="string">
            <text:p>C1=CC=C2C(=C1)C=CN=C2C(=O)NOCC3=CC=C(C=C3)/C=C/C(=O)NO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31194</text:p>
          </table:table-cell>
          <table:table-cell office:value-type="string" calcext:value-type="string">
            <text:p>155542994</text:p>
          </table:table-cell>
          <table:table-cell office:value-type="string" calcext:value-type="string">
            <text:p>CNC(=O)[C@H](CC1=CC=CC=C1)N2C(=C(N=N2)C3=CC=CC=C3)C#CC4=CC=CC=C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42624</text:p>
          </table:table-cell>
          <table:table-cell office:value-type="string" calcext:value-type="string">
            <text:p>CCCCOC1=CC=C(C=C1)C(=O)NOCC2=CC=C(C=C2)/C=C/C(=O)NO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42624</text:p>
          </table:table-cell>
          <table:table-cell office:value-type="string" calcext:value-type="string">
            <text:p>CCCCOC1=CC=C(C=C1)C(=O)NOCC2=CC=C(C=C2)/C=C/C(=O)N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1809</text:p>
          </table:table-cell>
          <table:table-cell office:value-type="string" calcext:value-type="string">
            <text:p>155542195</text:p>
          </table:table-cell>
          <table:table-cell office:value-type="string" calcext:value-type="string">
            <text:p>C1=CC(=CN=C1)/C=C/C(=O)NCC2=CC=C(C=C2)C(=O)NC3=CC=C(C=C3)F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41992</text:p>
          </table:table-cell>
          <table:table-cell office:value-type="string" calcext:value-type="string">
            <text:p>C1CCC(CC1)NC(=O)CN(CCCCCC(=O)NC2=CC=CC=C2N)C(=O)C3=CC=CC4=CC=CC=C4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40719</text:p>
          </table:table-cell>
          <table:table-cell office:value-type="string" calcext:value-type="string">
            <text:p>CCCNNC(=O)C1=CC=CC(=C1)CN(CCC2=C(NC3=CC=CC=C32)C)C(=O)OC(C)(C)C</text:p>
          </table:table-cell>
          <table:table-cell office:value-type="string" calcext:value-type="string">
            <text:p>&gt; 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99722</text:p>
          </table:table-cell>
          <table:table-cell office:value-type="string" calcext:value-type="string">
            <text:p>155540466</text:p>
          </table:table-cell>
          <table:table-cell office:value-type="string" calcext:value-type="string">
            <text:p>COC(=O)C1=C(C2=CC=CC=C2C=C1)OCCCCCCCC(=O)NC3=CC=CC=C3N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BR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40189</text:p>
          </table:table-cell>
          <table:table-cell office:value-type="string" calcext:value-type="string">
            <text:p>C1CN=C2C3=C(C=CC=C3Cl)SC(=S)N2C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39714</text:p>
          </table:table-cell>
          <table:table-cell office:value-type="string" calcext:value-type="string">
            <text:p>CCCN(CCC)NC(=O)C=CC1=CC=C(C=C1)CNCCC2=C(NC3=CC=CC=C32)C.C(=O)(C(F)(F)F)O</text:p>
          </table:table-cell>
          <table:table-cell office:value-type="string" calcext:value-type="string">
            <text:p>1.3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39319</text:p>
          </table:table-cell>
          <table:table-cell office:value-type="string" calcext:value-type="string">
            <text:p>COC1=CC2=C(C=C1)C3=NCCN3C(=S)S2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155538765</text:p>
          </table:table-cell>
          <table:table-cell office:value-type="string" calcext:value-type="string">
            <text:p>CCCCCCCC(=O)SCCC=C(C1CC(=O)NCC2=NC(=CS2)C3=NC(CS3)(C(=O)NC(C(=O)O1)C(C)C)C)F</text:p>
          </table:table-cell>
          <table:table-cell office:value-type="string" calcext:value-type="string">
            <text:p>1.8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37573</text:p>
          </table:table-cell>
          <table:table-cell office:value-type="string" calcext:value-type="string">
            <text:p>C1CN2C(=N1)C3=C(C=CC(=C3)Br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37455</text:p>
          </table:table-cell>
          <table:table-cell office:value-type="string" calcext:value-type="string">
            <text:p>CC1=C(C2=CC=CC=C2N1)CCNCC3=CC=C(C=C3)C=CC(=O)NNCCC#N.C(=O)(C(F)(F)F)O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37405</text:p>
          </table:table-cell>
          <table:table-cell office:value-type="string" calcext:value-type="string">
            <text:p>CCCN(CC)NC(=O)C=CC1=CC=C(C=C1)CNCCC2=C(NC3=CC=CC=C32)C.C(=O)(C(F)(F)F)O</text:p>
          </table:table-cell>
          <table:table-cell office:value-type="string" calcext:value-type="string">
            <text:p>8.0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37112</text:p>
          </table:table-cell>
          <table:table-cell office:value-type="string" calcext:value-type="string">
            <text:p>CN(C)C1=CC=C(C=C1)C(=O)N(CC2=CC=C(C=C2)C(=O)NC3=CC=CC=C3N)CC(=O)NCC4=CC=CC=C4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6050</text:p>
          </table:table-cell>
          <table:table-cell office:value-type="string" calcext:value-type="string">
            <text:p>155537008</text:p>
          </table:table-cell>
          <table:table-cell office:value-type="string" calcext:value-type="string">
            <text:p>CN1C(=O)C2=C(C=C(C=C2)OC)N=C1SCC3=CC=C(C=C3)C(=O)NC4=CC=CC=C4N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55536301</text:p>
          </table:table-cell>
          <table:table-cell office:value-type="string" calcext:value-type="string">
            <text:p>C1=CC=C2C(=C1)N(C3=CC=CC=C3S2=O)CC4=CC=C(C=C4)C(=O)NO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36229</text:p>
          </table:table-cell>
          <table:table-cell office:value-type="string" calcext:value-type="string">
            <text:p>B1(O[C@@H]2[C@@H]3C[C@@H](C3(C)C)C[C@@]2(O1)C)[C@H](CC(C)C)NC(=O)[C@H](CC4=CC=CC=C4)NC(=O)C5=CC(=CC=C5)C(=O)NO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55535974</text:p>
          </table:table-cell>
          <table:table-cell office:value-type="string" calcext:value-type="string">
            <text:p>C1=CC=C2C(=C1)N(C3=C(S2)C=CC(=C3)C(F)(F)F)CC4=CC=C(C=C4)C(=O)NO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35585</text:p>
          </table:table-cell>
          <table:table-cell office:value-type="string" calcext:value-type="string">
            <text:p>CC1=CC(=CC(=C1OCC2=CC=C(C=C2)C(=O)NC3=CC=CC=C3N)C)C4=NC5=C(C6=C(S5)CN(CC6)C)C(=O)N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155534222</text:p>
          </table:table-cell>
          <table:table-cell office:value-type="string" calcext:value-type="string">
            <text:p>CN(C)CC1=NN(C2=CC=CC=C21)CC3=CC=C(C=C3)C(=O)NO</text:p>
          </table:table-cell>
          <table:table-cell office:value-type="string" calcext:value-type="string">
            <text:p>7.943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155532640</text:p>
          </table:table-cell>
          <table:table-cell office:value-type="string" calcext:value-type="string">
            <text:p>CC(C)C1C(=O)OC(CC(=O)NCC2=NC(=CS2)C3=NC(CS3)(C(=O)N1)C)C=CC(CS)(F)F</text:p>
          </table:table-cell>
          <table:table-cell office:value-type="string" calcext:value-type="string">
            <text:p>0.018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31957</text:p>
          </table:table-cell>
          <table:table-cell office:value-type="string" calcext:value-type="string">
            <text:p>C1CN=C2C3=C(C=C(C=C3)C#N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31533</text:p>
          </table:table-cell>
          <table:table-cell office:value-type="string" calcext:value-type="string">
            <text:p>CC1=CC(=CC(=C1)C(=O)N(CCCCCC(=O)NC2=CC=CC=C2N)CC(=O)NCC3=CC=CC=C3)C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31452</text:p>
          </table:table-cell>
          <table:table-cell office:value-type="string" calcext:value-type="string">
            <text:p>C1CN=C2C3=C(C=C(C=C3)Cl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31159</text:p>
          </table:table-cell>
          <table:table-cell office:value-type="string" calcext:value-type="string">
            <text:p>CCCNNC(=O)C1=CC=C(C=C1)NC(=O)C2=CC=CC=C2</text:p>
          </table:table-cell>
          <table:table-cell office:value-type="string" calcext:value-type="string">
            <text:p>0.47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30932</text:p>
          </table:table-cell>
          <table:table-cell office:value-type="string" calcext:value-type="string">
            <text:p>CCCCCN(CCC)NC(=O)C=CC1=CC=C(C=C1)CNCCC2=C(NC3=CC=CC=C32)C.C(=O)(C(F)(F)F)O</text:p>
          </table:table-cell>
          <table:table-cell office:value-type="string" calcext:value-type="string">
            <text:p>7.3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30254</text:p>
          </table:table-cell>
          <table:table-cell office:value-type="string" calcext:value-type="string">
            <text:p>CN(CC1=CC=C(C=C1)C(=O)NC2=CC=CC=C2N)C3=CC=CC=C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29690</text:p>
          </table:table-cell>
          <table:table-cell office:value-type="string" calcext:value-type="string">
            <text:p>C1CCC(CC1)NC(=O)CN(CCCCCC(=O)NC2=CC=CC=C2N)C(=O)C3=CC=CC=C3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29646</text:p>
          </table:table-cell>
          <table:table-cell office:value-type="string" calcext:value-type="string">
            <text:p>C1=CC=C(C=C1)C(=O)NOCC2=CC=C(C=C2)/C=C/C(=O)NO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29646</text:p>
          </table:table-cell>
          <table:table-cell office:value-type="string" calcext:value-type="string">
            <text:p>C1=CC=C(C=C1)C(=O)NOCC2=CC=C(C=C2)/C=C/C(=O)NO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29608</text:p>
          </table:table-cell>
          <table:table-cell office:value-type="string" calcext:value-type="string">
            <text:p>B1(O[C@@H]2[C@@H]3C[C@@H](C3(C)C)C[C@@]2(O1)C)[C@H](CC(C)C)NC(=O)[C@H](CC4=CNC5=CC=CC=C54)NC(=O)C6=CC=CC(=C6)/C=C/C(=O)NO</text:p>
          </table:table-cell>
          <table:table-cell office:value-type="string" calcext:value-type="string">
            <text:p>0.01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29223</text:p>
          </table:table-cell>
          <table:table-cell office:value-type="string" calcext:value-type="string">
            <text:p>B1(O[C@@H]2[C@@H]3C[C@@H](C3(C)C)C[C@@]2(O1)C)[C@H](CC(C)C)NC(=O)[C@H](CC4=CNC5=CC=CC=C54)NC(=O)C6=CC(=CC=C6)C(=O)NO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29137</text:p>
          </table:table-cell>
          <table:table-cell office:value-type="string" calcext:value-type="string">
            <text:p>C1CN2C(=N1)C3=C(C=C(C=C3)Br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29066</text:p>
          </table:table-cell>
          <table:table-cell office:value-type="string" calcext:value-type="string">
            <text:p>CC1=C2C(=CC=C1)C3=NCCN3C(=S)S2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27955</text:p>
          </table:table-cell>
          <table:table-cell office:value-type="string" calcext:value-type="string">
            <text:p>C1=CC=C(C=C1)CNC(=O)CN(CC2=CC=C(C=C2)C(=O)NC3=CC=CC=C3N)C(=O)C4=CN=CC=C4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27858</text:p>
          </table:table-cell>
          <table:table-cell office:value-type="string" calcext:value-type="string">
            <text:p>B1(O[C@@H]2[C@@H]3C[C@@H](C3(C)C)C[C@@]2(O1)C)[C@H](CC(C)C)NC(=O)CNC(=O)C4=CC(=CC=C4)C(=O)NC5=CC=CC=C5N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27385</text:p>
          </table:table-cell>
          <table:table-cell office:value-type="string" calcext:value-type="string">
            <text:p>C1=CC=C2C(=C1)C=CC(=N2)C(=O)NOCC3=CC=C(C=C3)/C=C/C(=O)NO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27385</text:p>
          </table:table-cell>
          <table:table-cell office:value-type="string" calcext:value-type="string">
            <text:p>C1=CC=C2C(=C1)C=CC(=N2)C(=O)NOCC3=CC=C(C=C3)/C=C/C(=O)NO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27295</text:p>
          </table:table-cell>
          <table:table-cell office:value-type="string" calcext:value-type="string">
            <text:p>CC1=CC(=CC(=C1)C(=O)N(CC2=CC=C(C=C2)C(=O)NC3=CC=CC=C3N)CC(=O)NCC4=CC=CC=C4)C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27290</text:p>
          </table:table-cell>
          <table:table-cell office:value-type="string" calcext:value-type="string">
            <text:p>CCCCN(CCC)NC(=O)C=CC1=CC=C(C=C1)CNCCC2=C(NC3=CC=CC=C32)C.C(=O)(C(F)(F)F)O</text:p>
          </table:table-cell>
          <table:table-cell office:value-type="string" calcext:value-type="string">
            <text:p>3.2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86078</text:p>
          </table:table-cell>
          <table:table-cell office:value-type="string" calcext:value-type="string">
            <text:p>155527045</text:p>
          </table:table-cell>
          <table:table-cell office:value-type="string" calcext:value-type="string">
            <text:p>COC1=CC=C(C=C1)S(=O)(=O)N2CCC3=C2C(=CC=C3)NCC4=CC=C(C=C4)C(=O)NC5=CC=CC=C5N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26490</text:p>
          </table:table-cell>
          <table:table-cell office:value-type="string" calcext:value-type="string">
            <text:p>B1(O[C@@H]2[C@@H]3C[C@@H](C3(C)C)C[C@@]2(O1)C)[C@H](CC(C)C)NC(=O)[C@H](CC4=CNC5=CC=CC=C54)NC(=O)C6=CC=C(C=C6)C(=O)NC7=CC=CC=C7N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658</text:p>
          </table:table-cell>
          <table:table-cell office:value-type="string" calcext:value-type="string">
            <text:p>155526258</text:p>
          </table:table-cell>
          <table:table-cell office:value-type="string" calcext:value-type="string">
            <text:p>CN(C)C1=CC=CC2=C1C=CC=C2S(=O)(=O)N(CC3=CC=C(C=C3)C(=O)NO)CC(=O)NCC4=CC=CC=C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26247</text:p>
          </table:table-cell>
          <table:table-cell office:value-type="string" calcext:value-type="string">
            <text:p>CC1=C(C2=CC=CC=C2N1)CCNCC3=CC=C(C=C3)C=CC(=O)NNCCN.C(=O)(C(F)(F)F)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25899</text:p>
          </table:table-cell>
          <table:table-cell office:value-type="string" calcext:value-type="string">
            <text:p>B1(O[C@@H]2[C@@H]3C[C@@H](C3(C)C)C[C@@]2(O1)C)[C@H](CC(C)C)NC(=O)[C@H](CC4=CC=CC=C4)NC(=O)C5=CC=C(C=C5)C(=O)NO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25782</text:p>
          </table:table-cell>
          <table:table-cell office:value-type="string" calcext:value-type="string">
            <text:p>B1(O[C@@H]2[C@@H]3C[C@@H](C3(C)C)C[C@@]2(O1)C)[C@H](CC(C)C)NC(=O)[C@H](CC4=CC=CC=C4)NC(=O)C5=CC=C(C=C5)C(=O)NC6=CC=CC=C6N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56</text:p>
          </table:table-cell>
          <table:table-cell office:value-type="string" calcext:value-type="string">
            <text:p>155525782</text:p>
          </table:table-cell>
          <table:table-cell office:value-type="string" calcext:value-type="string">
            <text:p>B1(O[C@@H]2[C@@H]3C[C@@H](C3(C)C)C[C@@]2(O1)C)[C@H](CC(C)C)NC(=O)[C@H](CC4=CC=CC=C4)NC(=O)C5=CC=C(C=C5)C(=O)NC6=CC=CC=C6N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24660</text:p>
          </table:table-cell>
          <table:table-cell office:value-type="string" calcext:value-type="string">
            <text:p>CC1=CC(=CC(=C1)C(=O)N(CCCCCC(=O)NC2=CC=CC=C2N)CC(=O)NC3CCCCC3)C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22601</text:p>
          </table:table-cell>
          <table:table-cell office:value-type="string" calcext:value-type="string">
            <text:p>CC1=C(C2=CC=CC=C2N1)CCNCC3=CC=C(C=C3)C=CC(=O)NN4CCCC4.C(=O)(C(F)(F)F)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22132</text:p>
          </table:table-cell>
          <table:table-cell office:value-type="string" calcext:value-type="string">
            <text:p>B1(O[C@@H]2[C@@H]3C[C@@H](C3(C)C)C[C@@]2(O1)C)[C@H](CC(C)C)NC(=O)[C@H](CC4=CNC5=CC=CC=C54)NC(=O)C6=CC=CC(=C6)C(=O)NC7=CC=CC=C7N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21965</text:p>
          </table:table-cell>
          <table:table-cell office:value-type="string" calcext:value-type="string">
            <text:p>CC1=CC=C(C=C1)CNC(=O)CN(CCCCCC(=O)NC2=CC=CC=C2N)C(=O)C3=CC(=CC(=C3)C)C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21822</text:p>
          </table:table-cell>
          <table:table-cell office:value-type="string" calcext:value-type="string">
            <text:p>CN(C)C1=CC=C(C=C1)C(=O)N(CCCCCC(=O)NC2=C(C=CC(=C2)F)N)CC(=O)NCC3=CC=CC=C3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8963</text:p>
          </table:table-cell>
          <table:table-cell office:value-type="string" calcext:value-type="string">
            <text:p>155521283</text:p>
          </table:table-cell>
          <table:table-cell office:value-type="string" calcext:value-type="string">
            <text:p>CCC1=CC=C(C=C1)SCC2=CC=C(C=C2)C(=O)NC3=CC=CC=C3N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20741</text:p>
          </table:table-cell>
          <table:table-cell office:value-type="string" calcext:value-type="string">
            <text:p>CC1=C(C2=CC=CC=C2N1)CCNCC3=CC=C(C=C3)C=CC(=O)NN(CCCO)CCCO.C(=O)(C(F)(F)F)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20399</text:p>
          </table:table-cell>
          <table:table-cell office:value-type="string" calcext:value-type="string">
            <text:p>CCCCCCN(CCC)NC(=O)C=CC1=CC=C(C=C1)CNCCC2=C(NC3=CC=CC=C32)C.C(=O)(C(F)(F)F)O</text:p>
          </table:table-cell>
          <table:table-cell office:value-type="string" calcext:value-type="string">
            <text:p>9.8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18725</text:p>
          </table:table-cell>
          <table:table-cell office:value-type="string" calcext:value-type="string">
            <text:p>CCNC(=O)NOCC1=CC=C(C=C1)/C=C/C(=O)NO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18725</text:p>
          </table:table-cell>
          <table:table-cell office:value-type="string" calcext:value-type="string">
            <text:p>CCNC(=O)NOCC1=CC=C(C=C1)/C=C/C(=O)NO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8963</text:p>
          </table:table-cell>
          <table:table-cell office:value-type="string" calcext:value-type="string">
            <text:p>155518496</text:p>
          </table:table-cell>
          <table:table-cell office:value-type="string" calcext:value-type="string">
            <text:p>COC1=CC=C(C=C1)SCC2=CC=C(C=C2)C(=O)NC3=CC=CC=C3N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155518327</text:p>
          </table:table-cell>
          <table:table-cell office:value-type="string" calcext:value-type="string">
            <text:p>CC(C)C1C(=O)NC(CC(=O)NCC2=NC(=CS2)C3=NC(CS3)(C(=O)N1)C)C(=CCCS)F</text:p>
          </table:table-cell>
          <table:table-cell office:value-type="string" calcext:value-type="string">
            <text:p>0.007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17418</text:p>
          </table:table-cell>
          <table:table-cell office:value-type="string" calcext:value-type="string">
            <text:p>CC1=CC(=CC(=C1)CNC(=O)CN(CCCCCC(=O)NC2=CC=CC=C2N)C(=O)C3=CC(=CC(=C3)C)C)C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17175</text:p>
          </table:table-cell>
          <table:table-cell office:value-type="string" calcext:value-type="string">
            <text:p>CCCNNC(=O)C=CC1=CC=C(C=C1)CNCCC2=C(NC3=CC=CC=C32)C.C(=O)(C(F)(F)F)O</text:p>
          </table:table-cell>
          <table:table-cell office:value-type="string" calcext:value-type="string">
            <text:p>0.04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17042</text:p>
          </table:table-cell>
          <table:table-cell office:value-type="string" calcext:value-type="string">
            <text:p>CC1=CC(=C(C(=C1)C)NC(=O)NOCC2=CC=C(C=C2)/C=C/C(=O)NO)C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17042</text:p>
          </table:table-cell>
          <table:table-cell office:value-type="string" calcext:value-type="string">
            <text:p>CC1=CC(=C(C(=C1)C)NC(=O)NOCC2=CC=C(C=C2)/C=C/C(=O)NO)C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16139</text:p>
          </table:table-cell>
          <table:table-cell office:value-type="string" calcext:value-type="string">
            <text:p>CCCNNC(=O)C1=CC=CC(=C1)CNCCC2=C(NC3=CC=CC=C32)C.C(=O)(C(F)(F)F)O</text:p>
          </table:table-cell>
          <table:table-cell office:value-type="string" calcext:value-type="string">
            <text:p>4.9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15909</text:p>
          </table:table-cell>
          <table:table-cell office:value-type="string" calcext:value-type="string">
            <text:p>C1=CC=C(C=C1)NC(=O)NOCC2=CC=C(C=C2)/C=C/C(=O)NO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15909</text:p>
          </table:table-cell>
          <table:table-cell office:value-type="string" calcext:value-type="string">
            <text:p>C1=CC=C(C=C1)NC(=O)NOCC2=CC=C(C=C2)/C=C/C(=O)NO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15864</text:p>
          </table:table-cell>
          <table:table-cell office:value-type="string" calcext:value-type="string">
            <text:p>C1CN=C2C3=C(C=CC=C3I)SC(=S)N2C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15602</text:p>
          </table:table-cell>
          <table:table-cell office:value-type="string" calcext:value-type="string">
            <text:p>C1CN2C(=N1)C3=C(C=CC(=C3)F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155515488</text:p>
          </table:table-cell>
          <table:table-cell office:value-type="string" calcext:value-type="string">
            <text:p>CC(C)C1C(=O)OC(CC(=O)NCC2=NC(=CS2)C3=NC(CS3)(C(=O)N1)C)C=C(CCS)F</text:p>
          </table:table-cell>
          <table:table-cell office:value-type="string" calcext:value-type="string">
            <text:p>0.002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15284</text:p>
          </table:table-cell>
          <table:table-cell office:value-type="string" calcext:value-type="string">
            <text:p>C1CN2C(=N1)C3=C(C=CC=C3Cl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155514649</text:p>
          </table:table-cell>
          <table:table-cell office:value-type="string" calcext:value-type="string">
            <text:p>B1(O[C@@H]2[C@@H]3C[C@@H](C3(C)C)C[C@@]2(O1)C)[C@H](CC(C)C)NC(=O)CNC(=O)C4=CC=C(C=C4)C(=O)NC5=CC=CC=C5N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14603</text:p>
          </table:table-cell>
          <table:table-cell office:value-type="string" calcext:value-type="string">
            <text:p>C1CN2C(=N1)C3=C(C=C(C=C3)Cl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155514532</text:p>
          </table:table-cell>
          <table:table-cell office:value-type="string" calcext:value-type="string">
            <text:p>CN(C)C1=CC=C(C=C1)C(=O)N(CCCCCC(=O)NC2=CC=CC=C2N)CC(=O)NCC3=CC=CC=C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14314</text:p>
          </table:table-cell>
          <table:table-cell office:value-type="string" calcext:value-type="string">
            <text:p>C1=CC=C(C=C1)NC(=O)C2=CC=C(C=C2)C(=O)NC3=CC=CC=C3N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13471</text:p>
          </table:table-cell>
          <table:table-cell office:value-type="string" calcext:value-type="string">
            <text:p>C1CN2C(=N1)C3=C(C=CC=C3SC2=S)F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13254</text:p>
          </table:table-cell>
          <table:table-cell office:value-type="string" calcext:value-type="string">
            <text:p>C1=CC=C2C=C(C=CC2=C1)C(=O)NOCC3=CC=C(C=C3)/C=C/C(=O)NO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13254</text:p>
          </table:table-cell>
          <table:table-cell office:value-type="string" calcext:value-type="string">
            <text:p>C1=CC=C2C=C(C=CC2=C1)C(=O)NOCC3=CC=C(C=C3)/C=C/C(=O)NO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13192</text:p>
          </table:table-cell>
          <table:table-cell office:value-type="string" calcext:value-type="string">
            <text:p>CC1=C(C(=NO1)C)C2=NC3=C(C4=C(S3)CN(CC4)CCCCCC(=O)NC5=CC=CC=C5N)C(=O)N2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155513171</text:p>
          </table:table-cell>
          <table:table-cell office:value-type="string" calcext:value-type="string">
            <text:p>C1=CC=C(C=C1)NCCCCCC(=O)NC2=CC=CC=C2N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8963</text:p>
          </table:table-cell>
          <table:table-cell office:value-type="string" calcext:value-type="string">
            <text:p>155513116</text:p>
          </table:table-cell>
          <table:table-cell office:value-type="string" calcext:value-type="string">
            <text:p>CC1=CC(=CC(=C1)SCC2=CC=C(C=C2)C(=O)NC3=CC=CC=C3N)C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12623</text:p>
          </table:table-cell>
          <table:table-cell office:value-type="string" calcext:value-type="string">
            <text:p>C1=CC=C(C=C1)C2=NC(=CS2)C(=O)NOCC3=CC=C(C=C3)/C=C/C(=O)NO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12623</text:p>
          </table:table-cell>
          <table:table-cell office:value-type="string" calcext:value-type="string">
            <text:p>C1=CC=C(C=C1)C2=NC(=CS2)C(=O)NOCC3=CC=C(C=C3)/C=C/C(=O)NO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55512551</text:p>
          </table:table-cell>
          <table:table-cell office:value-type="string" calcext:value-type="string">
            <text:p>C1CN=C2C3=C(C=CC(=C3)I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1809</text:p>
          </table:table-cell>
          <table:table-cell office:value-type="string" calcext:value-type="string">
            <text:p>155512474</text:p>
          </table:table-cell>
          <table:table-cell office:value-type="string" calcext:value-type="string">
            <text:p>C1=CC(=CC=C1CNC(=O)/C=C/C2=CC=NC=C2)C(=O)NC3=C(C=C(C=C3)F)N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31194</text:p>
          </table:table-cell>
          <table:table-cell office:value-type="string" calcext:value-type="string">
            <text:p>155512415</text:p>
          </table:table-cell>
          <table:table-cell office:value-type="string" calcext:value-type="string">
            <text:p>C1=CC=C(C=C1)C[C@@H](C(=O)NO)N2C=C(N=N2)C3=CC=CC=C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658</text:p>
          </table:table-cell>
          <table:table-cell office:value-type="string" calcext:value-type="string">
            <text:p>155512401</text:p>
          </table:table-cell>
          <table:table-cell office:value-type="string" calcext:value-type="string">
            <text:p>CN(C)C1=CC=CC2=C1C=CC=C2S(=O)(=O)N(CCCCCC(=O)NO)CC(=O)NCC3=CC=CC=C3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5511921</text:p>
          </table:table-cell>
          <table:table-cell office:value-type="string" calcext:value-type="string">
            <text:p>CC1=C(C(=NO1)C)C2=NC3=C(C4=C(S3)CN(CC4)CCCC(=O)NO)C(=O)N2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155511274</text:p>
          </table:table-cell>
          <table:table-cell office:value-type="string" calcext:value-type="string">
            <text:p>CCCNNC(=O)C1=CC=C(C=C1)OCC2=CC=CC=C2</text:p>
          </table:table-cell>
          <table:table-cell office:value-type="string" calcext:value-type="string">
            <text:p>0.17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10762</text:p>
          </table:table-cell>
          <table:table-cell office:value-type="string" calcext:value-type="string">
            <text:p>CC1=CC(=CC(=C1)C(=O)NOCC2=CC=C(C=C2)/C=C/C(=O)NO)C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155510762</text:p>
          </table:table-cell>
          <table:table-cell office:value-type="string" calcext:value-type="string">
            <text:p>CC1=CC(=CC(=C1)C(=O)NOCC2=CC=C(C=C2)/C=C/C(=O)NO)C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55289405</text:p>
          </table:table-cell>
          <table:table-cell office:value-type="string" calcext:value-type="string">
            <text:p>CSC1=CC=CC=C1C(=O)NCCCC[C@@H](C2=NC=C(N2)C3=CC4=CC=CC=C4C=C3)NC(=O)C5=CN=CS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55289405</text:p>
          </table:table-cell>
          <table:table-cell office:value-type="string" calcext:value-type="string">
            <text:p>CSC1=CC=CC=C1C(=O)NCCCC[C@@H](C2=NC=C(N2)C3=CC4=CC=CC=C4C=C3)NC(=O)C5=CN=CS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55289404</text:p>
          </table:table-cell>
          <table:table-cell office:value-type="string" calcext:value-type="string">
            <text:p>C1=CC=C2C=C(C=CC2=C1)C3=CN=C(N3)[C@H](CCCCNC(=O)C4=C(C=CC=C4F)O)NC(=O)C5=CN=CS5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53</text:p>
          </table:table-cell>
          <table:table-cell office:value-type="string" calcext:value-type="string">
            <text:p>155289404</text:p>
          </table:table-cell>
          <table:table-cell office:value-type="string" calcext:value-type="string">
            <text:p>C1=CC=C2C=C(C=CC2=C1)C3=CN=C(N3)[C@H](CCCCNC(=O)C4=C(C=CC=C4F)O)NC(=O)C5=CN=CS5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03049</text:p>
          </table:table-cell>
          <table:table-cell office:value-type="string" calcext:value-type="string">
            <text:p>155155878</text:p>
          </table:table-cell>
          <table:table-cell office:value-type="string" calcext:value-type="string">
            <text:p>C1=CC(=CC=C1CNC(=O)C2=C(C(=C(C(=C2F)F)F)F)F)C(=O)NO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3899</text:p>
          </table:table-cell>
          <table:table-cell office:value-type="string" calcext:value-type="string">
            <text:p>154699463</text:p>
          </table:table-cell>
          <table:table-cell office:value-type="string" calcext:value-type="string">
            <text:p>C1=CC(=CC=C1CN)NC(=O)N(CCCCO)CC2=CC=C(C=C2)C(=O)NO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3582290</text:p>
          </table:table-cell>
          <table:table-cell office:value-type="string" calcext:value-type="string">
            <text:p>CCC(=O)CCCCC[C@@H](C1=NC=C(N1)C2=CC3=CC=CC=C3N=C2OC)NC(=O)[C@H]4CC45CCN(CC5)C</text:p>
          </table:table-cell>
          <table:table-cell office:value-type="string" calcext:value-type="string">
            <text:p>0.0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3582288</text:p>
          </table:table-cell>
          <table:table-cell office:value-type="string" calcext:value-type="string">
            <text:p>CCC(=O)CCCCC[C@@H](C1=NC=C(N1)C2=CC3=CC=CC=C3N=C2OC)NC(=O)C4CCC5(CC4)CN(C5)C</text:p>
          </table:table-cell>
          <table:table-cell office:value-type="string" calcext:value-type="string">
            <text:p>0.00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3582210</text:p>
          </table:table-cell>
          <table:table-cell office:value-type="string" calcext:value-type="string">
            <text:p>CCC(=O)CCCCC[C@@H](C1=NC=C(N1)C2=CC3=CC=CC=C3N=C2OC)NC(=O)[C@@H]4C[C@@]45CCN(C5)C</text:p>
          </table:table-cell>
          <table:table-cell office:value-type="string" calcext:value-type="string">
            <text:p>0.03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3534008</text:p>
          </table:table-cell>
          <table:table-cell office:value-type="string" calcext:value-type="string">
            <text:p>CC1=CC(=CC(=C1OCCCCCC(=O)NC2=CC=CC=C2N)C)C3=NC4=C(C5=C(S4)CN(CC5)C)C(=O)N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3534005</text:p>
          </table:table-cell>
          <table:table-cell office:value-type="string" calcext:value-type="string">
            <text:p>CC1=CC(=CC(=C1OCCCCCC(=O)NO)C)C2=NC3=C(C4=C(S3)CN(CC4)C)C(=O)N2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3534004</text:p>
          </table:table-cell>
          <table:table-cell office:value-type="string" calcext:value-type="string">
            <text:p>CC1=CC(=CC(=C1OCC2=CC=C(C=C2)C(=O)NO)C)C3=NC4=C(C5=C(S4)CN(CC5)C)C(=O)N3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3534003</text:p>
          </table:table-cell>
          <table:table-cell office:value-type="string" calcext:value-type="string">
            <text:p>CC1=CC(=CC(=C1OCC2=CC(=CC=C2)C(=O)NO)C)C3=NC4=C(C5=C(S4)CN(CC5)C)C(=O)N3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3084466</text:p>
          </table:table-cell>
          <table:table-cell office:value-type="string" calcext:value-type="string">
            <text:p>CCCN1CCC2(CC1)C[C@@H]2C(=O)N[C@@H](CCCCCC(=O)CC)C3=NC=C(N3)C4=CC5=CC=CC=C5N=C4OC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3032286</text:p>
          </table:table-cell>
          <table:table-cell office:value-type="string" calcext:value-type="string">
            <text:p>CCC(=O)CCCCC[C@@H](C1=NC=C(N1)C2=CC3=CC=CC=C3N=C2OC)NC(=O)[C@H]4CC45CCN(CC5)C(C)C</text:p>
          </table:table-cell>
          <table:table-cell office:value-type="string" calcext:value-type="string">
            <text:p>0.0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2636346</text:p>
          </table:table-cell>
          <table:table-cell office:value-type="string" calcext:value-type="string">
            <text:p>CC1=CC(=CC(=C1OCCOCC2=CC=C(C=C2)/C=C/C(=O)NO)C)C3=NC4=C(C5=C(S4)CN(CC5)C)C(=O)N3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51364732</text:p>
          </table:table-cell>
          <table:table-cell office:value-type="string" calcext:value-type="string">
            <text:p>CC1=CC(=CC(=C1OCC2=CC=C(C=C2)/C=C/C(=O)NO)C)C3=NC4=C(C5=C(S4)CN(CC5)C)C(=O)N3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51151287</text:p>
          </table:table-cell>
          <table:table-cell office:value-type="string" calcext:value-type="string">
            <text:p>CCC(=O)CCCCC[C@@H](C1=NC=C(N1)C2=CC3=CC=CC=C3N=C2OC)NC(=O)[C@@H]4CC45CCN(CC5)C</text:p>
          </table:table-cell>
          <table:table-cell office:value-type="string" calcext:value-type="string">
            <text:p>0.03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50496562</text:p>
          </table:table-cell>
          <table:table-cell office:value-type="string" calcext:value-type="string">
            <text:p>C1=CC=C(C(=C1)NC2=NC(=NC=C2Cl)NC3=CN(N=C3)CCCCCC(=O)NO)Cl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49682244</text:p>
          </table:table-cell>
          <table:table-cell office:value-type="string" calcext:value-type="string">
            <text:p>CCC(=O)CCCCC[C@@H](C1=NC=C(N1)C2=CC3=CC=CC=C3N=C2OC)NC(=O)C4=NOC5(C4)CCN(CC5)C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2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23524</text:p>
          </table:table-cell>
          <table:table-cell office:value-type="string" calcext:value-type="string">
            <text:p>149405396</text:p>
          </table:table-cell>
          <table:table-cell office:value-type="string" calcext:value-type="string">
            <text:p>C1=CC=C2C(=C1)C(=C3C=CC(=CC3=C2O)/C=C/C(=O)N=O)O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49256177</text:p>
          </table:table-cell>
          <table:table-cell office:value-type="string" calcext:value-type="string">
            <text:p>CCC(=O)CCCCC[C@@H](C1=NC=C(N1)C2=CC3=CC=CC=C3N=C2OC)NC(=O)[C@H]4CC45CCN(CC5)CC6CC6</text:p>
          </table:table-cell>
          <table:table-cell office:value-type="string" calcext:value-type="string">
            <text:p>0.000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148289288</text:p>
          </table:table-cell>
          <table:table-cell office:value-type="string" calcext:value-type="string">
            <text:p>CC(C)C1C(=O)NC(C(C(=O)NCC2=NC(=CS2)C3=NC(CS3)(C(=O)N1)C)(F)F)C=CCCS</text:p>
          </table:table-cell>
          <table:table-cell office:value-type="string" calcext:value-type="string">
            <text:p>0.009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2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23524</text:p>
          </table:table-cell>
          <table:table-cell office:value-type="string" calcext:value-type="string">
            <text:p>147254231</text:p>
          </table:table-cell>
          <table:table-cell office:value-type="string" calcext:value-type="string">
            <text:p>C1=CC=C2C(=C1)C(=C3C=CC(=CC3=C2O)C(=O)N=O)O</text:p>
          </table:table-cell>
          <table:table-cell office:value-type="string" calcext:value-type="string">
            <text:p>4.6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47125573</text:p>
          </table:table-cell>
          <table:table-cell office:value-type="string" calcext:value-type="string">
            <text:p>CCC(=O)CCCCC[C@@H](C1=NC=C(N1)C2=CC3=CC=CC=C3N=C2OC)NC(=O)[C@H]4CC45CCN(CC5)CCC(F)(F)F</text:p>
          </table:table-cell>
          <table:table-cell office:value-type="string" calcext:value-type="string">
            <text:p>0.01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47105312</text:p>
          </table:table-cell>
          <table:table-cell office:value-type="string" calcext:value-type="string">
            <text:p>CCC(=O)CCCCC[C@@H](C1=NC=C(N1)C2=CC3=CC=CC=C3N=C2OC)NC(=O)[C@H]4CC45CCN(CC5)CC(F)(F)F</text:p>
          </table:table-cell>
          <table:table-cell office:value-type="string" calcext:value-type="string">
            <text:p>0.00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2501</text:p>
          </table:table-cell>
          <table:table-cell office:value-type="string" calcext:value-type="string">
            <text:p>146894788</text:p>
          </table:table-cell>
          <table:table-cell office:value-type="string" calcext:value-type="string">
            <text:p>CCC(=O)CCCCC[C@@H](C1=NC=C(N1)C2=CC3=CC=CC=C3N=C2OC)NC(=O)[C@H]4CC45CCN(CC5)CC6=CC=C(C=C6)OC</text:p>
          </table:table-cell>
          <table:table-cell office:value-type="string" calcext:value-type="string">
            <text:p>0.01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2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3745</text:p>
          </table:table-cell>
          <table:table-cell office:value-type="string" calcext:value-type="string">
            <text:p>146680839</text:p>
          </table:table-cell>
          <table:table-cell office:value-type="string" calcext:value-type="string">
            <text:p>C1=CC=C(C=C1)CN2C(=NN=N2)CN(CC3=CC=C(C=C3)C(=O)NO)C(=O)C4=CC=CC=C4C(F)(F)F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46317609</text:p>
          </table:table-cell>
          <table:table-cell office:value-type="string" calcext:value-type="string">
            <text:p>CN1CC(C1)C(=O)N[C@@H](CCCCCC(=O)C2=NC=CO2)C3=NC=C(N3)C4=CC=C(C=C4)F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46317609</text:p>
          </table:table-cell>
          <table:table-cell office:value-type="string" calcext:value-type="string">
            <text:p>CN1CC(C1)C(=O)N[C@@H](CCCCCC(=O)C2=NC=CO2)C3=NC=C(N3)C4=CC=C(C=C4)F</text:p>
          </table:table-cell>
          <table:table-cell office:value-type="string" calcext:value-type="string">
            <text:p>0.00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46317434</text:p>
          </table:table-cell>
          <table:table-cell office:value-type="string" calcext:value-type="string">
            <text:p>CN1CC(C1)C(=O)N[C@@H](CCCCCC(=O)C2=NOC=C2)C3=NC=C(O3)C4=CC=CC=C4F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46317434</text:p>
          </table:table-cell>
          <table:table-cell office:value-type="string" calcext:value-type="string">
            <text:p>CN1CC(C1)C(=O)N[C@@H](CCCCCC(=O)C2=NOC=C2)C3=NC=C(O3)C4=CC=CC=C4F</text:p>
          </table:table-cell>
          <table:table-cell office:value-type="string" calcext:value-type="string">
            <text:p>0.00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46317418</text:p>
          </table:table-cell>
          <table:table-cell office:value-type="string" calcext:value-type="string">
            <text:p>C1=CC=C(C(=C1)C2=CN=C(N2)[C@H](CCCCCC(=O)C3=NOC=C3)N)F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46317418</text:p>
          </table:table-cell>
          <table:table-cell office:value-type="string" calcext:value-type="string">
            <text:p>C1=CC=C(C(=C1)C2=CN=C(N2)[C@H](CCCCCC(=O)C3=NOC=C3)N)F</text:p>
          </table:table-cell>
          <table:table-cell office:value-type="string" calcext:value-type="string">
            <text:p>0.00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46317396</text:p>
          </table:table-cell>
          <table:table-cell office:value-type="string" calcext:value-type="string">
            <text:p>C1=CC=C(C(=C1)C2=CN=C(N2)[C@H](CCCCCC(=O)C3=COC=N3)N)F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46317396</text:p>
          </table:table-cell>
          <table:table-cell office:value-type="string" calcext:value-type="string">
            <text:p>C1=CC=C(C(=C1)C2=CN=C(N2)[C@H](CCCCCC(=O)C3=COC=N3)N)F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46317294</text:p>
          </table:table-cell>
          <table:table-cell office:value-type="string" calcext:value-type="string">
            <text:p>CN1CC(C1)C(=O)N[C@@H](CCCCCC(=O)C2=NOC=C2)C3=NC=C(N3)C4=CC=CC=C4F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46317294</text:p>
          </table:table-cell>
          <table:table-cell office:value-type="string" calcext:value-type="string">
            <text:p>CN1CC(C1)C(=O)N[C@@H](CCCCCC(=O)C2=NOC=C2)C3=NC=C(N3)C4=CC=CC=C4F</text:p>
          </table:table-cell>
          <table:table-cell office:value-type="string" calcext:value-type="string">
            <text:p>0.000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46317278</text:p>
          </table:table-cell>
          <table:table-cell office:value-type="string" calcext:value-type="string">
            <text:p>CN1CC(C1)C(=O)N[C@@H](CCCCCC(=O)C2=NOC=C2)C3=NN=C(O3)C4=CC=CC=C4F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146317278</text:p>
          </table:table-cell>
          <table:table-cell office:value-type="string" calcext:value-type="string">
            <text:p>CN1CC(C1)C(=O)N[C@@H](CCCCCC(=O)C2=NOC=C2)C3=NN=C(O3)C4=CC=CC=C4F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6284820</text:p>
          </table:table-cell>
          <table:table-cell office:value-type="string" calcext:value-type="string">
            <text:p>CC1=CC=C(O1)C2=NC3=CC(=C(C=C3C(=C2)NCC4CCN(CC4)C5=NC=C(C=N5)C(=O)NO)OC)OC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6284807</text:p>
          </table:table-cell>
          <table:table-cell office:value-type="string" calcext:value-type="string">
            <text:p>CC1=CC=C(O1)C2=NC3=CC(=C(C=C3C(=C2)NC4CCN(CC4)C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6284806</text:p>
          </table:table-cell>
          <table:table-cell office:value-type="string" calcext:value-type="string">
            <text:p>CC1=CC=C(O1)C2=NC3=CC(=C(C=C3C(=C2)NCC4=CC=C(C=C4)C5CCC(C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94163</text:p>
          </table:table-cell>
          <table:table-cell office:value-type="string" calcext:value-type="string">
            <text:p>CC1=C2C(=CC(=N1)C(=O)N(C)CC3=CC=C(C=C3)C(=O)NO)C4=CC=CC=C4N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145994016</text:p>
          </table:table-cell>
          <table:table-cell office:value-type="string" calcext:value-type="string">
            <text:p>C1=CC=C(C=C1)C(CCCC(=O)NC2=CC=CC=C2)CCC(=O)NO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145994016</text:p>
          </table:table-cell>
          <table:table-cell office:value-type="string" calcext:value-type="string">
            <text:p>C1=CC=C(C=C1)C(CCCC(=O)NC2=CC=CC=C2)CCC(=O)N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93768</text:p>
          </table:table-cell>
          <table:table-cell office:value-type="string" calcext:value-type="string">
            <text:p>CCCCN(CC1=CC=C(C=C1)C(=O)NO)C(=O)C2=NC=C3C(=C2)C4=CC=CC=C4N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93428</text:p>
          </table:table-cell>
          <table:table-cell office:value-type="string" calcext:value-type="string">
            <text:p>CN(CC1=CC=C(C=C1)C(=O)NO)C(=O)C2=NC(=C3C(=C2)C4=CC=CC=C4N3)C5=CC=CC=C5OC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3455</text:p>
          </table:table-cell>
          <table:table-cell office:value-type="string" calcext:value-type="string">
            <text:p>145993051</text:p>
          </table:table-cell>
          <table:table-cell office:value-type="string" calcext:value-type="string">
            <text:p>C1=CC=C(C=C1)S(=O)(=O)C2=[N+](ON=C2OCCOC3=NC=C(C=C3)COC(=O)NCC4=CC=C(C=C4)C(=O)NC5=CC=CC=C5N)[O-]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phát hiện so mà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92467</text:p>
          </table:table-cell>
          <table:table-cell office:value-type="string" calcext:value-type="string">
            <text:p>CCCCN(CC1=CC=C(C=C1)C(=O)NO)C(=O)C2=NC(=C3C(=C2)C4=CC=CC=C4N3)C5=CC=CC=C5OC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91220</text:p>
          </table:table-cell>
          <table:table-cell office:value-type="string" calcext:value-type="string">
            <text:p>CCN(CC1=CC=C(C=C1)C(=O)NO)C(=O)C2=NC(=C3C(=C2)C4=CC=CC=C4N3)C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90872</text:p>
          </table:table-cell>
          <table:table-cell office:value-type="string" calcext:value-type="string">
            <text:p>CCN(CC1=CC=C(C=C1)C(=O)NO)C(=O)C2=NC(=C3C(=C2)C4=CC=CC=C4N3)C5=CC=CC=C5OC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90399</text:p>
          </table:table-cell>
          <table:table-cell office:value-type="string" calcext:value-type="string">
            <text:p>CCN(CC1=CC=C(C=C1)C(=O)NO)C(=O)C2=NC=C3C(=C2)C4=CC=CC=C4N3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89487</text:p>
          </table:table-cell>
          <table:table-cell office:value-type="string" calcext:value-type="string">
            <text:p>CC1=CC=C(C=C1)C2=NN(C(=C2)C(F)(F)F)CCC3=CC=C(C=C3)C(=O)NO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89067</text:p>
          </table:table-cell>
          <table:table-cell office:value-type="string" calcext:value-type="string">
            <text:p>CCCN(CC1=CC=C(C=C1)C(=O)NO)C(=O)C2=NC(=C3C(=C2)C4=CC=CC=C4N3)C5=CC(=CC=C5)OC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88992</text:p>
          </table:table-cell>
          <table:table-cell office:value-type="string" calcext:value-type="string">
            <text:p>CN(CC1=CC=C(C=C1)C(=O)NO)C(=O)C2=NC=C3C(=C2)C4=CC=CC=C4N3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903</text:p>
          </table:table-cell>
          <table:table-cell office:value-type="string" calcext:value-type="string">
            <text:p>145988041</text:p>
          </table:table-cell>
          <table:table-cell office:value-type="string" calcext:value-type="string">
            <text:p>C1CN(CC2=CC=CC=C21)C(=S)SCC3=CC=C(C=C3)C(=O)NC4=CC=CC=C4N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87823</text:p>
          </table:table-cell>
          <table:table-cell office:value-type="string" calcext:value-type="string">
            <text:p>CCCN(CC1=CC=C(C=C1)C(=O)NO)C(=O)C2=NC(=C3C(=C2)C4=CC=CC=C4N3)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87732</text:p>
          </table:table-cell>
          <table:table-cell office:value-type="string" calcext:value-type="string">
            <text:p>CC1=CC(=NN1CC2=CC=C(C=C2)C(=O)NO)C3=CC4=C(C=C3)OCO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87492</text:p>
          </table:table-cell>
          <table:table-cell office:value-type="string" calcext:value-type="string">
            <text:p>CC1=CC=C(C=C1)C2=NN(C(=C2)C)CC3=CC=C(C=C3)C(=O)NO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86586</text:p>
          </table:table-cell>
          <table:table-cell office:value-type="string" calcext:value-type="string">
            <text:p>C1=CC=C(C=C1)CC2=NN(C(=C2)C3=CC=C(C=C3)F)CC4=CC=C(C=C4)C(=O)NO</text:p>
          </table:table-cell>
          <table:table-cell office:value-type="string" calcext:value-type="string">
            <text:p>&gt; 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903</text:p>
          </table:table-cell>
          <table:table-cell office:value-type="string" calcext:value-type="string">
            <text:p>145985400</text:p>
          </table:table-cell>
          <table:table-cell office:value-type="string" calcext:value-type="string">
            <text:p>C1CN(CCN1C2=CC=NC=C2)C(=S)SCC3=CC=C(C=C3)C(=O)NC4=CC=CC=C4N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145983855</text:p>
          </table:table-cell>
          <table:table-cell office:value-type="string" calcext:value-type="string">
            <text:p>C1=CC=C2C(=C1)C(=C3C=CC=CC3=N2)NC4=CC=C(C=C4)CCC(=O)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3286</text:p>
          </table:table-cell>
          <table:table-cell office:value-type="string" calcext:value-type="string">
            <text:p>145983639</text:p>
          </table:table-cell>
          <table:table-cell office:value-type="string" calcext:value-type="string">
            <text:p>C[Si](CCCCCCC(=O)NC1=CC=CC=C1)(O)O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81665</text:p>
          </table:table-cell>
          <table:table-cell office:value-type="string" calcext:value-type="string">
            <text:p>CCCN(CC1=CC=C(C=C1)C(=O)NO)C(=O)C2=NC(=C3C(=C2)C4=CC=CC=C4N3)C5=CC=CC=C5OC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80924</text:p>
          </table:table-cell>
          <table:table-cell office:value-type="string" calcext:value-type="string">
            <text:p>CCCN(CC1=CC=C(C=C1)C(=O)NO)C(=O)C2=NC=C3C(=C2)C4=CC=CC=C4N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80347</text:p>
          </table:table-cell>
          <table:table-cell office:value-type="string" calcext:value-type="string">
            <text:p>CCCCN(CC1=CC=C(C=C1)C(=O)NO)C(=O)C2=NC(=C3C(=C2)C4=CC=CC=C4N3)C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3455</text:p>
          </table:table-cell>
          <table:table-cell office:value-type="string" calcext:value-type="string">
            <text:p>145980171</text:p>
          </table:table-cell>
          <table:table-cell office:value-type="string" calcext:value-type="string">
            <text:p>CN(CCCCC(CO[N+](=O)[O-])O[N+](=O)[O-])CC1=NC=C(C=C1)COC(=O)NCC2=CC=C(C=C2)C(=O)NC3=CC=CC=C3N.Cl.Cl.Cl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phát hiện so mà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145979160</text:p>
          </table:table-cell>
          <table:table-cell office:value-type="string" calcext:value-type="string">
            <text:p>CCCCN(CC1=CC=C(C=C1)C(=O)NO)C(=O)C2=NC(=C3C(=C2)C4=CC=CC=C4N3)C5=CC(=CC=C5)OC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903</text:p>
          </table:table-cell>
          <table:table-cell office:value-type="string" calcext:value-type="string">
            <text:p>145978932</text:p>
          </table:table-cell>
          <table:table-cell office:value-type="string" calcext:value-type="string">
            <text:p>CCN(CC1=CC=NC=C1)C(=S)SCC2=CC=C(C=C2)C(=O)NC3=CC=CC=C3N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8533</text:p>
          </table:table-cell>
          <table:table-cell office:value-type="string" calcext:value-type="string">
            <text:p>COC1=CC=C(C=C1)NC(=O)[C@H](C2=CC=CC=C2)NS(=O)(=O)C3=CC=CC(=C3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48916</text:p>
          </table:table-cell>
          <table:table-cell office:value-type="string" calcext:value-type="string">
            <text:p>145977717</text:p>
          </table:table-cell>
          <table:table-cell office:value-type="string" calcext:value-type="string">
            <text:p>COC1=C(C=C2C(=C1)C=CN2CCOC3=CC=C(C=C3)NC(=O)CCCCCCC(=O)NO)OC</text:p>
          </table:table-cell>
          <table:table-cell office:value-type="string" calcext:value-type="string">
            <text:p>0.01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65023</text:p>
          </table:table-cell>
          <table:table-cell office:value-type="string" calcext:value-type="string">
            <text:p>145977632</text:p>
          </table:table-cell>
          <table:table-cell office:value-type="string" calcext:value-type="string">
            <text:p>C1=CC(=CC=C1NC(=O)CCCCCCC(=O)NO)N(CCCl)CCCl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77548</text:p>
          </table:table-cell>
          <table:table-cell office:value-type="string" calcext:value-type="string">
            <text:p>CC1=C2C=CC(=CC2=NN1C)N(C)C3=NC(=NC=C3)NC4=CC=C(C=C4)C(=O)NCCCC(=O)NO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76956</text:p>
          </table:table-cell>
          <table:table-cell office:value-type="string" calcext:value-type="string">
            <text:p>CC1=C2C=CC(=CC2=NN1C)N(C)C3=NC(=NC=C3)NC4=CC=CC(=C4)C(=O)NCCCCCC(=O)NO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6000</text:p>
          </table:table-cell>
          <table:table-cell office:value-type="string" calcext:value-type="string">
            <text:p>C1=CC=C(C=C1)CNC(=O)[C@H](C2=CC=CC=C2)NS(=O)(=O)C3=CC=CC(=C3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76000</text:p>
          </table:table-cell>
          <table:table-cell office:value-type="string" calcext:value-type="string">
            <text:p>C1=CC=C(C=C1)CNC(=O)[C@H](C2=CC=CC=C2)NS(=O)(=O)C3=CC=CC(=C3)C(=O)NO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5187</text:p>
          </table:table-cell>
          <table:table-cell office:value-type="string" calcext:value-type="string">
            <text:p>C1=CC=C(C=C1)NC(=O)CNS(=O)(=O)C2=CC=CC(=C2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75187</text:p>
          </table:table-cell>
          <table:table-cell office:value-type="string" calcext:value-type="string">
            <text:p>C1=CC=C(C=C1)NC(=O)CNS(=O)(=O)C2=CC=CC(=C2)C(=O)NO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74717</text:p>
          </table:table-cell>
          <table:table-cell office:value-type="string" calcext:value-type="string">
            <text:p>CC1=C2C=CC(=CC2=NN1C)N(C)C3=NC(=NC=C3)NC4=CC=C(C=C4)C(=O)NCCCCCC(=O)NO</text:p>
          </table:table-cell>
          <table:table-cell office:value-type="string" calcext:value-type="string">
            <text:p>0.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02987</text:p>
          </table:table-cell>
          <table:table-cell office:value-type="string" calcext:value-type="string">
            <text:p>145974565</text:p>
          </table:table-cell>
          <table:table-cell office:value-type="string" calcext:value-type="string">
            <text:p>C1C(C1NCC2=CC=C(C=C2)/C=C/C(=O)NC3=CC=CC=C3N)C4=CC=CC=C4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2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5974558</text:p>
          </table:table-cell>
          <table:table-cell office:value-type="string" calcext:value-type="string">
            <text:p>C1=CC(=CC=C1CC(=O)NC2=CN=C(C=C2)C(=O)NC3=C(C=C(C=C3)F)N)C(F)(F)F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74167</text:p>
          </table:table-cell>
          <table:table-cell office:value-type="string" calcext:value-type="string">
            <text:p>CC1=C2C=CC(=CC2=NN1C)N(C)C3=NC(=NC=C3)NC4=CC=C(C=C4)C(=O)NCCCCC(=O)NO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3656</text:p>
          </table:table-cell>
          <table:table-cell office:value-type="string" calcext:value-type="string">
            <text:p>C1=CC=C(C=C1)NC(=O)[C@H](CC2=CNC3=CC=CC=C32)NS(=O)(=O)C4=CC=CC(=C4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73656</text:p>
          </table:table-cell>
          <table:table-cell office:value-type="string" calcext:value-type="string">
            <text:p>C1=CC=C(C=C1)NC(=O)[C@H](CC2=CNC3=CC=CC=C32)NS(=O)(=O)C4=CC=CC(=C4)C(=O)NO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3530</text:p>
          </table:table-cell>
          <table:table-cell office:value-type="string" calcext:value-type="string">
            <text:p>C1=CC=C2C(=C1)C(=CN2)C[C@@H](C(=O)NC3=CC=C(C=C3)F)NS(=O)(=O)C4=CC=CC(=C4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93592</text:p>
          </table:table-cell>
          <table:table-cell office:value-type="string" calcext:value-type="string">
            <text:p>145973368</text:p>
          </table:table-cell>
          <table:table-cell office:value-type="string" calcext:value-type="string">
            <text:p>C1COCCN1C2=C3C=CC=C4C3=C(C=C2)C(=O)N(C4=O)CC5=CC=C(C=C5)C(=O)NO</text:p>
          </table:table-cell>
          <table:table-cell office:value-type="string" calcext:value-type="string">
            <text:p>0.09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3218</text:p>
          </table:table-cell>
          <table:table-cell office:value-type="string" calcext:value-type="string">
            <text:p>C1=CC=C(C=C1)[C@@H](C(=O)NC2=CC=C(C=C2)F)NS(=O)(=O)C3=CC=CC(=C3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55685</text:p>
          </table:table-cell>
          <table:table-cell office:value-type="string" calcext:value-type="string">
            <text:p>145971681</text:p>
          </table:table-cell>
          <table:table-cell office:value-type="string" calcext:value-type="string">
            <text:p>CS(=O)(=O)NC1=CC=C(C=C1)C2=NC(=NC=C2)NC3=CC=C(C=C3)N4CCC(CC4)C(=O)NC5=CC=C(C=C5)/C=C/C(=O)NO</text:p>
          </table:table-cell>
          <table:table-cell office:value-type="string" calcext:value-type="string">
            <text:p>7.4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3899</text:p>
          </table:table-cell>
          <table:table-cell office:value-type="string" calcext:value-type="string">
            <text:p>145971506</text:p>
          </table:table-cell>
          <table:table-cell office:value-type="string" calcext:value-type="string">
            <text:p>C1=CC=C(C=C1)NC(=O)N(CCCCO)CC2=CC=C(C=C2)C(=O)NO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70971</text:p>
          </table:table-cell>
          <table:table-cell office:value-type="string" calcext:value-type="string">
            <text:p>CC1=C2C=CC(=CC2=NN1C)N(C)C3=NC(=NC=C3)NC4=CC=C(C=C4)C(=O)NCC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70598</text:p>
          </table:table-cell>
          <table:table-cell office:value-type="string" calcext:value-type="string">
            <text:p>C1=CC(=CC=C1CNC(=O)C2=CC(=NN2)C3=CC=C(C=C3)F)C(=O)NO</text:p>
          </table:table-cell>
          <table:table-cell office:value-type="string" calcext:value-type="string">
            <text:p>0.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70453</text:p>
          </table:table-cell>
          <table:table-cell office:value-type="string" calcext:value-type="string">
            <text:p>CCCC1=CC(=NN1CC2=CC=C(C=C2)C(=O)NO)C3=CC=C(C=C3)F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0292</text:p>
          </table:table-cell>
          <table:table-cell office:value-type="string" calcext:value-type="string">
            <text:p>C1=CC=C(C=C1)CCNS(=O)(=O)C2=CC=CC(=C2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70292</text:p>
          </table:table-cell>
          <table:table-cell office:value-type="string" calcext:value-type="string">
            <text:p>C1=CC=C(C=C1)CCNS(=O)(=O)C2=CC=CC(=C2)C(=O)NO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70171</text:p>
          </table:table-cell>
          <table:table-cell office:value-type="string" calcext:value-type="string">
            <text:p>C1=CC(=CC=C1C2=NNC(=C2)C(=O)NCCCCCC(=O)NO)F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70161</text:p>
          </table:table-cell>
          <table:table-cell office:value-type="string" calcext:value-type="string">
            <text:p>C1=CC(=CC=C1C2=NNC(=C2)C(=O)NCCCC(=O)NO)F</text:p>
          </table:table-cell>
          <table:table-cell office:value-type="string" calcext:value-type="string">
            <text:p>1.8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70091</text:p>
          </table:table-cell>
          <table:table-cell office:value-type="string" calcext:value-type="string">
            <text:p>CC(C)[C@@H](C(=O)NC1=CC=CC=C1)NS(=O)(=O)C2=CC=CC(=C2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70091</text:p>
          </table:table-cell>
          <table:table-cell office:value-type="string" calcext:value-type="string">
            <text:p>CC(C)[C@@H](C(=O)NC1=CC=CC=C1)NS(=O)(=O)C2=CC=CC(=C2)C(=O)NO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9996</text:p>
          </table:table-cell>
          <table:table-cell office:value-type="string" calcext:value-type="string">
            <text:p>CC1=CC=C(C=C1)C2=CC(=NN2CC3=CC=C(C=C3)C(=O)NO)C(F)(F)F</text:p>
          </table:table-cell>
          <table:table-cell office:value-type="string" calcext:value-type="string">
            <text:p>1.2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9789</text:p>
          </table:table-cell>
          <table:table-cell office:value-type="string" calcext:value-type="string">
            <text:p>CC1=CC=C(C=C1)C2=CC(=NN2CC3=CC=C(C=C3)C(=O)NO)C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9651</text:p>
          </table:table-cell>
          <table:table-cell office:value-type="string" calcext:value-type="string">
            <text:p>CCC1=CC(=NN1CC2=CC=C(C=C2)C(=O)NO)C3=CC=C(C=C3)F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9456</text:p>
          </table:table-cell>
          <table:table-cell office:value-type="string" calcext:value-type="string">
            <text:p>C1=CC(=CC=C1C2=NNC(=C2)C(=O)NCCCCCCC(=O)NO)F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69144</text:p>
          </table:table-cell>
          <table:table-cell office:value-type="string" calcext:value-type="string">
            <text:p>C1=CC=C2C(=C1)C(=CN2)C[C@@H](C(=O)NC3=CC=C(C=C3)Cl)NS(=O)(=O)C4=CC=CC(=C4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8985</text:p>
          </table:table-cell>
          <table:table-cell office:value-type="string" calcext:value-type="string">
            <text:p>CC1=CC(=NN1CC2=CC=C(C=C2)C(=O)NO)C3=CC=C(C=C3)F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8824</text:p>
          </table:table-cell>
          <table:table-cell office:value-type="string" calcext:value-type="string">
            <text:p>C1=CC=C(C=C1)CC2=CC(=NN2CC3=CC=C(C=C3)C(=O)NO)C4=CC=C(C=C4)F</text:p>
          </table:table-cell>
          <table:table-cell office:value-type="string" calcext:value-type="string">
            <text:p>0.7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8364</text:p>
          </table:table-cell>
          <table:table-cell office:value-type="string" calcext:value-type="string">
            <text:p>C1=CC(=CC=C1C2=NNC(=C2)C(=O)NCCC(=O)NO)F</text:p>
          </table:table-cell>
          <table:table-cell office:value-type="string" calcext:value-type="string">
            <text:p>&gt; 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8087</text:p>
          </table:table-cell>
          <table:table-cell office:value-type="string" calcext:value-type="string">
            <text:p>CCC1=NN(C(=C1)C2=CC=C(C=C2)F)CC3=CC=C(C=C3)C(=O)NO</text:p>
          </table:table-cell>
          <table:table-cell office:value-type="string" calcext:value-type="string">
            <text:p>1.5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7968</text:p>
          </table:table-cell>
          <table:table-cell office:value-type="string" calcext:value-type="string">
            <text:p>CC1=CC=C(C=C1)C2=CC(=NN2C3=CC=C(C=C3)C(=O)NO)C(F)(F)F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7905</text:p>
          </table:table-cell>
          <table:table-cell office:value-type="string" calcext:value-type="string">
            <text:p>C1=CC(=CC=C1C2=NNC(=C2)C(=O)NCCCCC(=O)NO)F</text:p>
          </table:table-cell>
          <table:table-cell office:value-type="string" calcext:value-type="string">
            <text:p>0.8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7851</text:p>
          </table:table-cell>
          <table:table-cell office:value-type="string" calcext:value-type="string">
            <text:p>CCCC1=NN(C(=C1)C2=CC=C(C=C2)F)CC3=CC=C(C=C3)C(=O)NO</text:p>
          </table:table-cell>
          <table:table-cell office:value-type="string" calcext:value-type="string">
            <text:p>2.8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7832</text:p>
          </table:table-cell>
          <table:table-cell office:value-type="string" calcext:value-type="string">
            <text:p>CC1=CC=C(C=C1)C2=NN(C(=C2)C(F)(F)F)CC3=CC=C(C=C3)C(=O)NO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7698</text:p>
          </table:table-cell>
          <table:table-cell office:value-type="string" calcext:value-type="string">
            <text:p>CC1=CC=C(C=C1)C2=CC(=NN2CCC3=CC=C(C=C3)C(=O)NO)C(F)(F)F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7610</text:p>
          </table:table-cell>
          <table:table-cell office:value-type="string" calcext:value-type="string">
            <text:p>CC1=NN(C(=C1)C2=CC3=C(C=C2)OCO3)CC4=CC=C(C=C4)C(=O)NO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145967593</text:p>
          </table:table-cell>
          <table:table-cell office:value-type="string" calcext:value-type="string">
            <text:p>CC1=NN(C(=C1)C2=CC=C(C=C2)F)CC3=CC=C(C=C3)C(=O)NO</text:p>
          </table:table-cell>
          <table:table-cell office:value-type="string" calcext:value-type="string">
            <text:p>1.9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67313</text:p>
          </table:table-cell>
          <table:table-cell office:value-type="string" calcext:value-type="string">
            <text:p>C1=CC=C(C=C1)[C@@H](C(=O)NC2=CC=C(C=C2)Cl)NS(=O)(=O)C3=CC=CC(=C3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66861</text:p>
          </table:table-cell>
          <table:table-cell office:value-type="string" calcext:value-type="string">
            <text:p>C1=CC=C(C=C1)[C@@H](C(=O)NC2=CC=CC=C2)NS(=O)(=O)C3=CC=CC(=C3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66861</text:p>
          </table:table-cell>
          <table:table-cell office:value-type="string" calcext:value-type="string">
            <text:p>C1=CC=C(C=C1)[C@@H](C(=O)NC2=CC=CC=C2)NS(=O)(=O)C3=CC=CC(=C3)C(=O)NO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66738</text:p>
          </table:table-cell>
          <table:table-cell office:value-type="string" calcext:value-type="string">
            <text:p>CC1=C2C=CC(=CC2=NN1C)N(C)C3=NC(=NC=C3)NC4=CC=C(C=C4)C(=O)NCCCCCCCC(=O)NO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80953</text:p>
          </table:table-cell>
          <table:table-cell office:value-type="string" calcext:value-type="string">
            <text:p>145966712</text:p>
          </table:table-cell>
          <table:table-cell office:value-type="string" calcext:value-type="string">
            <text:p>CC1=C2C=CC(=CC2=NN1C)N(C)C3=NC(=NC=C3)NC4=CC=C(C=C4)C(=O)NCCCCCCC(=O)NO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66712</text:p>
          </table:table-cell>
          <table:table-cell office:value-type="string" calcext:value-type="string">
            <text:p>CC1=C2C=CC(=CC2=NN1C)N(C)C3=NC(=NC=C3)NC4=CC=C(C=C4)C(=O)NCCCCCCC(=O)NO</text:p>
          </table:table-cell>
          <table:table-cell office:value-type="string" calcext:value-type="string">
            <text:p>0.00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66533</text:p>
          </table:table-cell>
          <table:table-cell office:value-type="string" calcext:value-type="string">
            <text:p>COC1=CC=C(C=C1)NC(=O)[C@H](CC2=CNC3=CC=CC=C32)NS(=O)(=O)C4=CC=CC(=C4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66296</text:p>
          </table:table-cell>
          <table:table-cell office:value-type="string" calcext:value-type="string">
            <text:p>C[C@@H](C(=O)NC1=CC=CC=C1)NS(=O)(=O)C2=CC=CC(=C2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66296</text:p>
          </table:table-cell>
          <table:table-cell office:value-type="string" calcext:value-type="string">
            <text:p>C[C@@H](C(=O)NC1=CC=CC=C1)NS(=O)(=O)C2=CC=CC(=C2)C(=O)NO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5965019</text:p>
          </table:table-cell>
          <table:table-cell office:value-type="string" calcext:value-type="string">
            <text:p>C1=CC=C(C=C1)CNC(=O)[C@H](CC2=CNC3=CC=CC=C32)NS(=O)(=O)C4=CC=CC(=C4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5965019</text:p>
          </table:table-cell>
          <table:table-cell office:value-type="string" calcext:value-type="string">
            <text:p>C1=CC=C(C=C1)CNC(=O)[C@H](CC2=CNC3=CC=CC=C32)NS(=O)(=O)C4=CC=CC(=C4)C(=O)NO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5964935</text:p>
          </table:table-cell>
          <table:table-cell office:value-type="string" calcext:value-type="string">
            <text:p>CC1=C(C=C(C=C1)NC2=NC=CC(=N2)N(C)C3=CC4=NN(C(=C4C=C3)C)C)C(=O)NCCCCCC(=O)NO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49724</text:p>
          </table:table-cell>
          <table:table-cell office:value-type="string" calcext:value-type="string">
            <text:p>145962694</text:p>
          </table:table-cell>
          <table:table-cell office:value-type="string" calcext:value-type="string">
            <text:p>C1=CC(=CC=C1CN(CCCCCCC(=O)NO)C2=NC=C(S2)C(=O)NCCCN3C=CN=C3)F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48916</text:p>
          </table:table-cell>
          <table:table-cell office:value-type="string" calcext:value-type="string">
            <text:p>145959866</text:p>
          </table:table-cell>
          <table:table-cell office:value-type="string" calcext:value-type="string">
            <text:p>COC1=CC2=C(C=C1)N(C=C2)CCOC3=CC=C(C=C3)NC(=O)CCCCCCC(=O)NO</text:p>
          </table:table-cell>
          <table:table-cell office:value-type="string" calcext:value-type="string">
            <text:p>0.03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55685</text:p>
          </table:table-cell>
          <table:table-cell office:value-type="string" calcext:value-type="string">
            <text:p>145959360</text:p>
          </table:table-cell>
          <table:table-cell office:value-type="string" calcext:value-type="string">
            <text:p>CS(=O)(=O)NC1=CC=C(C=C1)C2=NC(=NC=C2)NC3=CC=C(C=C3)N4CCC(CC4)C(=O)NCCCCCCCC(=O)NO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2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5958925</text:p>
          </table:table-cell>
          <table:table-cell office:value-type="string" calcext:value-type="string">
            <text:p>C1C(C1C(=O)NC2=CC=C(C=C2)C(=O)NC3=C(C=C(C=C3)F)N)C4=CC=CC=C4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55685</text:p>
          </table:table-cell>
          <table:table-cell office:value-type="string" calcext:value-type="string">
            <text:p>145958641</text:p>
          </table:table-cell>
          <table:table-cell office:value-type="string" calcext:value-type="string">
            <text:p>C1COCCN1C2=CC=C(C=C2)NC3=NC=CC(=N3)C4=CC=C(C=C4)C(=O)NO</text:p>
          </table:table-cell>
          <table:table-cell office:value-type="string" calcext:value-type="string">
            <text:p>1.7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02987</text:p>
          </table:table-cell>
          <table:table-cell office:value-type="string" calcext:value-type="string">
            <text:p>145957740</text:p>
          </table:table-cell>
          <table:table-cell office:value-type="string" calcext:value-type="string">
            <text:p>C1C(C1NCC2=CC=C(C=C2)C(=O)NC3=CC=CC=C3N)C4=CC=CC=C4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52481</text:p>
          </table:table-cell>
          <table:table-cell office:value-type="string" calcext:value-type="string">
            <text:p>145955496</text:p>
          </table:table-cell>
          <table:table-cell office:value-type="string" calcext:value-type="string">
            <text:p>COC1=CC=CC(=C1)N2C(=NC(=N2)C(=O)NCCCCCC(=O)NO)C3=CC(=C(C(=C3)OC)OC)OC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5955015</text:p>
          </table:table-cell>
          <table:table-cell office:value-type="string" calcext:value-type="string">
            <text:p>CC[C@@H](C1=CC=CC=C1)C(=O)NC2=CN=C(C=C2)C(=O)NC3=C(C=C(C=C3)F)N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02987</text:p>
          </table:table-cell>
          <table:table-cell office:value-type="string" calcext:value-type="string">
            <text:p>145954248</text:p>
          </table:table-cell>
          <table:table-cell office:value-type="string" calcext:value-type="string">
            <text:p>C1C(C1NCC2=CC=C(C=C2)/C=C/C(=O)NO)C3=CC=CC=C3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93592</text:p>
          </table:table-cell>
          <table:table-cell office:value-type="string" calcext:value-type="string">
            <text:p>145953085</text:p>
          </table:table-cell>
          <table:table-cell office:value-type="string" calcext:value-type="string">
            <text:p>C1COCCN1C2=C3C=CC=C4C3=C(C=C2)C(=O)N(C4=O)CCC5=CC=C(C=C5)C(=O)NO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5952295</text:p>
          </table:table-cell>
          <table:table-cell office:value-type="string" calcext:value-type="string">
            <text:p>C1C(C1C(=O)NC2=CN=C(C=C2)C(=O)NC3=C(C=C(C=C3)F)N)C4=CC=CC=C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52481</text:p>
          </table:table-cell>
          <table:table-cell office:value-type="string" calcext:value-type="string">
            <text:p>145952135</text:p>
          </table:table-cell>
          <table:table-cell office:value-type="string" calcext:value-type="string">
            <text:p>COC1=CC=CC(=C1)N2C(=NC(=N2)C(=O)NCC(=O)NO)C3=CC(=C(C(=C3)OC)OC)OC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48916</text:p>
          </table:table-cell>
          <table:table-cell office:value-type="string" calcext:value-type="string">
            <text:p>145951170</text:p>
          </table:table-cell>
          <table:table-cell office:value-type="string" calcext:value-type="string">
            <text:p>COC1=C(C(=C2C(=C1)C=CN2CCCCOC3=CC=CC(=C3)NC(=O)CCCCCCC(=O)NO)OC)OC</text:p>
          </table:table-cell>
          <table:table-cell office:value-type="string" calcext:value-type="string">
            <text:p>0.99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49724</text:p>
          </table:table-cell>
          <table:table-cell office:value-type="string" calcext:value-type="string">
            <text:p>145950884</text:p>
          </table:table-cell>
          <table:table-cell office:value-type="string" calcext:value-type="string">
            <text:p>CC(C)CCN(CCCCCCC(=O)NO)C1=NC=C(S1)C(=O)NCCCN2C=CN=C2</text:p>
          </table:table-cell>
          <table:table-cell office:value-type="string" calcext:value-type="string">
            <text:p>0.00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52481</text:p>
          </table:table-cell>
          <table:table-cell office:value-type="string" calcext:value-type="string">
            <text:p>145950102</text:p>
          </table:table-cell>
          <table:table-cell office:value-type="string" calcext:value-type="string">
            <text:p>C1CC2=CC=CC=C2C3(C1)C(=O)N(C(=O)N3)CCCCCCC(=O)NO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02987</text:p>
          </table:table-cell>
          <table:table-cell office:value-type="string" calcext:value-type="string">
            <text:p>145949712</text:p>
          </table:table-cell>
          <table:table-cell office:value-type="string" calcext:value-type="string">
            <text:p>C1CC1(C2=CC=CC=C2)NCC3=CC=C(C=C3)C(=O)NCCCCCCC(=O)NO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7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225</text:p>
          </table:table-cell>
          <table:table-cell office:value-type="string" calcext:value-type="string">
            <text:p>CC[C@@H](C1=NC2=CC=CC(=C2C(=O)N1C3=CC=CC=C3)CNC4=NC=C(C=N4)C(=O)NO)NC5=NC=NC6=C5NC=N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189</text:p>
          </table:table-cell>
          <table:table-cell office:value-type="string" calcext:value-type="string">
            <text:p>CC[C@@H](C1=NC2=C(C(=CC=C2)NCC3=CC=C(C=C3)C(=O)NO)C(=O)N1C4=CC=CC=C4)NC5=NC=NC6=C5NC=N6</text:p>
          </table:table-cell>
          <table:table-cell office:value-type="string" calcext:value-type="string">
            <text:p>7.1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163</text:p>
          </table:table-cell>
          <table:table-cell office:value-type="string" calcext:value-type="string">
            <text:p>CC[C@@H](C1=NC2=C(C(=CC=C2)NCC3=CN=C(C=C3)C(=O)NO)C(=O)N1C4=CC=CC=C4)NC5=NC=NC6=C5NC=N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033</text:p>
          </table:table-cell>
          <table:table-cell office:value-type="string" calcext:value-type="string">
            <text:p>CC[C@@H](C1=NC2=CC=CC(=C2C(=O)N1C3=CC=CC=C3)CCCCC(=O)NO)NC4=NC=NC5=C4NC=N5</text:p>
          </table:table-cell>
          <table:table-cell office:value-type="string" calcext:value-type="string">
            <text:p>1.2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7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025</text:p>
          </table:table-cell>
          <table:table-cell office:value-type="string" calcext:value-type="string">
            <text:p>CC[C@@H](C1=NC2=C(C(=CC=C2)NCCCC(=O)NO)C(=O)N1C3=CC=CC=C3)NC4=NC=NC5=C4NC=N5</text:p>
          </table:table-cell>
          <table:table-cell office:value-type="string" calcext:value-type="string">
            <text:p>3.2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013</text:p>
          </table:table-cell>
          <table:table-cell office:value-type="string" calcext:value-type="string">
            <text:p>CC[C@@H](C1=NC2=CC=CC(=C2C(=O)N1C3=CC=CC=C3)C4=CC=C(C=C4)C(=O)NO)NC5=NC=NC6=C5NC=N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7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5992</text:p>
          </table:table-cell>
          <table:table-cell office:value-type="string" calcext:value-type="string">
            <text:p>CC[C@@H](C1=NC2=CC=CC=C2C(=N1)CCCCC(=O)NO)NC3=NC=NC4=C3NC=N4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5968</text:p>
          </table:table-cell>
          <table:table-cell office:value-type="string" calcext:value-type="string">
            <text:p>CC[C@@H](C1=NC2=CC=CC=C2C(=N1)CCCCCC(=O)NO)NC3=NC=NC4=C3NC=N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400</text:p>
          </table:table-cell>
          <table:table-cell office:value-type="string" calcext:value-type="string">
            <text:p>CC1=CC=C(O1)C2=NC3=CC(=C(C=C3C(=C2)NCC4CCN(CC4)C5=NC=C(C=N5)C(=O)NO)OC)OCC6CCN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99</text:p>
          </table:table-cell>
          <table:table-cell office:value-type="string" calcext:value-type="string">
            <text:p>CC1=CC=C(O1)C2=NC3=CC(=C(C=C3C(=C2)NCC4C5CCC4CN(C5)C6=NC=C(C=N6)C(=O)NO)OC)OC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74</text:p>
          </table:table-cell>
          <table:table-cell office:value-type="string" calcext:value-type="string">
            <text:p>CC1=CC=C(O1)C2=NC3=CC(=C(C=C3C(=C2)NCC4CCC(CC4)C(=O)NO)OC)OCCCN5CCCC5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72</text:p>
          </table:table-cell>
          <table:table-cell office:value-type="string" calcext:value-type="string">
            <text:p>CC1=CC=C(O1)C2=NC3=CC(=C(C=C3C(=C2)NCC4=CC=C(C=C4)C(=O)NO)OC)OC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69</text:p>
          </table:table-cell>
          <table:table-cell office:value-type="string" calcext:value-type="string">
            <text:p>CC1=CC=C(O1)C2=NC3=CC(=C(C=C3C(=C2)NCC4CCN(CC4)CC5=CC=C(C=C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65</text:p>
          </table:table-cell>
          <table:table-cell office:value-type="string" calcext:value-type="string">
            <text:p>CC1=CC=C(O1)C2=NC3=CC(=C(C=C3C(=C2)NC4CCN(C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64</text:p>
          </table:table-cell>
          <table:table-cell office:value-type="string" calcext:value-type="string">
            <text:p>CC1=CC=C(O1)C2=NC3=CC(=C(C=C3C(=C2)NCC4=NC=C(C=C4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58</text:p>
          </table:table-cell>
          <table:table-cell office:value-type="string" calcext:value-type="string">
            <text:p>CC1=CC=C(O1)C2=NC3=CC(=C(C=C3C(=C2)NC4CCN(CC4)C5=NC=C(C=N5)C(=O)NO)OC)OC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56</text:p>
          </table:table-cell>
          <table:table-cell office:value-type="string" calcext:value-type="string">
            <text:p>CC1=CC=C(O1)C2=NC3=CC(=C(C=C3C(=C2)NCC4CCN(CC4)C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55</text:p>
          </table:table-cell>
          <table:table-cell office:value-type="string" calcext:value-type="string">
            <text:p>CC1=CC=C(O1)C2=NC3=CC(=C(C=C3C(=C2)NC4CCC(CC4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50</text:p>
          </table:table-cell>
          <table:table-cell office:value-type="string" calcext:value-type="string">
            <text:p>CC1=CC=C(O1)C2=NC3=CC(=C(C=C3C(=C2)NCC4CCN(CC4)C5CC(C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44</text:p>
          </table:table-cell>
          <table:table-cell office:value-type="string" calcext:value-type="string">
            <text:p>CC1=CC=C(O1)C2=NC3=CC(=C(C=C3C(=C2)NCC4CCN(CC4)C5CCC(C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40</text:p>
          </table:table-cell>
          <table:table-cell office:value-type="string" calcext:value-type="string">
            <text:p>CC1=CC(=C2C=C(C(=CC2=N1)OCCCN3CCCC3)OC)NC4CCN(CC4)C5=NC=C(C=N5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36</text:p>
          </table:table-cell>
          <table:table-cell office:value-type="string" calcext:value-type="string">
            <text:p>CC1=CC=C(O1)C2=NC3=CC(=C(C=C3C(=C2)NCC4CCC(C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34</text:p>
          </table:table-cell>
          <table:table-cell office:value-type="string" calcext:value-type="string">
            <text:p>CC1=CC=C(O1)C2=NC3=CC(=C(C=C3C(=C2)NCC4CCN(C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31</text:p>
          </table:table-cell>
          <table:table-cell office:value-type="string" calcext:value-type="string">
            <text:p>CC1=CC=C(O1)C2=NC3=CC(=C(C=C3C(=C2)NCC4CCN(CC4)C5=NC=C(C=N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22</text:p>
          </table:table-cell>
          <table:table-cell office:value-type="string" calcext:value-type="string">
            <text:p>CC1=CC=C(O1)C2=NC3=CC(=C(C=C3C(=C2)NCC4CCC(CC4)C(=O)NO)OC)OC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17</text:p>
          </table:table-cell>
          <table:table-cell office:value-type="string" calcext:value-type="string">
            <text:p>CC1=CC=C(O1)C2=NC3=CC(=C(C=C3C(=C2)NCC4CCN(CC4)C5=NC=C(C=C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08</text:p>
          </table:table-cell>
          <table:table-cell office:value-type="string" calcext:value-type="string">
            <text:p>CC1=CC=C(O1)C2=NC3=CC(=C(C=C3C(=C2)NCC4=CC=C(C=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04</text:p>
          </table:table-cell>
          <table:table-cell office:value-type="string" calcext:value-type="string">
            <text:p>CC1=CC=C(O1)C2=NC3=CC(=C(C=C3C(=C2)NCC4=CC=C(C=C4)C(=O)NO)OC)OCCCN5CCCC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02</text:p>
          </table:table-cell>
          <table:table-cell office:value-type="string" calcext:value-type="string">
            <text:p>CC1=CC(=C2C=C(C(=CC2=N1)OCCCN3CCCC3)OC)NCC4CCN(CC4)C5=NC=C(C=N5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44</text:p>
          </table:table-cell>
          <table:table-cell office:value-type="string" calcext:value-type="string">
            <text:p>C[C@@H](C1=CC=CC=C1)C(=O)NC2=CC=C(C=C2)C(=O)NC3=C(C=C(C=C3)F)N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42</text:p>
          </table:table-cell>
          <table:table-cell office:value-type="string" calcext:value-type="string">
            <text:p>C[C@@H](C1=CC=CC=C1)C(=O)NC2=CN=C(C=C2)C(=O)NC3=C(C=C(C=C3)F)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37</text:p>
          </table:table-cell>
          <table:table-cell office:value-type="string" calcext:value-type="string">
            <text:p>CC(C)(C1=CC=CC=C1)C(=O)NC2=CC=C(C=C2)C(=O)NC3=C(C=C(C=C3)F)N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35</text:p>
          </table:table-cell>
          <table:table-cell office:value-type="string" calcext:value-type="string">
            <text:p>CC[C@H](C1=CC=CC=C1)C(=O)NC2=CN=C(C=C2)C(=O)NC3=C(C=C(C=C3)F)N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30</text:p>
          </table:table-cell>
          <table:table-cell office:value-type="string" calcext:value-type="string">
            <text:p>C1=CC=C(C=C1)CCC(=O)NC2=CN=C(C=C2)C(=O)NC3=C(C=C(C=C3)F)N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28</text:p>
          </table:table-cell>
          <table:table-cell office:value-type="string" calcext:value-type="string">
            <text:p>CC[C@H](C1=CC=CC=C1)C(=O)NC2=CC=C(C=C2)C(=O)NC3=C(C=C(C=C3)F)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24</text:p>
          </table:table-cell>
          <table:table-cell office:value-type="string" calcext:value-type="string">
            <text:p>CC(C)[C@@H](C1=CC=CC=C1)C(=O)NC2=CC=C(C=C2)C(=O)NC3=C(C=C(C=C3)F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23</text:p>
          </table:table-cell>
          <table:table-cell office:value-type="string" calcext:value-type="string">
            <text:p>C1=CC=C(C=C1)CC(=O)NC2=CN=C(C=C2)C(=O)NC3=C(C=C(C=C3)F)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22</text:p>
          </table:table-cell>
          <table:table-cell office:value-type="string" calcext:value-type="string">
            <text:p>C1=CC=C(C=C1)CCC(=O)NC2=CC=C(C=C2)C(=O)NC3=C(C=C(C=C3)F)N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19</text:p>
          </table:table-cell>
          <table:table-cell office:value-type="string" calcext:value-type="string">
            <text:p>C1=CC(=CC=C1CC(=O)NC2=CN=C(C=C2)C(=O)NC3=C(C=C(C=C3)F)N)F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2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18</text:p>
          </table:table-cell>
          <table:table-cell office:value-type="string" calcext:value-type="string">
            <text:p>CC(C)[C@@H](C1=CC=CC=C1)C(=O)NC2=CN=C(C=C2)C(=O)NC3=C(C=C(C=C3)F)N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16</text:p>
          </table:table-cell>
          <table:table-cell office:value-type="string" calcext:value-type="string">
            <text:p>C1=CC(=CC=C1CC(=O)NC2=CC=C(C=C2)C(=O)NC3=C(C=C(C=C3)F)N)F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14</text:p>
          </table:table-cell>
          <table:table-cell office:value-type="string" calcext:value-type="string">
            <text:p>CC(C)[C@H](C1=CC=CC=C1)C(=O)NC2=CC=C(C=C2)C(=O)NC3=C(C=C(C=C3)F)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2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13</text:p>
          </table:table-cell>
          <table:table-cell office:value-type="string" calcext:value-type="string">
            <text:p>CC[C@@H](C1=CC=CC=C1)C(=O)NC2=CC=C(C=C2)C(=O)NC3=C(C=C(C=C3)F)N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12</text:p>
          </table:table-cell>
          <table:table-cell office:value-type="string" calcext:value-type="string">
            <text:p>C[C@H](C1=CC=CC=C1)C(=O)NC2=CC=C(C=C2)C(=O)NC3=C(C=C(C=C3)F)N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803</text:p>
          </table:table-cell>
          <table:table-cell office:value-type="string" calcext:value-type="string">
            <text:p>141764754</text:p>
          </table:table-cell>
          <table:table-cell office:value-type="string" calcext:value-type="string">
            <text:p>CC1=CC=C(C=C1)CN2CCC(CC2)C3=NOC(=N3)CN(C)C4=NC=C(C=N4)C(=O)NO</text:p>
          </table:table-cell>
          <table:table-cell office:value-type="string" calcext:value-type="string">
            <text:p>0.00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41733188</text:p>
          </table:table-cell>
          <table:table-cell office:value-type="string" calcext:value-type="string">
            <text:p>C1=CC=C2C(=C1)N(C3=CC=CC=C3S2)CC4=CC=C(C=C4)C(=O)NO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96</text:p>
          </table:table-cell>
          <table:table-cell office:value-type="string" calcext:value-type="string">
            <text:p>141733188</text:p>
          </table:table-cell>
          <table:table-cell office:value-type="string" calcext:value-type="string">
            <text:p>C1=CC=C2C(=C1)N(C3=CC=CC=C3S2)CC4=CC=C(C=C4)C(=O)NO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77</text:p>
          </table:table-cell>
          <table:table-cell office:value-type="string" calcext:value-type="string">
            <text:p>C1=CC(=CC=C1NC2=NC(=NC=C2)NC3=CN(N=C3)CCCCCCC(=O)NO)F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74</text:p>
          </table:table-cell>
          <table:table-cell office:value-type="string" calcext:value-type="string">
            <text:p>CNC1=NC(=NC=C1C(F)(F)F)NC2=CN(N=C2)CCCCCCC(=O)NO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73</text:p>
          </table:table-cell>
          <table:table-cell office:value-type="string" calcext:value-type="string">
            <text:p>C1=CC(=CC=C1NC2=NC(=NC=C2Cl)NC3=CN(N=C3)CCCCCC(=O)NO)F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71</text:p>
          </table:table-cell>
          <table:table-cell office:value-type="string" calcext:value-type="string">
            <text:p>CCCNC1=NC(=NC=C1Cl)NC2=CN(N=C2)CCCCCCC(=O)NO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141728867</text:p>
          </table:table-cell>
          <table:table-cell office:value-type="string" calcext:value-type="string">
            <text:p>C1=CC(=CC=C1NC2=NC(=NC=C2Cl)NC3=CN(N=C3)CCCCC(=O)NO)F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67</text:p>
          </table:table-cell>
          <table:table-cell office:value-type="string" calcext:value-type="string">
            <text:p>C1=CC(=CC=C1NC2=NC(=NC=C2Cl)NC3=CN(N=C3)CCCCC(=O)NO)F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60</text:p>
          </table:table-cell>
          <table:table-cell office:value-type="string" calcext:value-type="string">
            <text:p>C1CCN(CC1)C2=NC(=NC=C2Cl)NC3=CN(N=C3)CCCCCCC(=O)NO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55</text:p>
          </table:table-cell>
          <table:table-cell office:value-type="string" calcext:value-type="string">
            <text:p>C1=CC(=CC=C1NC2=NC(=NC=C2F)NC3=CN(N=C3)CCCCCCC(=O)NO)F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46</text:p>
          </table:table-cell>
          <table:table-cell office:value-type="string" calcext:value-type="string">
            <text:p>C1=CC=C(C(=C1)NC2=NC(=NC=C2Cl)NC3=CN(N=C3)CCCCCCC(=O)NO)Cl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141728845</text:p>
          </table:table-cell>
          <table:table-cell office:value-type="string" calcext:value-type="string">
            <text:p>C1=CC(=CC=C1NC2=NC(=NC=C2Cl)NC3=CN(N=C3)CCCCCCCC(=O)NO)F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45</text:p>
          </table:table-cell>
          <table:table-cell office:value-type="string" calcext:value-type="string">
            <text:p>C1=CC(=CC=C1NC2=NC(=NC=C2Cl)NC3=CN(N=C3)CCCCCCCC(=O)NO)F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43</text:p>
          </table:table-cell>
          <table:table-cell office:value-type="string" calcext:value-type="string">
            <text:p>C1=CC(=CC=C1NC2=NC(=NC=C2Cl)NC3=CN(N=C3)CCCC(=O)NO)F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141728842</text:p>
          </table:table-cell>
          <table:table-cell office:value-type="string" calcext:value-type="string">
            <text:p>CNC1=NC(=NC=C1Cl)NC2=CN(N=C2)CCCCCCC(=O)NO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42</text:p>
          </table:table-cell>
          <table:table-cell office:value-type="string" calcext:value-type="string">
            <text:p>CNC1=NC(=NC=C1Cl)NC2=CN(N=C2)CCCCCCC(=O)NO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141728841</text:p>
          </table:table-cell>
          <table:table-cell office:value-type="string" calcext:value-type="string">
            <text:p>C1=CC(=CC(=C1)Cl)NC2=NC(=NC=C2Cl)NC3=CN(N=C3)CCCCCCC(=O)NO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41</text:p>
          </table:table-cell>
          <table:table-cell office:value-type="string" calcext:value-type="string">
            <text:p>C1=CC(=CC(=C1)Cl)NC2=NC(=NC=C2Cl)NC3=CN(N=C3)CCCCCCC(=O)NO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40</text:p>
          </table:table-cell>
          <table:table-cell office:value-type="string" calcext:value-type="string">
            <text:p>C1CC1NC2=NC(=NC=C2Cl)NC3=CN(N=C3)CCCCCCC(=O)NO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31</text:p>
          </table:table-cell>
          <table:table-cell office:value-type="string" calcext:value-type="string">
            <text:p>COC1=CC=C(C=C1)NC2=NC(=NC=C2Cl)NC3=CN(N=C3)CCCCCCC(=O)NO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141728829</text:p>
          </table:table-cell>
          <table:table-cell office:value-type="string" calcext:value-type="string">
            <text:p>C1=CC(=CC=C1CN2C=C(C=N2)NC3=NC=C(C(=N3)NC4=CC=C(C=C4)F)Cl)C(=O)NO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29</text:p>
          </table:table-cell>
          <table:table-cell office:value-type="string" calcext:value-type="string">
            <text:p>C1=CC(=CC=C1CN2C=C(C=N2)NC3=NC=C(C(=N3)NC4=CC=C(C=C4)F)Cl)C(=O)NO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27</text:p>
          </table:table-cell>
          <table:table-cell office:value-type="string" calcext:value-type="string">
            <text:p>C1=CC(=CC(=C1)Cl)NC2=NC(=NC=C2Cl)NC3=CN(N=C3)CCCCCC(=O)NO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25</text:p>
          </table:table-cell>
          <table:table-cell office:value-type="string" calcext:value-type="string">
            <text:p>C1=CC(=CC=C1NC2=NC(=NC=C2C(F)(F)F)NC3=CN(N=C3)CCCCCCC(=O)NO)F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17</text:p>
          </table:table-cell>
          <table:table-cell office:value-type="string" calcext:value-type="string">
            <text:p>C1=CC(=CC=C1NC2=NC(=NC=C2Cl)NC3=CN(N=C3)CCCCCCC(=O)NO)Cl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13</text:p>
          </table:table-cell>
          <table:table-cell office:value-type="string" calcext:value-type="string">
            <text:p>C1=CC(=CC=C1NC2=NC(=NC=C2Cl)NC3=CN(N=C3)CCCCCCC(=O)NO)F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11</text:p>
          </table:table-cell>
          <table:table-cell office:value-type="string" calcext:value-type="string">
            <text:p>C1COCCN1C2=NC(=NC=C2Cl)NC3=CN(N=C3)CCCCCCC(=O)NO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10</text:p>
          </table:table-cell>
          <table:table-cell office:value-type="string" calcext:value-type="string">
            <text:p>C1=CC(=CC=C1NC2=NC(=NC=C2Cl)NC3=CN(N=C3)CCC(=O)NO)F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41728806</text:p>
          </table:table-cell>
          <table:table-cell office:value-type="string" calcext:value-type="string">
            <text:p>C1=CC=C(C=C1)NC2=NC(=NC=C2Cl)NC3=CN(N=C3)CCCCCCC(=O)NO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41522811</text:p>
          </table:table-cell>
          <table:table-cell office:value-type="string" calcext:value-type="string">
            <text:p>C1=CC=C(C=C1)CNS(=O)(=O)C2=CC=CC(=C2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41522811</text:p>
          </table:table-cell>
          <table:table-cell office:value-type="string" calcext:value-type="string">
            <text:p>C1=CC=C(C=C1)CNS(=O)(=O)C2=CC=CC(=C2)C(=O)NO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28</text:p>
          </table:table-cell>
          <table:table-cell office:value-type="string" calcext:value-type="string">
            <text:p>CC1=C2C=CC(=CC2=NN1C)N(C)C3=NC(=NC=C3)NC4=CC=CC(=C4)C(=O)NC5=CC=CC=C5N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22</text:p>
          </table:table-cell>
          <table:table-cell office:value-type="string" calcext:value-type="string">
            <text:p>CC1=C2C=CC(=CC2=NN1C)N(C)C3=NC(=NC=C3)NC4=CC=C(C=C4)C(=O)NCCCCCC(=O)NC5=CC=CC=C5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21</text:p>
          </table:table-cell>
          <table:table-cell office:value-type="string" calcext:value-type="string">
            <text:p>CC1=C(C=C(C=C1)NC2=NC=CC(=N2)N(C)C3=CC4=NN(C(=C4C=C3)C)C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19</text:p>
          </table:table-cell>
          <table:table-cell office:value-type="string" calcext:value-type="string">
            <text:p>CC1=C2C=CC(=CC2=NN1C)N(C)C3=NC(=NC=C3)NC4=CC=C(C=C4)C(=O)NCCCCC(=O)NC5=CC=CC=C5N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14</text:p>
          </table:table-cell>
          <table:table-cell office:value-type="string" calcext:value-type="string">
            <text:p>CC1=C2C=CC(=CC2=NN1C)N(C)C3=NC(=NC=C3)NC4=CC=C(C=C4)C(=O)NCCCCCCC(=O)NC5=CC=CC=C5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12</text:p>
          </table:table-cell>
          <table:table-cell office:value-type="string" calcext:value-type="string">
            <text:p>CC1=C2C=CC(=CC2=NN1C)N(C)C3=NC(=NC=C3)NC4=CC=C(C=C4)C(=O)NCCCC(=O)NC5=CC=CC=C5N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07</text:p>
          </table:table-cell>
          <table:table-cell office:value-type="string" calcext:value-type="string">
            <text:p>CC1=C2C=CC(=CC2=NN1C)N(C)C3=NC(=NC=C3)NC4=CC=C(C=C4)C(=O)NCCC(=O)NC5=CC=CC=C5N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41504704</text:p>
          </table:table-cell>
          <table:table-cell office:value-type="string" calcext:value-type="string">
            <text:p>CC1=C2C=CC(=CC2=NN1C)N(C)C3=NC(=NC=C3)NC4=CC=C(C=C4)C(=O)NCCCCCCCC(=O)NC5=CC=CC=C5N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80953</text:p>
          </table:table-cell>
          <table:table-cell office:value-type="string" calcext:value-type="string">
            <text:p>141504704</text:p>
          </table:table-cell>
          <table:table-cell office:value-type="string" calcext:value-type="string">
            <text:p>CC1=C2C=CC(=CC2=NN1C)N(C)C3=NC(=NC=C3)NC4=CC=C(C=C4)C(=O)NCCCCCCCC(=O)NC5=CC=CC=C5N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140846804</text:p>
          </table:table-cell>
          <table:table-cell office:value-type="string" calcext:value-type="string">
            <text:p>CC(CCCC(=O)NC1=CC=CC=C1)CCC(=O)NO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39325820</text:p>
          </table:table-cell>
          <table:table-cell office:value-type="string" calcext:value-type="string">
            <text:p>CC(C)[C@H](C1=CC=CC=C1)C(=O)NC2=NC=C(C=C2)C(=O)NC3=C(C=C(C=C3)F)N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2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39325532</text:p>
          </table:table-cell>
          <table:table-cell office:value-type="string" calcext:value-type="string">
            <text:p>C1[C@@H]([C@@H]1C(=O)NC2=CC=C(C=C2)C(=O)NC3=C(C=C(C=C3)F)N)C4=CC=CC=C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40041</text:p>
          </table:table-cell>
          <table:table-cell office:value-type="string" calcext:value-type="string">
            <text:p>139035087</text:p>
          </table:table-cell>
          <table:table-cell office:value-type="string" calcext:value-type="string">
            <text:p>CCCCCCCCCCCCCCCCNNC(=O)C1=CC=CS1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38393067</text:p>
          </table:table-cell>
          <table:table-cell office:value-type="string" calcext:value-type="string">
            <text:p>CC1=C2C=CC(=CC2=NN1C)N(C)C3=NC(=NC=C3)NC4=CC=C(C=C4)C(=O)NC5=CC=CC=C5N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80953</text:p>
          </table:table-cell>
          <table:table-cell office:value-type="string" calcext:value-type="string">
            <text:p>138393067</text:p>
          </table:table-cell>
          <table:table-cell office:value-type="string" calcext:value-type="string">
            <text:p>CC1=C2C=CC(=CC2=NN1C)N(C)C3=NC(=NC=C3)NC4=CC=C(C=C4)C(=O)NC5=CC=CC=C5N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138377596</text:p>
          </table:table-cell>
          <table:table-cell office:value-type="string" calcext:value-type="string">
            <text:p>C1=CC(=CC=C1NC2=NC(=NC=C2Cl)NC3=CN(N=C3)CCCCCC(=O)NO)Cl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138377596</text:p>
          </table:table-cell>
          <table:table-cell office:value-type="string" calcext:value-type="string">
            <text:p>C1=CC(=CC=C1NC2=NC(=NC=C2Cl)NC3=CN(N=C3)CCCCCC(=O)NO)Cl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53364</text:p>
          </table:table-cell>
          <table:table-cell office:value-type="string" calcext:value-type="string">
            <text:p>137659898</text:p>
          </table:table-cell>
          <table:table-cell office:value-type="string" calcext:value-type="string">
            <text:p>C1COC2(O1)C3=C(C=CC(=C3)Br)N(C2=O)CC(=O)NC4=CC=C(C=C4)C(=O)NC5=CC=CC=C5N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7000</text:p>
          </table:table-cell>
          <table:table-cell office:value-type="string" calcext:value-type="string">
            <text:p>137657845</text:p>
          </table:table-cell>
          <table:table-cell office:value-type="string" calcext:value-type="string">
            <text:p>C1=CC=C(C=C1)CC(CCCC(=O)NO)CCC(=O)NC2=CC=CC=C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53364</text:p>
          </table:table-cell>
          <table:table-cell office:value-type="string" calcext:value-type="string">
            <text:p>137656290</text:p>
          </table:table-cell>
          <table:table-cell office:value-type="string" calcext:value-type="string">
            <text:p>C1COC2(C3=C(C=CC(=C3)Br)N(C2=O)CCC(=O)NC4=CC=C(C=C4)C(=O)NC5=CC=CC=C5N)OC1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53364</text:p>
          </table:table-cell>
          <table:table-cell office:value-type="string" calcext:value-type="string">
            <text:p>137648171</text:p>
          </table:table-cell>
          <table:table-cell office:value-type="string" calcext:value-type="string">
            <text:p>C1COC2(C3=C(C=CC(=C3)Cl)N(C2=O)CC(=O)NCC4=CC=C(C=C4)C(=O)NC5=C(C=CC(=C5)C6=CC=CS6)N)OC1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55</text:p>
          </table:table-cell>
          <table:table-cell office:value-type="string" calcext:value-type="string">
            <text:p>137647813</text:p>
          </table:table-cell>
          <table:table-cell office:value-type="string" calcext:value-type="string">
            <text:p>CC1=C(C2=CC=CC=C2N1)CCNCC3=CC(=CC=C3)C=CC(=O)NO.Cl</text:p>
          </table:table-cell>
          <table:table-cell office:value-type="string" calcext:value-type="string">
            <text:p>0.00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53364</text:p>
          </table:table-cell>
          <table:table-cell office:value-type="string" calcext:value-type="string">
            <text:p>137643760</text:p>
          </table:table-cell>
          <table:table-cell office:value-type="string" calcext:value-type="string">
            <text:p>C1COC2(C3=C(C=CC(=C3)Cl)N(C2=O)CC(=O)NCC4=CC=C(C=C4)C(=O)NC5=CC=CC=C5N)OC1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7000</text:p>
          </table:table-cell>
          <table:table-cell office:value-type="string" calcext:value-type="string">
            <text:p>137641520</text:p>
          </table:table-cell>
          <table:table-cell office:value-type="string" calcext:value-type="string">
            <text:p>CCCCC(CCCC(=O)NO)CCC(=O)NC1=CC=CC=C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55</text:p>
          </table:table-cell>
          <table:table-cell office:value-type="string" calcext:value-type="string">
            <text:p>137638741</text:p>
          </table:table-cell>
          <table:table-cell office:value-type="string" calcext:value-type="string">
            <text:p>C1=CC(=C2C=CNC2=C1)CCNS(=O)(=O)C3=CC=C(C=C3)C=CC(=O)NO</text:p>
          </table:table-cell>
          <table:table-cell office:value-type="string" calcext:value-type="string">
            <text:p>0.0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7000</text:p>
          </table:table-cell>
          <table:table-cell office:value-type="string" calcext:value-type="string">
            <text:p>137637915</text:p>
          </table:table-cell>
          <table:table-cell office:value-type="string" calcext:value-type="string">
            <text:p>CCCCCCC(CCCC(=O)NO)CCC(=O)NC1=CC=CC=C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55</text:p>
          </table:table-cell>
          <table:table-cell office:value-type="string" calcext:value-type="string">
            <text:p>137635575</text:p>
          </table:table-cell>
          <table:table-cell office:value-type="string" calcext:value-type="string">
            <text:p>CN1C=CC2=C(C=CC=C21)CCNS(=O)(=O)C3=CC=C(C=C3)C=CC(=O)NO</text:p>
          </table:table-cell>
          <table:table-cell office:value-type="string" calcext:value-type="string">
            <text:p>0.000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137634156</text:p>
          </table:table-cell>
          <table:table-cell office:value-type="string" calcext:value-type="string">
            <text:p>CN(C)CC1=CN(C2=CC=CC=C21)CC3=CC=C(C=C3)C(=O)NO</text:p>
          </table:table-cell>
          <table:table-cell office:value-type="string" calcext:value-type="string">
            <text:p>6.309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14127</text:p>
          </table:table-cell>
          <table:table-cell office:value-type="string" calcext:value-type="string">
            <text:p>137628684</text:p>
          </table:table-cell>
          <table:table-cell office:value-type="string" calcext:value-type="string">
            <text:p>CC1CN(CCO1)C(=O)NC2=CC=C(C=C2)C3=NC4=C(C=NN4CCCCCCC(=O)NO)C(=N3)N5CCOCC5</text:p>
          </table:table-cell>
          <table:table-cell office:value-type="string" calcext:value-type="string">
            <text:p>0.000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37487458</text:p>
          </table:table-cell>
          <table:table-cell office:value-type="string" calcext:value-type="string">
            <text:p>CC1=C2C=CC(=CC2=NN1C)N(C)C3=NC(=NC=C3)NC4=CC=C(C=C4)C(=O)NC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37487451</text:p>
          </table:table-cell>
          <table:table-cell office:value-type="string" calcext:value-type="string">
            <text:p>CC1=C2C=CC(=CC2=NN1C)N(C)C3=NC(=NC=C3)NC4=CC=C(C=C4)C(=O)NCC(=O)NC5=CC=CC=C5N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37487429</text:p>
          </table:table-cell>
          <table:table-cell office:value-type="string" calcext:value-type="string">
            <text:p>CC1=C2C=CC(=CC2=NN1C)N(C)C3=NC(=NC=C3)NC4=CC=C(C=C4)/C=C/C(=O)NO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80953</text:p>
          </table:table-cell>
          <table:table-cell office:value-type="string" calcext:value-type="string">
            <text:p>137487429</text:p>
          </table:table-cell>
          <table:table-cell office:value-type="string" calcext:value-type="string">
            <text:p>CC1=C2C=CC(=CC2=NN1C)N(C)C3=NC(=NC=C3)NC4=CC=C(C=C4)C=CC(=O)NO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37487427</text:p>
          </table:table-cell>
          <table:table-cell office:value-type="string" calcext:value-type="string">
            <text:p>CC1=C2C=CC(=CC2=NN1C)N(C)C3=NC(=NC=C3)NC4=CC=CC(=C4)/C=C/C(=O)N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37487426</text:p>
          </table:table-cell>
          <table:table-cell office:value-type="string" calcext:value-type="string">
            <text:p>CC1=C2C=CC(=CC2=NN1C)N(C)C3=NC(=NC=C3)NC4=CC=CC(=C4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37487425</text:p>
          </table:table-cell>
          <table:table-cell office:value-type="string" calcext:value-type="string">
            <text:p>CC1=C2C=CC(=CC2=NN1C)N(C)C3=NC(=NC=C3)NC4=CC=C(C=C4)C(=O)NO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37353182</text:p>
          </table:table-cell>
          <table:table-cell office:value-type="string" calcext:value-type="string">
            <text:p>C1=CC=C(C=C1)CC(=O)NC2=CC=C(C=C2)C(=O)NC3=C(C=C(C=C3)F)N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37353146</text:p>
          </table:table-cell>
          <table:table-cell office:value-type="string" calcext:value-type="string">
            <text:p>C[C@H](C1=CC=CC=C1)C(=O)NC2=CN=C(C=C2)C(=O)NC3=C(C=C(C=C3)F)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2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37353141</text:p>
          </table:table-cell>
          <table:table-cell office:value-type="string" calcext:value-type="string">
            <text:p>C1=CC(=CC=C1CC(=O)NC2=CC=C(C=C2)C(=O)NC3=C(C=C(C=C3)F)N)C(F)(F)F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37353123</text:p>
          </table:table-cell>
          <table:table-cell office:value-type="string" calcext:value-type="string">
            <text:p>CC(C)[C@H](C1=CC=CC=C1)C(=O)NC2=CN=C(C=C2)C(=O)NC3=C(C=C(C=C3)F)N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137353054</text:p>
          </table:table-cell>
          <table:table-cell office:value-type="string" calcext:value-type="string">
            <text:p>C1=CC=C(C=C1)C2=C(C(=O)N(N2)C3=NC(=CS3)C4=CC=C(C=C4)C(=O)O)N=NC5=NC=CS5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135886613</text:p>
          </table:table-cell>
          <table:table-cell office:value-type="string" calcext:value-type="string">
            <text:p>COC1=CC(=CC(=C1C=NNC(=O)CCCCCC(=O)NO)OC)O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135565923</text:p>
          </table:table-cell>
          <table:table-cell office:value-type="string" calcext:value-type="string">
            <text:p>CC1CNC(=O)C2=C3N=C(C=CN3N=C2)NC(C4=C(O1)C=CC(=C4)F)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35564749</text:p>
          </table:table-cell>
          <table:table-cell office:value-type="string" calcext:value-type="string">
            <text:p>CC1=CC(=CC(=C1OCCO)C)C2=NC3=C(C(=CC(=C3)OC)OC)C(=O)N2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35367789</text:p>
          </table:table-cell>
          <table:table-cell office:value-type="string" calcext:value-type="string">
            <text:p>CN(C)C1=CC2=C(C=C1)C3=NCCCN3C(=S)S2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35367138</text:p>
          </table:table-cell>
          <table:table-cell office:value-type="string" calcext:value-type="string">
            <text:p>C1CN=C2C3=C(C=CC=C3Br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134283813</text:p>
          </table:table-cell>
          <table:table-cell office:value-type="string" calcext:value-type="string">
            <text:p>C1=CC=C(C=C1)CC(CCCC(=O)NC2=CC=CC=C2)CCC(=O)NO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134283813</text:p>
          </table:table-cell>
          <table:table-cell office:value-type="string" calcext:value-type="string">
            <text:p>C1=CC=C(C=C1)CC(CCCC(=O)NC2=CC=CC=C2)CCC(=O)NO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134283810</text:p>
          </table:table-cell>
          <table:table-cell office:value-type="string" calcext:value-type="string">
            <text:p>CCCCCCC(CCCC(=O)NC1=CC=CC=C1)CCC(=O)N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134283810</text:p>
          </table:table-cell>
          <table:table-cell office:value-type="string" calcext:value-type="string">
            <text:p>CCCCCCC(CCCC(=O)NC1=CC=CC=C1)CCC(=O)NO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134283800</text:p>
          </table:table-cell>
          <table:table-cell office:value-type="string" calcext:value-type="string">
            <text:p>C1=CC=C(C=C1)CC(CCCC(=O)NC2=CC=CC=C2)CCC(=O)NO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134283799</text:p>
          </table:table-cell>
          <table:table-cell office:value-type="string" calcext:value-type="string">
            <text:p>CCC(CCCC(=O)NC1=CC=CC=C1)CCC(=O)NO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134283799</text:p>
          </table:table-cell>
          <table:table-cell office:value-type="string" calcext:value-type="string">
            <text:p>CCC(CCCC(=O)NC1=CC=CC=C1)CCC(=O)NO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134283796</text:p>
          </table:table-cell>
          <table:table-cell office:value-type="string" calcext:value-type="string">
            <text:p>C1=CC=C(C=C1)CC(CCCC(=O)NC2=CC=CC=C2)CCC(=O)NO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134283792</text:p>
          </table:table-cell>
          <table:table-cell office:value-type="string" calcext:value-type="string">
            <text:p>CCCCC(CCCC(=O)NC1=CC=CC=C1)CCC(=O)NO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134283792</text:p>
          </table:table-cell>
          <table:table-cell office:value-type="string" calcext:value-type="string">
            <text:p>CCCCC(CCCC(=O)NC1=CC=CC=C1)CCC(=O)NO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01</text:p>
          </table:table-cell>
          <table:table-cell office:value-type="string" calcext:value-type="string">
            <text:p>134224487</text:p>
          </table:table-cell>
          <table:table-cell office:value-type="string" calcext:value-type="string">
            <text:p>C1=CC=C(C(=C1)N)NC(=O)C2=CC=C(C=C2)COC3=CC=C(C=C3)F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134158029</text:p>
          </table:table-cell>
          <table:table-cell office:value-type="string" calcext:value-type="string">
            <text:p>CCCCCCC(CCCCCC(=O)NC1=CC=CC=C1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134156853</text:p>
          </table:table-cell>
          <table:table-cell office:value-type="string" calcext:value-type="string">
            <text:p>CCCCCCC(CCCCCC(=O)NC1=CC=CC=C1)C(=O)NO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134143927</text:p>
          </table:table-cell>
          <table:table-cell office:value-type="string" calcext:value-type="string">
            <text:p>CCCCCC(CCCCCC(=O)NC1=CC=CC=C1)C(=O)NO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134136160</text:p>
          </table:table-cell>
          <table:table-cell office:value-type="string" calcext:value-type="string">
            <text:p>CCCCCCC(CCCCCC(=O)NC1=CC=CC=C1)C(=O)NO</text:p>
          </table:table-cell>
          <table:table-cell office:value-type="string" calcext:value-type="string">
            <text:p>58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132576546</text:p>
          </table:table-cell>
          <table:table-cell office:value-type="string" calcext:value-type="string">
            <text:p>CCOC1=CC(=CC2=C1OCC(=C2)[N+](=O)[O-])NC(=O)CCCCNC(=O)C(CC3=CC=CC=C3)N</text:p>
          </table:table-cell>
          <table:table-cell office:value-type="string" calcext:value-type="string">
            <text:p>2.9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132576544</text:p>
          </table:table-cell>
          <table:table-cell office:value-type="string" calcext:value-type="string">
            <text:p>CCOC1=CC(=CC2=C1OCC(=C2)[N+](=O)[O-])NC(=O)CCCCCNC(=O)C(CC3=CC=CC=C3)N</text:p>
          </table:table-cell>
          <table:table-cell office:value-type="string" calcext:value-type="string">
            <text:p>1.2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132576542</text:p>
          </table:table-cell>
          <table:table-cell office:value-type="string" calcext:value-type="string">
            <text:p>CCOC1=CC(=CC2=C1OCC(=C2)[N+](=O)[O-])NC(=O)CCCCCC(=O)NC3=CC=CC=C3N</text:p>
          </table:table-cell>
          <table:table-cell office:value-type="string" calcext:value-type="string">
            <text:p>0.7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132576541</text:p>
          </table:table-cell>
          <table:table-cell office:value-type="string" calcext:value-type="string">
            <text:p>CCOC1=CC(=CC2=C1OCC(=C2)[N+](=O)[O-])NC(=O)CCCCCC(=O)NC3=C(C=CC(=C3)C4=CC=C(S4)C)N</text:p>
          </table:table-cell>
          <table:table-cell office:value-type="string" calcext:value-type="string">
            <text:p>1.7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132576540</text:p>
          </table:table-cell>
          <table:table-cell office:value-type="string" calcext:value-type="string">
            <text:p>CCOC1=CC(=CC2=C1OCC(=C2)[N+](=O)[O-])NC(=O)CCCCCCC(=O)NC3=C(C=CC(=C3)C4=CC=CC=C4)N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132576539</text:p>
          </table:table-cell>
          <table:table-cell office:value-type="string" calcext:value-type="string">
            <text:p>CCOC1=CC(=CC2=C1OCC(=C2)[N+](=O)[O-])NC(=O)CCCCCC(=O)NC3=C(C=CC(=C3)C4=CC=CC=C4)N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132576538</text:p>
          </table:table-cell>
          <table:table-cell office:value-type="string" calcext:value-type="string">
            <text:p>CCOC1=CC(=CC2=C1OCC(=C2)[N+](=O)[O-])NC(=O)CCCCCCC(=O)NC3=CC=CC=C3N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53364</text:p>
          </table:table-cell>
          <table:table-cell office:value-type="string" calcext:value-type="string">
            <text:p>132569672</text:p>
          </table:table-cell>
          <table:table-cell office:value-type="string" calcext:value-type="string">
            <text:p>C1COC2(C3=C(C=CC(=C3)Cl)N(C2=O)CCC(=O)NC4=CC=C(C=C4)C(=O)NC5=CC=CC=C5N)OC1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02987</text:p>
          </table:table-cell>
          <table:table-cell office:value-type="string" calcext:value-type="string">
            <text:p>132137973</text:p>
          </table:table-cell>
          <table:table-cell office:value-type="string" calcext:value-type="string">
            <text:p>C1C(C1NCC2=CC=C(C=C2)C(=O)NO)C3=CC=CC=C3</text:p>
          </table:table-cell>
          <table:table-cell office:value-type="string" calcext:value-type="string">
            <text:p>3.1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4808</text:p>
          </table:table-cell>
          <table:table-cell office:value-type="string" calcext:value-type="string">
            <text:p>130345472</text:p>
          </table:table-cell>
          <table:table-cell office:value-type="string" calcext:value-type="string">
            <text:p>C1CC2=C(C=CC(=C2)Cl)N(C1)CC3=CC=C(C=C3)C(=O)NO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9104426</text:p>
          </table:table-cell>
          <table:table-cell office:value-type="string" calcext:value-type="string">
            <text:p>C1CN=C2C3=C(C=CC(=C3)Cl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9104402</text:p>
          </table:table-cell>
          <table:table-cell office:value-type="string" calcext:value-type="string">
            <text:p>C1CN2C(=N1)C3=C(C(=CC=C3)F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9104374</text:p>
          </table:table-cell>
          <table:table-cell office:value-type="string" calcext:value-type="string">
            <text:p>C1CN=C2C3=C(C(=CC=C3)F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9104349</text:p>
          </table:table-cell>
          <table:table-cell office:value-type="string" calcext:value-type="string">
            <text:p>C1CN2C(=N1)C3=C(C=CC(=C3)Cl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9104227</text:p>
          </table:table-cell>
          <table:table-cell office:value-type="string" calcext:value-type="string">
            <text:p>C1CN=C2C3=C(C=CC(=C3)F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9104183</text:p>
          </table:table-cell>
          <table:table-cell office:value-type="string" calcext:value-type="string">
            <text:p>C1CN=C2C3=C(C=C(C=C3)Br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9104138</text:p>
          </table:table-cell>
          <table:table-cell office:value-type="string" calcext:value-type="string">
            <text:p>CC1=C2C(=CC=C1)SC(=S)N3C2=NCCC3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66093</text:p>
          </table:table-cell>
          <table:table-cell office:value-type="string" calcext:value-type="string">
            <text:p>127041696</text:p>
          </table:table-cell>
          <table:table-cell office:value-type="string" calcext:value-type="string">
            <text:p>CC(C)(C)OC(=O)N(C(=O)CCCCCCC(=O)N(C(=O)OC(C)(C)C)OC(=O)OC(C)(C)C)OC(=O)OC(C)(C)C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9125</text:p>
          </table:table-cell>
          <table:table-cell office:value-type="string" calcext:value-type="string">
            <text:p>127039213</text:p>
          </table:table-cell>
          <table:table-cell office:value-type="string" calcext:value-type="string">
            <text:p>CC(C)N1C=NC2=C(N=C(N=C21)N)NCCCCCCC(=O)NO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ầu đọc tấm microti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9125</text:p>
          </table:table-cell>
          <table:table-cell office:value-type="string" calcext:value-type="string">
            <text:p>127027767</text:p>
          </table:table-cell>
          <table:table-cell office:value-type="string" calcext:value-type="string">
            <text:p>C1=CC=C(C=C1)CN2C=NC3=C(N=C(N=C32)Cl)NCCCCCC(=O)NO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ầu đọc tấm microti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9125</text:p>
          </table:table-cell>
          <table:table-cell office:value-type="string" calcext:value-type="string">
            <text:p>127026516</text:p>
          </table:table-cell>
          <table:table-cell office:value-type="string" calcext:value-type="string">
            <text:p>CC(C)CN1C=NC2=C(N=C(N=C21)Cl)NCCCCCCC(=O)NO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ầu đọc tấm microti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82238</text:p>
          </table:table-cell>
          <table:table-cell office:value-type="string" calcext:value-type="string">
            <text:p>122550211</text:p>
          </table:table-cell>
          <table:table-cell office:value-type="string" calcext:value-type="string">
            <text:p>CC1=NC2=CC=CC=C2C(=N1)N(C)C3=CC(=C(C=C3)OC)OCCCC(=O)NO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93592</text:p>
          </table:table-cell>
          <table:table-cell office:value-type="string" calcext:value-type="string">
            <text:p>122376192</text:p>
          </table:table-cell>
          <table:table-cell office:value-type="string" calcext:value-type="string">
            <text:p>C1COCCN1C2=C3C=CC=C4C3=C(C=C2)C(=O)N(C4=O)CCCCCC(=O)NO</text:p>
          </table:table-cell>
          <table:table-cell office:value-type="string" calcext:value-type="string">
            <text:p>0.02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122180003</text:p>
          </table:table-cell>
          <table:table-cell office:value-type="string" calcext:value-type="string">
            <text:p>C1=CC(=CC=C1C2=NOC(=N2)CCCCCCC(=O)C(F)(F)F)F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27030</text:p>
          </table:table-cell>
          <table:table-cell office:value-type="string" calcext:value-type="string">
            <text:p>122177623</text:p>
          </table:table-cell>
          <table:table-cell office:value-type="string" calcext:value-type="string">
            <text:p>C1=CC=C(C=C1)CONC(=O)CCCCCCC(=O)NC2=CC=CC=C2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27030</text:p>
          </table:table-cell>
          <table:table-cell office:value-type="string" calcext:value-type="string">
            <text:p>122177622</text:p>
          </table:table-cell>
          <table:table-cell office:value-type="string" calcext:value-type="string">
            <text:p>CC1=C(C(=O)C(=C(C1=O)C)CONC(=O)CCCCCCC(=O)NC2=CC=CC=C2)C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1279020</text:p>
          </table:table-cell>
          <table:table-cell office:value-type="string" calcext:value-type="string">
            <text:p>C1CN=C2C3=C(C=CC(=C3)C(F)(F)F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21278998</text:p>
          </table:table-cell>
          <table:table-cell office:value-type="string" calcext:value-type="string">
            <text:p>CC1=CC2=C(C=C1)SC(=S)N3C2=NCCC3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55</text:p>
          </table:table-cell>
          <table:table-cell office:value-type="string" calcext:value-type="string">
            <text:p>C1=CC=C(C(=C1)C2=NOC(=N2)CNCC3=CC=C(C=C3)C(=O)NC4=CC=CC=C4N)Cl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54</text:p>
          </table:table-cell>
          <table:table-cell office:value-type="string" calcext:value-type="string">
            <text:p>C1=CC=C(C(=C1)N)NC(=O)C2=CC=C(C=C2)CNCC3=NC(=NO3)C4=CN=CC=C4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53</text:p>
          </table:table-cell>
          <table:table-cell office:value-type="string" calcext:value-type="string">
            <text:p>C1=CC=C(C(=C1)N)NC(=O)C2=CC=C(C=C2)CNCC3=NC(=NO3)C4=CC=CS4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52</text:p>
          </table:table-cell>
          <table:table-cell office:value-type="string" calcext:value-type="string">
            <text:p>C1=CC=C(C(=C1)N)NC(=O)C2=CC=C(C=C2)CNCC3=NC(=NO3)C4=CC=C(C=C4)F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51</text:p>
          </table:table-cell>
          <table:table-cell office:value-type="string" calcext:value-type="string">
            <text:p>C1=CC=C(C(=C1)N)NC(=O)C2=CC=C(C=C2)CNCC3=NC(=NO3)C4=CC=C(C=C4)[N+](=O)[O-]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50</text:p>
          </table:table-cell>
          <table:table-cell office:value-type="string" calcext:value-type="string">
            <text:p>C1=CC=C(C(=C1)N)NC(=O)C2=CC=C(C=C2)CNCC3=NC(=NO3)C4=CC=C(C=C4)Cl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49</text:p>
          </table:table-cell>
          <table:table-cell office:value-type="string" calcext:value-type="string">
            <text:p>C1=CC=C(C(=C1)N)NC(=O)C2=CC=C(C=C2)CNCC3=NC(=NO3)C4=CC=C(C=C4)C(F)(F)F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48</text:p>
          </table:table-cell>
          <table:table-cell office:value-type="string" calcext:value-type="string">
            <text:p>COC1=CC=C(C=C1)C2=NOC(=N2)CNCC3=CC=C(C=C3)C(=O)NC4=CC=CC=C4N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47</text:p>
          </table:table-cell>
          <table:table-cell office:value-type="string" calcext:value-type="string">
            <text:p>CC1=CC=C(C=C1)C2=NOC(=N2)CNCC3=CC=C(C=C3)C(=O)NC4=CC=CC=C4N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118735146</text:p>
          </table:table-cell>
          <table:table-cell office:value-type="string" calcext:value-type="string">
            <text:p>C1=CC=C(C=C1)C2=NOC(=N2)CNCC3=CC=C(C=C3)C(=O)NC4=CC=CC=C4N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18613729</text:p>
          </table:table-cell>
          <table:table-cell office:value-type="string" calcext:value-type="string">
            <text:p>CC1=CC=C(O1)C2=NC3=CC(=C(C=C3C(=C2)NCC4CCN(CC4)C)OC)OCCCN5CCCC5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18607432</text:p>
          </table:table-cell>
          <table:table-cell office:value-type="string" calcext:value-type="string">
            <text:p>CC1=CC=C(O1)C2=NC3=CC(=C(C=C3C(=C2)NC4CCN(CC4)C)OC)OCCCN5CCCC5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117829479</text:p>
          </table:table-cell>
          <table:table-cell office:value-type="string" calcext:value-type="string">
            <text:p>C1=CC2=C(C=CC(=O)N2)C=C1NC(=O)CCCCCCC(=O)NO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117829462</text:p>
          </table:table-cell>
          <table:table-cell office:value-type="string" calcext:value-type="string">
            <text:p>CN1C2=C(C=CC1=O)C=C(C=C2)C(=O)NCCCCCCC(=O)NO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117829461</text:p>
          </table:table-cell>
          <table:table-cell office:value-type="string" calcext:value-type="string">
            <text:p>CC1(CC(=O)N(C2=C1C=C(C=C2)C(=O)NCCCCCCC(=O)NO)C)C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117829458</text:p>
          </table:table-cell>
          <table:table-cell office:value-type="string" calcext:value-type="string">
            <text:p>C1=CC2=C(C=CC(=O)N2)C=C1C(=O)NCCCCCCC(=O)NO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117829456</text:p>
          </table:table-cell>
          <table:table-cell office:value-type="string" calcext:value-type="string">
            <text:p>COC1=NC2=C(C=C1)C=C(C=C2)C(=O)NCCCCCCC(=O)NO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48501</text:p>
          </table:table-cell>
          <table:table-cell office:value-type="string" calcext:value-type="string">
            <text:p>101882858</text:p>
          </table:table-cell>
          <table:table-cell office:value-type="string" calcext:value-type="string">
            <text:p>C1=CC=C(C(=C1)N)NC(=O)CCCCC(=O)NC2=CC\3=C(C=C2)NC(=O)/C3=C\C4=CC=CN4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48501</text:p>
          </table:table-cell>
          <table:table-cell office:value-type="string" calcext:value-type="string">
            <text:p>101882857</text:p>
          </table:table-cell>
          <table:table-cell office:value-type="string" calcext:value-type="string">
            <text:p>C1=CC=C(C(=C1)N)NC(=O)CCCCCCC(=O)NC2=CC\3=C(C=C2)NC(=O)/C3=C\C4=CC=CN4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1</text:p>
          </table:table-cell>
          <table:table-cell office:value-type="string" calcext:value-type="string">
            <text:p>87331269</text:p>
          </table:table-cell>
          <table:table-cell office:value-type="string" calcext:value-type="string">
            <text:p>CN1CCC(CC1)C(=O)N[C@@H](CCCCCC(=O)C2=CC=CC=N2)C3=NC=C(N3)C4=CC=CC=C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87331269</text:p>
          </table:table-cell>
          <table:table-cell office:value-type="string" calcext:value-type="string">
            <text:p>CN1CCC(CC1)C(=O)N[C@@H](CCCCCC(=O)C2=CC=CC=N2)C3=NC=C(N3)C4=CC=CC=C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435</text:p>
          </table:table-cell>
          <table:table-cell office:value-type="string" calcext:value-type="string">
            <text:p>CC1(CC(=O)NC2=C1C=C(C=C2)C(=O)NCC3CCC(CC3)CCC(=O)NO)C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435</text:p>
          </table:table-cell>
          <table:table-cell office:value-type="string" calcext:value-type="string">
            <text:p>CC1(CC(=O)NC2=C1C=C(C=C2)C(=O)NCC3CCC(CC3)CCC(=O)NO)C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434</text:p>
          </table:table-cell>
          <table:table-cell office:value-type="string" calcext:value-type="string">
            <text:p>CC1(CC(=O)NC2=C1C=C(C=C2)C(=O)NCC3=CC=C(C=C3)/C=C/C(=O)NO)C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432</text:p>
          </table:table-cell>
          <table:table-cell office:value-type="string" calcext:value-type="string">
            <text:p>CC1(CC(=O)NC2=C1C=C(C=C2)C(=O)NCC3=CC(=CC=C3)/C=C/C(=O)NO)C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153</text:p>
          </table:table-cell>
          <table:table-cell office:value-type="string" calcext:value-type="string">
            <text:p>CC1(CC(=O)NC2=C1C=C(C=C2)NC(=O)CCCCCCC(=O)NO)C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152</text:p>
          </table:table-cell>
          <table:table-cell office:value-type="string" calcext:value-type="string">
            <text:p>C1CC(=O)NC2=C1C=C(C=C2)NC(=O)CCCCCCC(=O)NO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005</text:p>
          </table:table-cell>
          <table:table-cell office:value-type="string" calcext:value-type="string">
            <text:p>CC1(CC(=O)NC2=C1C=C(C=C2)C(=O)NCCCCCCC(=O)NO)C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581004</text:p>
          </table:table-cell>
          <table:table-cell office:value-type="string" calcext:value-type="string">
            <text:p>C1CC(=O)NC2=C1C=C(C=C2)C(=O)NCCCCCCC(=O)NO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291495</text:p>
          </table:table-cell>
          <table:table-cell office:value-type="string" calcext:value-type="string">
            <text:p>CC1(CC(=O)NC2=C1C=C(C=C2)C(=O)NCC3CCC(CC3)/C=C/C(=O)NO)C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86291495</text:p>
          </table:table-cell>
          <table:table-cell office:value-type="string" calcext:value-type="string">
            <text:p>CC1(CC(=O)NC2=C1C=C(C=C2)C(=O)NCC3CCC(CC3)/C=C/C(=O)NO)C</text:p>
          </table:table-cell>
          <table:table-cell office:value-type="string" calcext:value-type="string">
            <text:p>0.0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31194</text:p>
          </table:table-cell>
          <table:table-cell office:value-type="string" calcext:value-type="string">
            <text:p>78324068</text:p>
          </table:table-cell>
          <table:table-cell office:value-type="string" calcext:value-type="string">
            <text:p>C1=CC=C(C=C1)C[C@@H](C(=O)NO)N2C(=C(N=N2)C3=CC=CC=C3)C#CC4=CC=CC=C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31194</text:p>
          </table:table-cell>
          <table:table-cell office:value-type="string" calcext:value-type="string">
            <text:p>76853213</text:p>
          </table:table-cell>
          <table:table-cell office:value-type="string" calcext:value-type="string">
            <text:p>C1CC1C#CC2=C(N=NN2[C@@H](CC3=CC=CC=C3)C(=O)NO)C4=CC=CC=C4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73707550</text:p>
          </table:table-cell>
          <table:table-cell office:value-type="string" calcext:value-type="string">
            <text:p>C1=CC(=CN=C1)C2=CC=C(C=C2)C=NNC(=O)CCCCCC(=O)NO</text:p>
          </table:table-cell>
          <table:table-cell office:value-type="string" calcext:value-type="string">
            <text:p>0.01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73707545</text:p>
          </table:table-cell>
          <table:table-cell office:value-type="string" calcext:value-type="string">
            <text:p>C1=CSC(=C1)C2=CC=C(C=C2)C=NNC(=O)CCCCCC(=O)NO</text:p>
          </table:table-cell>
          <table:table-cell office:value-type="string" calcext:value-type="string">
            <text:p>0.00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73707544</text:p>
          </table:table-cell>
          <table:table-cell office:value-type="string" calcext:value-type="string">
            <text:p>C1=CC(=CC=C1C=NNC(=O)CCCCCC(=O)NO)C2=CN=CN=C2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73707543</text:p>
          </table:table-cell>
          <table:table-cell office:value-type="string" calcext:value-type="string">
            <text:p>C1=CC(=CC=C1C=NNC(=O)CCCCCC(=O)NO)C2=CC=NC=C2</text:p>
          </table:table-cell>
          <table:table-cell office:value-type="string" calcext:value-type="string">
            <text:p>0.01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73707536</text:p>
          </table:table-cell>
          <table:table-cell office:value-type="string" calcext:value-type="string">
            <text:p>CC1=CC=CC=C1C2=CC=C(C=C2)C=NNC(=O)CCCCCC(=O)NO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73707535</text:p>
          </table:table-cell>
          <table:table-cell office:value-type="string" calcext:value-type="string">
            <text:p>C1=CC=NC(=C1)C2=CC=C(C=C2)C=NNC(=O)CCCCCC(=O)NO</text:p>
          </table:table-cell>
          <table:table-cell office:value-type="string" calcext:value-type="string">
            <text:p>0.00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73707349</text:p>
          </table:table-cell>
          <table:table-cell office:value-type="string" calcext:value-type="string">
            <text:p>C1=CC=C(C=C1)C2=CC=C(C=C2)C=NNC(=O)CCCCCCC(=O)NO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055355</text:p>
          </table:table-cell>
          <table:table-cell office:value-type="string" calcext:value-type="string">
            <text:p>72946782</text:p>
          </table:table-cell>
          <table:table-cell office:value-type="string" calcext:value-type="string">
            <text:p>CCOC(=O)NCCCC(=O)NCCC1=CC=CC=C1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055355</text:p>
          </table:table-cell>
          <table:table-cell office:value-type="string" calcext:value-type="string">
            <text:p>72946782</text:p>
          </table:table-cell>
          <table:table-cell office:value-type="string" calcext:value-type="string">
            <text:p>CCOC(=O)NCCCC(=O)NCCC1=CC=CC=C1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055355</text:p>
          </table:table-cell>
          <table:table-cell office:value-type="string" calcext:value-type="string">
            <text:p>72734543</text:p>
          </table:table-cell>
          <table:table-cell office:value-type="string" calcext:value-type="string">
            <text:p>C1=CC=C(C=C1)CCNC(=O)CCCC(=O)NO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02239</text:p>
          </table:table-cell>
          <table:table-cell office:value-type="string" calcext:value-type="string">
            <text:p>72734382</text:p>
          </table:table-cell>
          <table:table-cell office:value-type="string" calcext:value-type="string">
            <text:p>CC(=O)NC1=CC=C(C=C1)C(=O)NC2=C(C=C(C=C2)F)N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48916</text:p>
          </table:table-cell>
          <table:table-cell office:value-type="string" calcext:value-type="string">
            <text:p>71722010</text:p>
          </table:table-cell>
          <table:table-cell office:value-type="string" calcext:value-type="string">
            <text:p>COC1=C(C(=C2C(=C1)C=CN2CCOC3=CC=CC(=C3)NC(=O)CCCCCCC(=O)NO)OC)OC</text:p>
          </table:table-cell>
          <table:table-cell office:value-type="string" calcext:value-type="string">
            <text:p>0.11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71681069</text:p>
          </table:table-cell>
          <table:table-cell office:value-type="string" calcext:value-type="string">
            <text:p>C1=CC=C(C=C1)NC(=O)C=CC2=CC(=CC=C2)C(=O)NO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71680918</text:p>
          </table:table-cell>
          <table:table-cell office:value-type="string" calcext:value-type="string">
            <text:p>C1=CC=C(C=C1)NCC2=CC(=CC=C2)C(=O)NO</text:p>
          </table:table-cell>
          <table:table-cell office:value-type="string" calcext:value-type="string">
            <text:p>&gt; 3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71680917</text:p>
          </table:table-cell>
          <table:table-cell office:value-type="string" calcext:value-type="string">
            <text:p>CNC(=O)C1=CC(=CC=C1)C(=O)NO</text:p>
          </table:table-cell>
          <table:table-cell office:value-type="string" calcext:value-type="string">
            <text:p>&gt; 3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71680916</text:p>
          </table:table-cell>
          <table:table-cell office:value-type="string" calcext:value-type="string">
            <text:p>C1=CC=C(C=C1)NC(=O)C2=CC(=CC=C2)C(=O)N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71680915</text:p>
          </table:table-cell>
          <table:table-cell office:value-type="string" calcext:value-type="string">
            <text:p>C1=CC=C(C=C1)CNC(=O)C2=CC(=CC=C2)C(=O)N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71680914</text:p>
          </table:table-cell>
          <table:table-cell office:value-type="string" calcext:value-type="string">
            <text:p>C1=CC(=CC(=C1)C(=O)NO)C(=O)NCCC2=CN=CC=C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71680913</text:p>
          </table:table-cell>
          <table:table-cell office:value-type="string" calcext:value-type="string">
            <text:p>C1=CC=C(C=C1)CCNC(=O)C2=CC(=CC=C2)C(=O)N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71680913</text:p>
          </table:table-cell>
          <table:table-cell office:value-type="string" calcext:value-type="string">
            <text:p>C1=CC=C(C=C1)CCNC(=O)C2=CC(=CC=C2)C(=O)NO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71655802</text:p>
          </table:table-cell>
          <table:table-cell office:value-type="string" calcext:value-type="string">
            <text:p>C1CC=C(C1)C(=O)NO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984</text:p>
          </table:table-cell>
          <table:table-cell office:value-type="string" calcext:value-type="string">
            <text:p>71624738</text:p>
          </table:table-cell>
          <table:table-cell office:value-type="string" calcext:value-type="string">
            <text:p>C(CCCC(=O)NO)CCC(=O)NCC1C2C(C(C(O1)OC3C(OC(C(C3O)O)OC4C(OC(C(C4O)O)OC5C(OC(C(C5O)O)OC6C(OC(C(C6O)O)OC7C(OC(C(C7O)O)OC8C(OC(O2)C(C8O)O)CO)CO)CO)CO)CO)CO)O)O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71574949</text:p>
          </table:table-cell>
          <table:table-cell office:value-type="string" calcext:value-type="string">
            <text:p>CNC(=O)C1=CC=C(C=C1)C(=O)NO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71574948</text:p>
          </table:table-cell>
          <table:table-cell office:value-type="string" calcext:value-type="string">
            <text:p>C1=CC(=CC=C1C(=O)NCCC2=CC=NC=C2)C(=O)NO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71574856</text:p>
          </table:table-cell>
          <table:table-cell office:value-type="string" calcext:value-type="string">
            <text:p>CN1CCN(CC1)CCNC(=O)C2=CC=C(C=C2)C(=O)NO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33</text:p>
          </table:table-cell>
          <table:table-cell office:value-type="string" calcext:value-type="string">
            <text:p>71532921</text:p>
          </table:table-cell>
          <table:table-cell office:value-type="string" calcext:value-type="string">
            <text:p>C1=CC=C(C=C1)N(CCO)C(=O)CC2=CC=C(C=C2)C(=O)NO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33</text:p>
          </table:table-cell>
          <table:table-cell office:value-type="string" calcext:value-type="string">
            <text:p>71462653</text:p>
          </table:table-cell>
          <table:table-cell office:value-type="string" calcext:value-type="string">
            <text:p>CCCCN(CC1=CC=C(C=C1)C(=O)NO)C(=O)NC2=CC=CC=C2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3899</text:p>
          </table:table-cell>
          <table:table-cell office:value-type="string" calcext:value-type="string">
            <text:p>71462653</text:p>
          </table:table-cell>
          <table:table-cell office:value-type="string" calcext:value-type="string">
            <text:p>CCCCN(CC1=CC=C(C=C1)C(=O)NO)C(=O)NC2=CC=CC=C2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96632</text:p>
          </table:table-cell>
          <table:table-cell office:value-type="string" calcext:value-type="string">
            <text:p>C1=CC=C(C=C1)N2C=C(C(=N2)C3=CC=C(C=C3)[N+](=O)[O-])C=CC(=O)NC4=CC=C(C=C4)Br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96631</text:p>
          </table:table-cell>
          <table:table-cell office:value-type="string" calcext:value-type="string">
            <text:p>COC1=CC=C(C=C1)C2=NN(C=C2C=CC(=O)NC3=CC=C(C=C3)Br)C4=CC=CC=C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94591</text:p>
          </table:table-cell>
          <table:table-cell office:value-type="string" calcext:value-type="string">
            <text:p>COC1=CC=C(C=C1)C2=NN(C=C2C=CC(=O)NC3=CC=C(C=C3)Cl)C4=CC=CC=C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94590</text:p>
          </table:table-cell>
          <table:table-cell office:value-type="string" calcext:value-type="string">
            <text:p>COC1=CC=C(C=C1)C2=NN(C=C2C=CC(=O)NC3=CC=CC=C3)C4=CC=CC=C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90378</text:p>
          </table:table-cell>
          <table:table-cell office:value-type="string" calcext:value-type="string">
            <text:p>C1=CC=C(C=C1)NC(=O)C=CC2=CN(N=C2C3=CC=C(C=C3)Br)C4=CC=CC=C4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88346</text:p>
          </table:table-cell>
          <table:table-cell office:value-type="string" calcext:value-type="string">
            <text:p>CC1=CC=C(C=C1)C2=NN(C=C2C=CC(=O)NC3=CC=C(C=C3)Br)C4=CC=CC=C4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86232</text:p>
          </table:table-cell>
          <table:table-cell office:value-type="string" calcext:value-type="string">
            <text:p>COC1=CC=C(C=C1)NC(=O)C=CC2=CN(N=C2C3=CC=C(C=C3)[N+](=O)[O-])C4=CC=CC=C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86231</text:p>
          </table:table-cell>
          <table:table-cell office:value-type="string" calcext:value-type="string">
            <text:p>C1=CC=C(C=C1)N2C=C(C(=N2)C3=CC=C(C=C3)[N+](=O)[O-])C=CC(=O)NC4=CC=C(C=C4)Cl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84091</text:p>
          </table:table-cell>
          <table:table-cell office:value-type="string" calcext:value-type="string">
            <text:p>C1=CC=C(C=C1)NC(=O)C=CC2=CN(N=C2C3=CC=C(C=C3)[N+](=O)[O-])C4=CC=CC=C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84090</text:p>
          </table:table-cell>
          <table:table-cell office:value-type="string" calcext:value-type="string">
            <text:p>C1=CC=C(C=C1)N2C=C(C(=N2)C3=CC=C(C=C3)Br)C=CC(=O)NC4=CC=C(C=C4)Cl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70681968</text:p>
          </table:table-cell>
          <table:table-cell office:value-type="string" calcext:value-type="string">
            <text:p>C1=CC=C(C=C1)N2C=C(C(=N2)C3=CC=C(C=C3)Br)C=CC(=O)NC4=CC=C(C=C4)Br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60164619</text:p>
          </table:table-cell>
          <table:table-cell office:value-type="string" calcext:value-type="string">
            <text:p>CC1=C(N(C2=CC=CC=C12)CC3=CC=C(C=C3)C(=O)NO)C</text:p>
          </table:table-cell>
          <table:table-cell office:value-type="string" calcext:value-type="string">
            <text:p>12.589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1809</text:p>
          </table:table-cell>
          <table:table-cell office:value-type="string" calcext:value-type="string">
            <text:p>57723146</text:p>
          </table:table-cell>
          <table:table-cell office:value-type="string" calcext:value-type="string">
            <text:p>C1=CC=C(C=C1)/C=C/C(=O)NCC2=CC=C(C=C2)C(=O)NC3=C(C=C(C=C3)F)N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57400091</text:p>
          </table:table-cell>
          <table:table-cell office:value-type="string" calcext:value-type="string">
            <text:p>CN1CCN(CC1)C(=O)NCC2=CC=C(C=C2)C(=O)NC3=C(C=CC(=C3)C4=CC=CS4)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57396604</text:p>
          </table:table-cell>
          <table:table-cell office:value-type="string" calcext:value-type="string">
            <text:p>C1COCCN1C(=O)NCC2=CC=C(C=C2)C(=O)NC3=C(C=CC(=C3)C4=CC=CS4)N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31667</text:p>
          </table:table-cell>
          <table:table-cell office:value-type="string" calcext:value-type="string">
            <text:p>57395788</text:p>
          </table:table-cell>
          <table:table-cell office:value-type="string" calcext:value-type="string">
            <text:p>C1=CC(=CC=C1NC(=O)CCCCCCC(=O)NO)F</text:p>
          </table:table-cell>
          <table:table-cell office:value-type="string" calcext:value-type="string">
            <text:p>0.01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57393108</text:p>
          </table:table-cell>
          <table:table-cell office:value-type="string" calcext:value-type="string">
            <text:p>C1OC2=C(O1)C=C(C=C2)CN(CCO)CC3=CC=C(C=C3)C(=O)NC4=C(C=CC(=C4)C5=CC=CS5)N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57379345</text:p>
          </table:table-cell>
          <table:table-cell office:value-type="string" calcext:value-type="string">
            <text:p>CC1=CC(=C(C=C1C2CCNCC2)OC(C)C)NC3=NC=C(C(=N3)NC4=CC=CC=C4S(=O)(=O)C(C)C)Cl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48501</text:p>
          </table:table-cell>
          <table:table-cell office:value-type="string" calcext:value-type="string">
            <text:p>56932477</text:p>
          </table:table-cell>
          <table:table-cell office:value-type="string" calcext:value-type="string">
            <text:p>C1=CNC(=C1)/C=C\2/C3=C(C=CC(=C3)NC(=O)CCCCCCC(=O)NO)NC2=O</text:p>
          </table:table-cell>
          <table:table-cell office:value-type="string" calcext:value-type="string">
            <text:p>0.001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48501</text:p>
          </table:table-cell>
          <table:table-cell office:value-type="string" calcext:value-type="string">
            <text:p>56837168</text:p>
          </table:table-cell>
          <table:table-cell office:value-type="string" calcext:value-type="string">
            <text:p>C1=CNC(=C1)/C=C\2/C3=C(C=CC(=C3)NC(=O)CCCCC(=O)NO)NC2=O</text:p>
          </table:table-cell>
          <table:table-cell office:value-type="string" calcext:value-type="string">
            <text:p>0.02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56654642</text:p>
          </table:table-cell>
          <table:table-cell office:value-type="string" calcext:value-type="string">
            <text:p>CC1=CC=C(C=C1)C(=O)NCCCCCC(=O)NC2=CC=CC=C2N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56650312</text:p>
          </table:table-cell>
          <table:table-cell office:value-type="string" calcext:value-type="string">
            <text:p>C1=CC=C(C=C1)C=CCN2C=C(C=N2)C=CC(=O)NC3=C(C=C(C=C3)F)N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56591671</text:p>
          </table:table-cell>
          <table:table-cell office:value-type="string" calcext:value-type="string">
            <text:p>CCN1CCN(C(=O)C1=O)C(=O)NCC2=CC=C(C=C2)C(=O)NC3=C(C=CC(=C3)C4=CC=CS4)N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69762</text:p>
          </table:table-cell>
          <table:table-cell office:value-type="string" calcext:value-type="string">
            <text:p>53464770</text:p>
          </table:table-cell>
          <table:table-cell office:value-type="string" calcext:value-type="string">
            <text:p>C1=CC(=CC=C1[N+](=O)[O-])S(=O)(=O)N2C=CC3=C2C=CC(=C3)C=CC(=O)NO</text:p>
          </table:table-cell>
          <table:table-cell office:value-type="string" calcext:value-type="string">
            <text:p>0.18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69762</text:p>
          </table:table-cell>
          <table:table-cell office:value-type="string" calcext:value-type="string">
            <text:p>53464639</text:p>
          </table:table-cell>
          <table:table-cell office:value-type="string" calcext:value-type="string">
            <text:p>C1=CC=C(C=C1)CN2C=CC3=C2C=CC(=C3)C=CC(=O)NO</text:p>
          </table:table-cell>
          <table:table-cell office:value-type="string" calcext:value-type="string">
            <text:p>0.38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69762</text:p>
          </table:table-cell>
          <table:table-cell office:value-type="string" calcext:value-type="string">
            <text:p>53464638</text:p>
          </table:table-cell>
          <table:table-cell office:value-type="string" calcext:value-type="string">
            <text:p>COC1=C(C=C(C=C1)S(=O)(=O)N2C=CC3=C2C=CC(=C3)C=CC(=O)NO)OC</text:p>
          </table:table-cell>
          <table:table-cell office:value-type="string" calcext:value-type="string">
            <text:p>0.00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69762</text:p>
          </table:table-cell>
          <table:table-cell office:value-type="string" calcext:value-type="string">
            <text:p>53464579</text:p>
          </table:table-cell>
          <table:table-cell office:value-type="string" calcext:value-type="string">
            <text:p>C1=CC(=CC=C1F)S(=O)(=O)N2C=CC3=C2C=CC(=C3)C=CC(=O)NO</text:p>
          </table:table-cell>
          <table:table-cell office:value-type="string" calcext:value-type="string">
            <text:p>0.19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69762</text:p>
          </table:table-cell>
          <table:table-cell office:value-type="string" calcext:value-type="string">
            <text:p>53464578</text:p>
          </table:table-cell>
          <table:table-cell office:value-type="string" calcext:value-type="string">
            <text:p>COC1=CC=C(C=C1)S(=O)(=O)N2C=CC3=C2C=CC(=C3)C=CC(=O)NO</text:p>
          </table:table-cell>
          <table:table-cell office:value-type="string" calcext:value-type="string">
            <text:p>0.36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69762</text:p>
          </table:table-cell>
          <table:table-cell office:value-type="string" calcext:value-type="string">
            <text:p>53464577</text:p>
          </table:table-cell>
          <table:table-cell office:value-type="string" calcext:value-type="string">
            <text:p>C1=CC=C(C=C1)S(=O)(=O)N2C=CC3=C2C=CC(=C3)C=CC(=O)NO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28436</text:p>
          </table:table-cell>
          <table:table-cell office:value-type="string" calcext:value-type="string">
            <text:p>53361475</text:p>
          </table:table-cell>
          <table:table-cell office:value-type="string" calcext:value-type="string">
            <text:p>C1=CC(=CC=C1C2=CC(=NO2)C(=O)NCCCCCCC(=O)NO)NC(=O)C3=CC(=CC(=C3)CN=[N+]=[N-])N=[N+]=[N-]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28436</text:p>
          </table:table-cell>
          <table:table-cell office:value-type="string" calcext:value-type="string">
            <text:p>53361474</text:p>
          </table:table-cell>
          <table:table-cell office:value-type="string" calcext:value-type="string">
            <text:p>C1=C(C=C(C=C1CN2C=C(C=N2)NC(=O)CCCCCCC(=O)NO)N=[N+]=[N-])CN=[N+]=[N-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53344908</text:p>
          </table:table-cell>
          <table:table-cell office:value-type="string" calcext:value-type="string">
            <text:p>C1COCCC1(CNC(=O)C2=CC=CC(=C2)C3=NOC(=N3)C(F)(F)F)C4=NC(=CS4)C5=CC=CC=C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78486</text:p>
          </table:table-cell>
          <table:table-cell office:value-type="string" calcext:value-type="string">
            <text:p>53340666</text:p>
          </table:table-cell>
          <table:table-cell office:value-type="string" calcext:value-type="string">
            <text:p>C1=CC=C(C=C1)N(C2=CC=CC=C2)C3=NC=C(C=N3)C(=O)NCCCCCCC(=O)NO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03049</text:p>
          </table:table-cell>
          <table:table-cell office:value-type="string" calcext:value-type="string">
            <text:p>53340666</text:p>
          </table:table-cell>
          <table:table-cell office:value-type="string" calcext:value-type="string">
            <text:p>C1=CC=C(C=C1)N(C2=CC=CC=C2)C3=NC=C(C=N3)C(=O)NCCCCCCC(=O)NO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82238</text:p>
          </table:table-cell>
          <table:table-cell office:value-type="string" calcext:value-type="string">
            <text:p>53340666</text:p>
          </table:table-cell>
          <table:table-cell office:value-type="string" calcext:value-type="string">
            <text:p>C1=CC=C(C=C1)N(C2=CC=CC=C2)C3=NC=C(C=N3)C(=O)NCCCCCCC(=O)NO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53340666</text:p>
          </table:table-cell>
          <table:table-cell office:value-type="string" calcext:value-type="string">
            <text:p>C1=CC=C(C=C1)N(C2=CC=CC=C2)C3=NC=C(C=N3)C(=O)NCCCCCCC(=O)NO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33</text:p>
          </table:table-cell>
          <table:table-cell office:value-type="string" calcext:value-type="string">
            <text:p>53340666</text:p>
          </table:table-cell>
          <table:table-cell office:value-type="string" calcext:value-type="string">
            <text:p>C1=CC=C(C=C1)N(C2=CC=CC=C2)C3=NC=C(C=N3)C(=O)NCCCCCCC(=O)NO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78486</text:p>
          </table:table-cell>
          <table:table-cell office:value-type="string" calcext:value-type="string">
            <text:p>53340426</text:p>
          </table:table-cell>
          <table:table-cell office:value-type="string" calcext:value-type="string">
            <text:p>C1=CC=C(C=C1)N(C2=CC=CC=C2Cl)C3=NC=C(C=N3)C(=O)NCCCCCCC(=O)NO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03049</text:p>
          </table:table-cell>
          <table:table-cell office:value-type="string" calcext:value-type="string">
            <text:p>53340426</text:p>
          </table:table-cell>
          <table:table-cell office:value-type="string" calcext:value-type="string">
            <text:p>C1=CC=C(C=C1)N(C2=CC=CC=C2Cl)C3=NC=C(C=N3)C(=O)NCCCCCCC(=O)NO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51596</text:p>
          </table:table-cell>
          <table:table-cell office:value-type="string" calcext:value-type="string">
            <text:p>53326925</text:p>
          </table:table-cell>
          <table:table-cell office:value-type="string" calcext:value-type="string">
            <text:p>C1CCN(CC1)CCNC(C2=CC=C(C=C2)C=CC(=O)NC3=CC=CC=C3N)C(=O)NC4=CC=C(C=C4)C5=CC=C(C=C5)C6CC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51596</text:p>
          </table:table-cell>
          <table:table-cell office:value-type="string" calcext:value-type="string">
            <text:p>53325976</text:p>
          </table:table-cell>
          <table:table-cell office:value-type="string" calcext:value-type="string">
            <text:p>C1COCCC1CCNC(C2=CC=C(C=C2)C=CC(=O)NC3=CC=CC=C3N)C(=O)NC4=CC=C(C=C4)C(F)(F)F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51596</text:p>
          </table:table-cell>
          <table:table-cell office:value-type="string" calcext:value-type="string">
            <text:p>50942502</text:p>
          </table:table-cell>
          <table:table-cell office:value-type="string" calcext:value-type="string">
            <text:p>C1COCCN1CCNC(C2=CC=C(C=C2)C=CC(=O)NC3=CC=CC=C3N)C(=O)NC4=CC=C(C=C4)C(F)(F)F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05393</text:p>
          </table:table-cell>
          <table:table-cell office:value-type="string" calcext:value-type="string">
            <text:p>49857317</text:p>
          </table:table-cell>
          <table:table-cell office:value-type="string" calcext:value-type="string">
            <text:p>C1C2C(C2NCC3=NC4=C(C=C3)C=C(C=C4)F)CN1C5=NC=C(C=N5)C(=O)NO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05393</text:p>
          </table:table-cell>
          <table:table-cell office:value-type="string" calcext:value-type="string">
            <text:p>49856931</text:p>
          </table:table-cell>
          <table:table-cell office:value-type="string" calcext:value-type="string">
            <text:p>C1C2C(C2NCC3=CC=C(C=C3)Cl)CN1C4=NC=C(C=N4)C(=O)NO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33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93592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&gt; 3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12.589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8.67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8.67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46918825</text:p>
          </table:table-cell>
          <table:table-cell office:value-type="string" calcext:value-type="string">
            <text:p>CN1CCC2=C(C1)N(C3=CC=CC=C23)CC4=CC=C(C=C4)C(=O)NO</text:p>
          </table:table-cell>
          <table:table-cell office:value-type="string" calcext:value-type="string">
            <text:p>25.118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46907787</text:p>
          </table:table-cell>
          <table:table-cell office:value-type="string" calcext:value-type="string">
            <text:p>CC1=C(SC2=C1C(=NC(C3=NN=C(N32)C)CC(=O)OC(C)(C)C)C4=CC=C(C=C4)Cl)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76</text:p>
          </table:table-cell>
          <table:table-cell office:value-type="string" calcext:value-type="string">
            <text:p>C1=CC=C(C=C1)C(=O)NC2=C(C=CC(=C2)C3=CC=C(C=C3)C(F)(F)F)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476</text:p>
          </table:table-cell>
          <table:table-cell office:value-type="string" calcext:value-type="string">
            <text:p>C1=CC=C(C=C1)C(=O)NC2=C(C=CC(=C2)C3=CC=C(C=C3)C(F)(F)F)N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475</text:p>
          </table:table-cell>
          <table:table-cell office:value-type="string" calcext:value-type="string">
            <text:p>C1=CC=C(C=C1)C(=O)NC2=C(C=CC(=C2)C3=CC4=CC=CC=C4O3)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75</text:p>
          </table:table-cell>
          <table:table-cell office:value-type="string" calcext:value-type="string">
            <text:p>C1=CC=C(C=C1)C(=O)NC2=C(C=CC(=C2)C3=CC4=CC=CC=C4O3)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39</text:p>
          </table:table-cell>
          <table:table-cell office:value-type="string" calcext:value-type="string">
            <text:p>C1=CC=C(C=C1)C(=O)NC2=C(C=CC(=C2)C3=CC=C(C=C3)Br)N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439</text:p>
          </table:table-cell>
          <table:table-cell office:value-type="string" calcext:value-type="string">
            <text:p>C1=CC=C(C=C1)C(=O)NC2=C(C=CC(=C2)C3=CC=C(C=C3)Br)N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38</text:p>
          </table:table-cell>
          <table:table-cell office:value-type="string" calcext:value-type="string">
            <text:p>COC1=CC=CC(=C1)C2=CC(=C(C=C2)N)NC(=O)C3=CC=CC=C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438</text:p>
          </table:table-cell>
          <table:table-cell office:value-type="string" calcext:value-type="string">
            <text:p>COC1=CC=CC(=C1)C2=CC(=C(C=C2)N)NC(=O)C3=CC=CC=C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37</text:p>
          </table:table-cell>
          <table:table-cell office:value-type="string" calcext:value-type="string">
            <text:p>CC(=O)C1=CC=CC(=C1)C2=CC(=C(C=C2)N)NC(=O)C3=CC=CC=C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437</text:p>
          </table:table-cell>
          <table:table-cell office:value-type="string" calcext:value-type="string">
            <text:p>CC(=O)C1=CC=CC(=C1)C2=CC(=C(C=C2)N)NC(=O)C3=CC=CC=C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436</text:p>
          </table:table-cell>
          <table:table-cell office:value-type="string" calcext:value-type="string">
            <text:p>C1=CC=C(C=C1)C(=O)NC2=C(C=CC(=C2)C3=CSC4=CC=CC=C43)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36</text:p>
          </table:table-cell>
          <table:table-cell office:value-type="string" calcext:value-type="string">
            <text:p>C1=CC=C(C=C1)C(=O)NC2=C(C=CC(=C2)C3=CSC4=CC=CC=C43)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35</text:p>
          </table:table-cell>
          <table:table-cell office:value-type="string" calcext:value-type="string">
            <text:p>C1=CC=C(C=C1)C(=O)NC2=C(C=CC(=C2)C3=CC(=CC=C3)[N+](=O)[O-])N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435</text:p>
          </table:table-cell>
          <table:table-cell office:value-type="string" calcext:value-type="string">
            <text:p>C1=CC=C(C=C1)C(=O)NC2=C(C=CC(=C2)C3=CC(=CC=C3)[N+](=O)[O-])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381</text:p>
          </table:table-cell>
          <table:table-cell office:value-type="string" calcext:value-type="string">
            <text:p>CC1=CC(=CC=C1)C2=CC(=C(C=C2)N)NC(=O)C3=CC=CC=C3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381</text:p>
          </table:table-cell>
          <table:table-cell office:value-type="string" calcext:value-type="string">
            <text:p>CC1=CC(=CC=C1)C2=CC(=C(C=C2)N)NC(=O)C3=CC=CC=C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380</text:p>
          </table:table-cell>
          <table:table-cell office:value-type="string" calcext:value-type="string">
            <text:p>CC(=O)C1=CC=C(C=C1)C2=CC(=C(C=C2)N)NC(=O)C3=CC=CC=C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380</text:p>
          </table:table-cell>
          <table:table-cell office:value-type="string" calcext:value-type="string">
            <text:p>CC(=O)C1=CC=C(C=C1)C2=CC(=C(C=C2)N)NC(=O)C3=CC=CC=C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379</text:p>
          </table:table-cell>
          <table:table-cell office:value-type="string" calcext:value-type="string">
            <text:p>COC1=CC=C(C=C1)C2=CC(=C(C=C2)N)NC(=O)C3=CC=CC=C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379</text:p>
          </table:table-cell>
          <table:table-cell office:value-type="string" calcext:value-type="string">
            <text:p>COC1=CC=C(C=C1)C2=CC(=C(C=C2)N)NC(=O)C3=CC=CC=C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378</text:p>
          </table:table-cell>
          <table:table-cell office:value-type="string" calcext:value-type="string">
            <text:p>C1=CC=C(C=C1)C(=O)NC2=C(C=CC(=C2)C3=CC=NC=C3)N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378</text:p>
          </table:table-cell>
          <table:table-cell office:value-type="string" calcext:value-type="string">
            <text:p>C1=CC=C(C=C1)C(=O)NC2=C(C=CC(=C2)C3=CC=NC=C3)N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335</text:p>
          </table:table-cell>
          <table:table-cell office:value-type="string" calcext:value-type="string">
            <text:p>C1=CC=C(C=C1)C(=O)NC2=C(C=CC(=C2)C3=CC4=CC=CC=C4S3)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335</text:p>
          </table:table-cell>
          <table:table-cell office:value-type="string" calcext:value-type="string">
            <text:p>C1=CC=C(C=C1)C(=O)NC2=C(C=CC(=C2)C3=CC4=CC=CC=C4S3)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334</text:p>
          </table:table-cell>
          <table:table-cell office:value-type="string" calcext:value-type="string">
            <text:p>C=CC1=CC=C(C=C1)C2=CC(=C(C=C2)N)NC(=O)C3=CC=CC=C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334</text:p>
          </table:table-cell>
          <table:table-cell office:value-type="string" calcext:value-type="string">
            <text:p>C=CC1=CC=C(C=C1)C2=CC(=C(C=C2)N)NC(=O)C3=CC=CC=C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333</text:p>
          </table:table-cell>
          <table:table-cell office:value-type="string" calcext:value-type="string">
            <text:p>C1=CC=C(C=C1)C(=O)NC2=C(C=CC(=C2)C3=NC=CS3)N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87333</text:p>
          </table:table-cell>
          <table:table-cell office:value-type="string" calcext:value-type="string">
            <text:p>C1=CC=C(C=C1)C(=O)NC2=C(C=CC(=C2)C3=NC=CS3)N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30345</text:p>
          </table:table-cell>
          <table:table-cell office:value-type="string" calcext:value-type="string">
            <text:p>C1=CC=C(C=C1)C(=O)NC2=C(C=CC(=C2)C3=CC=C(C=C3)F)N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30345</text:p>
          </table:table-cell>
          <table:table-cell office:value-type="string" calcext:value-type="string">
            <text:p>C1=CC=C(C=C1)C(=O)NC2=C(C=CC(=C2)C3=CC=C(C=C3)F)N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30328</text:p>
          </table:table-cell>
          <table:table-cell office:value-type="string" calcext:value-type="string">
            <text:p>C1=CC=C(C=C1)C(=O)NC2=C(C=CC(=C2)C3=CC=CO3)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30328</text:p>
          </table:table-cell>
          <table:table-cell office:value-type="string" calcext:value-type="string">
            <text:p>C1=CC=C(C=C1)C(=O)NC2=C(C=CC(=C2)C3=CC=CO3)N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30327</text:p>
          </table:table-cell>
          <table:table-cell office:value-type="string" calcext:value-type="string">
            <text:p>C1=CC=C(C=C1)C(=O)NC2=C(C=CC(=C2)C3=COC=C3)N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6830327</text:p>
          </table:table-cell>
          <table:table-cell office:value-type="string" calcext:value-type="string">
            <text:p>C1=CC=C(C=C1)C(=O)NC2=C(C=CC(=C2)C3=COC=C3)N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951</text:p>
          </table:table-cell>
          <table:table-cell office:value-type="string" calcext:value-type="string">
            <text:p>C1=CC=C(C(=C1)N)NC(=O)CCCCCCC2=NC(=NO2)C3=CC=C(C=C3)F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950</text:p>
          </table:table-cell>
          <table:table-cell office:value-type="string" calcext:value-type="string">
            <text:p>C1=CC=C(C(=C1)N)NC(=O)CCCCCCC2=NC(=NO2)C3=CC=CS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949</text:p>
          </table:table-cell>
          <table:table-cell office:value-type="string" calcext:value-type="string">
            <text:p>C1=CC=C(C(=C1)N)NC(=O)CCCCCCC2=NC(=NO2)C3=CN=CC=C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623</text:p>
          </table:table-cell>
          <table:table-cell office:value-type="string" calcext:value-type="string">
            <text:p>C1=CC=C(C(=C1)N)NC(=O)CCCCCCC2=NC(=NO2)C3=CC(=CC=C3)[N+](=O)[O-]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622</text:p>
          </table:table-cell>
          <table:table-cell office:value-type="string" calcext:value-type="string">
            <text:p>C1=CC=C(C(=C1)N)NC(=O)CCCCCCC2=NC(=NO2)C3=CC=C(C=C3)[N+](=O)[O-]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621</text:p>
          </table:table-cell>
          <table:table-cell office:value-type="string" calcext:value-type="string">
            <text:p>C1=CC=C(C(=C1)C2=NOC(=N2)CCCCCCC(=O)NC3=CC=CC=C3N)Cl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620</text:p>
          </table:table-cell>
          <table:table-cell office:value-type="string" calcext:value-type="string">
            <text:p>C1=CC=C(C(=C1)N)NC(=O)CCCCCCC2=NC(=NO2)C3=CC=C(C=C3)Cl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619</text:p>
          </table:table-cell>
          <table:table-cell office:value-type="string" calcext:value-type="string">
            <text:p>C1=CC=C(C(=C1)N)NC(=O)CCCCCCC2=NC(=NO2)C3=CC=C(C=C3)C(F)(F)F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618</text:p>
          </table:table-cell>
          <table:table-cell office:value-type="string" calcext:value-type="string">
            <text:p>COC1=CC=C(C=C1)C2=NOC(=N2)CCCCCCC(=O)NC3=CC=CC=C3N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316</text:p>
          </table:table-cell>
          <table:table-cell office:value-type="string" calcext:value-type="string">
            <text:p>CC1=CC=C(C=C1)C2=NOC(=N2)CCCCCCC(=O)NC3=CC=CC=C3N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203315</text:p>
          </table:table-cell>
          <table:table-cell office:value-type="string" calcext:value-type="string">
            <text:p>C1=CC=C(C=C1)C2=NOC(=N2)CCCCCCC(=O)NC3=CC=CC=C3N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826</text:p>
          </table:table-cell>
          <table:table-cell office:value-type="string" calcext:value-type="string">
            <text:p>C1=CC(=CC=C1C2=NOC(=N2)CCCCCCC(=O)NO)F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825</text:p>
          </table:table-cell>
          <table:table-cell office:value-type="string" calcext:value-type="string">
            <text:p>C1=CSC(=C1)C2=NOC(=N2)CCCCCCC(=O)NO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824</text:p>
          </table:table-cell>
          <table:table-cell office:value-type="string" calcext:value-type="string">
            <text:p>C1=CC(=CN=C1)C2=NOC(=N2)CCCCCCC(=O)NO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823</text:p>
          </table:table-cell>
          <table:table-cell office:value-type="string" calcext:value-type="string">
            <text:p>CC1=CC=C(C=C1)C2=NOC(=N2)CCCCCCC(=O)NO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822</text:p>
          </table:table-cell>
          <table:table-cell office:value-type="string" calcext:value-type="string">
            <text:p>C1=CC(=CC(=C1)[N+](=O)[O-])C2=NOC(=N2)CCCCCCC(=O)NO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821</text:p>
          </table:table-cell>
          <table:table-cell office:value-type="string" calcext:value-type="string">
            <text:p>C1=CC=C(C(=C1)C2=NOC(=N2)CCCCCCC(=O)NO)Cl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820</text:p>
          </table:table-cell>
          <table:table-cell office:value-type="string" calcext:value-type="string">
            <text:p>C1=CC(=CC=C1C2=NOC(=N2)CCCCCCC(=O)NO)C(F)(F)F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756</text:p>
          </table:table-cell>
          <table:table-cell office:value-type="string" calcext:value-type="string">
            <text:p>C1=CC(=CC=C1C2=NOC(=N2)CCCCCCC(=O)NO)[N+](=O)[O-]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755</text:p>
          </table:table-cell>
          <table:table-cell office:value-type="string" calcext:value-type="string">
            <text:p>C1=CC(=CC=C1C2=NOC(=N2)CCCCCCC(=O)NO)Cl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754</text:p>
          </table:table-cell>
          <table:table-cell office:value-type="string" calcext:value-type="string">
            <text:p>COC1=CC=C(C=C1)C2=NOC(=N2)CCCCCCC(=O)N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90753</text:p>
          </table:table-cell>
          <table:table-cell office:value-type="string" calcext:value-type="string">
            <text:p>C1=CC=C(C=C1)C2=NOC(=N2)CCCCCCC(=O)NO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610</text:p>
          </table:table-cell>
          <table:table-cell office:value-type="string" calcext:value-type="string">
            <text:p>C1=CC(=CC=C1CNCC2=NC(=NO2)C3=CC=C(C=C3)C(F)(F)F)C(=O)N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609</text:p>
          </table:table-cell>
          <table:table-cell office:value-type="string" calcext:value-type="string">
            <text:p>C1=CC(=CC=C1CNCC2=NC(=NO2)C3=CC=C(C=C3)[N+](=O)[O-])C(=O)NO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557</text:p>
          </table:table-cell>
          <table:table-cell office:value-type="string" calcext:value-type="string">
            <text:p>C1=CC(=CC=C1CNCC2=NC(=NO2)C3=CC=C(C=C3)Cl)C(=O)NO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556</text:p>
          </table:table-cell>
          <table:table-cell office:value-type="string" calcext:value-type="string">
            <text:p>C1=CSC(=C1)C2=NOC(=N2)CNCC3=CC=C(C=C3)C(=O)N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555</text:p>
          </table:table-cell>
          <table:table-cell office:value-type="string" calcext:value-type="string">
            <text:p>C1=CC(=CC=C1CNCC2=NC(=NO2)C3=CC=C(C=C3)F)C(=O)NO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554</text:p>
          </table:table-cell>
          <table:table-cell office:value-type="string" calcext:value-type="string">
            <text:p>COC1=CC=C(C=C1)C2=NOC(=N2)CNCC3=CC=C(C=C3)C(=O)N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553</text:p>
          </table:table-cell>
          <table:table-cell office:value-type="string" calcext:value-type="string">
            <text:p>CC1=CC=C(C=C1)C2=NOC(=N2)CNCC3=CC=C(C=C3)C(=O)N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6190552</text:p>
          </table:table-cell>
          <table:table-cell office:value-type="string" calcext:value-type="string">
            <text:p>C1=CC=C(C=C1)C2=NOC(=N2)CNCC3=CC=C(C=C3)C(=O)NO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8075</text:p>
          </table:table-cell>
          <table:table-cell office:value-type="string" calcext:value-type="string">
            <text:p>C1=CC=C(C=C1)C2=NOC(=N2)CCCCCCC(=O)C(F)(F)F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891</text:p>
          </table:table-cell>
          <table:table-cell office:value-type="string" calcext:value-type="string">
            <text:p>CC1=CC=C(C=C1)C2=NOC(=N2)CCCCCCC(=O)C(F)(F)F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890</text:p>
          </table:table-cell>
          <table:table-cell office:value-type="string" calcext:value-type="string">
            <text:p>COC1=CC=C(C=C1)C2=NOC(=N2)CCCCCCC(=O)C(F)(F)F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889</text:p>
          </table:table-cell>
          <table:table-cell office:value-type="string" calcext:value-type="string">
            <text:p>C1=CC(=CC=C1C2=NOC(=N2)CCCCCCC(=O)C(F)(F)F)C(F)(F)F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888</text:p>
          </table:table-cell>
          <table:table-cell office:value-type="string" calcext:value-type="string">
            <text:p>C1=CC(=CC=C1C2=NOC(=N2)CCCCCCC(=O)C(F)(F)F)Cl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887</text:p>
          </table:table-cell>
          <table:table-cell office:value-type="string" calcext:value-type="string">
            <text:p>C1=CC=C(C(=C1)C2=NOC(=N2)CCCCCCC(=O)C(F)(F)F)Cl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886</text:p>
          </table:table-cell>
          <table:table-cell office:value-type="string" calcext:value-type="string">
            <text:p>C1=CC(=CC=C1C2=NOC(=N2)CCCCCCC(=O)C(F)(F)F)[N+](=O)[O-]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885</text:p>
          </table:table-cell>
          <table:table-cell office:value-type="string" calcext:value-type="string">
            <text:p>C1=CC(=CC(=C1)[N+](=O)[O-])C2=NOC(=N2)CCCCCCC(=O)C(F)(F)F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6187719</text:p>
          </table:table-cell>
          <table:table-cell office:value-type="string" calcext:value-type="string">
            <text:p>C1=CSC(=C1)C2=NOC(=N2)CCCCCCC(=O)C(F)(F)F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44623153</text:p>
          </table:table-cell>
          <table:table-cell office:value-type="string" calcext:value-type="string">
            <text:p>C1CN=C2C3=C(C=C(C=C3)F)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44623152</text:p>
          </table:table-cell>
          <table:table-cell office:value-type="string" calcext:value-type="string">
            <text:p>CC1=CC2=C(C=C1)C3=NCCCN3C(=S)S2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44623002</text:p>
          </table:table-cell>
          <table:table-cell office:value-type="string" calcext:value-type="string">
            <text:p>C1CN=C2C3=CC=CC=C3SC(=S)N2C1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5477</text:p>
          </table:table-cell>
          <table:table-cell office:value-type="string" calcext:value-type="string">
            <text:p>44598536</text:p>
          </table:table-cell>
          <table:table-cell office:value-type="string" calcext:value-type="string">
            <text:p>CCC(=O)CCCCCC1C(=O)NC(C(=O)NC(CC(=O)NC(C(=O)N1)C)CC(C)C)CC2=CC=CC3=CC=CC=C3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Đo quang phổ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94124</text:p>
          </table:table-cell>
          <table:table-cell office:value-type="string" calcext:value-type="string">
            <text:p>44507542</text:p>
          </table:table-cell>
          <table:table-cell office:value-type="string" calcext:value-type="string">
            <text:p>C1=CC=C(C=C1)/C=N/NC(=O)C2=CC(=CC=C2)C(=O)NO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94124</text:p>
          </table:table-cell>
          <table:table-cell office:value-type="string" calcext:value-type="string">
            <text:p>44507029</text:p>
          </table:table-cell>
          <table:table-cell office:value-type="string" calcext:value-type="string">
            <text:p>C#CCOC1=CC=C(C=C1)/C=N/NC(=O)C2=CC(=CC=C2)C(=O)NO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44506448</text:p>
          </table:table-cell>
          <table:table-cell office:value-type="string" calcext:value-type="string">
            <text:p>C1=CC=C(C=C1)C2=CC=C(C=C2)C=NNC(=O)CCCCC(=O)NO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44456965</text:p>
          </table:table-cell>
          <table:table-cell office:value-type="string" calcext:value-type="string">
            <text:p>CC(=O)CCCCCC(C(=O)NC1=NC(=CS1)C2=CC=CC=C2)NC3CCCCN3C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44456564</text:p>
          </table:table-cell>
          <table:table-cell office:value-type="string" calcext:value-type="string">
            <text:p>C1=CC=C2C(=C1)C=C(N2)CCN(CCO)CC3=CC=C(C=C3)C=C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4454143</text:p>
          </table:table-cell>
          <table:table-cell office:value-type="string" calcext:value-type="string">
            <text:p>C1=CC=C(C=C1)C2=CC(=C(C=C2)N)NC(=O)C3=CC=CC=C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44454143</text:p>
          </table:table-cell>
          <table:table-cell office:value-type="string" calcext:value-type="string">
            <text:p>C1=CC=C(C=C1)C2=CC(=C(C=C2)N)NC(=O)C3=CC=CC=C3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3730</text:p>
          </table:table-cell>
          <table:table-cell office:value-type="string" calcext:value-type="string">
            <text:p>44447194</text:p>
          </table:table-cell>
          <table:table-cell office:value-type="string" calcext:value-type="string">
            <text:p>COC(=O)NCC1=CC=C(C=C1)C(=O)NC2=C(C=CC(=C2)C3=CC=CS3)N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44443718</text:p>
          </table:table-cell>
          <table:table-cell office:value-type="string" calcext:value-type="string">
            <text:p>C1=CC=C(C=C1)NC(=O)C(CCCCCC(=O)NO)OC2=CC=CC(=C2)OC3=CC=CC=C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44443716</text:p>
          </table:table-cell>
          <table:table-cell office:value-type="string" calcext:value-type="string">
            <text:p>COC1=CC=CC(=C1)CN(C2=CC=CC=C2)C(=O)C(CCCCCC(=O)NO)OCC3=CC(=CC=C3)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44431499</text:p>
          </table:table-cell>
          <table:table-cell office:value-type="string" calcext:value-type="string">
            <text:p>C1=CC=C(C=C1)CC(CCCCCC(=O)NC2=CC=CC=C2)C(=O)NO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814</text:p>
          </table:table-cell>
          <table:table-cell office:value-type="string" calcext:value-type="string">
            <text:p>COC(=O)N(CCCCCCC(=O)NC1=CC=CC=C1)O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800</text:p>
          </table:table-cell>
          <table:table-cell office:value-type="string" calcext:value-type="string">
            <text:p>CC(=O)N(CCCCCC(=O)NC1=CC=CC=C1)O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788</text:p>
          </table:table-cell>
          <table:table-cell office:value-type="string" calcext:value-type="string">
            <text:p>C1=CC=C(C=C1)NC(=O)CCCCCN(C=O)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681</text:p>
          </table:table-cell>
          <table:table-cell office:value-type="string" calcext:value-type="string">
            <text:p>C1=CC=C2C=C(C=CC2=C1)C(=O)NCCCCCN(C=O)O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675</text:p>
          </table:table-cell>
          <table:table-cell office:value-type="string" calcext:value-type="string">
            <text:p>C1=CC=C(C=C1)NC(=O)CCCCCCN(C=O)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674</text:p>
          </table:table-cell>
          <table:table-cell office:value-type="string" calcext:value-type="string">
            <text:p>C1=CC=C(C=C1)NC(=O)CCCCCCCN(C=O)O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673</text:p>
          </table:table-cell>
          <table:table-cell office:value-type="string" calcext:value-type="string">
            <text:p>CC(=O)N(CCCCCCCC(=O)NC1=CC=CC=C1)O</text:p>
          </table:table-cell>
          <table:table-cell office:value-type="string" calcext:value-type="string">
            <text:p>&gt; 10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555</text:p>
          </table:table-cell>
          <table:table-cell office:value-type="string" calcext:value-type="string">
            <text:p>C1=CC=C2C(=C1)C=CC=C2NC(=O)CCCCCCCN(C=O)O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548</text:p>
          </table:table-cell>
          <table:table-cell office:value-type="string" calcext:value-type="string">
            <text:p>C1=CC=C(C=C1)CCC(=O)NCCCCCN(C=O)O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547</text:p>
          </table:table-cell>
          <table:table-cell office:value-type="string" calcext:value-type="string">
            <text:p>C1=CC=C2C=C(C=CC2=C1)NC(=O)CCCCCCCN(C=O)O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44359538</text:p>
          </table:table-cell>
          <table:table-cell office:value-type="string" calcext:value-type="string">
            <text:p>C1=CC=C(C=C1)C(=O)NCCCCCN(C=O)O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2614</text:p>
          </table:table-cell>
          <table:table-cell office:value-type="string" calcext:value-type="string">
            <text:p>C1=CC=C(C=C1)C2=CC=C(C=C2)/C=C/C=C/C(=O)NO</text:p>
          </table:table-cell>
          <table:table-cell office:value-type="string" calcext:value-type="string">
            <text:p>&gt; 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2491</text:p>
          </table:table-cell>
          <table:table-cell office:value-type="string" calcext:value-type="string">
            <text:p>C1=CC(=CC=C1/C=C/C(=O)NO)C2=CC3=C(C=C2)NC=C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2371</text:p>
          </table:table-cell>
          <table:table-cell office:value-type="string" calcext:value-type="string">
            <text:p>C1CC(CCC1/C=C/C(=O)NO)C2=CC=C(C=C2)O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2370</text:p>
          </table:table-cell>
          <table:table-cell office:value-type="string" calcext:value-type="string">
            <text:p>C1=CC(=CC(=C1)C2=CC=C(C=C2)O)/C=C/C(=O)NO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2369</text:p>
          </table:table-cell>
          <table:table-cell office:value-type="string" calcext:value-type="string">
            <text:p>C1=CC=C(C=C1)C2=CC=C(C=C2)O/C=C/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2368</text:p>
          </table:table-cell>
          <table:table-cell office:value-type="string" calcext:value-type="string">
            <text:p>C1=CC=C(C=C1)C2=CC=C(C=C2)/C=C/C(=O)NO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1148</text:p>
          </table:table-cell>
          <table:table-cell office:value-type="string" calcext:value-type="string">
            <text:p>C1CC(CCC1CCC(=O)NO)C2=CC=C(C=C2)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1048</text:p>
          </table:table-cell>
          <table:table-cell office:value-type="string" calcext:value-type="string">
            <text:p>C1=CC(=CC=C1/C=C/C=C/C(=O)NO)C2=CC=C(C=C2)C#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1047</text:p>
          </table:table-cell>
          <table:table-cell office:value-type="string" calcext:value-type="string">
            <text:p>COC1=CC=C(C=C1)C2=CC=C(C=C2)/C=C/C=C/C(=O)NO</text:p>
          </table:table-cell>
          <table:table-cell office:value-type="string" calcext:value-type="string">
            <text:p>&gt; 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0933</text:p>
          </table:table-cell>
          <table:table-cell office:value-type="string" calcext:value-type="string">
            <text:p>CN(C)C1=CC=C(C=C1)C2=CC=C(C=C2)/C=C/C(=O)NO</text:p>
          </table:table-cell>
          <table:table-cell office:value-type="string" calcext:value-type="string">
            <text:p>&gt; 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0932</text:p>
          </table:table-cell>
          <table:table-cell office:value-type="string" calcext:value-type="string">
            <text:p>C1=CSC(=C1)C2=CC=C(C=C2)/C=C/C(=O)NO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0931</text:p>
          </table:table-cell>
          <table:table-cell office:value-type="string" calcext:value-type="string">
            <text:p>C1=CC(=CC=C1/C=C/C(=O)NO)C2=CC=C(C=C2)C=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0930</text:p>
          </table:table-cell>
          <table:table-cell office:value-type="string" calcext:value-type="string">
            <text:p>C1=CC(=CC=C1/C=C/C(=O)NO)C2=CC=NC=C2</text:p>
          </table:table-cell>
          <table:table-cell office:value-type="string" calcext:value-type="string">
            <text:p>&gt; 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0929</text:p>
          </table:table-cell>
          <table:table-cell office:value-type="string" calcext:value-type="string">
            <text:p>C1=CC(=CC=C1CCC(=O)NO)C2=CC=C(C=C2)O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42618298</text:p>
          </table:table-cell>
          <table:table-cell office:value-type="string" calcext:value-type="string">
            <text:p>COC1=CC(=C(C=C1)Br)C=NNC(=O)CCCCCC(=O)NO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34244817</text:p>
          </table:table-cell>
          <table:table-cell office:value-type="string" calcext:value-type="string">
            <text:p>CC1=CC(=C(C(=O)N1)CNC(=O)C2=C(N(N=C2)C3=CC=CC=C3)C)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25157071</text:p>
          </table:table-cell>
          <table:table-cell office:value-type="string" calcext:value-type="string">
            <text:p>CCC(=O)NCC1=CC=C(C=C1)C(=O)NC2=C(C=CC(=C2)C3=CC=CS3)N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3730</text:p>
          </table:table-cell>
          <table:table-cell office:value-type="string" calcext:value-type="string">
            <text:p>25155956</text:p>
          </table:table-cell>
          <table:table-cell office:value-type="string" calcext:value-type="string">
            <text:p>CCOC(=O)NCC1=CC=C(C=C1)C(=O)NC2=C(C=CC(=C2)C3=CC=CS3)N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3730</text:p>
          </table:table-cell>
          <table:table-cell office:value-type="string" calcext:value-type="string">
            <text:p>25155417</text:p>
          </table:table-cell>
          <table:table-cell office:value-type="string" calcext:value-type="string">
            <text:p>C1=CC=C(C=C1)C2=CC(=C(C=C2)N)NC(=O)C3=CC=C(C=C3)CNC(=O)OCC4=CN=CC=C4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25118059</text:p>
          </table:table-cell>
          <table:table-cell office:value-type="string" calcext:value-type="string">
            <text:p>C1=CC=C(C=C1)C2=CC=C(C=C2)C=NNC(=O)CCCCCC(=O)NO</text:p>
          </table:table-cell>
          <table:table-cell office:value-type="string" calcext:value-type="string">
            <text:p>0.0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08887</text:p>
          </table:table-cell>
          <table:table-cell office:value-type="string" calcext:value-type="string">
            <text:p>25067557</text:p>
          </table:table-cell>
          <table:table-cell office:value-type="string" calcext:value-type="string">
            <text:p>CN1C=C(C2=CC=CC=C21)CNCC3CCN(CC3)C4=NC=C(C=N4)C(=O)NO.Cl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điều chế truyền thố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6353</text:p>
          </table:table-cell>
          <table:table-cell office:value-type="string" calcext:value-type="string">
            <text:p>C=CCOC(CCCCCCC(=O)NO)C(=O)NC1=CC=CC=C1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6350</text:p>
          </table:table-cell>
          <table:table-cell office:value-type="string" calcext:value-type="string">
            <text:p>COC1=CC=C(C=C1)COC(CCCCCC(=O)NO)C(=O)NC2=CC=C(C=C2)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6140</text:p>
          </table:table-cell>
          <table:table-cell office:value-type="string" calcext:value-type="string">
            <text:p>COC1=CC=C(C=C1)NC(=O)C(CCCCCC(=O)NO)OCC2=CC=CC=C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6137</text:p>
          </table:table-cell>
          <table:table-cell office:value-type="string" calcext:value-type="string">
            <text:p>COC1=CC=CC(=C1)COC(CCCCCC(=O)NO)C(=O)NC2=CC=CC=C2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6136</text:p>
          </table:table-cell>
          <table:table-cell office:value-type="string" calcext:value-type="string">
            <text:p>CC1=CC=C(C=C1)COC(CCCCCC(=O)NO)C(=O)NC2=CC=CC=C2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6135</text:p>
          </table:table-cell>
          <table:table-cell office:value-type="string" calcext:value-type="string">
            <text:p>C1=CC=C(C=C1)NC(=O)C(CCCCCC(=O)NO)OCC2=CC=C(C=C2)Br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932</text:p>
          </table:table-cell>
          <table:table-cell office:value-type="string" calcext:value-type="string">
            <text:p>C1=CC=C(C=C1)NC(=O)C(CCCCCC(=O)NO)OCC2=CC=C(C=C2)C(F)(F)F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931</text:p>
          </table:table-cell>
          <table:table-cell office:value-type="string" calcext:value-type="string">
            <text:p>C=CCOC(CCCCCC(=O)NO)C(=O)NC1=CC=CC=C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930</text:p>
          </table:table-cell>
          <table:table-cell office:value-type="string" calcext:value-type="string">
            <text:p>COC(CCCCCC(=O)NO)C(=O)NC1=CC=CC=C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929</text:p>
          </table:table-cell>
          <table:table-cell office:value-type="string" calcext:value-type="string">
            <text:p>C1=CC=C(C=C1)NC(=O)C(CCCCCC(=O)NO)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925</text:p>
          </table:table-cell>
          <table:table-cell office:value-type="string" calcext:value-type="string">
            <text:p>C1=CC=C(C=C1)COC(CCCCC(=O)NO)C(=O)NC2=CC=CC=C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713</text:p>
          </table:table-cell>
          <table:table-cell office:value-type="string" calcext:value-type="string">
            <text:p>CCCOC(CCCCC(=O)NO)C(=O)NC1=CC=CC=C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710</text:p>
          </table:table-cell>
          <table:table-cell office:value-type="string" calcext:value-type="string">
            <text:p>COC(CCCCC(=O)NO)C(=O)NC1=CC=CC=C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309</text:p>
          </table:table-cell>
          <table:table-cell office:value-type="string" calcext:value-type="string">
            <text:p>COC1=CC=C(C=C1)COC(CCCCCC(=O)NO)C(=O)NC2=CC=CC=C2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5065102</text:p>
          </table:table-cell>
          <table:table-cell office:value-type="string" calcext:value-type="string">
            <text:p>COC1=CC=C(C=C1)COC(CCCCCC(=O)NO)C(=O)NC2=CC=CC=C2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3730</text:p>
          </table:table-cell>
          <table:table-cell office:value-type="string" calcext:value-type="string">
            <text:p>25032862</text:p>
          </table:table-cell>
          <table:table-cell office:value-type="string" calcext:value-type="string">
            <text:p>COC(=O)NCC1=CC=C(C=C1)C(=O)NC2=C(C=CC(=C2)C3=CC=CC=C3)N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24938735</text:p>
          </table:table-cell>
          <table:table-cell office:value-type="string" calcext:value-type="string">
            <text:p>CC(C)C1C(=O)OC(CC(=O)NCC2=NC(=CS2)C3=NC(CS3)(C(=O)N1)C)C=CCCS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28794</text:p>
          </table:table-cell>
          <table:table-cell office:value-type="string" calcext:value-type="string">
            <text:p>24853793</text:p>
          </table:table-cell>
          <table:table-cell office:value-type="string" calcext:value-type="string">
            <text:p>CC1=C(C2=C(N1)C=CC(=C2)OC)CC(=O)NC(CCCCCC(=O)C)C3=NC=C(N3)C4=CC=CC=C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48797</text:p>
          </table:table-cell>
          <table:table-cell office:value-type="string" calcext:value-type="string">
            <text:p>24853793</text:p>
          </table:table-cell>
          <table:table-cell office:value-type="string" calcext:value-type="string">
            <text:p>CC1=C(C2=C(N1)C=CC(=C2)OC)CC(=O)NC(CCCCCC(=O)C)C3=NC=C(N3)C4=CC=CC=C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28794</text:p>
          </table:table-cell>
          <table:table-cell office:value-type="string" calcext:value-type="string">
            <text:p>24853792</text:p>
          </table:table-cell>
          <table:table-cell office:value-type="string" calcext:value-type="string">
            <text:p>CC1=C(C2=C(N1)C=CC(=C2)OC)CC(=O)NC(CCCCCC(=O)C)C3=NC4=C(N3)C=C(C=C4)Cl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4779723</text:p>
          </table:table-cell>
          <table:table-cell office:value-type="string" calcext:value-type="string">
            <text:p>COC1=CC(=CC(=C1)COC(CCCCCC(=O)NO)C(=O)NC2=CC=CC=C2)OC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24779722</text:p>
          </table:table-cell>
          <table:table-cell office:value-type="string" calcext:value-type="string">
            <text:p>COC1=CC=C(C=C1)COC(CCCCCC(=O)NO)C(=O)NC2=CC=CC=C2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24757913</text:p>
          </table:table-cell>
          <table:table-cell office:value-type="string" calcext:value-type="string">
            <text:p>CCCCCCCC(=O)SCCC=CC1CC(=O)NCC2=NC(=CS2)C3=NC(CS3)(C(=O)NC(C(=O)O1)C(C)C)C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24753719</text:p>
          </table:table-cell>
          <table:table-cell office:value-type="string" calcext:value-type="string">
            <text:p>COC1=CC=C(C=C1)CN2C=CC3=C2C=C(C=C3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94124</text:p>
          </table:table-cell>
          <table:table-cell office:value-type="string" calcext:value-type="string">
            <text:p>23846833</text:p>
          </table:table-cell>
          <table:table-cell office:value-type="string" calcext:value-type="string">
            <text:p>C1CC(=O)N(CC(OC(=O)CCC=C1)C2=CC=CC=C2)CC3=CC(=CC=C3)C=NNC(=O)C4=CC(=CC=C4)C(=O)NO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94124</text:p>
          </table:table-cell>
          <table:table-cell office:value-type="string" calcext:value-type="string">
            <text:p>23818230</text:p>
          </table:table-cell>
          <table:table-cell office:value-type="string" calcext:value-type="string">
            <text:p>C#CCOC1=CC=C(C=C1)/C=N/NC(=O)CCCCCCC(=O)NO</text:p>
          </table:table-cell>
          <table:table-cell office:value-type="string" calcext:value-type="string">
            <text:p>0.00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94124</text:p>
          </table:table-cell>
          <table:table-cell office:value-type="string" calcext:value-type="string">
            <text:p>23760408</text:p>
          </table:table-cell>
          <table:table-cell office:value-type="string" calcext:value-type="string">
            <text:p>C1CC(=O)N(CC(OC(=O)CCC=C1)C2=CC=CC=C2)CC3=CC(=CC=C3)C=NNC(=O)C4=CC(=CC=C4)C(=O)N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8</text:p>
          </table:table-cell>
          <table:table-cell office:value-type="string" calcext:value-type="string">
            <text:p>COC1=CC=C(C=C1)C(=O)NC2=C(C=CC(=C2)C3=CC=CS3)N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7</text:p>
          </table:table-cell>
          <table:table-cell office:value-type="string" calcext:value-type="string">
            <text:p>C1=CC=C(C(=C1)N)NC(=O)C2=CC3=NC=CN=C3C=C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6</text:p>
          </table:table-cell>
          <table:table-cell office:value-type="string" calcext:value-type="string">
            <text:p>COC1=C(C=C(C=C1)NCC2=CC=C(C=C2)C(=O)NC3=C(C=CC(=C3)C4=CC=CS4)O)OC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5</text:p>
          </table:table-cell>
          <table:table-cell office:value-type="string" calcext:value-type="string">
            <text:p>COC1=C(C=C(C=C1)NCC2=CC=C(C=C2)C(=O)NC3=C(C=C(C=C3)C4=CC=CS4)N)OC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4</text:p>
          </table:table-cell>
          <table:table-cell office:value-type="string" calcext:value-type="string">
            <text:p>COC1=C(C=C(C=C1)NCC2=CC=C(C=C2)C(=O)NC3=C(C=CC(=C3)C4=CC5=CC=CC=C5S4)N)OC</text:p>
          </table:table-cell>
          <table:table-cell office:value-type="string" calcext:value-type="string">
            <text:p>&gt; 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3</text:p>
          </table:table-cell>
          <table:table-cell office:value-type="string" calcext:value-type="string">
            <text:p>COC1=C(C=C(C=C1)NCC2=CC=C(C=C2)C(=O)NC3=C(C=CC(=C3)C4=COC=C4)N)OC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2</text:p>
          </table:table-cell>
          <table:table-cell office:value-type="string" calcext:value-type="string">
            <text:p>COC1=C(C=C(C=C1)NCC2=CC=C(C=C2)C(=O)NC3=C(C=CC(=C3)C4=CSC=C4)N)OC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1</text:p>
          </table:table-cell>
          <table:table-cell office:value-type="string" calcext:value-type="string">
            <text:p>COC1=C(C=C(C=C1)NCC2=CC=C(C=C2)C(=O)NC3=C(C=CC(=C3)C4=CC=CC=C4)N)OC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3648260</text:p>
          </table:table-cell>
          <table:table-cell office:value-type="string" calcext:value-type="string">
            <text:p>C1=CC(=CN=C1)COC(=O)NCC2=CC=C(C=C2)C(=O)NC3=C(C=CC(=C3)C4=CC=CS4)N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3730</text:p>
          </table:table-cell>
          <table:table-cell office:value-type="string" calcext:value-type="string">
            <text:p>23648260</text:p>
          </table:table-cell>
          <table:table-cell office:value-type="string" calcext:value-type="string">
            <text:p>C1=CC(=CN=C1)COC(=O)NCC2=CC=C(C=C2)C(=O)NC3=C(C=CC(=C3)C4=CC=CS4)N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22915475</text:p>
          </table:table-cell>
          <table:table-cell office:value-type="string" calcext:value-type="string">
            <text:p>C1=CC=C(C=C1)C2=CC=C(C=C2)CCCCC(=O)NO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20776362</text:p>
          </table:table-cell>
          <table:table-cell office:value-type="string" calcext:value-type="string">
            <text:p>C1=NC(=C2C(=N1)N(C=N2)[C@H]3[C@@H]([C@@H]([C@H](O3)COP(=O)(O)SCC[C@@H](C(=O)O)N)O)O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20459443</text:p>
          </table:table-cell>
          <table:table-cell office:value-type="string" calcext:value-type="string">
            <text:p>C1CCC(=CC1)C(=O)NO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16095101</text:p>
          </table:table-cell>
          <table:table-cell office:value-type="string" calcext:value-type="string">
            <text:p>CC1C(NC(=O)C(NC(=O)C(NC(=O)C(NC1=O)C(C)C)C)CC2=CC=CC=C2)CC=CCCC(=O)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48797</text:p>
          </table:table-cell>
          <table:table-cell office:value-type="string" calcext:value-type="string">
            <text:p>16049824</text:p>
          </table:table-cell>
          <table:table-cell office:value-type="string" calcext:value-type="string">
            <text:p>CC(=O)CCCCCC(C1=NC=C(N1)C2=CC3=CC=CC=C3C=C2)NC(=O)C4CCN(CC4)C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15986510</text:p>
          </table:table-cell>
          <table:table-cell office:value-type="string" calcext:value-type="string">
            <text:p>C1=CC(=CC=C1/C=C/C(=O)NO)C2=CC=C(C=C2)C#N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15986509</text:p>
          </table:table-cell>
          <table:table-cell office:value-type="string" calcext:value-type="string">
            <text:p>COC1=CC=C(C=C1)C2=CC=C(C=C2)/C=C/C(=O)NO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15986508</text:p>
          </table:table-cell>
          <table:table-cell office:value-type="string" calcext:value-type="string">
            <text:p>C1=CC(=CC=C1/C=C/C(=O)NO)C2=CC=C(C=C2)Cl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15986507</text:p>
          </table:table-cell>
          <table:table-cell office:value-type="string" calcext:value-type="string">
            <text:p>C1=CC(=CC=C1/C=C/C(=O)NO)C2=CC(=C(C=C2)O)Cl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15986506</text:p>
          </table:table-cell>
          <table:table-cell office:value-type="string" calcext:value-type="string">
            <text:p>C1=CC(=CC=C1CO)C2=CC=C(C=C2)/C=C/C(=O)NO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15986418</text:p>
          </table:table-cell>
          <table:table-cell office:value-type="string" calcext:value-type="string">
            <text:p>C1=CC(=CC=C1/C=C/C(=O)NO)C2=CC=C(C=C2)O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15984110</text:p>
          </table:table-cell>
          <table:table-cell office:value-type="string" calcext:value-type="string">
            <text:p>COC1=C(C=C(C=C1)NCC2=CC=C(C=C2)C(=O)NC3=CC=CC=C3N)OC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8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4113325</text:p>
          </table:table-cell>
          <table:table-cell office:value-type="string" calcext:value-type="string">
            <text:p>C1CN2C(=N1)C3=C(C(=CC=C3)Cl)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9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10438</text:p>
          </table:table-cell>
          <table:table-cell office:value-type="string" calcext:value-type="string">
            <text:p>14113324</text:p>
          </table:table-cell>
          <table:table-cell office:value-type="string" calcext:value-type="string">
            <text:p>C1CN2C(=N1)C3=CC=CC=C3SC2=S</text:p>
          </table:table-cell>
          <table:table-cell office:value-type="string" calcext:value-type="string">
            <text:p>&gt;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9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99747</text:p>
          </table:table-cell>
          <table:table-cell office:value-type="string" calcext:value-type="string">
            <text:p>13507024</text:p>
          </table:table-cell>
          <table:table-cell office:value-type="string" calcext:value-type="string">
            <text:p>C[C@@H](/C=C(\C)/C=C/C(=O)NO)C(=O)C1=CC=C(C=C1)N(C)C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9337</text:p>
          </table:table-cell>
          <table:table-cell office:value-type="string" calcext:value-type="string">
            <text:p>12136798</text:p>
          </table:table-cell>
          <table:table-cell office:value-type="string" calcext:value-type="string">
            <text:p>C1=CC(=CN=C1)/C=C/C(=O)NCC2=CC=C(C=C2)C(=O)NC3=C(C=C(C=C3)F)N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so với đối chứ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40041</text:p>
          </table:table-cell>
          <table:table-cell office:value-type="string" calcext:value-type="string">
            <text:p>12136798</text:p>
          </table:table-cell>
          <table:table-cell office:value-type="string" calcext:value-type="string">
            <text:p>C1=CC(=CN=C1)/C=C/C(=O)NCC2=CC=C(C=C2)C(=O)NC3=C(C=C(C=C3)F)N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1809</text:p>
          </table:table-cell>
          <table:table-cell office:value-type="string" calcext:value-type="string">
            <text:p>12136798</text:p>
          </table:table-cell>
          <table:table-cell office:value-type="string" calcext:value-type="string">
            <text:p>C1=CC(=CN=C1)/C=C/C(=O)NCC2=CC=C(C=C2)C(=O)NC3=C(C=C(C=C3)F)N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40041</text:p>
          </table:table-cell>
          <table:table-cell office:value-type="string" calcext:value-type="string">
            <text:p>11947684</text:p>
          </table:table-cell>
          <table:table-cell office:value-type="string" calcext:value-type="string">
            <text:p>C/C=C\1/C(=O)N[C@H](C(=O)O[C@@H]\2CC(=O)N[C@@H](C(=O)N[C@H](CSSCC/C=C2)C(=O)N1)C(C)C)C(C)C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quy trình làm việc HPLC ở quy mô microg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28794</text:p>
          </table:table-cell>
          <table:table-cell office:value-type="string" calcext:value-type="string">
            <text:p>11700059</text:p>
          </table:table-cell>
          <table:table-cell office:value-type="string" calcext:value-type="string">
            <text:p>CCC(=O)CCCCCC(C1=NC=C(N1)C2=CC=CC=C2)NC(=O)CC3=C(NC4=C3C=C(C=C4)OC)C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11690271</text:p>
          </table:table-cell>
          <table:table-cell office:value-type="string" calcext:value-type="string">
            <text:p>C1OC2=C(O1)C=C(C=C2)CN(CCO)CC3=CC=C(C=C3)C(=O)NC4=CC=CC=C4N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78486</text:p>
          </table:table-cell>
          <table:table-cell office:value-type="string" calcext:value-type="string">
            <text:p>11688197</text:p>
          </table:table-cell>
          <table:table-cell office:value-type="string" calcext:value-type="string">
            <text:p>CC(C)(C)C1=CC=C(C=C1)C(=O)NC2=CC=C(C=C2)C(=O)NO</text:p>
          </table:table-cell>
          <table:table-cell office:value-type="string" calcext:value-type="string">
            <text:p>&gt; 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52747</text:p>
          </table:table-cell>
          <table:table-cell office:value-type="string" calcext:value-type="string">
            <text:p>11657529</text:p>
          </table:table-cell>
          <table:table-cell office:value-type="string" calcext:value-type="string">
            <text:p>CC1=C(C2=C(N1)C=CC(=C2)OC)CC(=O)NC(CCCCCC(=O)N)C3=NC=C(N3)C4=CC5=CC=CC=C5C=C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11637884</text:p>
          </table:table-cell>
          <table:table-cell office:value-type="string" calcext:value-type="string">
            <text:p>C1=CC=C(C=C1)NS(=O)(=O)C2=CC=CC(=C2)C(=O)NO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11637884</text:p>
          </table:table-cell>
          <table:table-cell office:value-type="string" calcext:value-type="string">
            <text:p>C1=CC=C(C=C1)NS(=O)(=O)C2=CC=CC(=C2)C(=O)NO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11626560</text:p>
          </table:table-cell>
          <table:table-cell office:value-type="string" calcext:value-type="string">
            <text:p>CC(C1=C(C=CC(=C1Cl)F)Cl)OC2=C(N=CC(=C2)C3=CN(N=C3)C4CCNCC4)N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7</text:p>
          </table:table-cell>
          <table:table-cell office:value-type="string" calcext:value-type="string">
            <text:p>11556677</text:p>
          </table:table-cell>
          <table:table-cell office:value-type="string" calcext:value-type="string">
            <text:p>CCC(=O)CCCCC[C@@H](C1=NC=C(N1)C2=CC3=CC=CC=C3N=C2OC)NC(=O)C4CN(C4)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8</text:p>
          </table:table-cell>
          <table:table-cell office:value-type="string" calcext:value-type="string">
            <text:p>11556677</text:p>
          </table:table-cell>
          <table:table-cell office:value-type="string" calcext:value-type="string">
            <text:p>CCC(=O)CCCCC[C@@H](C1=NC=C(N1)C2=CC3=CC=CC=C3N=C2OC)NC(=O)C4CN(C4)C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Nano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1556677</text:p>
          </table:table-cell>
          <table:table-cell office:value-type="string" calcext:value-type="string">
            <text:p>CCC(=O)CCCCC[C@@H](C1=NC=C(N1)C2=CC3=CC=CC=C3N=C2OC)NC(=O)C4CN(C4)C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19</text:p>
          </table:table-cell>
          <table:table-cell office:value-type="string" calcext:value-type="string">
            <text:p>11556677</text:p>
          </table:table-cell>
          <table:table-cell office:value-type="string" calcext:value-type="string">
            <text:p>CCC(=O)CCCCC[C@@H](C1=NC=C(N1)C2=CC3=CC=CC=C3N=C2OC)NC(=O)C4CN(C4)C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74817</text:p>
          </table:table-cell>
          <table:table-cell office:value-type="string" calcext:value-type="string">
            <text:p>11556677</text:p>
          </table:table-cell>
          <table:table-cell office:value-type="string" calcext:value-type="string">
            <text:p>CCC(=O)CCCCCC(C1=NC=C(N1)C2=CC3=CC=CC=C3N=C2OC)NC(=O)C4CN(C4)C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78486</text:p>
          </table:table-cell>
          <table:table-cell office:value-type="string" calcext:value-type="string">
            <text:p>11538455</text:p>
          </table:table-cell>
          <table:table-cell office:value-type="string" calcext:value-type="string">
            <text:p>CN1C=C(C2=CC=CC=C21)CNCC3CCN(CC3)C4=NC=C(C=N4)C(=O)NO</text:p>
          </table:table-cell>
          <table:table-cell office:value-type="string" calcext:value-type="string">
            <text:p>0.002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03049</text:p>
          </table:table-cell>
          <table:table-cell office:value-type="string" calcext:value-type="string">
            <text:p>11538455</text:p>
          </table:table-cell>
          <table:table-cell office:value-type="string" calcext:value-type="string">
            <text:p>CN1C=C(C2=CC=CC=C21)CNCC3CCN(CC3)C4=NC=C(C=N4)C(=O)NO</text:p>
          </table:table-cell>
          <table:table-cell office:value-type="string" calcext:value-type="string">
            <text:p>0.002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11514394</text:p>
          </table:table-cell>
          <table:table-cell office:value-type="string" calcext:value-type="string">
            <text:p>C1=CC=C(C=C1)NC(=O)C2=CC=C(C=C2)C(=O)NO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11393847</text:p>
          </table:table-cell>
          <table:table-cell office:value-type="string" calcext:value-type="string">
            <text:p>C1=CSC(=C1)C2=CC(=C(C=C2)N)NC(=O)C3=CC4=NC=CN=C4C=C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11167060</text:p>
          </table:table-cell>
          <table:table-cell office:value-type="string" calcext:value-type="string">
            <text:p>COC1=C(C=C(C=C1)NCC2=CC=C(C=C2)C(=O)NC3=C(C=CC(=C3)C4=CC=CS4)N)OC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10388312</text:p>
          </table:table-cell>
          <table:table-cell office:value-type="string" calcext:value-type="string">
            <text:p>C1=CC=C(C=C1)CCC(=O)NC2=CC=C(C=C2)C(=O)NC3=CC=C(C=C3)OC4=CC=CC=C4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8963</text:p>
          </table:table-cell>
          <table:table-cell office:value-type="string" calcext:value-type="string">
            <text:p>10135838</text:p>
          </table:table-cell>
          <table:table-cell office:value-type="string" calcext:value-type="string">
            <text:p>C1=CC=C(C(=C1)N)NC(=O)C2=CC=C(C=C2)CSC3=NC=CC(=N3)C(F)(F)F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0113978</text:p>
          </table:table-cell>
          <table:table-cell office:value-type="string" calcext:value-type="string">
            <text:p>CC1=C(C=C(C=C1)NC2=NC=CC(=N2)N(C)C3=CC4=NN(C(=C4C=C3)C)C)S(=O)(=O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10110195</text:p>
          </table:table-cell>
          <table:table-cell office:value-type="string" calcext:value-type="string">
            <text:p>COC1=C(C=C(C=C1)NCC2=CC=C(C=C2)C(=O)NC3=CC=CC=C3O)OC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10012466</text:p>
          </table:table-cell>
          <table:table-cell office:value-type="string" calcext:value-type="string">
            <text:p>C1=CN=CC=C1C2=CNC(=S)N2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9965621</text:p>
          </table:table-cell>
          <table:table-cell office:value-type="string" calcext:value-type="string">
            <text:p>C1=CC=C(C=C1)CCNC(=O)C2=CC=C(C=C2)C(=O)NO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9891541</text:p>
          </table:table-cell>
          <table:table-cell office:value-type="string" calcext:value-type="string">
            <text:p>C1=CC=C2C(=C1)C=C(C=N2)NC(=O)C(CCCCCN(C=O)O)C(=O)NC3=CC4=CC=CC=C4N=C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9884685</text:p>
          </table:table-cell>
          <table:table-cell office:value-type="string" calcext:value-type="string">
            <text:p>C1COCCN1C2=NC(=NC3=C2OC4=C3C=CC=N4)C5=CC(=CC=C5)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3286</text:p>
          </table:table-cell>
          <table:table-cell office:value-type="string" calcext:value-type="string">
            <text:p>9882812</text:p>
          </table:table-cell>
          <table:table-cell office:value-type="string" calcext:value-type="string">
            <text:p>C1=CC=C(C=C1)NC(=O)CCCCCCC(=O)C(F)(F)F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9865515</text:p>
          </table:table-cell>
          <table:table-cell office:value-type="string" calcext:value-type="string">
            <text:p>C1=CC=C(C(=C1)N)NC(=O)C2=CC=C(C=C2)CNC3=NC=CC(=N3)C4=CN=CC=C4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9848223</text:p>
          </table:table-cell>
          <table:table-cell office:value-type="string" calcext:value-type="string">
            <text:p>C1=CC2=C(C=CC(=C2)NC(=O)C(CCCCCN(C=O)O)C(=O)NC3=CC4=C(C=C3)N=CC=C4)N=C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9835152</text:p>
          </table:table-cell>
          <table:table-cell office:value-type="string" calcext:value-type="string">
            <text:p>C1=CC=C(C=C1)CNC(=O)C2=CC=C(C=C2)C(=O)NO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903</text:p>
          </table:table-cell>
          <table:table-cell office:value-type="string" calcext:value-type="string">
            <text:p>9800555</text:p>
          </table:table-cell>
          <table:table-cell office:value-type="string" calcext:value-type="string">
            <text:p>C1=CC(=CN=C1)C=CC(=O)NCC2=CC=C(C=C2)C(=O)NC3=C(C=CC(=C3)F)N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6050</text:p>
          </table:table-cell>
          <table:table-cell office:value-type="string" calcext:value-type="string">
            <text:p>9800555</text:p>
          </table:table-cell>
          <table:table-cell office:value-type="string" calcext:value-type="string">
            <text:p>C1=CC(=CN=C1)C=CC(=O)NCC2=CC=C(C=C2)C(=O)NC3=C(C=CC(=C3)F)N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8963</text:p>
          </table:table-cell>
          <table:table-cell office:value-type="string" calcext:value-type="string">
            <text:p>9800555</text:p>
          </table:table-cell>
          <table:table-cell office:value-type="string" calcext:value-type="string">
            <text:p>C1=CC(=CN=C1)C=CC(=O)NCC2=CC=C(C=C2)C(=O)NC3=C(C=CC(=C3)F)N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6918878</text:p>
          </table:table-cell>
          <table:table-cell office:value-type="string" calcext:value-type="string">
            <text:p>CC(=O)NC1=CC=C(C=C1)C(=O)NC2=C(C=CC(=C2)C3=CC=CS3)N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6918878</text:p>
          </table:table-cell>
          <table:table-cell office:value-type="string" calcext:value-type="string">
            <text:p>CC(=O)NC1=CC=C(C=C1)C(=O)NC2=C(C=CC(=C2)C3=CC=CS3)N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6918878</text:p>
          </table:table-cell>
          <table:table-cell office:value-type="string" calcext:value-type="string">
            <text:p>CC(=O)NC1=CC=C(C=C1)C(=O)NC2=C(C=CC(=C2)C3=CC=CS3)N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6918837</text:p>
          </table:table-cell>
          <table:table-cell office:value-type="string" calcext:value-type="string">
            <text:p>CC1=C(C2=CC=CC=C2N1)CCNCC3=CC=C(C=C3)/C=C/C(=O)NO</text:p>
          </table:table-cell>
          <table:table-cell office:value-type="string" calcext:value-type="string">
            <text:p>0.007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6918837</text:p>
          </table:table-cell>
          <table:table-cell office:value-type="string" calcext:value-type="string">
            <text:p>CC1=C(C2=CC=CC=C2N1)CCNCC3=CC=C(C=C3)/C=C/C(=O)NO</text:p>
          </table:table-cell>
          <table:table-cell office:value-type="string" calcext:value-type="string">
            <text:p>0.006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82238</text:p>
          </table:table-cell>
          <table:table-cell office:value-type="string" calcext:value-type="string">
            <text:p>6918837</text:p>
          </table:table-cell>
          <table:table-cell office:value-type="string" calcext:value-type="string">
            <text:p>CC1=C(C2=CC=CC=C2N1)CCNCC3=CC=C(C=C3)/C=C/C(=O)NO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6918837</text:p>
          </table:table-cell>
          <table:table-cell office:value-type="string" calcext:value-type="string">
            <text:p>CC1=C(C2=CC=CC=C2N1)CCNCC3=CC=C(C=C3)C=CC(=O)NO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6918837</text:p>
          </table:table-cell>
          <table:table-cell office:value-type="string" calcext:value-type="string">
            <text:p>CC1=C(C2=CC=CC=C2N1)CCNCC3=CC=C(C=C3)C=CC(=O)NO</text:p>
          </table:table-cell>
          <table:table-cell office:value-type="string" calcext:value-type="string">
            <text:p>0.01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9301</text:p>
          </table:table-cell>
          <table:table-cell office:value-type="string" calcext:value-type="string">
            <text:p>6918801</text:p>
          </table:table-cell>
          <table:table-cell office:value-type="string" calcext:value-type="string">
            <text:p>CC(C)C(C1=CC=CC=C1)C(=O)NC2=CC=C(C=C2)C(=O)NO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8</text:p>
          </table:table-cell>
          <table:table-cell office:value-type="string" calcext:value-type="string">
            <text:p>6918638</text:p>
          </table:table-cell>
          <table:table-cell office:value-type="string" calcext:value-type="string">
            <text:p>C1=CC=C(C=C1)NS(=O)(=O)C2=CC=CC(=C2)/C=C/C(=O)NO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Nano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7</text:p>
          </table:table-cell>
          <table:table-cell office:value-type="string" calcext:value-type="string">
            <text:p>6918638</text:p>
          </table:table-cell>
          <table:table-cell office:value-type="string" calcext:value-type="string">
            <text:p>C1=CC=C(C=C1)NS(=O)(=O)C2=CC=CC(=C2)/C=C/C(=O)NO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6918638</text:p>
          </table:table-cell>
          <table:table-cell office:value-type="string" calcext:value-type="string">
            <text:p>C1=CC=C(C=C1)NS(=O)(=O)C2=CC=CC(=C2)/C=C/C(=O)NO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6918638</text:p>
          </table:table-cell>
          <table:table-cell office:value-type="string" calcext:value-type="string">
            <text:p>C1=CC=C(C=C1)NS(=O)(=O)C2=CC=CC(=C2)/C=C/C(=O)NO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55</text:p>
          </table:table-cell>
          <table:table-cell office:value-type="string" calcext:value-type="string">
            <text:p>6918638</text:p>
          </table:table-cell>
          <table:table-cell office:value-type="string" calcext:value-type="string">
            <text:p>C1=CC=C(C=C1)NS(=O)(=O)C2=CC=CC(=C2)C=CC(=O)NO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8274</text:p>
          </table:table-cell>
          <table:table-cell office:value-type="string" calcext:value-type="string">
            <text:p>6918328</text:p>
          </table:table-cell>
          <table:table-cell office:value-type="string" calcext:value-type="string">
            <text:p>CCC(C)C1C(=O)N2CCCCC2C(=O)NC(C(=O)NC(C(=O)N1)CC3=CN(C4=CC=CC=C43)OC)CCCCCC(=O)CC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31194</text:p>
          </table:table-cell>
          <table:table-cell office:value-type="string" calcext:value-type="string">
            <text:p>6917365</text:p>
          </table:table-cell>
          <table:table-cell office:value-type="string" calcext:value-type="string">
            <text:p>COC(=O)[C@H](CC1=CC=CC=C1)N2C(=C(N=N2)C3=CC=CC=C3)C#CC4=CC=CC=C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33</text:p>
          </table:table-cell>
          <table:table-cell office:value-type="string" calcext:value-type="string">
            <text:p>6675804</text:p>
          </table:table-cell>
          <table:table-cell office:value-type="string" calcext:value-type="string">
            <text:p>C1[C@@H](O[C@@H](O[C@@H]1C2=CC=C(C=C2)CO)C3=CC=C(C=C3)NC(=O)CCCCCCC(=O)NO)CSC4=NC(=C(O4)C5=CC=CC=C5)C6=CC=CC=C6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8274</text:p>
          </table:table-cell>
          <table:table-cell office:value-type="string" calcext:value-type="string">
            <text:p>6675804</text:p>
          </table:table-cell>
          <table:table-cell office:value-type="string" calcext:value-type="string">
            <text:p>C1C(OC(OC1C2=CC=C(C=C2)CO)C3=CC=C(C=C3)NC(=O)CCCCCCC(=O)NO)CSC4=NC(=C(O4)C5=CC=CC=C5)C6=CC=CC=C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6445533</text:p>
          </table:table-cell>
          <table:table-cell office:value-type="string" calcext:value-type="string">
            <text:p>C1=CC=C2C(=C1)C(=CN2)CCN(CCO)CC3=CC=C(C=C3)C=CC(=O)NO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5355635</text:p>
          </table:table-cell>
          <table:table-cell office:value-type="string" calcext:value-type="string">
            <text:p>C1=CC=C(C=C1)/C=C/C(=O)NO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5280953</text:p>
          </table:table-cell>
          <table:table-cell office:value-type="string" calcext:value-type="string">
            <text:p>CC1=NC=CC2=C1NC3=C2C=CC(=C3)OC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4288771</text:p>
          </table:table-cell>
          <table:table-cell office:value-type="string" calcext:value-type="string">
            <text:p>CC1=CC(=CC=C1)C(=O)NO</text:p>
          </table:table-cell>
          <table:table-cell office:value-type="string" calcext:value-type="string">
            <text:p>&gt; 3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4118131</text:p>
          </table:table-cell>
          <table:table-cell office:value-type="string" calcext:value-type="string">
            <text:p>C1=CC=C(C=C1)CCC(=O)NO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3857348</text:p>
          </table:table-cell>
          <table:table-cell office:value-type="string" calcext:value-type="string">
            <text:p>C1=CC=C(C=C1)C2=CSC(=N2)N3C(=O)C(=C(N3)C4=CC=CC=C4)N=NC5=NC=CS5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1</text:p>
          </table:table-cell>
          <table:table-cell office:value-type="string" calcext:value-type="string">
            <text:p>3857348</text:p>
          </table:table-cell>
          <table:table-cell office:value-type="string" calcext:value-type="string">
            <text:p>C1=CC=C(C=C1)C2=CSC(=N2)N3C(=O)C(=C(N3)C4=CC=CC=C4)N=NC5=NC=CS5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3432579</text:p>
          </table:table-cell>
          <table:table-cell office:value-type="string" calcext:value-type="string">
            <text:p>C1CCC(CC1)C(=O)NO</text:p>
          </table:table-cell>
          <table:table-cell office:value-type="string" calcext:value-type="string">
            <text:p>&gt; 33.3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2423687</text:p>
          </table:table-cell>
          <table:table-cell office:value-type="string" calcext:value-type="string">
            <text:p>CC1=CC=C(C=C1)C2=NN(C=C2C=CC(=O)NC3=CC=C(C=C3)Cl)C4=CC=CC=C4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2423676</text:p>
          </table:table-cell>
          <table:table-cell office:value-type="string" calcext:value-type="string">
            <text:p>COC1=CC=C(C=C1)NC(=O)C=CC2=CN(N=C2C3=CC=C(C=C3)Br)C4=CC=CC=C4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2295078</text:p>
          </table:table-cell>
          <table:table-cell office:value-type="string" calcext:value-type="string">
            <text:p>COC1=CC=C(C=C1)C2=NN(C=C2C=CC(=O)NC3=CC=C(C=C3)OC)C4=CC=CC=C4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2175719</text:p>
          </table:table-cell>
          <table:table-cell office:value-type="string" calcext:value-type="string">
            <text:p>CC1=CC=C(C=C1)C2=NN(C=C2C=CC(=O)NC3=CC=C(C=C3)OC)C4=CC=CC=C4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2173124</text:p>
          </table:table-cell>
          <table:table-cell office:value-type="string" calcext:value-type="string">
            <text:p>CC1=CC=C(C=C1)C2=NN(C=C2C=CC(=O)NC3=CC=CC=C3)C4=CC=CC=C4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785232</text:p>
          </table:table-cell>
          <table:table-cell office:value-type="string" calcext:value-type="string">
            <text:p>COC1=CC=C(C=C1)C(=O)NC2=CC=CC=C2N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759408</text:p>
          </table:table-cell>
          <table:table-cell office:value-type="string" calcext:value-type="string">
            <text:p>C1=CC=C(C=C1)C(=O)NC2=CC=CC=C2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759408</text:p>
          </table:table-cell>
          <table:table-cell office:value-type="string" calcext:value-type="string">
            <text:p>C1=CC=C(C=C1)C(=O)NC2=CC=CC=C2N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47300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[C@H](/C=C(\C)/C=C/C(=O)NO)C(=O)C1=CC=C(C=C1)N(C)C</text:p>
          </table:table-cell>
          <table:table-cell office:value-type="string" calcext:value-type="string">
            <text:p>0.03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[C@H](/C=C(\C)/C=C/C(=O)NO)C(=O)C1=CC=C(C=C1)N(C)C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28436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86078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0.03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25001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khử acetyl trong ống nghiệ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78486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0.002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8274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69929</text:p>
          </table:table-cell>
          <table:table-cell office:value-type="string" calcext:value-type="string">
            <text:p>419176</text:p>
          </table:table-cell>
          <table:table-cell office:value-type="string" calcext:value-type="string">
            <text:p>CCCC(=O)N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69929</text:p>
          </table:table-cell>
          <table:table-cell office:value-type="string" calcext:value-type="string">
            <text:p>279980</text:p>
          </table:table-cell>
          <table:table-cell office:value-type="string" calcext:value-type="string">
            <text:p>C1=CC=C(C=C1)CCCC(=O)NO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220184</text:p>
          </table:table-cell>
          <table:table-cell office:value-type="string" calcext:value-type="string">
            <text:p>C1=CC=C(C=C1)CC(=O)NO</text:p>
          </table:table-cell>
          <table:table-cell office:value-type="string" calcext:value-type="string">
            <text:p>&gt; 33.3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69929</text:p>
          </table:table-cell>
          <table:table-cell office:value-type="string" calcext:value-type="string">
            <text:p>88129</text:p>
          </table:table-cell>
          <table:table-cell office:value-type="string" calcext:value-type="string">
            <text:p>CCCC(CCC)C(=O)NO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10313</text:p>
          </table:table-cell>
          <table:table-cell office:value-type="string" calcext:value-type="string">
            <text:p>C1=CC=C(C=C1)C(=O)NO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Nano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99722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BR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9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2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6609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1563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2352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2500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khử acetyl trong ống nghiệ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398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5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8095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100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9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4891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3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65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s/>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90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6502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3730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9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5009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8802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398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964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28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5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1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09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1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microtiter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2843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7000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93592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084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8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98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9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05535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7481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2879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4879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5274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4217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1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912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ầu đọc tấm microti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5248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9068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13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9412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547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Đo quang phổ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4850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27030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03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4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4972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827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8223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1412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7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3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7200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328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6680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17859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DAC-Glo I/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0298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383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8498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0539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31667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8466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32154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75591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7584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69762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25001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C1=CC2=C3C(=C1)C(=O)N(C(=O)C3=CC=C2)CCCCCC(=O)N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khử acetyl trong ống nghiệ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66093</text:p>
          </table:table-cell>
          <table:table-cell office:value-type="string" calcext:value-type="string">
            <text:p>5173</text:p>
          </table:table-cell>
          <table:table-cell office:value-type="string" calcext:value-type="string">
            <text:p>C(CCCC(=O)NO)CCC(=O)NO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69929</text:p>
          </table:table-cell>
          <table:table-cell office:value-type="string" calcext:value-type="string">
            <text:p>4775</text:p>
          </table:table-cell>
          <table:table-cell office:value-type="string" calcext:value-type="string">
            <text:p>C1=CC=C(C=C1)CCCC(=O)O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748113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70720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65022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76135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1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48244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51596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3455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ựa trên phát hiện so mà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55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hân tích đo quang phổ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6050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03890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3180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8607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6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2164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6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37645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61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9103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8667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25001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khử acetyl trong ống nghiệ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903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56400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80953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53364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3730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74817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28794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78486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dịch chuyển điện d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8727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1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8274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40013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5325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CCCC(CCC)C(=O)O</text:p>
          </table:table-cell>
          <table:table-cell office:value-type="string" calcext:value-type="string">
            <text:p>102.7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ầu đọc vi bả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69929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CCCC(CCC)C(=O)O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266093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99722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BR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6050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98963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903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66001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03015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06052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602239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2662</text:p>
          </table:table-cell>
          <table:table-cell office:value-type="string" calcext:value-type="string">
            <text:p>CC1=CC=C(C=C1)C2=CC(=NN2C3=CC=C(C=C3)S(=O)(=O)N)C(F)(F)F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569929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CCCC(=O)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</table:table>
      <table:table table:name="Invalid data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Finder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IC50 (uM)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P TH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0123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&gt;= 0.0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39</text:p>
          </table:table-cell>
          <table:table-cell office:value-type="string" calcext:value-type="string">
            <text:p>C1=CC=C(C=C1)C(=O)NC2=C(C=CC(=C2)C3=CC=C(C=C3)Br)N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80067</text:p>
          </table:table-cell>
          <table:table-cell office:value-type="string" calcext:value-type="string">
            <text:p>46887476</text:p>
          </table:table-cell>
          <table:table-cell office:value-type="string" calcext:value-type="string">
            <text:p>C1=CC=C(C=C1)C(=O)NC2=C(C=CC(=C2)C3=CC=C(C=C3)C(F)(F)F)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điểm cuối kết hợp prot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83133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93592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&gt; 3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2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87864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12.589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phát quang HDAC-Glo1/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4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401341</text:p>
          </table:table-cell>
          <table:table-cell office:value-type="string" calcext:value-type="string">
            <text:p>134283799</text:p>
          </table:table-cell>
          <table:table-cell office:value-type="string" calcext:value-type="string">
            <text:p>CCC(CCCC(=O)NC1=CC=CC=C1)CCC(=O)NO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bằng phương pháp đo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62488</text:p>
          </table:table-cell>
          <table:table-cell office:value-type="string" calcext:value-type="string">
            <text:p>141733188</text:p>
          </table:table-cell>
          <table:table-cell office:value-type="string" calcext:value-type="string">
            <text:p>C1=CC=C2C(=C1)N(C3=CC=CC=C3S2)CC4=CC=C(C=C4)C(=O)NO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46317396</text:p>
          </table:table-cell>
          <table:table-cell office:value-type="string" calcext:value-type="string">
            <text:p>C1=CC=C(C(=C1)C2=CN=C(N2)[C@H](CCCCCC(=O)C3=COC=N3)N)F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8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0735</text:p>
          </table:table-cell>
          <table:table-cell office:value-type="string" calcext:value-type="string">
            <text:p>155518725</text:p>
          </table:table-cell>
          <table:table-cell office:value-type="string" calcext:value-type="string">
            <text:p>CCNC(=O)NOCC1=CC=C(C=C1)/C=C/C(=O)NO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huỳnh quang dựa trên đầu đọc vi bả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55907155</text:p>
          </table:table-cell>
          <table:table-cell office:value-type="string" calcext:value-type="string">
            <text:p>CCCC[C@@H](C1=NC=C(N1)C2=CC3=CC=CC=C3N=C2OC)NC(=O)C4CN(C4)C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8320</text:p>
          </table:table-cell>
          <table:table-cell office:value-type="string" calcext:value-type="string">
            <text:p>COC1=NC2=CC=CC=C2C=C1C3=CN=C(N3)[C@H](CCCCCC(=O)C4=CC=NN4)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21459</text:p>
          </table:table-cell>
          <table:table-cell office:value-type="string" calcext:value-type="string">
            <text:p>COC1=NC2=CC=CC=C2C=C1C3=CN=C(N3)[C@H](CCCCCC(=O)C4=NC=C(O4)CO)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58937</text:p>
          </table:table-cell>
          <table:table-cell office:value-type="string" calcext:value-type="string">
            <text:p>COC1=CC=CC=C1C(=O)NCCCC[C@@H](C2=NC=C(N2)C3=CC4=CC=CC=C4C=C3)NC(=O)C5=CN=CS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5</text:p>
          </table:table-cell>
          <table:table-cell office:value-type="string" calcext:value-type="string">
            <text:p>162660161</text:p>
          </table:table-cell>
          <table:table-cell office:value-type="string" calcext:value-type="string">
            <text:p>C1=CC=C2C(=C1)C(=C3C=CC=CC3=N2)NC4=CC=C(C=C4)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phân tích Western bl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61061</text:p>
          </table:table-cell>
          <table:table-cell office:value-type="string" calcext:value-type="string">
            <text:p>COC1=CC(=C(C=C1)C(=O)NCCCC[C@@H](C2=NC=C(N2)C3=CC4=CC=CC=C4C=C3)NC(=O)C5=CN=CS5)O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65019</text:p>
          </table:table-cell>
          <table:table-cell office:value-type="string" calcext:value-type="string">
            <text:p>C1=CC=C2C=C(C=CC2=C1)C3=CN=C(N3)[C@H](CCCCNC(=O)C4=C(C=CC=N4)O)NC(=O)C5=CN=CS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26263</text:p>
          </table:table-cell>
          <table:table-cell office:value-type="string" calcext:value-type="string">
            <text:p>162667559</text:p>
          </table:table-cell>
          <table:table-cell office:value-type="string" calcext:value-type="string">
            <text:p>COC1=CC(=C(C=C1)O)C(=O)NCCCC[C@@H](C2=NC=C(N2)C3=CC4=CC=CC=C4C=C3)NC(=O)C5=CN=CS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90845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phân tích Western bl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25443</text:p>
          </table:table-cell>
          <table:table-cell office:value-type="string" calcext:value-type="string">
            <text:p>CCC[C@@H](C1=NC=C(N1)C2=CC3=CC=CC=C3N=C2OC)NC(=O)C4CN(C4)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759721</text:p>
          </table:table-cell>
          <table:table-cell office:value-type="string" calcext:value-type="string">
            <text:p>164625922</text:p>
          </table:table-cell>
          <table:table-cell office:value-type="string" calcext:value-type="string">
            <text:p>CCCC[C@@H](C1=NC=C(N1)C2=CC3=CC=CC=C3N=C2OC)NC(=O)CC4=CNC5=CC=CC=C5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54752</text:p>
          </table:table-cell>
          <table:table-cell office:value-type="string" calcext:value-type="string">
            <text:p>164626703</text:p>
          </table:table-cell>
          <table:table-cell office:value-type="string" calcext:value-type="string">
            <text:p>C1CN(CC1NC(=O)C2=CC=C(C=C2)C3=NOC(=N3)C(F)(F)F)CC4=CC=CC=C4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64624250</text:p>
          </table:table-cell>
          <table:table-cell office:value-type="string" calcext:value-type="string">
            <text:p>CC1=CC=C(O1)C2=NC3=CC(=C(C=C3C(=C2)NCC4CCN(CC4)CC5=CC=C(S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4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156016556</text:p>
          </table:table-cell>
          <table:table-cell office:value-type="string" calcext:value-type="string">
            <text:p>CC1=CC(=C(C(=O)N1)CNC(=O)C2=C(N(C(=C2)C)C3=CC=CC=C3)C)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3864</text:p>
          </table:table-cell>
          <table:table-cell office:value-type="string" calcext:value-type="string">
            <text:p>COC1=NC2=CC=CC=C2C=C1C3=CN=C(N3)[C@H](CCCCCC(=O)C4=NC=CN4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156013288</text:p>
          </table:table-cell>
          <table:table-cell office:value-type="string" calcext:value-type="string">
            <text:p>CC1=C(C=NO1)C(=O)CCCCC[C@@H](C2=NC=C(N2)C3=CC4=CC=CC=C4N=C3OC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6284807</text:p>
          </table:table-cell>
          <table:table-cell office:value-type="string" calcext:value-type="string">
            <text:p>CC1=CC=C(O1)C2=NC3=CC(=C(C=C3C(=C2)NC4CCN(CC4)C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6284806</text:p>
          </table:table-cell>
          <table:table-cell office:value-type="string" calcext:value-type="string">
            <text:p>CC1=CC=C(O1)C2=NC3=CC(=C(C=C3C(=C2)NCC4=CC=C(C=C4)C5CCC(C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7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163</text:p>
          </table:table-cell>
          <table:table-cell office:value-type="string" calcext:value-type="string">
            <text:p>CC[C@@H](C1=NC2=C(C(=CC=C2)NCC3=CN=C(C=C3)C(=O)NO)C(=O)N1C4=CC=CC=C4)NC5=NC=NC6=C5NC=N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7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142506013</text:p>
          </table:table-cell>
          <table:table-cell office:value-type="string" calcext:value-type="string">
            <text:p>CC[C@@H](C1=NC2=CC=CC(=C2C(=O)N1C3=CC=CC=C3)C4=CC=C(C=C4)C(=O)NO)NC5=NC=NC6=C5NC=N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400</text:p>
          </table:table-cell>
          <table:table-cell office:value-type="string" calcext:value-type="string">
            <text:p>CC1=CC=C(O1)C2=NC3=CC(=C(C=C3C(=C2)NCC4CCN(CC4)C5=NC=C(C=N5)C(=O)NO)OC)OCC6CCN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69</text:p>
          </table:table-cell>
          <table:table-cell office:value-type="string" calcext:value-type="string">
            <text:p>CC1=CC=C(O1)C2=NC3=CC(=C(C=C3C(=C2)NCC4CCN(CC4)CC5=CC=C(C=C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65</text:p>
          </table:table-cell>
          <table:table-cell office:value-type="string" calcext:value-type="string">
            <text:p>CC1=CC=C(O1)C2=NC3=CC(=C(C=C3C(=C2)NC4CCN(C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64</text:p>
          </table:table-cell>
          <table:table-cell office:value-type="string" calcext:value-type="string">
            <text:p>CC1=CC=C(O1)C2=NC3=CC(=C(C=C3C(=C2)NCC4=NC=C(C=C4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56</text:p>
          </table:table-cell>
          <table:table-cell office:value-type="string" calcext:value-type="string">
            <text:p>CC1=CC=C(O1)C2=NC3=CC(=C(C=C3C(=C2)NCC4CCN(CC4)C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55</text:p>
          </table:table-cell>
          <table:table-cell office:value-type="string" calcext:value-type="string">
            <text:p>CC1=CC=C(O1)C2=NC3=CC(=C(C=C3C(=C2)NC4CCC(CC4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50</text:p>
          </table:table-cell>
          <table:table-cell office:value-type="string" calcext:value-type="string">
            <text:p>CC1=CC=C(O1)C2=NC3=CC(=C(C=C3C(=C2)NCC4CCN(CC4)C5CC(C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44</text:p>
          </table:table-cell>
          <table:table-cell office:value-type="string" calcext:value-type="string">
            <text:p>CC1=CC=C(O1)C2=NC3=CC(=C(C=C3C(=C2)NCC4CCN(CC4)C5CCC(C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40</text:p>
          </table:table-cell>
          <table:table-cell office:value-type="string" calcext:value-type="string">
            <text:p>CC1=CC(=C2C=C(C(=CC2=N1)OCCCN3CCCC3)OC)NC4CCN(CC4)C5=NC=C(C=N5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36</text:p>
          </table:table-cell>
          <table:table-cell office:value-type="string" calcext:value-type="string">
            <text:p>CC1=CC=C(O1)C2=NC3=CC(=C(C=C3C(=C2)NCC4CCC(C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34</text:p>
          </table:table-cell>
          <table:table-cell office:value-type="string" calcext:value-type="string">
            <text:p>CC1=CC=C(O1)C2=NC3=CC(=C(C=C3C(=C2)NCC4CCN(C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31</text:p>
          </table:table-cell>
          <table:table-cell office:value-type="string" calcext:value-type="string">
            <text:p>CC1=CC=C(O1)C2=NC3=CC(=C(C=C3C(=C2)NCC4CCN(CC4)C5=NC=C(C=N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17</text:p>
          </table:table-cell>
          <table:table-cell office:value-type="string" calcext:value-type="string">
            <text:p>CC1=CC=C(O1)C2=NC3=CC(=C(C=C3C(=C2)NCC4CCN(CC4)C5=NC=C(C=C5)C(=O)NO)OC)O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08</text:p>
          </table:table-cell>
          <table:table-cell office:value-type="string" calcext:value-type="string">
            <text:p>CC1=CC=C(O1)C2=NC3=CC(=C(C=C3C(=C2)NCC4=CC=C(C=C4)C5=CC=C(C=C5)C(=O)NO)OC)OCCCN6CCCC6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75564</text:p>
          </table:table-cell>
          <table:table-cell office:value-type="string" calcext:value-type="string">
            <text:p>142495302</text:p>
          </table:table-cell>
          <table:table-cell office:value-type="string" calcext:value-type="string">
            <text:p>CC1=CC(=C2C=C(C(=CC2=N1)OCCCN3CCCC3)OC)NCC4CCN(CC4)C5=NC=C(C=N5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đầu đọc tấ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18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502167</text:p>
          </table:table-cell>
          <table:table-cell office:value-type="string" calcext:value-type="string">
            <text:p>142489324</text:p>
          </table:table-cell>
          <table:table-cell office:value-type="string" calcext:value-type="string">
            <text:p>CC(C)[C@@H](C1=CC=CC=C1)C(=O)NC2=CC=C(C=C2)C(=O)NC3=C(C=C(C=C3)F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135565923</text:p>
          </table:table-cell>
          <table:table-cell office:value-type="string" calcext:value-type="string">
            <text:p>CC1CNC(=O)C2=C3N=C(C=CN3N=C2)NC(C4=C(O1)C=CC(=C4)F)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135564749</text:p>
          </table:table-cell>
          <table:table-cell office:value-type="string" calcext:value-type="string">
            <text:p>CC1=CC(=CC(=C1OCCO)C)C2=NC3=C(C(=CC(=C3)OC)OC)C(=O)N2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39568</text:p>
          </table:table-cell>
          <table:table-cell office:value-type="string" calcext:value-type="string">
            <text:p>134158029</text:p>
          </table:table-cell>
          <table:table-cell office:value-type="string" calcext:value-type="string">
            <text:p>CCCCCCC(CCCCCC(=O)NC1=CC=CC=C1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1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64945</text:p>
          </table:table-cell>
          <table:table-cell office:value-type="string" calcext:value-type="string">
            <text:p>87331269</text:p>
          </table:table-cell>
          <table:table-cell office:value-type="string" calcext:value-type="string">
            <text:p>CN1CCC(CC1)C(=O)N[C@@H](CCCCCC(=O)C2=CC=CC=N2)C3=NC=C(N3)C4=CC=CC=C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Steady-Glo lucifer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57379345</text:p>
          </table:table-cell>
          <table:table-cell office:value-type="string" calcext:value-type="string">
            <text:p>CC1=CC(=C(C=C1C2CCNCC2)OC(C)C)NC3=NC=C(C(=N3)NC4=CC=CC=C4S(=O)(=O)C(C)C)Cl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1445</text:p>
          </table:table-cell>
          <table:table-cell office:value-type="string" calcext:value-type="string">
            <text:p>56654642</text:p>
          </table:table-cell>
          <table:table-cell office:value-type="string" calcext:value-type="string">
            <text:p>CC1=CC=C(C=C1)C(=O)NCCCCCC(=O)NC2=CC=CC=C2N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53344908</text:p>
          </table:table-cell>
          <table:table-cell office:value-type="string" calcext:value-type="string">
            <text:p>C1COCCC1(CNC(=O)C2=CC=CC(=C2)C3=NOC(=N3)C(F)(F)F)C4=NC(=CS4)C5=CC=CC=C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547273</text:p>
          </table:table-cell>
          <table:table-cell office:value-type="string" calcext:value-type="string">
            <text:p>46907787</text:p>
          </table:table-cell>
          <table:table-cell office:value-type="string" calcext:value-type="string">
            <text:p>CC1=C(SC2=C1C(=NC(C3=NN=C(N32)C)CC(=O)OC(C)(C)C)C4=CC=C(C=C4)Cl)C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T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44456564</text:p>
          </table:table-cell>
          <table:table-cell office:value-type="string" calcext:value-type="string">
            <text:p>C1=CC=C2C(=C1)C=C(N2)CCN(CCO)CC3=CC=C(C=C3)C=C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2369</text:p>
          </table:table-cell>
          <table:table-cell office:value-type="string" calcext:value-type="string">
            <text:p>C1=CC=C(C=C1)C2=CC=C(C=C2)O/C=C/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1148</text:p>
          </table:table-cell>
          <table:table-cell office:value-type="string" calcext:value-type="string">
            <text:p>C1CC(CCC1CCC(=O)NO)C2=CC=C(C=C2)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420502</text:p>
          </table:table-cell>
          <table:table-cell office:value-type="string" calcext:value-type="string">
            <text:p>42630931</text:p>
          </table:table-cell>
          <table:table-cell office:value-type="string" calcext:value-type="string">
            <text:p>C1=CC(=CC=C1/C=C/C(=O)NO)C2=CC=C(C=C2)C=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ELI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34244817</text:p>
          </table:table-cell>
          <table:table-cell office:value-type="string" calcext:value-type="string">
            <text:p>CC1=CC(=C(C(=O)N1)CNC(=O)C2=C(N(N=C2)C3=CC=CC=C3)C)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401373</text:p>
          </table:table-cell>
          <table:table-cell office:value-type="string" calcext:value-type="string">
            <text:p>24753719</text:p>
          </table:table-cell>
          <table:table-cell office:value-type="string" calcext:value-type="string">
            <text:p>COC1=CC=C(C=C1)CN2C=CC3=C2C=C(C=C3)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33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55788</text:p>
          </table:table-cell>
          <table:table-cell office:value-type="string" calcext:value-type="string">
            <text:p>20776362</text:p>
          </table:table-cell>
          <table:table-cell office:value-type="string" calcext:value-type="string">
            <text:p>C1=NC(=C2C(=N1)N(C=N2)[C@H]3[C@@H]([C@@H]([C@H](O3)COP(=O)(O)SCC[C@@H](C(=O)O)N)O)O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769649</text:p>
          </table:table-cell>
          <table:table-cell office:value-type="string" calcext:value-type="string">
            <text:p>11626560</text:p>
          </table:table-cell>
          <table:table-cell office:value-type="string" calcext:value-type="string">
            <text:p>CC(C1=C(C=CC(=C1Cl)F)Cl)OC2=C(N=CC(=C2)C3=CN(N=C3)C4CCNCC4)N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vi lỏng trong phòng thí nghiệm trên c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10388312</text:p>
          </table:table-cell>
          <table:table-cell office:value-type="string" calcext:value-type="string">
            <text:p>C1=CC=C(C=C1)CCC(=O)NC2=CC=C(C=C2)C(=O)NC3=CC=C(C=C3)OC4=CC=CC=C4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36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380938</text:p>
          </table:table-cell>
          <table:table-cell office:value-type="string" calcext:value-type="string">
            <text:p>10113978</text:p>
          </table:table-cell>
          <table:table-cell office:value-type="string" calcext:value-type="string">
            <text:p>CC1=C(C=C(C=C1)NC2=NC=CC(=N2)N(C)C3=CC4=NN(C(=C4C=C3)C)C)S(=O)(=O)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dựa trên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10012466</text:p>
          </table:table-cell>
          <table:table-cell office:value-type="string" calcext:value-type="string">
            <text:p>C1=CN=CC=C1C2=CNC(=S)N2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65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05939</text:p>
          </table:table-cell>
          <table:table-cell office:value-type="string" calcext:value-type="string">
            <text:p>9884685</text:p>
          </table:table-cell>
          <table:table-cell office:value-type="string" calcext:value-type="string">
            <text:p>C1COCCN1C2=NC(=NC3=C2OC4=C3C=CC=N4)C5=CC(=CC=C5)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9865515</text:p>
          </table:table-cell>
          <table:table-cell office:value-type="string" calcext:value-type="string">
            <text:p>C1=CC=C(C(=C1)N)NC(=O)C2=CC=C(C=C2)CNC3=NC=CC(=N3)C4=CN=CC=C4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Anh Thư</text:p>
          </table:table-cell>
          <table:table-cell office:value-type="string" calcext:value-type="string">
            <text:p>1677511</text:p>
          </table:table-cell>
          <table:table-cell office:value-type="string" calcext:value-type="string">
            <text:p>3857348</text:p>
          </table:table-cell>
          <table:table-cell office:value-type="string" calcext:value-type="string">
            <text:p>C1=CC=C(C=C1)C2=CSC(=N2)N3C(=O)C(=C(N3)C4=CC=CC=C4)N=NC5=NC=CS5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C1=CC=C(C=C1)NC(=O)CCCCCCC(=O)NO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316898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C1=CC=C(C(=C1)N)NC(=O)C2=CC=C(C=C2)CNC(=O)OCC3=CN=CC=C3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Kim Anh</text:p>
          </table:table-cell>
          <table:table-cell office:value-type="string" calcext:value-type="string">
            <text:p>1390011</text:p>
          </table:table-cell>
          <table:table-cell office:value-type="string" calcext:value-type="string">
            <text:p>2662</text:p>
          </table:table-cell>
          <table:table-cell office:value-type="string" calcext:value-type="string">
            <text:p>CC1=CC=C(C=C1)C2=CC(=NN2C3=CC=C(C=C3)S(=O)(=O)N)C(F)(F)F</text:p>
          </table:table-cell>
          <table:table-cell/>
          <table:table-cell office:value-type="string" calcext:value-type="string">
            <text:p>Inconclusive</text:p>
          </table:table-cell>
          <table:table-cell office:value-type="string" calcext:value-type="string">
            <text:p>Xét nghiệm huỳnh quang</text:p>
          </table:table-cell>
          <table:table-cell table:number-columns-repeated="1016"/>
        </table:table-row>
      </table:table>
      <table:table table:name="final_data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AVG_IC50_uM</text:p>
          </table:table-cell>
          <table:table-cell office:value-type="string" calcext:value-type="string">
            <text:p>FIRST_LABEL</text:p>
          </table:table-cell>
          <table:table-cell office:value-type="string" calcext:value-type="string">
            <text:p>FINAL_LABEL</text:p>
          </table:table-cell>
          <table:table-cell office:value-type="string" calcext:value-type="string">
            <text:p>DUPLICATE_COUN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C1=C(C2=CC=CC=C2N1)CCNCC3=CC=C(C=C3)C=CC(=O)NNCCC(=O)OC.C(=O)(C(F)(F)F)O</text:p>
          </table:table-cell>
          <table:table-cell office:value-type="string" calcext:value-type="string">
            <text:p>155525662</text:p>
          </table:table-cell>
          <table:table-cell office:value-type="string" calcext:value-type="string">
            <text:p>4.2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SC1=CC2=C(C=C1)SC3=CC=CC=C3N2CC4=CC=C(C=C4)C(=O)NO</text:p>
          </table:table-cell>
          <table:table-cell office:value-type="string" calcext:value-type="string">
            <text:p>164629157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1=CC=C2C(=C1)N(C3=C(S2=O)C=CC(=C3)C(F)(F)F)CC4=CC=C(C=C4)C(=O)NO</text:p>
          </table:table-cell>
          <table:table-cell office:value-type="string" calcext:value-type="string">
            <text:p>16462747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C(C)(C)OC(=O)NC1=CC=C(C=C1)C2=CC(=NO2)NC(=O)CCCCCCC(=O)NO</text:p>
          </table:table-cell>
          <table:table-cell office:value-type="string" calcext:value-type="string">
            <text:p>164627446</text:p>
          </table:table-cell>
          <table:table-cell office:value-type="string" calcext:value-type="string">
            <text:p>0.25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CCC[C@@H](C1=NC=C(N1)C2=CC3=CC=CC=C3N=C2OC)NC(=O)[C@H](CN)C4=C(NC5=C4C=C(C=C5)OC)C</text:p>
          </table:table-cell>
          <table:table-cell office:value-type="string" calcext:value-type="string">
            <text:p>164627330</text:p>
          </table:table-cell>
          <table:table-cell office:value-type="string" calcext:value-type="string">
            <text:p>2.005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1=CC=C2C(=C1)N(C3=C(S2)C=CC(=C3)C(=O)NC4=NC=C(C=C4)Br)CC5=CC=C(C=C5)C(=O)NO</text:p>
          </table:table-cell>
          <table:table-cell office:value-type="string" calcext:value-type="string">
            <text:p>164626486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/C(=N\O)/C1=CC2=C(C=C1)SC3=CC=CC=C3N2CC4=CC=C(C=C4)C(=O)NO</text:p>
          </table:table-cell>
          <table:table-cell office:value-type="string" calcext:value-type="string">
            <text:p>164626034</text:p>
          </table:table-cell>
          <table:table-cell office:value-type="string" calcext:value-type="string">
            <text:p>0.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CCCC[C@@H](C1=NC=C(N1)C2=CC3=CC=CC=C3N=C2OC)NC(=O)CC4=CNC5=CC=CC=C54</text:p>
          </table:table-cell>
          <table:table-cell office:value-type="string" calcext:value-type="string">
            <text:p>16462592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1=CC=C2C(=C1)N(C3=C(S2=O)C=CC(=C3)Cl)CC4=CC=C(C=C4)C(=O)NO</text:p>
          </table:table-cell>
          <table:table-cell office:value-type="string" calcext:value-type="string">
            <text:p>1646256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CCC[C@@H](C1=NC=C(N1)C2=CC3=CC=CC=C3N=C2OC)NC(=O)C4CN(C4)C</text:p>
          </table:table-cell>
          <table:table-cell office:value-type="string" calcext:value-type="string">
            <text:p>16462544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1=CC=C2C(=C1)N(C3=C(S2)C=CC(=C3)C(=O)N)CC4=CC=C(C=C4)C(=O)NO</text:p>
          </table:table-cell>
          <table:table-cell office:value-type="string" calcext:value-type="string">
            <text:p>164625429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CNC(=O)CCCCCCCN1C2=NC=NC(=C2C(=N1)C3=CC4=C(C=C3)OC(=N4)N)N</text:p>
          </table:table-cell>
          <table:table-cell office:value-type="string" calcext:value-type="string">
            <text:p>164623855</text:p>
          </table:table-cell>
          <table:table-cell office:value-type="string" calcext:value-type="string">
            <text:p>0.003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C1=CC=C(C=C1)N2C(=NN=C2SCC3=CC=C(C=C3)C(=O)NC4=CC=CC=C4N)C5=CC=NC=C5</text:p>
          </table:table-cell>
          <table:table-cell office:value-type="string" calcext:value-type="string">
            <text:p>164623524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C1=CC=C(C=C1)N2C(=NN=C2SCCCCCC(=O)O)C3=CC=NC=C3</text:p>
          </table:table-cell>
          <table:table-cell office:value-type="string" calcext:value-type="string">
            <text:p>164621264</text:p>
          </table:table-cell>
          <table:table-cell office:value-type="string" calcext:value-type="string">
            <text:p>0.6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C=CCN1C(=NN=C1SCCCCCC(=O)NC2=CC=CC=C2N)C3=CC=NC=C3</text:p>
          </table:table-cell>
          <table:table-cell office:value-type="string" calcext:value-type="string">
            <text:p>16462100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C[C@H](C)[C@H]1C(=O)N2CCCC[C@@H]2C(=O)N[C@@H](C(=O)N[C@@H](C(=O)N1)CC3=CN(C4=CC=CC=C43)OC)CCCCCC(=O)CC</text:p>
          </table:table-cell>
          <table:table-cell office:value-type="string" calcext:value-type="string">
            <text:p>164619879</text:p>
          </table:table-cell>
          <table:table-cell office:value-type="string" calcext:value-type="string">
            <text:p>1.529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CCC[C@@H](C1=NC=C(N1)C2=CC3=CC=CC=C3N=C2OC)NC(=O)[C@H](CN)C4=C(NC5=C4C=C(C=C5)O)C</text:p>
          </table:table-cell>
          <table:table-cell office:value-type="string" calcext:value-type="string">
            <text:p>164619315</text:p>
          </table:table-cell>
          <table:table-cell office:value-type="string" calcext:value-type="string">
            <text:p>3.301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CSC1=CC2=C(C=C1)S(=O)C3=CC=CC=C3N2CC4=CC=C(C=C4)C(=O)NO</text:p>
          </table:table-cell>
          <table:table-cell office:value-type="string" calcext:value-type="string">
            <text:p>16461907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CCCC[C@@H](C1=NC=C(N1)C2=CC3=CC=CC=C3N=C2OC)NC(=O)[C@H](C)C4=C(NC5=C4C=C(C=C5)OC)C</text:p>
          </table:table-cell>
          <table:table-cell office:value-type="string" calcext:value-type="string">
            <text:p>164619017</text:p>
          </table:table-cell>
          <table:table-cell office:value-type="string" calcext:value-type="string">
            <text:p>0.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C1=CC=C(S1)C2=NN(C(=N2)CNC3=CC=C(C=C3)C(=O)NO)C4=CC=CC=C4</text:p>
          </table:table-cell>
          <table:table-cell office:value-type="string" calcext:value-type="string">
            <text:p>164618637</text:p>
          </table:table-cell>
          <table:table-cell office:value-type="string" calcext:value-type="string">
            <text:p>0.22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1=CC=C2C(=C1)N(C3=C(S2)C=CC(=C3)C(=O)N)CC4=CC=C(C=C4)/C=C/C(=O)NO</text:p>
          </table:table-cell>
          <table:table-cell office:value-type="string" calcext:value-type="string">
            <text:p>164618031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1=CC=C2C(=C1)N(C3=C(S2)C=CC(=C3)C(=O)NC4=CC=CC=N4)CC5=CC=C(C=C5)C(=O)NO</text:p>
          </table:table-cell>
          <table:table-cell office:value-type="string" calcext:value-type="string">
            <text:p>164617889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CN1C(=NN=C1SCC2=CC=C(C=C2)C(=O)NO)C3=CC=NC=C3</text:p>
          </table:table-cell>
          <table:table-cell office:value-type="string" calcext:value-type="string">
            <text:p>164617449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C(C)S(=O)(=O)C1=CC=CC=C1NC2=NC(=NC=C2Cl)NC3=CC=C(C=C3)C(=O)NCCCCCCC(=O)NO</text:p>
          </table:table-cell>
          <table:table-cell office:value-type="string" calcext:value-type="string">
            <text:p>164617258</text:p>
          </table:table-cell>
          <table:table-cell office:value-type="string" calcext:value-type="string">
            <text:p>0.01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C1=CC=C2C(=C1)N(C3=CC=CC=C3S2)CC4=NC=C(C=C4)C(=O)NO.Cl</text:p>
          </table:table-cell>
          <table:table-cell office:value-type="string" calcext:value-type="string">
            <text:p>164617135</text:p>
          </table:table-cell>
          <table:table-cell office:value-type="string" calcext:value-type="string">
            <text:p>1.9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CC(C)S(=O)(=O)C1=CC=CC=C1NC2=NC(=NC=C2Cl)NC3=CC=C(C=C3)NC(=O)CCCCCCC(=O)NO</text:p>
          </table:table-cell>
          <table:table-cell office:value-type="string" calcext:value-type="string">
            <text:p>164616925</text:p>
          </table:table-cell>
          <table:table-cell office:value-type="string" calcext:value-type="string">
            <text:p>0.009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C1=CC=C2C(=C1)N(C3=C(S2=O)C=CC(=C3)C(=O)N)CC4=CC=C(C=C4)C(=O)NO</text:p>
          </table:table-cell>
          <table:table-cell office:value-type="string" calcext:value-type="string">
            <text:p>164616061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C=CCN1C(=NN=C1SCC2=CC=C(C=C2)C(=O)NC3=CC=CC=C3N)C4=CC=NC=C4</text:p>
          </table:table-cell>
          <table:table-cell office:value-type="string" calcext:value-type="string">
            <text:p>164615117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CN1C(=NN=C1SCCCCCC(=O)O)C2=CC=NC=C2</text:p>
          </table:table-cell>
          <table:table-cell office:value-type="string" calcext:value-type="string">
            <text:p>164614861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CC1=CC=C(O1)C2=NC3=CC(=C(C=C3C(=N2)NCC4CCN(CC4)C5=NC=C(C=N5)C(=O)NO)OC)OC</text:p>
          </table:table-cell>
          <table:table-cell office:value-type="string" calcext:value-type="string">
            <text:p>164614059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C1=CC=C(C=C1)CC2C(=O)N(C(=O)N2CC3=CC=C(C=C3)Cl)CC4=CC=C(C=C4)C(=O)NO</text:p>
          </table:table-cell>
          <table:table-cell office:value-type="string" calcext:value-type="string">
            <text:p>164613902</text:p>
          </table:table-cell>
          <table:table-cell office:value-type="string" calcext:value-type="string">
            <text:p>8.26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C1C(=O)N(C(=O)N1CC2=CC=C(C=C2)Cl)CC3=CC=C(C=C3)C(=O)NO</text:p>
          </table:table-cell>
          <table:table-cell office:value-type="string" calcext:value-type="string">
            <text:p>164613482</text:p>
          </table:table-cell>
          <table:table-cell office:value-type="string" calcext:value-type="string">
            <text:p>1.0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CC1=CN=C(C=C1)NC(=O)C2=CC3=C(C=C2)SC4=CC=CC=C4N3CC5=CC=C(C=C5)C(=O)NO</text:p>
          </table:table-cell>
          <table:table-cell office:value-type="string" calcext:value-type="string">
            <text:p>164613147</text:p>
          </table:table-cell>
          <table:table-cell office:value-type="string" calcext:value-type="string">
            <text:p>0.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OC1=CC2=C(C=C1)S(=O)C3=CC=CC=C3N2CC4=CC=C(C=C4)C(=O)NO</text:p>
          </table:table-cell>
          <table:table-cell office:value-type="string" calcext:value-type="string">
            <text:p>16461196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CCC1=C(C2=CC3=C(C(=C(N3)C=C4C(C(C(=N4)C(=C5C(=C(C(=N5)C=C1N2)C)C(=O)OC)C(=O)OC)CCC(=O)NC6=CC=C(C=C6)C(=O)NC7=CC=CC=C7N)C)C)C=C)C</text:p>
          </table:table-cell>
          <table:table-cell office:value-type="string" calcext:value-type="string">
            <text:p>164611754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C1=CC=C(C=C1)CC2C(=O)N(C(=O)N2CC3=CC=CC=N3)CC4=CC=C(C=C4)C(=O)NO</text:p>
          </table:table-cell>
          <table:table-cell office:value-type="string" calcext:value-type="string">
            <text:p>164611457</text:p>
          </table:table-cell>
          <table:table-cell office:value-type="string" calcext:value-type="string">
            <text:p>5.0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N1C(=NN=C1SCCCCCC(=O)NO)C2=CC=NC=C2</text:p>
          </table:table-cell>
          <table:table-cell office:value-type="string" calcext:value-type="string">
            <text:p>164611431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CCCC[C@@H](C1=NC=C(N1)C2=CC3=CC=CC=C3N=C2OC)NC(=O)CC4=CNC5=C4C=C(C=C5)OC</text:p>
          </table:table-cell>
          <table:table-cell office:value-type="string" calcext:value-type="string">
            <text:p>164610915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/C(=N\O)/C1=CC2=C(C=C1)S(=O)C3=CC=CC=C3N2CC4=CC=C(C=C4)C(=O)NO</text:p>
          </table:table-cell>
          <table:table-cell office:value-type="string" calcext:value-type="string">
            <text:p>164609512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C1=CC2=C(C=C1C3=NN(C4=NC=NC(=C34)N)CCCCCCC(=O)NO)N=C(O2)N</text:p>
          </table:table-cell>
          <table:table-cell office:value-type="string" calcext:value-type="string">
            <text:p>164609507</text:p>
          </table:table-cell>
          <table:table-cell office:value-type="string" calcext:value-type="string">
            <text:p>0.003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C1=CNC2=NC=C(C=C21)C3=NN(C4=NC=NC(=C34)N)CCCCCCCCC(=O)NO</text:p>
          </table:table-cell>
          <table:table-cell office:value-type="string" calcext:value-type="string">
            <text:p>164609349</text:p>
          </table:table-cell>
          <table:table-cell office:value-type="string" calcext:value-type="string">
            <text:p>0.02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C1=CC2=NC(=CN2C=C1)C3=CC(=CC=C3)C4=NC5=C(N4)C=C(C=C5)C(=NO)N</text:p>
          </table:table-cell>
          <table:table-cell office:value-type="string" calcext:value-type="string">
            <text:p>164609294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C1=CC=C(C=C1)N2C(=NN=C2SCC3=CC=C(C=C3)C(=O)NO)C4=CC=NC=C4</text:p>
          </table:table-cell>
          <table:table-cell office:value-type="string" calcext:value-type="string">
            <text:p>164609075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CN1CCN(CC1)C2=NC(=NC3=C2C=CC(=C3)Cl)C4=CC=C(C=C4)C(=O)NO</text:p>
          </table:table-cell>
          <table:table-cell office:value-type="string" calcext:value-type="string">
            <text:p>163322242</text:p>
          </table:table-cell>
          <table:table-cell office:value-type="string" calcext:value-type="string">
            <text:p>0.374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COC1=CC(=C(C=C1)F)C2=CC3=C(C=C2)C(=NN3)NC(=O)CCCCCCC(=O)NO</text:p>
          </table:table-cell>
          <table:table-cell office:value-type="string" calcext:value-type="string">
            <text:p>162677105</text:p>
          </table:table-cell>
          <table:table-cell office:value-type="string" calcext:value-type="string">
            <text:p>0.00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CCC(=O)CCCCC[C@@H](C1=NC=C(N1)C2=C(C=CC(=C2F)F)OC)NC(=O)[C@H]3CC34CCN(CC4)CC</text:p>
          </table:table-cell>
          <table:table-cell office:value-type="string" calcext:value-type="string">
            <text:p>162676857</text:p>
          </table:table-cell>
          <table:table-cell office:value-type="string" calcext:value-type="string">
            <text:p>1.5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CC1=CN(N=C1CN2CCC(CC2)C3=CC=C(C=C3)C(=O)NC4=CC=CC=C4N)C</text:p>
          </table:table-cell>
          <table:table-cell office:value-type="string" calcext:value-type="string">
            <text:p>16267647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CC(=O)CCCCC[C@@H](C1=C(N=C(N1)C2=C(C=C(C=C2)F)F)C#N)NC(=O)[C@H]3CC34CCN(CC4)C</text:p>
          </table:table-cell>
          <table:table-cell office:value-type="string" calcext:value-type="string">
            <text:p>162676078</text:p>
          </table:table-cell>
          <table:table-cell office:value-type="string" calcext:value-type="string">
            <text:p>0.8826666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CCC(=O)CCCCC[C@@H](C1=C(N=C(N1)C2=CC=C(C=C2)C(F)(F)F)C#N)NC(=O)[C@H]3CC34CCN(CC4)C</text:p>
          </table:table-cell>
          <table:table-cell office:value-type="string" calcext:value-type="string">
            <text:p>162675870</text:p>
          </table:table-cell>
          <table:table-cell office:value-type="string" calcext:value-type="string">
            <text:p>0.099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C1=CC=C(C=C1)C2=C(C(=O)N(N2)C3=NC(=CS3)C4=CC=C(C=C4)OCCCCC(=O)NO)N=NC5=NC=CS5</text:p>
          </table:table-cell>
          <table:table-cell office:value-type="string" calcext:value-type="string">
            <text:p>162675394</text:p>
          </table:table-cell>
          <table:table-cell office:value-type="string" calcext:value-type="string">
            <text:p>0.11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COC1=CC=CC(=C1)C2=CC3=C(C=C2)C(=NN3)NC(=O)CCCCC(=O)NO</text:p>
          </table:table-cell>
          <table:table-cell office:value-type="string" calcext:value-type="string">
            <text:p>162674603</text:p>
          </table:table-cell>
          <table:table-cell office:value-type="string" calcext:value-type="string">
            <text:p>0.06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CCC(=O)CCCCC[C@@H](C1=NC=C(N1)C2=C(C=CC(=C2)C#N)OC)NC(=O)[C@H]3CC34CCN(CC4)CC</text:p>
          </table:table-cell>
          <table:table-cell office:value-type="string" calcext:value-type="string">
            <text:p>162674484</text:p>
          </table:table-cell>
          <table:table-cell office:value-type="string" calcext:value-type="string">
            <text:p>0.06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COC1=CC=C(C=C1)CNC2=C3C=CN(C3=NC(=N2)N)CC4=CC=C(C=C4)C(=O)NC5=CC=CC=C5N</text:p>
          </table:table-cell>
          <table:table-cell office:value-type="string" calcext:value-type="string">
            <text:p>162674252</text:p>
          </table:table-cell>
          <table:table-cell office:value-type="string" calcext:value-type="string">
            <text:p>0.40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CCC(=O)CCCCC[C@@H](C1=NC=C(N1)C2=C(C(=CC(=C2)F)F)OC)NC(=O)[C@H]3CC34CCN(CC4)CC</text:p>
          </table:table-cell>
          <table:table-cell office:value-type="string" calcext:value-type="string">
            <text:p>162674059</text:p>
          </table:table-cell>
          <table:table-cell office:value-type="string" calcext:value-type="string">
            <text:p>0.02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CCC(=O)CCCCC[C@@H](C1=NC=C(N1)C2=C(C(=CC=C2)C(F)(F)F)OC)NC(=O)[C@H]3CC34CCN(CC4)CC</text:p>
          </table:table-cell>
          <table:table-cell office:value-type="string" calcext:value-type="string">
            <text:p>162673789</text:p>
          </table:table-cell>
          <table:table-cell office:value-type="string" calcext:value-type="string">
            <text:p>0.06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C1=CC=C2C(=C1)C(=C3C=C(C=CC3=N2)Br)NC4=CC=C(C=C4)C(=O)NO</text:p>
          </table:table-cell>
          <table:table-cell office:value-type="string" calcext:value-type="string">
            <text:p>162673723</text:p>
          </table:table-cell>
          <table:table-cell office:value-type="string" calcext:value-type="string">
            <text:p>0.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CCC(=O)CCCCCC(C1=C(N=C(N1)C2=CC=CC=C2)C(=O)N3CCOCC3)NC(=O)C4=CN=CS4</text:p>
          </table:table-cell>
          <table:table-cell office:value-type="string" calcext:value-type="string">
            <text:p>162673504</text:p>
          </table:table-cell>
          <table:table-cell office:value-type="string" calcext:value-type="string">
            <text:p>2.2196666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C1=CC=C(C=C1)C2=C(C(=O)N(N2)C3=NC(=CS3)C4=CC=C(C=C4)C(=O)NCC5=CC=C(C=C5)C(=O)NO)N=NC6=NC=CS6</text:p>
          </table:table-cell>
          <table:table-cell office:value-type="string" calcext:value-type="string">
            <text:p>162673027</text:p>
          </table:table-cell>
          <table:table-cell office:value-type="string" calcext:value-type="string">
            <text:p>0.130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CCC(=O)CCCCC[C@@H](C1=NC=C(N1)C2=CC(=C(C=C2OC)F)F)NC(=O)[C@H]3CC34CCN(CC4)CC</text:p>
          </table:table-cell>
          <table:table-cell office:value-type="string" calcext:value-type="string">
            <text:p>162672989</text:p>
          </table:table-cell>
          <table:table-cell office:value-type="string" calcext:value-type="string">
            <text:p>0.02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CCC(=O)CCCCC[C@@H](C1=C(N=C(N1)C2=CC=C(C=C2)F)C(=O)N)NC(=O)C3CCOCC3</text:p>
          </table:table-cell>
          <table:table-cell office:value-type="string" calcext:value-type="string">
            <text:p>162672814</text:p>
          </table:table-cell>
          <table:table-cell office:value-type="string" calcext:value-type="string">
            <text:p>1.1372666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C1=CC=C(C(=C1)N)NC(=O)C2=CC=C(C=C2)CN3C=NC4=C(N=C(N=C43)Cl)NC5=CC=C(C=C5)C(=O)NO</text:p>
          </table:table-cell>
          <table:table-cell office:value-type="string" calcext:value-type="string">
            <text:p>162672667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COC1=C(C=C(C=C1)C2=CC3=C(C=C2)C(=NN3)NC(=O)CCCCCCC(=O)NO)OC</text:p>
          </table:table-cell>
          <table:table-cell office:value-type="string" calcext:value-type="string">
            <text:p>162672606</text:p>
          </table:table-cell>
          <table:table-cell office:value-type="string" calcext:value-type="string">
            <text:p>0.004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C1=CC(=CC(=C1)Cl)C2=CC3=C(C=C2)C(=NN3)NC(=O)CCCCCCC(=O)NO</text:p>
          </table:table-cell>
          <table:table-cell office:value-type="string" calcext:value-type="string">
            <text:p>162671591</text:p>
          </table:table-cell>
          <table:table-cell office:value-type="string" calcext:value-type="string">
            <text:p>0.0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CCC(=O)CCCCC[C@@H](C1=NC=C(N1)C2=C(C=CC(=C2)C)OC)NC(=O)[C@H]3CC34CCN(CC4)CC</text:p>
          </table:table-cell>
          <table:table-cell office:value-type="string" calcext:value-type="string">
            <text:p>162671564</text:p>
          </table:table-cell>
          <table:table-cell office:value-type="string" calcext:value-type="string">
            <text:p>0.00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C1=CC=C(C(=C1)C2=CC3=C(C=C2)C(=NN3)NC(=O)CCCCCCC(=O)NO)Cl</text:p>
          </table:table-cell>
          <table:table-cell office:value-type="string" calcext:value-type="string">
            <text:p>162671485</text:p>
          </table:table-cell>
          <table:table-cell office:value-type="string" calcext:value-type="string">
            <text:p>0.005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CC1=CC(=CC(=C1OCCCCCC(=O)NO)C)C2=NC3=C(C(=CC(=C3)OC)OC)C(=N2)N4CCS(=O)(=O)CC4</text:p>
          </table:table-cell>
          <table:table-cell office:value-type="string" calcext:value-type="string">
            <text:p>162671396</text:p>
          </table:table-cell>
          <table:table-cell office:value-type="string" calcext:value-type="string">
            <text:p>0.135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C1=CC(=CC=C1CN2C=CC3=C2N=C(N=C3Cl)N)C(=O)NC4=C(C=CC(=C4)F)N</text:p>
          </table:table-cell>
          <table:table-cell office:value-type="string" calcext:value-type="string">
            <text:p>16267138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CCC(=O)CCCCC[C@@H](C1=NC=C(N1)C2=CC(=C(C=C2OC)F)C(=O)OC)NC(=O)[C@H]3CC34CCN(CC4)CC</text:p>
          </table:table-cell>
          <table:table-cell office:value-type="string" calcext:value-type="string">
            <text:p>162670894</text:p>
          </table:table-cell>
          <table:table-cell office:value-type="string" calcext:value-type="string">
            <text:p>0.15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C1=CC2=C(C=C1C3=CC=NC=C3)NN=C2NC(=O)CCCCCCC(=O)NO</text:p>
          </table:table-cell>
          <table:table-cell office:value-type="string" calcext:value-type="string">
            <text:p>162670851</text:p>
          </table:table-cell>
          <table:table-cell office:value-type="string" calcext:value-type="string">
            <text:p>0.025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C1=CC=C(C(=C1)N)NC(=O)C2=CC=C(C=C2)CN3C=NC4=C(N=C(N=C43)N)NC5=CC(=C(C=C5)F)Cl</text:p>
          </table:table-cell>
          <table:table-cell office:value-type="string" calcext:value-type="string">
            <text:p>162670784</text:p>
          </table:table-cell>
          <table:table-cell office:value-type="string" calcext:value-type="string">
            <text:p>0.5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C1=CC2=C(C=C1C3=CSC=C3)NN=C2NC(=O)CCCCCCC(=O)NO</text:p>
          </table:table-cell>
          <table:table-cell office:value-type="string" calcext:value-type="string">
            <text:p>162670742</text:p>
          </table:table-cell>
          <table:table-cell office:value-type="string" calcext:value-type="string">
            <text:p>0.03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CCC(=O)CCCCC[C@@H](C1=NC=C(N1)C2=C(C=C(C=C2F)C(=O)NC3=NC=CC(=C3)C(F)(F)F)OC)NC(=O)[C@H]4CC45CCN(CC5)CC</text:p>
          </table:table-cell>
          <table:table-cell office:value-type="string" calcext:value-type="string">
            <text:p>162670307</text:p>
          </table:table-cell>
          <table:table-cell office:value-type="string" calcext:value-type="string">
            <text:p>0.3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CCC(=O)CCCCC[C@@H](C1=NC=C(N1)C2=C(C=CC(=C2)C3CC3C(=O)OCC)OC)NC(=O)[C@H]4CC45CCN(CC5)CC</text:p>
          </table:table-cell>
          <table:table-cell office:value-type="string" calcext:value-type="string">
            <text:p>162669903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C1=CC=C(C=C1)C2=C(C(=O)N(N2)C3=NC(=CS3)C4=CC=C(C=C4)C(=O)NCC5=CC=C(C=C5)/C=C/C(=O)NO)N=NC6=NC=CS6</text:p>
          </table:table-cell>
          <table:table-cell office:value-type="string" calcext:value-type="string">
            <text:p>162669606</text:p>
          </table:table-cell>
          <table:table-cell office:value-type="string" calcext:value-type="string">
            <text:p>1.34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COC1=CC=C(C=C1)C2=CC3=C(C=C2)C(=NN3)NC(=O)CCCCCCC(=O)NO</text:p>
          </table:table-cell>
          <table:table-cell office:value-type="string" calcext:value-type="string">
            <text:p>162668875</text:p>
          </table:table-cell>
          <table:table-cell office:value-type="string" calcext:value-type="string">
            <text:p>0.004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COC1=CC(=CC(=C1)C2=CC3=C(C=C2)C(=NN3)NC(=O)CCCCCCC(=O)NO)OC</text:p>
          </table:table-cell>
          <table:table-cell office:value-type="string" calcext:value-type="string">
            <text:p>162668768</text:p>
          </table:table-cell>
          <table:table-cell office:value-type="string" calcext:value-type="string">
            <text:p>0.004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COC1=CC(=CC(=C1)NC2=C3C(=NC(=N2)N)N(C=N3)CC4=CC=C(C=C4)C(=O)NC5=CC=CC=C5N)OC</text:p>
          </table:table-cell>
          <table:table-cell office:value-type="string" calcext:value-type="string">
            <text:p>162668663</text:p>
          </table:table-cell>
          <table:table-cell office:value-type="string" calcext:value-type="string">
            <text:p>0.17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COC1=CC=CC(=C1)C2=CC3=C(C=C2)C(=NN3)NC(=O)CCCCCCC(=O)NO</text:p>
          </table:table-cell>
          <table:table-cell office:value-type="string" calcext:value-type="string">
            <text:p>162668465</text:p>
          </table:table-cell>
          <table:table-cell office:value-type="string" calcext:value-type="string">
            <text:p>0.00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COC1=CC(=C(C=C1)O)C(=O)NCCCC[C@@H](C2=NC=C(N2)C3=CC4=CC=CC=C4C=C3)NC(=O)C5=CN=CS5</text:p>
          </table:table-cell>
          <table:table-cell office:value-type="string" calcext:value-type="string">
            <text:p>162667559</text:p>
          </table:table-cell>
          <table:table-cell office:value-type="string" calcext:value-type="string">
            <text:p>0.7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COC1=CC=CC=C1C2=CC3=C(C=C2)C(=NN3)NC(=O)CCCCCCC(=O)NO</text:p>
          </table:table-cell>
          <table:table-cell office:value-type="string" calcext:value-type="string">
            <text:p>162667414</text:p>
          </table:table-cell>
          <table:table-cell office:value-type="string" calcext:value-type="string">
            <text:p>0.005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C1=CC(=CC=C1C2=CC3=C(C=C2)C(=NN3)NC(=O)CCCCCCC(=O)NO)Cl</text:p>
          </table:table-cell>
          <table:table-cell office:value-type="string" calcext:value-type="string">
            <text:p>162667220</text:p>
          </table:table-cell>
          <table:table-cell office:value-type="string" calcext:value-type="string">
            <text:p>0.003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C1=CC=C(C(=C1)C2=CC3=C(C=C2)C(=NN3)NC(=O)CCCCCCC(=O)NO)F</text:p>
          </table:table-cell>
          <table:table-cell office:value-type="string" calcext:value-type="string">
            <text:p>162667002</text:p>
          </table:table-cell>
          <table:table-cell office:value-type="string" calcext:value-type="string">
            <text:p>0.004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C1=CC=C(C(=C1)N)NC(=O)C2=CC=C(C=C2)CN3C=NC4=C(N=C(N=C43)Cl)NC5=CC(=C(C=C5)F)Cl</text:p>
          </table:table-cell>
          <table:table-cell office:value-type="string" calcext:value-type="string">
            <text:p>16266624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C1=CC=C(C=C1)C2=C(C(=O)N(N2)C3=NC(=CS3)C4=CC=C(C=C4)OCCCCCCCC(=O)NO)N=NC5=NC=CS5</text:p>
          </table:table-cell>
          <table:table-cell office:value-type="string" calcext:value-type="string">
            <text:p>162666047</text:p>
          </table:table-cell>
          <table:table-cell office:value-type="string" calcext:value-type="string">
            <text:p>0.135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CCC(=O)CCCCC[C@@H](C1=C(N=C(N1)C2=CC=C(C=C2)F)C(=O)N)NC(=O)[C@H]3CC34CCN(CC4)CC</text:p>
          </table:table-cell>
          <table:table-cell office:value-type="string" calcext:value-type="string">
            <text:p>162665723</text:p>
          </table:table-cell>
          <table:table-cell office:value-type="string" calcext:value-type="string">
            <text:p>0.1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COC1=CC=CC(=C1)C2=CC3=C(C=C2)C(=NN3)NC(=O)C4CCC(CC4)C(=O)NO</text:p>
          </table:table-cell>
          <table:table-cell office:value-type="string" calcext:value-type="string">
            <text:p>16266537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C1=CC=C(C(=C1)N)NC(=O)C2=CC=C(C=C2)CN3C=CC4=C3N=C(N=C4Cl)Cl</text:p>
          </table:table-cell>
          <table:table-cell office:value-type="string" calcext:value-type="string">
            <text:p>16266521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COC1=CC=CC(=C1)C2=CC3=C(C=C2)C(=NN3)NC(=O)CCCCCC(=O)NO</text:p>
          </table:table-cell>
          <table:table-cell office:value-type="string" calcext:value-type="string">
            <text:p>162665208</text:p>
          </table:table-cell>
          <table:table-cell office:value-type="string" calcext:value-type="string">
            <text:p>0.06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C1=CC=C2C=C(C=CC2=C1)C3=CN=C(N3)[C@H](CCCCNC(=O)C4=C(C=CC=N4)O)NC(=O)C5=CN=CS5</text:p>
          </table:table-cell>
          <table:table-cell office:value-type="string" calcext:value-type="string">
            <text:p>162665019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C1=CC=C(C(=C1)N)NC(=O)C2=CC=C(C=C2)CN3C=NC4=C3N=C(N=C4Cl)N</text:p>
          </table:table-cell>
          <table:table-cell office:value-type="string" calcext:value-type="string">
            <text:p>162664919</text:p>
          </table:table-cell>
          <table:table-cell office:value-type="string" calcext:value-type="string">
            <text:p>0.76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C1=CC(=CC(=C1)C(F)(F)F)C2=CC3=C(C=C2)C(=NN3)NC(=O)CCCCCCC(=O)NO</text:p>
          </table:table-cell>
          <table:table-cell office:value-type="string" calcext:value-type="string">
            <text:p>162664847</text:p>
          </table:table-cell>
          <table:table-cell office:value-type="string" calcext:value-type="string">
            <text:p>0.0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CC1=C(NN=C1)NC2=C3C(=NC(=N2)Cl)N(C=N3)CC4=CC=C(C=C4)C(=O)NC5=CC=CC=C5N</text:p>
          </table:table-cell>
          <table:table-cell office:value-type="string" calcext:value-type="string">
            <text:p>162664727</text:p>
          </table:table-cell>
          <table:table-cell office:value-type="string" calcext:value-type="string">
            <text:p>0.7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1=CC=C(C=C1)C2=CC3=C(C=C2)C(=NN3)NC(=O)CCCCCCC(=O)NO</text:p>
          </table:table-cell>
          <table:table-cell office:value-type="string" calcext:value-type="string">
            <text:p>162664613</text:p>
          </table:table-cell>
          <table:table-cell office:value-type="string" calcext:value-type="string">
            <text:p>0.013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CCC(=O)CCCCCC(C1=C(N=C(N1)C2=CC=CC=C2)C(=O)NC)NC(=O)C3=CN=CS3</text:p>
          </table:table-cell>
          <table:table-cell office:value-type="string" calcext:value-type="string">
            <text:p>162664608</text:p>
          </table:table-cell>
          <table:table-cell office:value-type="string" calcext:value-type="string">
            <text:p>0.82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C1=CC=C(C(=C1)N)NC(=O)C2=CC=C(C=C2)CN3C=CC4=C(N=C(N=C43)N)NC5=CC(=C(C=C5)F)Cl</text:p>
          </table:table-cell>
          <table:table-cell office:value-type="string" calcext:value-type="string">
            <text:p>16266414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COC1=CC=CC(=C1)C2=CC3=C(C=C2)C(=NN3)NC(=O)CCCC(=O)NO</text:p>
          </table:table-cell>
          <table:table-cell office:value-type="string" calcext:value-type="string">
            <text:p>162663710</text:p>
          </table:table-cell>
          <table:table-cell office:value-type="string" calcext:value-type="string">
            <text:p>0.1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C1=CC=C(C=C1)C2=C(C(=O)N(N2)C3=NC(=CS3)C4=CC=C(C=C4)OCC5=CC=C(C=C5)C(=O)NO)N=NC6=NC=CS6</text:p>
          </table:table-cell>
          <table:table-cell office:value-type="string" calcext:value-type="string">
            <text:p>162663695</text:p>
          </table:table-cell>
          <table:table-cell office:value-type="string" calcext:value-type="string">
            <text:p>0.0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CCC(=O)CCCCC[C@@H](C1=C(N=C(N1)C2=CC=C(C=C2)F)C(=O)N)NC(=O)C3CN(C3)C</text:p>
          </table:table-cell>
          <table:table-cell office:value-type="string" calcext:value-type="string">
            <text:p>162663519</text:p>
          </table:table-cell>
          <table:table-cell office:value-type="string" calcext:value-type="string">
            <text:p>0.4841333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CC1=CC(=CC(=C1OCCCCCC(=O)NO)C)C2=NC3=C(C(=CC(=C3)OC)OC)C(=N2)N4CCN(CC4)C</text:p>
          </table:table-cell>
          <table:table-cell office:value-type="string" calcext:value-type="string">
            <text:p>162663441</text:p>
          </table:table-cell>
          <table:table-cell office:value-type="string" calcext:value-type="string">
            <text:p>0.0973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CCC(=O)CCCCC[C@@H](C1=NC=C(N1)C2=CCC(N=C2OC)C)NC(=O)[C@H]3CC34CCN(CC4)CC</text:p>
          </table:table-cell>
          <table:table-cell office:value-type="string" calcext:value-type="string">
            <text:p>162663227</text:p>
          </table:table-cell>
          <table:table-cell office:value-type="string" calcext:value-type="string">
            <text:p>0.00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C1=CC=C(C=C1)C2=C(C(=O)N(N2)C3=NC(=CS3)C4=CC=C(C=C4)C(=O)NCCCCCC(=O)NO)N=NC5=NC=CS5</text:p>
          </table:table-cell>
          <table:table-cell office:value-type="string" calcext:value-type="string">
            <text:p>162662919</text:p>
          </table:table-cell>
          <table:table-cell office:value-type="string" calcext:value-type="string">
            <text:p>0.087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CCC(=O)CCCCC[C@@H](C1=NC=C(N1)C2=C(C=C(C=C2)Cl)OC)NC(=O)[C@H]3CC34CCN(CC4)CC</text:p>
          </table:table-cell>
          <table:table-cell office:value-type="string" calcext:value-type="string">
            <text:p>162662875</text:p>
          </table:table-cell>
          <table:table-cell office:value-type="string" calcext:value-type="string">
            <text:p>0.06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CCC(=O)CCCCC[C@@H](C1=NC=C(N1)C2=CC3=C(C=C2)NC4=CC=CC=C43)NC(=O)[C@H]5CC56CCN(CC6)C</text:p>
          </table:table-cell>
          <table:table-cell office:value-type="string" calcext:value-type="string">
            <text:p>162662773</text:p>
          </table:table-cell>
          <table:table-cell office:value-type="string" calcext:value-type="string">
            <text:p>0.001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C1CC(=O)NC(=O)C1N2C(=O)C3=C(C2=O)C(=CC=C3)NCC(=O)NCCCC(=O)NC4=CC=C(C=C4)C(=O)NC5=CC=CC=C5N</text:p>
          </table:table-cell>
          <table:table-cell office:value-type="string" calcext:value-type="string">
            <text:p>16266272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CCC(=O)CCCCC[C@@H](C1=NC=C(N1)C2=CN=C(N=C2)N3C=C(C=N3)C)NC(=O)[C@H]4CC45CCN(CC5)C</text:p>
          </table:table-cell>
          <table:table-cell office:value-type="string" calcext:value-type="string">
            <text:p>162662124</text:p>
          </table:table-cell>
          <table:table-cell office:value-type="string" calcext:value-type="string">
            <text:p>0.49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COC1=CC(=CC(=C1)CNC2=NC(=NC3=C2C=CN3)NCC4=CC=C(C=C4)C(=O)NC5=CC=CC=C5N)OC</text:p>
          </table:table-cell>
          <table:table-cell office:value-type="string" calcext:value-type="string">
            <text:p>162661379</text:p>
          </table:table-cell>
          <table:table-cell office:value-type="string" calcext:value-type="string">
            <text:p>0.48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COC1=CC(=C(C=C1)C(=O)NCCCC[C@@H](C2=NC=C(N2)C3=CC4=CC=CC=C4C=C3)NC(=O)C5=CN=CS5)O</text:p>
          </table:table-cell>
          <table:table-cell office:value-type="string" calcext:value-type="string">
            <text:p>16266106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CCC(=O)CCCCC[C@@H](C1=C(N=C(N1)C2=CC3=CC=CC=C3N=C2OC)C#N)NC(=O)[C@H]4CC45CCN(CC5)C</text:p>
          </table:table-cell>
          <table:table-cell office:value-type="string" calcext:value-type="string">
            <text:p>162661059</text:p>
          </table:table-cell>
          <table:table-cell office:value-type="string" calcext:value-type="string">
            <text:p>0.69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CCC(=O)CCCCCC(C1=C(N=C(N1)C2=CC=CC=C2)C(=O)NCCN(C)C)NC(=O)C3=CN=CS3</text:p>
          </table:table-cell>
          <table:table-cell office:value-type="string" calcext:value-type="string">
            <text:p>162660603</text:p>
          </table:table-cell>
          <table:table-cell office:value-type="string" calcext:value-type="string">
            <text:p>0.682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CCC(=O)CCCCC[C@@H](C1=C(N=C(N1)C2=CC3=CN(N=C3C=C2)C)C#N)NC(=O)[C@H]4CC45CCN(CC5)C</text:p>
          </table:table-cell>
          <table:table-cell office:value-type="string" calcext:value-type="string">
            <text:p>162660526</text:p>
          </table:table-cell>
          <table:table-cell office:value-type="string" calcext:value-type="string">
            <text:p>0.1903666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C1CC(=O)NC(=O)C1N2C(=O)C3=C(C2=O)C(=CC=C3)NCCCCC(=O)NC4=CC=C(C=C4)C(=O)NC5=CC=CC=C5N</text:p>
          </table:table-cell>
          <table:table-cell office:value-type="string" calcext:value-type="string">
            <text:p>16266038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C1=CC=C2C(=C1)C(=C3C=CC=CC3=N2)NC4=CC=C(C=C4)C(=O)NO</text:p>
          </table:table-cell>
          <table:table-cell office:value-type="string" calcext:value-type="string">
            <text:p>162660161</text:p>
          </table:table-cell>
          <table:table-cell office:value-type="string" calcext:value-type="string">
            <text:p>2.91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C1=CC=C(C=C1)C2=C(C(=O)N(N2)C3=NC(=CS3)C4=CC=C(C=C4)OCCCC(=O)NO)N=NC5=NC=CS5</text:p>
          </table:table-cell>
          <table:table-cell office:value-type="string" calcext:value-type="string">
            <text:p>162659199</text:p>
          </table:table-cell>
          <table:table-cell office:value-type="string" calcext:value-type="string">
            <text:p>0.674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CCC(=O)CCCCC[C@@H](C1=NC=C(N1)C2=CC=C(C=C2)C(=O)NC3CCOC3)NC(=O)[C@H]4CC45CCN(CC5)C</text:p>
          </table:table-cell>
          <table:table-cell office:value-type="string" calcext:value-type="string">
            <text:p>162659197</text:p>
          </table:table-cell>
          <table:table-cell office:value-type="string" calcext:value-type="string">
            <text:p>0.06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C1CN(CCC12CCN(C2)CC3=CNC4=CC=CC=C43)C5=NC=C(C=N5)C(=O)NO.Cl</text:p>
          </table:table-cell>
          <table:table-cell office:value-type="string" calcext:value-type="string">
            <text:p>162659127</text:p>
          </table:table-cell>
          <table:table-cell office:value-type="string" calcext:value-type="string">
            <text:p>0.0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C1=CC=C(C=C1)COC2=CC3=C(C4=CC=CC=C4N=C3C=C2)NC5=CC=C(C=C5)C(=O)NO</text:p>
          </table:table-cell>
          <table:table-cell office:value-type="string" calcext:value-type="string">
            <text:p>16265906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COC1=CC=CC=C1C(=O)NCCCC[C@@H](C2=NC=C(N2)C3=CC4=CC=CC=C4C=C3)NC(=O)C5=CN=CS5</text:p>
          </table:table-cell>
          <table:table-cell office:value-type="string" calcext:value-type="string">
            <text:p>16265893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CCC(=O)CCCCC[C@@H](C1=C(N=C(N1)C2=CC=C(C=C2)F)C#N)NC(=O)C3=CN=CS3</text:p>
          </table:table-cell>
          <table:table-cell office:value-type="string" calcext:value-type="string">
            <text:p>162658869</text:p>
          </table:table-cell>
          <table:table-cell office:value-type="string" calcext:value-type="string">
            <text:p>0.47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CCC(=O)CCCCC[C@@H](C1=C(N=C(N1)C2=CC3=C(C=C2)N=C(C=C3)C)C#N)NC(=O)[C@H]4CC45CCN(CC5)C</text:p>
          </table:table-cell>
          <table:table-cell office:value-type="string" calcext:value-type="string">
            <text:p>162658517</text:p>
          </table:table-cell>
          <table:table-cell office:value-type="string" calcext:value-type="string">
            <text:p>0.0678333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C1=CC=C(C=C1)C2=C(C(=O)N(N2)C3=NC(=CS3)C4=CC=C(C=C4)OCCCCCC(=O)NO)N=NC5=NC=CS5</text:p>
          </table:table-cell>
          <table:table-cell office:value-type="string" calcext:value-type="string">
            <text:p>162658370</text:p>
          </table:table-cell>
          <table:table-cell office:value-type="string" calcext:value-type="string">
            <text:p>0.075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CCC(=O)CCCCC[C@@H](C1=C(N=C(N1)C2=CC=C(C=C2)F)C#N)NC(=O)[C@H]3CC34CCN(CC4)CC</text:p>
          </table:table-cell>
          <table:table-cell office:value-type="string" calcext:value-type="string">
            <text:p>162657873</text:p>
          </table:table-cell>
          <table:table-cell office:value-type="string" calcext:value-type="string">
            <text:p>0.14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C1CC(=O)NC(=O)C1N2C(=O)C3=C(C2=O)C(=CC=C3)NCCCCCC(=O)NC4=CC=C(C=C4)C(=O)NC5=CC=CC=C5N</text:p>
          </table:table-cell>
          <table:table-cell office:value-type="string" calcext:value-type="string">
            <text:p>162657608</text:p>
          </table:table-cell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CCC(=O)CCCCC[C@@H](C1=NC=C(N1)C2=C(C=CC(=C2)F)OC)NC(=O)[C@H]3CC34CCN(CC4)CC</text:p>
          </table:table-cell>
          <table:table-cell office:value-type="string" calcext:value-type="string">
            <text:p>162657585</text:p>
          </table:table-cell>
          <table:table-cell office:value-type="string" calcext:value-type="string">
            <text:p>0.009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CCCCN(CC1=CC=C(C=C1)C(=O)NO)C(=O)NC2=CC=C(C=C2)CN</text:p>
          </table:table-cell>
          <table:table-cell office:value-type="string" calcext:value-type="string">
            <text:p>162657468</text:p>
          </table:table-cell>
          <table:table-cell office:value-type="string" calcext:value-type="string">
            <text:p>0.28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CCC(=O)CCCCC[C@@H](C1=NC=C(N1)C2=C(C=CC(=C2)[N+](=O)[O-])OC)NC(=O)[C@H]3CC34CCN(CC4)CC</text:p>
          </table:table-cell>
          <table:table-cell office:value-type="string" calcext:value-type="string">
            <text:p>162657130</text:p>
          </table:table-cell>
          <table:table-cell office:value-type="string" calcext:value-type="string">
            <text:p>0.04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CCC(=O)CCCCC[C@@H](C1=NC=C(N1)C2=C(C=C3C=C(OC3=C2)C(=O)OCC)OC)NC(=O)[C@H]4CC45CCN(CC5)CC</text:p>
          </table:table-cell>
          <table:table-cell office:value-type="string" calcext:value-type="string">
            <text:p>162657089</text:p>
          </table:table-cell>
          <table:table-cell office:value-type="string" calcext:value-type="string">
            <text:p>0.009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C1=CC=C2C(=C1)C(=C3C=CC=CC3=N2)NC4=CC=C(C=C4)CC(=O)NO</text:p>
          </table:table-cell>
          <table:table-cell office:value-type="string" calcext:value-type="string">
            <text:p>162656816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C1CC(=O)NC(=O)C1N2C(=O)C3=C(C2=O)C(=CC=C3)NCC(=O)NCCCCC(=O)NC4=CC=C(C=C4)C(=O)NC5=CC=CC=C5N</text:p>
          </table:table-cell>
          <table:table-cell office:value-type="string" calcext:value-type="string">
            <text:p>162656750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C1=CC=C2C(=C1)C(=C3C=C(C=CC3=N2)F)NC4=CC=C(C=C4)C(=O)NO</text:p>
          </table:table-cell>
          <table:table-cell office:value-type="string" calcext:value-type="string">
            <text:p>162656473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C1CC(=O)NC(=O)C1N2C(=O)C3=C(C2=O)C(=CC=C3)NCCCC(=O)NC4=CC=C(C=C4)C(=O)NC5=CC=CC=C5N</text:p>
          </table:table-cell>
          <table:table-cell office:value-type="string" calcext:value-type="string">
            <text:p>16265616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COC1=CC=C(C=C1)S(=O)(=O)NC2=CC=CC=C2CCC3=CC=C(C=C3)C(=O)NC4=C(C=CC(=C4)F)N</text:p>
          </table:table-cell>
          <table:table-cell office:value-type="string" calcext:value-type="string">
            <text:p>162656120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CCC(=O)CCCCC[C@@H](C1=NC=C(N1)C2=C(C=C(C=C2)C(=O)NC3=NC=CC(=C3)C(F)(F)F)OC)NC(=O)[C@H]4CC45CCN(CC5)CC</text:p>
          </table:table-cell>
          <table:table-cell office:value-type="string" calcext:value-type="string">
            <text:p>162655735</text:p>
          </table:table-cell>
          <table:table-cell office:value-type="string" calcext:value-type="string">
            <text:p>0.08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CCC(=O)CCCCC[C@@H](C1=NC=C(N1)C2=C(C=CC=C2F)OC)NC(=O)[C@H]3CC34CCN(CC4)CC</text:p>
          </table:table-cell>
          <table:table-cell office:value-type="string" calcext:value-type="string">
            <text:p>162655734</text:p>
          </table:table-cell>
          <table:table-cell office:value-type="string" calcext:value-type="string">
            <text:p>0.3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C1=CC=C(C=C1)C2=C(C(=O)N(N2)C3=NC(=CS3)C4=CC=C(C=C4)OCCCCCCC(=O)NO)N=NC5=NC=CS5</text:p>
          </table:table-cell>
          <table:table-cell office:value-type="string" calcext:value-type="string">
            <text:p>162655464</text:p>
          </table:table-cell>
          <table:table-cell office:value-type="string" calcext:value-type="string">
            <text:p>0.04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CCC(=O)CCCCC[C@@H](C1=C(N=C(N1)C2=CC=C(C=C2)F)C#N)NC(=O)CN(C)C</text:p>
          </table:table-cell>
          <table:table-cell office:value-type="string" calcext:value-type="string">
            <text:p>162655376</text:p>
          </table:table-cell>
          <table:table-cell office:value-type="string" calcext:value-type="string">
            <text:p>1.7853333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CCC(=O)CCCCC[C@@H](C1=NC=C(N1)C2=CC=C(C=C2)N3C(=CC(=N3)C)C)NC(=O)[C@H]4CC45CCN(CC5)C</text:p>
          </table:table-cell>
          <table:table-cell office:value-type="string" calcext:value-type="string">
            <text:p>162655311</text:p>
          </table:table-cell>
          <table:table-cell office:value-type="string" calcext:value-type="string">
            <text:p>0.0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CCC(=O)CCCCC[C@@H](C1=NC=C(N1)C2=C(N=C(C=C2)OC)OC)NC(=O)[C@H]3CC34CCN(CC4)CC</text:p>
          </table:table-cell>
          <table:table-cell office:value-type="string" calcext:value-type="string">
            <text:p>162654936</text:p>
          </table:table-cell>
          <table:table-cell office:value-type="string" calcext:value-type="string">
            <text:p>0.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CCC(=O)CCCCC[C@@H](C1=NC=C(N1)C2=CN=C(C=C2)C3=CN=CC=C3)NC(=O)[C@H]4CC45CCN(CC5)C</text:p>
          </table:table-cell>
          <table:table-cell office:value-type="string" calcext:value-type="string">
            <text:p>162654928</text:p>
          </table:table-cell>
          <table:table-cell office:value-type="string" calcext:value-type="string">
            <text:p>0.02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CCC(=O)CCCCC[C@@H](C1=C(N=C(N1)C2=CC=C(C=C2)F)C#N)NC(=O)C3CN(C3)C</text:p>
          </table:table-cell>
          <table:table-cell office:value-type="string" calcext:value-type="string">
            <text:p>162654809</text:p>
          </table:table-cell>
          <table:table-cell office:value-type="string" calcext:value-type="string">
            <text:p>1.2506666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CC(=O)CCCCC[C@@H](C1=NC=C(N1)C2=CN=C(N=C2)OCC)NC(=O)[C@H]3CC34CCN(CC4)C</text:p>
          </table:table-cell>
          <table:table-cell office:value-type="string" calcext:value-type="string">
            <text:p>162654449</text:p>
          </table:table-cell>
          <table:table-cell office:value-type="string" calcext:value-type="string">
            <text:p>0.66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C1=CC=C(C=C1)C2=C(C(=O)N(N2)C3=NC(=CS3)C4=CC=C(C=C4)C(=O)N=O)NNC5=NC=CS5</text:p>
          </table:table-cell>
          <table:table-cell office:value-type="string" calcext:value-type="string">
            <text:p>162654446</text:p>
          </table:table-cell>
          <table:table-cell office:value-type="string" calcext:value-type="string">
            <text:p>0.577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CCC(=O)CCCCC[C@@H](C1=NC=C(N1)C2=CC(=O)N(CC2)C)NC(=O)[C@H]3CC34CCN(CC4)C</text:p>
          </table:table-cell>
          <table:table-cell office:value-type="string" calcext:value-type="string">
            <text:p>162654159</text:p>
          </table:table-cell>
          <table:table-cell office:value-type="string" calcext:value-type="string">
            <text:p>1.6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C1=CC=C(C=C1)C2=C(C(=O)N(N2)C3=NC(=CS3)C4=CC=C(C=C4)C(=O)NCCCCCCC(=O)NO)N=NC5=NC=CS5</text:p>
          </table:table-cell>
          <table:table-cell office:value-type="string" calcext:value-type="string">
            <text:p>162653935</text:p>
          </table:table-cell>
          <table:table-cell office:value-type="string" calcext:value-type="string">
            <text:p>0.098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COC1=CC2=NC3=CC=CC=C3C(=C2C(=C1OC)OC)NC4=CC=C(C=C4)C(=O)NO</text:p>
          </table:table-cell>
          <table:table-cell office:value-type="string" calcext:value-type="string">
            <text:p>162653917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CCC(=O)CCCCC[C@@H](C1=NC=C(N1)C2=C(C=CC(=C2)C(C)C)OC)NC(=O)[C@H]3CC34CCN(CC4)CC</text:p>
          </table:table-cell>
          <table:table-cell office:value-type="string" calcext:value-type="string">
            <text:p>162653885</text:p>
          </table:table-cell>
          <table:table-cell office:value-type="string" calcext:value-type="string">
            <text:p>0.07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CCC(=O)CCCCC[C@@H](C1=NC=C(N1)C2=C(C(=CC=C2)Cl)OC)NC(=O)[C@H]3CC34CCN(CC4)CC</text:p>
          </table:table-cell>
          <table:table-cell office:value-type="string" calcext:value-type="string">
            <text:p>162653809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CCC(=O)CCCCC[C@@H](C1=NC=C(N1)C2=C(N=CC=C2)OC)NC(=O)[C@H]3CC34CCN(CC4)CC</text:p>
          </table:table-cell>
          <table:table-cell office:value-type="string" calcext:value-type="string">
            <text:p>162653763</text:p>
          </table:table-cell>
          <table:table-cell office:value-type="string" calcext:value-type="string">
            <text:p>0.05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CCC(=O)CCCCC[C@@H](C1=NC=C(N1)C2=C(C=CC(=C2)Cl)OC)NC(=O)[C@H]3CC34CCN(CC4)CC</text:p>
          </table:table-cell>
          <table:table-cell office:value-type="string" calcext:value-type="string">
            <text:p>162653755</text:p>
          </table:table-cell>
          <table:table-cell office:value-type="string" calcext:value-type="string">
            <text:p>0.0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CCC(=O)CCCCC[C@@H](C1=NC=C(N1)C2=C(C(=NC=C2)N3CCOCC3)F)NC(=O)[C@H]4CC45CCN(CC5)C</text:p>
          </table:table-cell>
          <table:table-cell office:value-type="string" calcext:value-type="string">
            <text:p>162653738</text:p>
          </table:table-cell>
          <table:table-cell office:value-type="string" calcext:value-type="string">
            <text:p>0.15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CCC(=O)CCCCC[C@@H](C1=NC=C(N1)C2=CC(=C(C=C2OC)F)C(C)C)NC(=O)[C@H]3CC34CCN(CC4)CC</text:p>
          </table:table-cell>
          <table:table-cell office:value-type="string" calcext:value-type="string">
            <text:p>162653328</text:p>
          </table:table-cell>
          <table:table-cell office:value-type="string" calcext:value-type="string">
            <text:p>0.27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CCC(=O)CCCCC[C@@H](C1=NC=C(N1)C2=C(C(=CC=C2)F)OC)NC(=O)[C@H]3CC34CCN(CC4)CC</text:p>
          </table:table-cell>
          <table:table-cell office:value-type="string" calcext:value-type="string">
            <text:p>162653173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C1=CC=C2C=C(C=CC2=C1)C3=CN=C(N3)[C@H](CCCCNC(=O)C4=CC=CC=C4O)NC(=O)C5=CN=CS5</text:p>
          </table:table-cell>
          <table:table-cell office:value-type="string" calcext:value-type="string">
            <text:p>162652809</text:p>
          </table:table-cell>
          <table:table-cell office:value-type="string" calcext:value-type="string">
            <text:p>0.324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C1=CC=C2C(=C1)C(=CC=N2)NC3=CC=C(C=C3)C(=O)NO</text:p>
          </table:table-cell>
          <table:table-cell office:value-type="string" calcext:value-type="string">
            <text:p>162652776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COC1=NC2=C(C3=C(C=C(C=C3)Cl)N=C2C=C1)NC4=CC=C(C=C4)C(=O)NO</text:p>
          </table:table-cell>
          <table:table-cell office:value-type="string" calcext:value-type="string">
            <text:p>162652310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C1CC(=O)NC(=O)C1N2C(=O)C3=C(C2=O)C(=CC=C3)NCC(=O)NCCCCC(=O)NC4=CC=C(C=C4)C(=O)NC5=C(C=C(C=C5)F)N</text:p>
          </table:table-cell>
          <table:table-cell office:value-type="string" calcext:value-type="string">
            <text:p>16265202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C1=CC=C2C(=C1)C(=C3C=C(C=CC3=N2)OC(F)(F)F)NC4=CC=C(C=C4)C(=O)NO</text:p>
          </table:table-cell>
          <table:table-cell office:value-type="string" calcext:value-type="string">
            <text:p>162651817</text:p>
          </table:table-cell>
          <table:table-cell office:value-type="string" calcext:value-type="string">
            <text:p>0.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COC1=CC=C(C=C1)S(=O)(=O)NC2=CC=CC=C2NCC3=CC=C(C=C3)C(=O)NC4=CC=CC=C4N</text:p>
          </table:table-cell>
          <table:table-cell office:value-type="string" calcext:value-type="string">
            <text:p>16265167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C1=CC=C2C=C(C=CC2=C1)C3=CN=C(N3)[C@H](CCCCNC(=O)C4=C(C=CC=C4F)N)NC(=O)C5=CN=CS5</text:p>
          </table:table-cell>
          <table:table-cell office:value-type="string" calcext:value-type="string">
            <text:p>162651646</text:p>
          </table:table-cell>
          <table:table-cell office:value-type="string" calcext:value-type="string">
            <text:p>0.45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C[C@]12CC[C@](C[C@H]1C3=CC(=O)[C@H]4[C@]([C@@]3(CC2)C)(CC[C@@H]5[C@@]4(C=C(C(=O)C5(C)C)C#N)C)C)(C)C(=O)N6CCN(CC6)C7=CC=C(C=C7)NC(=O)CCCCCCC(=O)NO</text:p>
          </table:table-cell>
          <table:table-cell office:value-type="string" calcext:value-type="string">
            <text:p>162651274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CCC(=O)CCCCC[C@@H](C1=C(N=C(N1)C2=C(N=CC=C2)OC)C#N)NC(=O)[C@H]3CC34CCN(CC4)C</text:p>
          </table:table-cell>
          <table:table-cell office:value-type="string" calcext:value-type="string">
            <text:p>162651205</text:p>
          </table:table-cell>
          <table:table-cell office:value-type="string" calcext:value-type="string">
            <text:p>1.3366666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CCC(=O)CCCCC[C@@H](C1=C(N=C(N1)C2=CC=C(C=C2)F)C(=O)N)NC(=O)[C@H]3CC34CCN(CC4)C</text:p>
          </table:table-cell>
          <table:table-cell office:value-type="string" calcext:value-type="string">
            <text:p>162650292</text:p>
          </table:table-cell>
          <table:table-cell office:value-type="string" calcext:value-type="string">
            <text:p>0.1494333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CCC(=O)CCCCC[C@@H](C1=NC=C(N1)C2=C(N=C(C=C2)C)OC)NC(=O)[C@H]3CC34CCN(CC4)C</text:p>
          </table:table-cell>
          <table:table-cell office:value-type="string" calcext:value-type="string">
            <text:p>162649990</text:p>
          </table:table-cell>
          <table:table-cell office:value-type="string" calcext:value-type="string">
            <text:p>0.01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CCC(=O)CCCCC[C@@H](C1=NC=C(N1)C2=C(C=CC(=C2)C(F)(F)F)OC)NC(=O)[C@H]3CC34CCN(CC4)CC</text:p>
          </table:table-cell>
          <table:table-cell office:value-type="string" calcext:value-type="string">
            <text:p>162649434</text:p>
          </table:table-cell>
          <table:table-cell office:value-type="string" calcext:value-type="string">
            <text:p>0.0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CCC(=O)CCCCC[C@@H](C1=C(N=C(N1)C2=CC=CC=C2F)C#N)NC(=O)[C@H]3CC34CCN(CC4)C</text:p>
          </table:table-cell>
          <table:table-cell office:value-type="string" calcext:value-type="string">
            <text:p>162648396</text:p>
          </table:table-cell>
          <table:table-cell office:value-type="string" calcext:value-type="string">
            <text:p>0.6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CCC(=O)CCCCC[C@@H](C1=C(N=C(N1)C2=CC=C(C=C2)C3=CN=CC=C3)C#N)NC(=O)[C@H]4CC45CCN(CC5)C</text:p>
          </table:table-cell>
          <table:table-cell office:value-type="string" calcext:value-type="string">
            <text:p>162647783</text:p>
          </table:table-cell>
          <table:table-cell office:value-type="string" calcext:value-type="string">
            <text:p>0.0445666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CCC(=O)CCCCCC(C1=C(N=C(N1)C2=CC=CC=C2)C(=O)N)NC(=O)C3=CN=CS3</text:p>
          </table:table-cell>
          <table:table-cell office:value-type="string" calcext:value-type="string">
            <text:p>162646379</text:p>
          </table:table-cell>
          <table:table-cell office:value-type="string" calcext:value-type="string">
            <text:p>0.2392333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CCC(=O)CCCCC[C@@H](C1=C(N=C(N1)C2=CC=C(C=C2)F)C#N)NC(=O)C34CCN(CC3)CC4</text:p>
          </table:table-cell>
          <table:table-cell office:value-type="string" calcext:value-type="string">
            <text:p>162646027</text:p>
          </table:table-cell>
          <table:table-cell office:value-type="string" calcext:value-type="string">
            <text:p>1.3216333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C1CC(=O)NC(=O)C1N2C(=O)C3=C(C2=O)C(=CC=C3)NCC(=O)NCCCCCCC(=O)NC4=CC=C(C=C4)C(=O)NC5=CC=CC=C5N</text:p>
          </table:table-cell>
          <table:table-cell office:value-type="string" calcext:value-type="string">
            <text:p>162644926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CCC(=O)CCCCC[C@@H](C1=C(N=C(N1)C2=CC=C(C=C2)F)C#N)NC(=O)C3=NOC=C3</text:p>
          </table:table-cell>
          <table:table-cell office:value-type="string" calcext:value-type="string">
            <text:p>162644726</text:p>
          </table:table-cell>
          <table:table-cell office:value-type="string" calcext:value-type="string">
            <text:p>1.1493333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C1=CC=C(C=C1)C2=C(C(=O)N(N2)C3=NC(=CS3)C4=CC=C(C=C4)C(=O)NCCCCC(=O)NO)N=NC5=NC=CS5</text:p>
          </table:table-cell>
          <table:table-cell office:value-type="string" calcext:value-type="string">
            <text:p>162644191</text:p>
          </table:table-cell>
          <table:table-cell office:value-type="string" calcext:value-type="string">
            <text:p>0.207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COC1=CC=CC(=C1F)C2=CC3=C(C=C2)C(=NN3)NC(=O)CCCCCCC(=O)NO</text:p>
          </table:table-cell>
          <table:table-cell office:value-type="string" calcext:value-type="string">
            <text:p>162643829</text:p>
          </table:table-cell>
          <table:table-cell office:value-type="string" calcext:value-type="string">
            <text:p>0.00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C1=CC=C(C=C1)C2=C(C(=O)N(N2)C3=NC(=CS3)C4=CC=C(C=C4)OCC5=CC=C(C=C5)/C=C/C(=O)NO)N=NC6=NC=CS6</text:p>
          </table:table-cell>
          <table:table-cell office:value-type="string" calcext:value-type="string">
            <text:p>162643761</text:p>
          </table:table-cell>
          <table:table-cell office:value-type="string" calcext:value-type="string">
            <text:p>0.243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COC1=CC=C(C=C1)C2=NC3=C(C=C2)C(=NN3)NC(=O)CCCCCCC(=O)NO</text:p>
          </table:table-cell>
          <table:table-cell office:value-type="string" calcext:value-type="string">
            <text:p>162643749</text:p>
          </table:table-cell>
          <table:table-cell office:value-type="string" calcext:value-type="string">
            <text:p>0.00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CCOC1=CC=CC(=C1)C2=CC3=C(C=C2)C(=NN3)NC(=O)CCCCCCC(=O)NO</text:p>
          </table:table-cell>
          <table:table-cell office:value-type="string" calcext:value-type="string">
            <text:p>162643350</text:p>
          </table:table-cell>
          <table:table-cell office:value-type="string" calcext:value-type="string">
            <text:p>0.004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CCC(=O)CCCCC[C@@H](C1=C(N=C(N1)C2=CC=CC=C2)C(=O)N)NC(=O)C3CN(C3)C</text:p>
          </table:table-cell>
          <table:table-cell office:value-type="string" calcext:value-type="string">
            <text:p>162643144</text:p>
          </table:table-cell>
          <table:table-cell office:value-type="string" calcext:value-type="string">
            <text:p>0.193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COC1=CC=C(C=C1)S(=O)(=O)NC2=CC=CC=C2OCC3=CC=C(C=C3)C(=O)NC4=CC=CC=C4N</text:p>
          </table:table-cell>
          <table:table-cell office:value-type="string" calcext:value-type="string">
            <text:p>16264293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COC1=CC=CC(=C1)C2=NC3=C(C=C2)C(=NN3)NC(=O)CCCCCCC(=O)NO</text:p>
          </table:table-cell>
          <table:table-cell office:value-type="string" calcext:value-type="string">
            <text:p>162642885</text:p>
          </table:table-cell>
          <table:table-cell office:value-type="string" calcext:value-type="string">
            <text:p>0.005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C1CN(CCC1CN[C@H]2C[C@@H]2C3=CC=CC=C3)CCCC4=CC=C(C=C4)C(=O)NO</text:p>
          </table:table-cell>
          <table:table-cell office:value-type="string" calcext:value-type="string">
            <text:p>162640823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CCC(=O)CCCCC[C@@H](C1=NC=C(N1)C2=CC3=NC=NN3C=C2)NC(=O)[C@H]4CC45CCN(CC5)C</text:p>
          </table:table-cell>
          <table:table-cell office:value-type="string" calcext:value-type="string">
            <text:p>162506897</text:p>
          </table:table-cell>
          <table:table-cell office:value-type="string" calcext:value-type="string">
            <text:p>0.299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CCC(=O)CCCCC[C@@H](C1=NC=C(N1)C2=CC3=C(C=CC=N3)N=C2)NC(=O)[C@H]4CC45CCN(CC5)C</text:p>
          </table:table-cell>
          <table:table-cell office:value-type="string" calcext:value-type="string">
            <text:p>162506733</text:p>
          </table:table-cell>
          <table:table-cell office:value-type="string" calcext:value-type="string">
            <text:p>0.126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CCC(=O)CCCCC[C@@H](C1=NC=C(N1)C2=CC3=CC=CC=C3N=C2)NC(=O)[C@H]4CC45CCN(CC5)C</text:p>
          </table:table-cell>
          <table:table-cell office:value-type="string" calcext:value-type="string">
            <text:p>162506674</text:p>
          </table:table-cell>
          <table:table-cell office:value-type="string" calcext:value-type="string">
            <text:p>0.003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CCC(=O)CCCCC[C@@H](C1=NC=C(N1)C2=CN(C3=CC=CC=C32)C)NC(=O)[C@H]4CC45CCN(CC5)C</text:p>
          </table:table-cell>
          <table:table-cell office:value-type="string" calcext:value-type="string">
            <text:p>162506662</text:p>
          </table:table-cell>
          <table:table-cell office:value-type="string" calcext:value-type="string">
            <text:p>0.002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CCC(=O)CCCCC[C@@H](C1=C(N=C(N1)C2=CC=C(C=C2)F)C#N)NC(=O)[C@H]3CC34CCN(CC4)C</text:p>
          </table:table-cell>
          <table:table-cell office:value-type="string" calcext:value-type="string">
            <text:p>162506561</text:p>
          </table:table-cell>
          <table:table-cell office:value-type="string" calcext:value-type="string">
            <text:p>0.2205666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C1=CC=C2C(=C1)C(=C(N2)C3=C(N(C4=CC=CC=C43)CC5=CC=C(C=C5)C(=O)NO)O)N=O</text:p>
          </table:table-cell>
          <table:table-cell office:value-type="string" calcext:value-type="string">
            <text:p>156901838</text:p>
          </table:table-cell>
          <table:table-cell office:value-type="string" calcext:value-type="string">
            <text:p>0.2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C1=CC=C2C(=C1)C(=C(N2)C3=C(N(C4=C3C=C(C=C4)F)CC5=CC=C(C=C5)C(=O)NO)O)N=O</text:p>
          </table:table-cell>
          <table:table-cell office:value-type="string" calcext:value-type="string">
            <text:p>156901837</text:p>
          </table:table-cell>
          <table:table-cell office:value-type="string" calcext:value-type="string">
            <text:p>0.19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COC1=CC2=C(C=C1)N(C(=C2C3=C(C4=CC=CC=C4N3)N=O)O)CC5=CC=C(C=C5)C(=O)NO</text:p>
          </table:table-cell>
          <table:table-cell office:value-type="string" calcext:value-type="string">
            <text:p>156901834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C1=CC=C2C(=C1)C(=C(N2)C3=C(N(C4=C3C=C(C=C4)Br)CC5=CC=C(C=C5)C(=O)NO)O)N=O</text:p>
          </table:table-cell>
          <table:table-cell office:value-type="string" calcext:value-type="string">
            <text:p>156901833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C1=CC=C2C(=C1)C(=C(N2)C3=C(N(C4=C3C=CC=C4Cl)CC5=CC=C(C=C5)C(=O)NO)O)N=O</text:p>
          </table:table-cell>
          <table:table-cell office:value-type="string" calcext:value-type="string">
            <text:p>156901831</text:p>
          </table:table-cell>
          <table:table-cell office:value-type="string" calcext:value-type="string">
            <text:p>0.08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CC1=CC2=C(C=C1)N(C(=C2C3=C(C4=CC=CC=C4N3)N=O)O)CC5=CC=C(C=C5)C(=O)NO</text:p>
          </table:table-cell>
          <table:table-cell office:value-type="string" calcext:value-type="string">
            <text:p>156901829</text:p>
          </table:table-cell>
          <table:table-cell office:value-type="string" calcext:value-type="string">
            <text:p>0.0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C1=CC=C2C(=C1)C(=C(N2)C3=C(N(C4=C3C=C(C=C4)Cl)CC5=CC=C(C=C5)C(=O)NO)O)N=O</text:p>
          </table:table-cell>
          <table:table-cell office:value-type="string" calcext:value-type="string">
            <text:p>156901820</text:p>
          </table:table-cell>
          <table:table-cell office:value-type="string" calcext:value-type="string">
            <text:p>0.18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C1CC2=C(C=CC(=C2)C(=O)N)N(C1)CC3=CC=C(C=C3)C(=O)NO</text:p>
          </table:table-cell>
          <table:table-cell office:value-type="string" calcext:value-type="string">
            <text:p>156024937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CCC(=O)CCCCC[C@@H](C1=NC=C(O1)C2=CC3=CC=CC=C3N=C2OC)NC(=O)[C@H]4CC45CCN(CC5)C(C)C</text:p>
          </table:table-cell>
          <table:table-cell office:value-type="string" calcext:value-type="string">
            <text:p>156022127</text:p>
          </table:table-cell>
          <table:table-cell office:value-type="string" calcext:value-type="string">
            <text:p>0.017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C1CC2=CC=CC=C2N(C3=C1C=CC(=C3)Cl)CCCNS(=O)(=O)C4=CC=CC(=C4)/C=C/C(=O)NO</text:p>
          </table:table-cell>
          <table:table-cell office:value-type="string" calcext:value-type="string">
            <text:p>156022065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CCC(=O)CCCCC[C@@H](C1=NC=C(N1)C2=CC3=CC=CC=C3N=C2OC)NC(=O)[C@H]4CC45CCOCC5</text:p>
          </table:table-cell>
          <table:table-cell office:value-type="string" calcext:value-type="string">
            <text:p>156021997</text:p>
          </table:table-cell>
          <table:table-cell office:value-type="string" calcext:value-type="string">
            <text:p>0.03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CN(C)S(=O)(=O)C1=CC=C(C2=NON=C12)NCCCCCCC(=O)NO</text:p>
          </table:table-cell>
          <table:table-cell office:value-type="string" calcext:value-type="string">
            <text:p>156021695</text:p>
          </table:table-cell>
          <table:table-cell office:value-type="string" calcext:value-type="string">
            <text:p>0.206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CCC(=O)CCCCC[C@@H](C1=NC=C(O1)C2=CC3=CC=CC=C3N=C2OC)NC(=O)[C@H]4CC45CCN(CC5)C</text:p>
          </table:table-cell>
          <table:table-cell office:value-type="string" calcext:value-type="string">
            <text:p>156021671</text:p>
          </table:table-cell>
          <table:table-cell office:value-type="string" calcext:value-type="string">
            <text:p>0.004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COC1=NC2=CC=CC=C2C=C1C3=CN=C(N3)[C@H](CCCCCC(=O)C4=NC=C(O4)CO)N</text:p>
          </table:table-cell>
          <table:table-cell office:value-type="string" calcext:value-type="string">
            <text:p>156021459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CCC(=O)CCCCC[C@@H](C1=NC=C(O1)C2=CC3=CC=CC=C3N=C2OC)NC(=O)[C@H]4CC45CCN(CC5)CC</text:p>
          </table:table-cell>
          <table:table-cell office:value-type="string" calcext:value-type="string">
            <text:p>156020756</text:p>
          </table:table-cell>
          <table:table-cell office:value-type="string" calcext:value-type="string">
            <text:p>0.004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C1CC2=CC=CC=C2N(C3=C1C=CC(=C3)Cl)CCCNC(=O)CCCCC(=O)NO</text:p>
          </table:table-cell>
          <table:table-cell office:value-type="string" calcext:value-type="string">
            <text:p>156020492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CCC(=O)CCCCC[C@@H](C1=NC=C(N1)C2=CC3=CC=CC=C3N=C2OC)NC(=O)[C@@H]4C[C@]45CCN(C5)C</text:p>
          </table:table-cell>
          <table:table-cell office:value-type="string" calcext:value-type="string">
            <text:p>156019913</text:p>
          </table:table-cell>
          <table:table-cell office:value-type="string" calcext:value-type="string">
            <text:p>0.018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CC(=O)CCCCC[C@@H](C1=NC=C(N1)C2=CC3=CC=CC=C3N=C2OC)NC(=O)[C@@H]4CCC45CCN(CC5)CC</text:p>
          </table:table-cell>
          <table:table-cell office:value-type="string" calcext:value-type="string">
            <text:p>156019746</text:p>
          </table:table-cell>
          <table:table-cell office:value-type="string" calcext:value-type="string">
            <text:p>0.009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CCC(=O)CCCCC[C@@H](C1=NC=C(N1)C2=CC3=CC=CC=C3N=C2OC)NC(=O)[C@@H]4CC45CCC(CC5)N(C)C</text:p>
          </table:table-cell>
          <table:table-cell office:value-type="string" calcext:value-type="string">
            <text:p>156019655</text:p>
          </table:table-cell>
          <table:table-cell office:value-type="string" calcext:value-type="string">
            <text:p>0.022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CC(=O)CCCCC[C@@H](C1=NC=C(N1)C2=CC3=CC=CC=C3N=C2OC)NC(=O)[C@@H]4CC45CCOCC5</text:p>
          </table:table-cell>
          <table:table-cell office:value-type="string" calcext:value-type="string">
            <text:p>156019508</text:p>
          </table:table-cell>
          <table:table-cell office:value-type="string" calcext:value-type="string">
            <text:p>0.083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CCC(=O)CCCCC[C@@H](C1=NN=C(O1)C2=CC3=CC=CC=C3N=C2OC)NC(=O)[C@H]4CC45CCN(CC5)C</text:p>
          </table:table-cell>
          <table:table-cell office:value-type="string" calcext:value-type="string">
            <text:p>156018960</text:p>
          </table:table-cell>
          <table:table-cell office:value-type="string" calcext:value-type="string">
            <text:p>0.058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CN(C)S(=O)(=O)C1=CC=C(C2=NON=C12)NCCCCCNC(=O)NCC(=O)NO</text:p>
          </table:table-cell>
          <table:table-cell office:value-type="string" calcext:value-type="string">
            <text:p>156018697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CCC(=O)CCCCC[C@@H](C1=NC=C(N1)C2=CC3=CC=CC=C3N=C2OC)NC(=O)[C@H]4CC45CCN(CC5)CC6=CC=CC=C6</text:p>
          </table:table-cell>
          <table:table-cell office:value-type="string" calcext:value-type="string">
            <text:p>156018682</text:p>
          </table:table-cell>
          <table:table-cell office:value-type="string" calcext:value-type="string">
            <text:p>0.008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COC1=NC2=CC=CC=C2C=C1C3=CN=C(N3)[C@H](CCCCCC(=O)C4=CC=NN4)N</text:p>
          </table:table-cell>
          <table:table-cell office:value-type="string" calcext:value-type="string">
            <text:p>156018320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CC(=O)CCCCC[C@@H](C1=NC=C(N1)C2=CC3=CC=CC=C3N=C2OC)NC(=O)[C@H]4C[C@]45CCN(C5)C</text:p>
          </table:table-cell>
          <table:table-cell office:value-type="string" calcext:value-type="string">
            <text:p>156017949</text:p>
          </table:table-cell>
          <table:table-cell office:value-type="string" calcext:value-type="string">
            <text:p>0.005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C1=CC(=CC=C1N2N=CC(=N2)[C@H](CCCCCC(=O)C3=NOC=C3)N)F</text:p>
          </table:table-cell>
          <table:table-cell office:value-type="string" calcext:value-type="string">
            <text:p>156017747</text:p>
          </table:table-cell>
          <table:table-cell office:value-type="string" calcext:value-type="string">
            <text:p>1.84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CCC(=O)CCCCC[C@@H](C1=NC=C(N1)C2=CC3=CC=CC=C3N=C2OC)NC(=O)[C@H]4CC45CCC(CC5)N(C)C</text:p>
          </table:table-cell>
          <table:table-cell office:value-type="string" calcext:value-type="string">
            <text:p>156017390</text:p>
          </table:table-cell>
          <table:table-cell office:value-type="string" calcext:value-type="string">
            <text:p>0.0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C1COCCC1(C2=CC3=CC=CC=C3C=C2)C(=O)NC4=CC=C(C=C4)C(=O)NO</text:p>
          </table:table-cell>
          <table:table-cell office:value-type="string" calcext:value-type="string">
            <text:p>156016822</text:p>
          </table:table-cell>
          <table:table-cell office:value-type="string" calcext:value-type="string">
            <text:p>0.0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C1CC2=CC=CC=C2N(C3=C1C=CC(=C3)Cl)CCCNC(=O)CCCCCCCC(=O)NO</text:p>
          </table:table-cell>
          <table:table-cell office:value-type="string" calcext:value-type="string">
            <text:p>15601646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CCC(=O)CCCCC[C@@H](C1=NC(=NN1)C2=CC3=CC=CC=C3N=C2OC)NC(=O)[C@H]4CC45CCN(CC5)C</text:p>
          </table:table-cell>
          <table:table-cell office:value-type="string" calcext:value-type="string">
            <text:p>156016369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CCC(=O)CCCCC[C@@H](C1=NC=C(N1)C2=CC3=CC=CC=C3N=C2OC)NC(=O)C4CC5(C4)CN(C5)C</text:p>
          </table:table-cell>
          <table:table-cell office:value-type="string" calcext:value-type="string">
            <text:p>156016174</text:p>
          </table:table-cell>
          <table:table-cell office:value-type="string" calcext:value-type="string">
            <text:p>0.005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C1CC2=CC=CC=C2N(C3=C1C=CC(=C3)Cl)CCCNC(=O)C4=CC=C(C=C4)C(=O)NO</text:p>
          </table:table-cell>
          <table:table-cell office:value-type="string" calcext:value-type="string">
            <text:p>156015873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C1CCC(C1)(C2=CC=C(C=C2)C3=CC(=CC=C3)C(=O)O)C(=O)NC4=CC=C(C=C4)C(=O)NO</text:p>
          </table:table-cell>
          <table:table-cell office:value-type="string" calcext:value-type="string">
            <text:p>156015592</text:p>
          </table:table-cell>
          <table:table-cell office:value-type="string" calcext:value-type="string">
            <text:p>0.0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C1CCC(C1)(C2=CN=C(N2)C3=CC=CC=C3)C(=O)NC4=CC=C(C=C4)C(=O)NO</text:p>
          </table:table-cell>
          <table:table-cell office:value-type="string" calcext:value-type="string">
            <text:p>156015352</text:p>
          </table:table-cell>
          <table:table-cell office:value-type="string" calcext:value-type="string">
            <text:p>0.0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C1CCC(CC1)(C2=CC=C(C=C2)C3=CNN=C3)C(=O)NC4=CC=C(C=C4)C(=O)NO</text:p>
          </table:table-cell>
          <table:table-cell office:value-type="string" calcext:value-type="string">
            <text:p>156014913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CCC(=O)CCCCC[C@@H](C1=NC=C(N1)C2=CC3=CC=CC=C3N=C2OC)NC(=O)[C@H]4CC45CCN(CC5)C(=O)C</text:p>
          </table:table-cell>
          <table:table-cell office:value-type="string" calcext:value-type="string">
            <text:p>156014765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C1CC2=CC=CC=C2N(C3=C1C=CC(=C3)Cl)CCCNCC4=CC=C(C=C4)/C=C/C(=O)NO</text:p>
          </table:table-cell>
          <table:table-cell office:value-type="string" calcext:value-type="string">
            <text:p>156014407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CCC(=O)CCCCC[C@@H](C1=NC=C(N1)C2=CC3=CC=CC=C3N=C2OC)NC(=O)[C@H]4C[C@@]45CCN(C5)C</text:p>
          </table:table-cell>
          <table:table-cell office:value-type="string" calcext:value-type="string">
            <text:p>156014230</text:p>
          </table:table-cell>
          <table:table-cell office:value-type="string" calcext:value-type="string">
            <text:p>0.006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C1CC2=CC=CC=C2N(C3=C1C=CC(=C3)Cl)CCCNC(=O)CCCCCC(=O)NO</text:p>
          </table:table-cell>
          <table:table-cell office:value-type="string" calcext:value-type="string">
            <text:p>15601415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COC1=NC2=CC=CC=C2C=C1C3=CN=C(N3)[C@H](CCCCCC(=O)C4=NC=CN4)N</text:p>
          </table:table-cell>
          <table:table-cell office:value-type="string" calcext:value-type="string">
            <text:p>15601386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CCC(=O)CCCCC[C@@H](C1=NC(=NN1)C2=CC3=CC=CC=C3N=C2OC)NC(=O)[C@H]4CC45CCN(CC5)CC</text:p>
          </table:table-cell>
          <table:table-cell office:value-type="string" calcext:value-type="string">
            <text:p>156013627</text:p>
          </table:table-cell>
          <table:table-cell office:value-type="string" calcext:value-type="string">
            <text:p>0.10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C1CC2=CC=CC=C2N(C3=C1C=CC(=C3)Cl)CCCNC(=O)CCCC(=O)NO</text:p>
          </table:table-cell>
          <table:table-cell office:value-type="string" calcext:value-type="string">
            <text:p>156013576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CCC(=O)CCCCC[C@@H](C1=NC=C(N1)C2=CC3=CC=CC=C3N=C2OC)NC(=O)CC4CC5(C4)CN(C5)C</text:p>
          </table:table-cell>
          <table:table-cell office:value-type="string" calcext:value-type="string">
            <text:p>156013472</text:p>
          </table:table-cell>
          <table:table-cell office:value-type="string" calcext:value-type="string">
            <text:p>0.005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CC1=C(C=NO1)C(=O)CCCCC[C@@H](C2=NC=C(N2)C3=CC4=CC=CC=C4N=C3OC)N</text:p>
          </table:table-cell>
          <table:table-cell office:value-type="string" calcext:value-type="string">
            <text:p>15601328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CCC(=O)CCCCC[C@@H](C1=NC=C(N1)C2=CC3=CC=CC=C3N=C2OC)NC(=O)[C@H]4CC45CCN(CC5)CC6=CN=CC=C6</text:p>
          </table:table-cell>
          <table:table-cell office:value-type="string" calcext:value-type="string">
            <text:p>156013262</text:p>
          </table:table-cell>
          <table:table-cell office:value-type="string" calcext:value-type="string">
            <text:p>0.00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CC1=CC(=C(C(=O)N1)CNC(=O)C2=C(N(N=C2)C3=CC=CC(=C3)NC(=O)CCCCCCC(=O)NO)C)C</text:p>
          </table:table-cell>
          <table:table-cell office:value-type="string" calcext:value-type="string">
            <text:p>15601309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CCC(=O)CCCCC[C@@H](C1=NC=C(N1)C2=CC3=CC=CC=C3N=C2OC)NC(=O)[C@H]4CC45CN(C5)C</text:p>
          </table:table-cell>
          <table:table-cell office:value-type="string" calcext:value-type="string">
            <text:p>156012420</text:p>
          </table:table-cell>
          <table:table-cell office:value-type="string" calcext:value-type="string">
            <text:p>0.007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CN(C)S(=O)(=O)C1=CC=C(C2=NON=C12)NCCCCCC(=O)NO</text:p>
          </table:table-cell>
          <table:table-cell office:value-type="string" calcext:value-type="string">
            <text:p>156012347</text:p>
          </table:table-cell>
          <table:table-cell office:value-type="string" calcext:value-type="string">
            <text:p>0.28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CCC(=O)CCCCC[C@@H](C1=NC=C(N1)C2=CC3=CC=CC=C3N=C2OC)NC(=O)[C@@H]4CC45CN(C5)C</text:p>
          </table:table-cell>
          <table:table-cell office:value-type="string" calcext:value-type="string">
            <text:p>156012150</text:p>
          </table:table-cell>
          <table:table-cell office:value-type="string" calcext:value-type="string">
            <text:p>0.003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CCC(=O)CCCCC[C@@H](C1=NC=C(N1)C2=CC3=CC=CC=C3N=C2OC)NC(=O)[C@@H]4CC45CCCN(C5)C</text:p>
          </table:table-cell>
          <table:table-cell office:value-type="string" calcext:value-type="string">
            <text:p>156011886</text:p>
          </table:table-cell>
          <table:table-cell office:value-type="string" calcext:value-type="string">
            <text:p>0.024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CCC(=O)CCCCC[C@@H](C1=NC=C(N1)C2=CC3=CC=CC=C3N=C2OC)NC(=O)[C@H]4CCC45CCN(CC5)CC</text:p>
          </table:table-cell>
          <table:table-cell office:value-type="string" calcext:value-type="string">
            <text:p>156011619</text:p>
          </table:table-cell>
          <table:table-cell office:value-type="string" calcext:value-type="string">
            <text:p>0.00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CN(C)C1=CC=C(C=C1)C2(CCCC2)C(=O)NC3=CC=C(C=C3)C(=O)NO</text:p>
          </table:table-cell>
          <table:table-cell office:value-type="string" calcext:value-type="string">
            <text:p>156011452</text:p>
          </table:table-cell>
          <table:table-cell office:value-type="string" calcext:value-type="string">
            <text:p>0.04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CCC(=O)CCCCC[C@@H](C1=NC=C(N1)C2=CC3=CC=CC=C3N=C2OC)NC(=O)[C@H]4CC45CCN(CC5)CC</text:p>
          </table:table-cell>
          <table:table-cell office:value-type="string" calcext:value-type="string">
            <text:p>156011362</text:p>
          </table:table-cell>
          <table:table-cell office:value-type="string" calcext:value-type="string">
            <text:p>0.375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C1=CC(=CC=C1N2C=C(C=N2)[C@H](CCCCCC(=O)C3=NOC=C3)N)F</text:p>
          </table:table-cell>
          <table:table-cell office:value-type="string" calcext:value-type="string">
            <text:p>156010930</text:p>
          </table:table-cell>
          <table:table-cell office:value-type="string" calcext:value-type="string">
            <text:p>2.18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C1CC2=CC=CC=C2N(C3=C1C=CC(=C3)Cl)CCCNC(=O)CCCCCCCCC(=O)NO</text:p>
          </table:table-cell>
          <table:table-cell office:value-type="string" calcext:value-type="string">
            <text:p>156010681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CC1=CC(=C(C(=O)N1)CNC(=O)C2=C(N(C(=C2)C)C3=CC=CC(=C3)NC(=O)CCCCCCC(=O)NO)C)C</text:p>
          </table:table-cell>
          <table:table-cell office:value-type="string" calcext:value-type="string">
            <text:p>15601036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CCC(=O)CCCCC[C@@H](C1=NC=C(N1)C2=CC3=CC=CC=C3N=C2OC)NC(=O)[C@H]4CC45CCCN(C5)C</text:p>
          </table:table-cell>
          <table:table-cell office:value-type="string" calcext:value-type="string">
            <text:p>156009802</text:p>
          </table:table-cell>
          <table:table-cell office:value-type="string" calcext:value-type="string">
            <text:p>0.01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C1COCCC1(C2=CC=C(C=C2)Br)C(=O)NC3=CC=C(C=C3)C(=O)NO</text:p>
          </table:table-cell>
          <table:table-cell office:value-type="string" calcext:value-type="string">
            <text:p>156009684</text:p>
          </table:table-cell>
          <table:table-cell office:value-type="string" calcext:value-type="string">
            <text:p>0.01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C1=CC=C(C(=C1)C2=CC(=NO2)[C@H](CCCCCC(=O)C3=NOC=C3)N)F</text:p>
          </table:table-cell>
          <table:table-cell office:value-type="string" calcext:value-type="string">
            <text:p>155925380</text:p>
          </table:table-cell>
          <table:table-cell office:value-type="string" calcext:value-type="string">
            <text:p>0.86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CC1=CC(=NO1)C(=O)CCCCC[C@@H](C2=NC=C(N2)C3=CC=CC=C3F)NC(=O)C4CN(C4)C</text:p>
          </table:table-cell>
          <table:table-cell office:value-type="string" calcext:value-type="string">
            <text:p>155925379</text:p>
          </table:table-cell>
          <table:table-cell office:value-type="string" calcext:value-type="string">
            <text:p>0.0103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CN1CCC(CC1)C(=O)N[C@@H](CCCCCC(=O)C2=NC=CS2)C3=NC=C(N3)C4=CC=C(C=C4)F</text:p>
          </table:table-cell>
          <table:table-cell office:value-type="string" calcext:value-type="string">
            <text:p>155925141</text:p>
          </table:table-cell>
          <table:table-cell office:value-type="string" calcext:value-type="string">
            <text:p>1.4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C1=CC(=CC=C1N2C=CC(=N2)[C@H](CCCCCC(=O)C3=NOC=C3)N)F</text:p>
          </table:table-cell>
          <table:table-cell office:value-type="string" calcext:value-type="string">
            <text:p>155925021</text:p>
          </table:table-cell>
          <table:table-cell office:value-type="string" calcext:value-type="string">
            <text:p>0.74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CC1=COC(=N1)C(=O)CCCCC[C@@H](C2=NC=C(N2)C3=CC=C(C=C3)F)NC(=O)C4CCN(CC4)C</text:p>
          </table:table-cell>
          <table:table-cell office:value-type="string" calcext:value-type="string">
            <text:p>15592415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CCCC[C@@H](C1=NC=C(N1)C2=CC3=CC=CC=C3N=C2OC)NC(=O)[C@H](C)C4=C(NC5=C4C=C(C=C5)O)C</text:p>
          </table:table-cell>
          <table:table-cell office:value-type="string" calcext:value-type="string">
            <text:p>155907156</text:p>
          </table:table-cell>
          <table:table-cell office:value-type="string" calcext:value-type="string">
            <text:p>1.406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CCCC[C@@H](C1=NC=C(N1)C2=CC3=CC=CC=C3N=C2OC)NC(=O)C4CN(C4)C</text:p>
          </table:table-cell>
          <table:table-cell office:value-type="string" calcext:value-type="string">
            <text:p>15590715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CN1C(=O)C2=C(C=C(C=C2)Br)N=C1SCC3=CC=C(C=C3)C(=O)NC4=CC=CC=C4N</text:p>
          </table:table-cell>
          <table:table-cell office:value-type="string" calcext:value-type="string">
            <text:p>155568767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CC(C1=CC=C(C=C1)C(=O)NC2=CC=CC=C2N)NC3=CC=CC=C3</text:p>
          </table:table-cell>
          <table:table-cell office:value-type="string" calcext:value-type="string">
            <text:p>155566833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C1CCN(C1)CC2=CN(C3=CC=CC=C32)CC4=CC=C(C=C4)C(=O)NO</text:p>
          </table:table-cell>
          <table:table-cell office:value-type="string" calcext:value-type="string">
            <text:p>155564870</text:p>
          </table:table-cell>
          <table:table-cell office:value-type="string" calcext:value-type="string">
            <text:p>6.309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C1=CC=C(C=C1)CNC(=O)CN(CCCCCC(=O)NC2=CC=CC=C2N)C(=O)C3=CC=CC4=CC=CC=C43</text:p>
          </table:table-cell>
          <table:table-cell office:value-type="string" calcext:value-type="string">
            <text:p>15556458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CC(C)C1C(=O)OC(CC(=O)NCC2=NC(=CS2)C3=NC(CS3)(C(=O)N1)C)C(=CCCS)F</text:p>
          </table:table-cell>
          <table:table-cell office:value-type="string" calcext:value-type="string">
            <text:p>155564400</text:p>
          </table:table-cell>
          <table:table-cell office:value-type="string" calcext:value-type="string">
            <text:p>0.0955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CNC1=NC(=NC=C1Cl)NC2=CN(N=C2)CCCCCC(=O)NO</text:p>
          </table:table-cell>
          <table:table-cell office:value-type="string" calcext:value-type="string">
            <text:p>155563943</text:p>
          </table:table-cell>
          <table:table-cell office:value-type="string" calcext:value-type="string">
            <text:p>0.1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CCN1C(=O)C2=C(C=C(C=C2)OC)N=C1SCC3=CC=C(C=C3)C=CC(=O)NC4=CC=CC=C4N</text:p>
          </table:table-cell>
          <table:table-cell office:value-type="string" calcext:value-type="string">
            <text:p>155563558</text:p>
          </table:table-cell>
          <table:table-cell office:value-type="string" calcext:value-type="string">
            <text:p>0.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C1=CC=C(C=C1)NCC2=CC=C(C=C2)C(=O)NC3=CC=CC=C3N</text:p>
          </table:table-cell>
          <table:table-cell office:value-type="string" calcext:value-type="string">
            <text:p>1555635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CCCNNC(=O)C1=CC=C(C=C1)CNCC2=CC=CC=C2.C(=O)(C(F)(F)F)O</text:p>
          </table:table-cell>
          <table:table-cell office:value-type="string" calcext:value-type="string">
            <text:p>155562145</text:p>
          </table:table-cell>
          <table:table-cell office:value-type="string" calcext:value-type="string">
            <text:p>0.44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CC1=C(C(=NO1)C)C2=NC3=C(C4=C(S3)CN(CC4)CC(=O)NC5=CC=CC=C5N)C(=O)N2</text:p>
          </table:table-cell>
          <table:table-cell office:value-type="string" calcext:value-type="string">
            <text:p>155561539</text:p>
          </table:table-cell>
          <table:table-cell office:value-type="string" calcext:value-type="string">
            <text:p>0.35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COC1=CC(=CC(=C1OC)OC)C(=O)NOCC2=CC=C(C=C2)/C=C/C(=O)NO</text:p>
          </table:table-cell>
          <table:table-cell office:value-type="string" calcext:value-type="string">
            <text:p>155561445</text:p>
          </table:table-cell>
          <table:table-cell office:value-type="string" calcext:value-type="string">
            <text:p>4.9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CCCNNC(=O)C=CC1=CC=C(C=C1)CN(CCC2=C(NC3=CC=CC=C32)C)C(=O)OC(C)(C)C</text:p>
          </table:table-cell>
          <table:table-cell office:value-type="string" calcext:value-type="string">
            <text:p>155561265</text:p>
          </table:table-cell>
          <table:table-cell office:value-type="string" calcext:value-type="string">
            <text:p>1.2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CC(C1=CC=C(C=C1)C(=O)NC2=CC=CC=C2N)NC3=CC=CC=C3</text:p>
          </table:table-cell>
          <table:table-cell office:value-type="string" calcext:value-type="string">
            <text:p>15556077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CC1=CC(=CC(=C1)C(=O)N(CCCCCC(=O)NC2=C(C=CC(=C2)C3=CC=CC=C3)N)CC(=O)NCC4=CC=CC=C4)C</text:p>
          </table:table-cell>
          <table:table-cell office:value-type="string" calcext:value-type="string">
            <text:p>15555987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COC(=O)C1=C(C2=CC=CC=C2C=C1)OCCCCCCCC(=O)NO</text:p>
          </table:table-cell>
          <table:table-cell office:value-type="string" calcext:value-type="string">
            <text:p>155559583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C1=CC=C(C=C1)C(=O)CCCCCC(=O)NC2=CC=CC=C2N</text:p>
          </table:table-cell>
          <table:table-cell office:value-type="string" calcext:value-type="string">
            <text:p>15555864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C1=CC=C2C(=C1)/C(=C/C(=O)NCC3=CC=C(C=C3)C(=O)NC4=C(C=C(C=C4)F)N)/NC2=O</text:p>
          </table:table-cell>
          <table:table-cell office:value-type="string" calcext:value-type="string">
            <text:p>155558567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CCCNNC(=O)C1=CC=C(C=C1)CN(CC2=CC=CC=C2)C(=O)OC(C)(C)C</text:p>
          </table:table-cell>
          <table:table-cell office:value-type="string" calcext:value-type="string">
            <text:p>155557418</text:p>
          </table:table-cell>
          <table:table-cell office:value-type="string" calcext:value-type="string">
            <text:p>0.579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CCCNNC(=O)C1=CC=C(C=C1)CN(CCC2=C(NC3=CC=CC=C32)C)C(=O)OC(C)(C)C</text:p>
          </table:table-cell>
          <table:table-cell office:value-type="string" calcext:value-type="string">
            <text:p>155557199</text:p>
          </table:table-cell>
          <table:table-cell office:value-type="string" calcext:value-type="string">
            <text:p>0.278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C1COCCN1C2=NC(=NC3=C2C=NN3CCCCCCC(=O)NO)C4=CC=C(C=C4)N</text:p>
          </table:table-cell>
          <table:table-cell office:value-type="string" calcext:value-type="string">
            <text:p>155555562</text:p>
          </table:table-cell>
          <table:table-cell office:value-type="string" calcext:value-type="string">
            <text:p>0.00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CC1=CC(=CC(=C1OCCCC(=O)NO)C)C2=NC3=C(C4=C(S3)CN(CC4)C)C(=O)N2</text:p>
          </table:table-cell>
          <table:table-cell office:value-type="string" calcext:value-type="string">
            <text:p>155555499</text:p>
          </table:table-cell>
          <table:table-cell office:value-type="string" calcext:value-type="string">
            <text:p>0.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CC1=C(C(=NO1)C)C2=NC3=C(C4=C(S3)CN(CC4)CC(=O)NO)C(=O)N2</text:p>
          </table:table-cell>
          <table:table-cell office:value-type="string" calcext:value-type="string">
            <text:p>155555451</text:p>
          </table:table-cell>
          <table:table-cell office:value-type="string" calcext:value-type="string">
            <text:p>0.48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CC(C1=CC=C(C=C1)C(=O)NC2=CC=CC=C2N)NC3=CC=CC=C3</text:p>
          </table:table-cell>
          <table:table-cell office:value-type="string" calcext:value-type="string">
            <text:p>15555533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CC1=CC(=CC(=C1OCC2=CC(=CC=C2)C(=O)NC3=CC=CC=C3N)C)C4=NC5=C(C6=C(S5)CN(CC6)C)C(=O)N4</text:p>
          </table:table-cell>
          <table:table-cell office:value-type="string" calcext:value-type="string">
            <text:p>155554197</text:p>
          </table:table-cell>
          <table:table-cell office:value-type="string" calcext:value-type="string">
            <text:p>0.8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B1(O[C@@H]2[C@@H]3C[C@@H](C3(C)C)C[C@@]2(O1)C)[C@H](CC(C)C)NC(=O)[C@H](CC4=CNC5=CC=CC=C54)NC(=O)C6=CC=C(C=C6)C(=O)NO</text:p>
          </table:table-cell>
          <table:table-cell office:value-type="string" calcext:value-type="string">
            <text:p>155553474</text:p>
          </table:table-cell>
          <table:table-cell office:value-type="string" calcext:value-type="string">
            <text:p>0.87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COC1=CC2=C(C=C1)SC3=CC=CC=C3N2CC4=CC=C(C=C4)C(=O)NO</text:p>
          </table:table-cell>
          <table:table-cell office:value-type="string" calcext:value-type="string">
            <text:p>155553215</text:p>
          </table:table-cell>
          <table:table-cell office:value-type="string" calcext:value-type="string">
            <text:p>0.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B1(O[C@@H]2[C@@H]3C[C@@H](C3(C)C)C[C@@]2(O1)C)[C@H](CC(C)C)NC(=O)CNC(=O)C4=CC=CC(=C4)/C=C/C(=O)NO</text:p>
          </table:table-cell>
          <table:table-cell office:value-type="string" calcext:value-type="string">
            <text:p>155552130</text:p>
          </table:table-cell>
          <table:table-cell office:value-type="string" calcext:value-type="string">
            <text:p>0.465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CN(C)C1=CC=CC2=C1C=CC=C2S(=O)(=O)N(CC3=CC=C(C=C3)C(=O)NC4=CC=CC=C4N)CC(=O)NCC5=CC=CC=C5</text:p>
          </table:table-cell>
          <table:table-cell office:value-type="string" calcext:value-type="string">
            <text:p>155551780</text:p>
          </table:table-cell>
          <table:table-cell office:value-type="string" calcext:value-type="string">
            <text:p>0.6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CN1C=NC=C1C2=CN(C3=CC=CC=C32)CC4=CC=C(C=C4)C(=O)NO</text:p>
          </table:table-cell>
          <table:table-cell office:value-type="string" calcext:value-type="string">
            <text:p>155551057</text:p>
          </table:table-cell>
          <table:table-cell office:value-type="string" calcext:value-type="string">
            <text:p>3.162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C1=CC(=CC=C1CN2C=C(C=N2)NC3=NC=C(C(=N3)NC4=CC=C(C=C4)F)Cl)/C=C/C(=O)NO</text:p>
          </table:table-cell>
          <table:table-cell office:value-type="string" calcext:value-type="string">
            <text:p>155550122</text:p>
          </table:table-cell>
          <table:table-cell office:value-type="string" calcext:value-type="string">
            <text:p>0.57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CC1=C(C2=CC=CC=C2N1)CC(=O)NOCC3=CC=C(C=C3)/C=C/C(=O)NO</text:p>
          </table:table-cell>
          <table:table-cell office:value-type="string" calcext:value-type="string">
            <text:p>155549392</text:p>
          </table:table-cell>
          <table:table-cell office:value-type="string" calcext:value-type="string">
            <text:p>1.8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COC1=CC2=C(C=C1)C(=O)N(C(=N2)SCC3=CC=C(C=C3)C(=O)NC4=CC=CC=C4N)C5=CC=CC=C5Cl</text:p>
          </table:table-cell>
          <table:table-cell office:value-type="string" calcext:value-type="string">
            <text:p>155549051</text:p>
          </table:table-cell>
          <table:table-cell office:value-type="string" calcext:value-type="string">
            <text:p>0.6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COC1=CC=C(C=C1)NC(=O)NOCC2=CC=C(C=C2)/C=C/C(=O)NO</text:p>
          </table:table-cell>
          <table:table-cell office:value-type="string" calcext:value-type="string">
            <text:p>155547606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C1=CC=C(C=C1)C(=O)NCCCCC(=O)NC2=CC=CC=C2N</text:p>
          </table:table-cell>
          <table:table-cell office:value-type="string" calcext:value-type="string">
            <text:p>15554700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CCCNNC(=O)C1=CC=C(C=C1)NCC2=CC=CC=C2</text:p>
          </table:table-cell>
          <table:table-cell office:value-type="string" calcext:value-type="string">
            <text:p>155546691</text:p>
          </table:table-cell>
          <table:table-cell office:value-type="string" calcext:value-type="string">
            <text:p>0.0674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CN1CCCC1C2=CN(C3=CC=CC=C32)CC4=CC=C(C=C4)C(=O)NO</text:p>
          </table:table-cell>
          <table:table-cell office:value-type="string" calcext:value-type="string">
            <text:p>155546555</text:p>
          </table:table-cell>
          <table:table-cell office:value-type="string" calcext:value-type="string">
            <text:p>1.995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C1COCC2=C1N(C3=CC=CC=C23)CC4=CC=C(C=C4)C(=O)NO</text:p>
          </table:table-cell>
          <table:table-cell office:value-type="string" calcext:value-type="string">
            <text:p>155546486</text:p>
          </table:table-cell>
          <table:table-cell office:value-type="string" calcext:value-type="string">
            <text:p>7.943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C1=CC=C2C(=C1)N(C3=C(S2)C=CC(=C3)Cl)CC4=CC=C(C=C4)C(=O)NO</text:p>
          </table:table-cell>
          <table:table-cell office:value-type="string" calcext:value-type="string">
            <text:p>155546107</text:p>
          </table:table-cell>
          <table:table-cell office:value-type="string" calcext:value-type="string">
            <text:p>0.2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CCCNNC(=O)C1=CC=C(C=C1)CNCCC2=C(NC3=CC=CC=C32)C.C(=O)(C(F)(F)F)O</text:p>
          </table:table-cell>
          <table:table-cell office:value-type="string" calcext:value-type="string">
            <text:p>155546022</text:p>
          </table:table-cell>
          <table:table-cell office:value-type="string" calcext:value-type="string">
            <text:p>0.107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CC1=C(C(=NO1)C)C2=NC3=C(C4=C(S3)CN(CC4)CCCCCC(=O)NO)C(=O)N2</text:p>
          </table:table-cell>
          <table:table-cell office:value-type="string" calcext:value-type="string">
            <text:p>155545907</text:p>
          </table:table-cell>
          <table:table-cell office:value-type="string" calcext:value-type="string">
            <text:p>0.1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B1(O[C@@H]2[C@@H]3C[C@@H](C3(C)C)C[C@@]2(O1)C)[C@H](CC(C)C)NC(=O)CNC(=O)C4=CC=C(C=C4)/C=C/C(=O)NO</text:p>
          </table:table-cell>
          <table:table-cell office:value-type="string" calcext:value-type="string">
            <text:p>155545511</text:p>
          </table:table-cell>
          <table:table-cell office:value-type="string" calcext:value-type="string">
            <text:p>0.09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CC1=CC(=CC(=C1O)C)C2=NC3=C(C4=C(S3)CN(CC4)CCCCCC(=O)NO)C(=O)N2</text:p>
          </table:table-cell>
          <table:table-cell office:value-type="string" calcext:value-type="string">
            <text:p>155545446</text:p>
          </table:table-cell>
          <table:table-cell office:value-type="string" calcext:value-type="string">
            <text:p>0.13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CC(C)C1C(=O)OC(CC(=O)NCC2=NC(=CS2)C3=NC(CS3)(C(=O)N1)C)C(=CCCS)F</text:p>
          </table:table-cell>
          <table:table-cell office:value-type="string" calcext:value-type="string">
            <text:p>155545380</text:p>
          </table:table-cell>
          <table:table-cell office:value-type="string" calcext:value-type="string">
            <text:p>0.0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CC1=CC(=CC(=C1)NC(=O)NOCC2=CC=C(C=C2)/C=C/C(=O)NO)C</text:p>
          </table:table-cell>
          <table:table-cell office:value-type="string" calcext:value-type="string">
            <text:p>15554460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B1(O[C@@H]2[C@@H]3C[C@@H](C3(C)C)C[C@@]2(O1)C)[C@H](CC(C)C)NC(=O)[C@H](CC4=CNC5=CC=CC=C54)NC(=O)C6=CC=C(C=C6)/C=C/C(=O)NO</text:p>
          </table:table-cell>
          <table:table-cell office:value-type="string" calcext:value-type="string">
            <text:p>155544266</text:p>
          </table:table-cell>
          <table:table-cell office:value-type="string" calcext:value-type="string">
            <text:p>0.018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CC(C1=CC=CC=C1)(C2=CC=CC=C2)C(=O)NOCC3=CC=C(C=C3)/C=C/C(=O)NO</text:p>
          </table:table-cell>
          <table:table-cell office:value-type="string" calcext:value-type="string">
            <text:p>155543511</text:p>
          </table:table-cell>
          <table:table-cell office:value-type="string" calcext:value-type="string">
            <text:p>4.0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C1=CC=C(C=C1)C2=CC=CC=C2NC(=O)NOCC3=CC=C(C=C3)/C=C/C(=O)NO</text:p>
          </table:table-cell>
          <table:table-cell office:value-type="string" calcext:value-type="string">
            <text:p>15554345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C1=CC=C2C(=C1)C=CN=C2C(=O)NOCC3=CC=C(C=C3)/C=C/C(=O)NO</text:p>
          </table:table-cell>
          <table:table-cell office:value-type="string" calcext:value-type="string">
            <text:p>155543375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CCCCOC1=CC=C(C=C1)C(=O)NOCC2=CC=C(C=C2)/C=C/C(=O)NO</text:p>
          </table:table-cell>
          <table:table-cell office:value-type="string" calcext:value-type="string">
            <text:p>15554262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C1CCC(CC1)NC(=O)CN(CCCCCC(=O)NC2=CC=CC=C2N)C(=O)C3=CC=CC4=CC=CC=C43</text:p>
          </table:table-cell>
          <table:table-cell office:value-type="string" calcext:value-type="string">
            <text:p>155541992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COC(=O)C1=C(C2=CC=CC=C2C=C1)OCCCCCCCC(=O)NC3=CC=CC=C3N</text:p>
          </table:table-cell>
          <table:table-cell office:value-type="string" calcext:value-type="string">
            <text:p>155540466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CCCN(CCC)NC(=O)C=CC1=CC=C(C=C1)CNCCC2=C(NC3=CC=CC=C32)C.C(=O)(C(F)(F)F)O</text:p>
          </table:table-cell>
          <table:table-cell office:value-type="string" calcext:value-type="string">
            <text:p>155539714</text:p>
          </table:table-cell>
          <table:table-cell office:value-type="string" calcext:value-type="string">
            <text:p>1.3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CCCCCCCC(=O)SCCC=C(C1CC(=O)NCC2=NC(=CS2)C3=NC(CS3)(C(=O)NC(C(=O)O1)C(C)C)C)F</text:p>
          </table:table-cell>
          <table:table-cell office:value-type="string" calcext:value-type="string">
            <text:p>155538765</text:p>
          </table:table-cell>
          <table:table-cell office:value-type="string" calcext:value-type="string">
            <text:p>1.8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CC1=C(C2=CC=CC=C2N1)CCNCC3=CC=C(C=C3)C=CC(=O)NNCCC#N.C(=O)(C(F)(F)F)O</text:p>
          </table:table-cell>
          <table:table-cell office:value-type="string" calcext:value-type="string">
            <text:p>155537455</text:p>
          </table:table-cell>
          <table:table-cell office:value-type="string" calcext:value-type="string">
            <text:p>0.17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CCCN(CC)NC(=O)C=CC1=CC=C(C=C1)CNCCC2=C(NC3=CC=CC=C32)C.C(=O)(C(F)(F)F)O</text:p>
          </table:table-cell>
          <table:table-cell office:value-type="string" calcext:value-type="string">
            <text:p>155537405</text:p>
          </table:table-cell>
          <table:table-cell office:value-type="string" calcext:value-type="string">
            <text:p>8.0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CN(C)C1=CC=C(C=C1)C(=O)N(CC2=CC=C(C=C2)C(=O)NC3=CC=CC=C3N)CC(=O)NCC4=CC=CC=C4</text:p>
          </table:table-cell>
          <table:table-cell office:value-type="string" calcext:value-type="string">
            <text:p>155537112</text:p>
          </table:table-cell>
          <table:table-cell office:value-type="string" calcext:value-type="string">
            <text:p>0.28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CN1C(=O)C2=C(C=C(C=C2)OC)N=C1SCC3=CC=C(C=C3)C(=O)NC4=CC=CC=C4N</text:p>
          </table:table-cell>
          <table:table-cell office:value-type="string" calcext:value-type="string">
            <text:p>155537008</text:p>
          </table:table-cell>
          <table:table-cell office:value-type="string" calcext:value-type="string">
            <text:p>0.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C1=CC=C2C(=C1)N(C3=CC=CC=C3S2=O)CC4=CC=C(C=C4)C(=O)NO</text:p>
          </table:table-cell>
          <table:table-cell office:value-type="string" calcext:value-type="string">
            <text:p>15553630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C1=CC=C2C(=C1)N(C3=C(S2)C=CC(=C3)C(F)(F)F)CC4=CC=C(C=C4)C(=O)NO</text:p>
          </table:table-cell>
          <table:table-cell office:value-type="string" calcext:value-type="string">
            <text:p>155535974</text:p>
          </table:table-cell>
          <table:table-cell office:value-type="string" calcext:value-type="string">
            <text:p>0.8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CC1=CC(=CC(=C1OCC2=CC=C(C=C2)C(=O)NC3=CC=CC=C3N)C)C4=NC5=C(C6=C(S5)CN(CC6)C)C(=O)N4</text:p>
          </table:table-cell>
          <table:table-cell office:value-type="string" calcext:value-type="string">
            <text:p>155535585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CN(C)CC1=NN(C2=CC=CC=C21)CC3=CC=C(C=C3)C(=O)NO</text:p>
          </table:table-cell>
          <table:table-cell office:value-type="string" calcext:value-type="string">
            <text:p>155534222</text:p>
          </table:table-cell>
          <table:table-cell office:value-type="string" calcext:value-type="string">
            <text:p>7.943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CC(C)C1C(=O)OC(CC(=O)NCC2=NC(=CS2)C3=NC(CS3)(C(=O)N1)C)C=CC(CS)(F)F</text:p>
          </table:table-cell>
          <table:table-cell office:value-type="string" calcext:value-type="string">
            <text:p>155532640</text:p>
          </table:table-cell>
          <table:table-cell office:value-type="string" calcext:value-type="string">
            <text:p>0.0184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CC1=CC(=CC(=C1)C(=O)N(CCCCCC(=O)NC2=CC=CC=C2N)CC(=O)NCC3=CC=CC=C3)C</text:p>
          </table:table-cell>
          <table:table-cell office:value-type="string" calcext:value-type="string">
            <text:p>15553153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CCCNNC(=O)C1=CC=C(C=C1)NC(=O)C2=CC=CC=C2</text:p>
          </table:table-cell>
          <table:table-cell office:value-type="string" calcext:value-type="string">
            <text:p>155531159</text:p>
          </table:table-cell>
          <table:table-cell office:value-type="string" calcext:value-type="string">
            <text:p>0.474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CCCCCN(CCC)NC(=O)C=CC1=CC=C(C=C1)CNCCC2=C(NC3=CC=CC=C32)C.C(=O)(C(F)(F)F)O</text:p>
          </table:table-cell>
          <table:table-cell office:value-type="string" calcext:value-type="string">
            <text:p>155530932</text:p>
          </table:table-cell>
          <table:table-cell office:value-type="string" calcext:value-type="string">
            <text:p>7.3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CN(CC1=CC=C(C=C1)C(=O)NC2=CC=CC=C2N)C3=CC=CC=C3</text:p>
          </table:table-cell>
          <table:table-cell office:value-type="string" calcext:value-type="string">
            <text:p>15553025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C1CCC(CC1)NC(=O)CN(CCCCCC(=O)NC2=CC=CC=C2N)C(=O)C3=CC=CC=C3</text:p>
          </table:table-cell>
          <table:table-cell office:value-type="string" calcext:value-type="string">
            <text:p>155529690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1=CC=C(C=C1)C(=O)NOCC2=CC=C(C=C2)/C=C/C(=O)NO</text:p>
          </table:table-cell>
          <table:table-cell office:value-type="string" calcext:value-type="string">
            <text:p>15552964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B1(O[C@@H]2[C@@H]3C[C@@H](C3(C)C)C[C@@]2(O1)C)[C@H](CC(C)C)NC(=O)[C@H](CC4=CNC5=CC=CC=C54)NC(=O)C6=CC=CC(=C6)/C=C/C(=O)NO</text:p>
          </table:table-cell>
          <table:table-cell office:value-type="string" calcext:value-type="string">
            <text:p>155529608</text:p>
          </table:table-cell>
          <table:table-cell office:value-type="string" calcext:value-type="string">
            <text:p>0.01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B1(O[C@@H]2[C@@H]3C[C@@H](C3(C)C)C[C@@]2(O1)C)[C@H](CC(C)C)NC(=O)[C@H](CC4=CNC5=CC=CC=C54)NC(=O)C6=CC(=CC=C6)C(=O)NO</text:p>
          </table:table-cell>
          <table:table-cell office:value-type="string" calcext:value-type="string">
            <text:p>155529223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C1=CC=C(C=C1)CNC(=O)CN(CC2=CC=C(C=C2)C(=O)NC3=CC=CC=C3N)C(=O)C4=CN=CC=C4</text:p>
          </table:table-cell>
          <table:table-cell office:value-type="string" calcext:value-type="string">
            <text:p>155527955</text:p>
          </table:table-cell>
          <table:table-cell office:value-type="string" calcext:value-type="string">
            <text:p>0.78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C1=CC=C2C(=C1)C=CC(=N2)C(=O)NOCC3=CC=C(C=C3)/C=C/C(=O)NO</text:p>
          </table:table-cell>
          <table:table-cell office:value-type="string" calcext:value-type="string">
            <text:p>155527385</text:p>
          </table:table-cell>
          <table:table-cell office:value-type="string" calcext:value-type="string">
            <text:p>0.9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CC1=CC(=CC(=C1)C(=O)N(CC2=CC=C(C=C2)C(=O)NC3=CC=CC=C3N)CC(=O)NCC4=CC=CC=C4)C</text:p>
          </table:table-cell>
          <table:table-cell office:value-type="string" calcext:value-type="string">
            <text:p>155527295</text:p>
          </table:table-cell>
          <table:table-cell office:value-type="string" calcext:value-type="string">
            <text:p>0.4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CCCCN(CCC)NC(=O)C=CC1=CC=C(C=C1)CNCCC2=C(NC3=CC=CC=C32)C.C(=O)(C(F)(F)F)O</text:p>
          </table:table-cell>
          <table:table-cell office:value-type="string" calcext:value-type="string">
            <text:p>155527290</text:p>
          </table:table-cell>
          <table:table-cell office:value-type="string" calcext:value-type="string">
            <text:p>3.2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COC1=CC=C(C=C1)S(=O)(=O)N2CCC3=C2C(=CC=C3)NCC4=CC=C(C=C4)C(=O)NC5=CC=CC=C5N</text:p>
          </table:table-cell>
          <table:table-cell office:value-type="string" calcext:value-type="string">
            <text:p>155527045</text:p>
          </table:table-cell>
          <table:table-cell office:value-type="string" calcext:value-type="string">
            <text:p>0.66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B1(O[C@@H]2[C@@H]3C[C@@H](C3(C)C)C[C@@]2(O1)C)[C@H](CC(C)C)NC(=O)[C@H](CC4=CNC5=CC=CC=C54)NC(=O)C6=CC=C(C=C6)C(=O)NC7=CC=CC=C7N</text:p>
          </table:table-cell>
          <table:table-cell office:value-type="string" calcext:value-type="string">
            <text:p>15552649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CN(C)C1=CC=CC2=C1C=CC=C2S(=O)(=O)N(CC3=CC=C(C=C3)C(=O)NO)CC(=O)NCC4=CC=CC=C4</text:p>
          </table:table-cell>
          <table:table-cell office:value-type="string" calcext:value-type="string">
            <text:p>15552625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B1(O[C@@H]2[C@@H]3C[C@@H](C3(C)C)C[C@@]2(O1)C)[C@H](CC(C)C)NC(=O)[C@H](CC4=CC=CC=C4)NC(=O)C5=CC=C(C=C5)C(=O)NO</text:p>
          </table:table-cell>
          <table:table-cell office:value-type="string" calcext:value-type="string">
            <text:p>15552589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B1(O[C@@H]2[C@@H]3C[C@@H](C3(C)C)C[C@@]2(O1)C)[C@H](CC(C)C)NC(=O)[C@H](CC4=CC=CC=C4)NC(=O)C5=CC=C(C=C5)C(=O)NC6=CC=CC=C6N</text:p>
          </table:table-cell>
          <table:table-cell office:value-type="string" calcext:value-type="string">
            <text:p>155525782</text:p>
          </table:table-cell>
          <table:table-cell office:value-type="string" calcext:value-type="string">
            <text:p>3.6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CC1=CC(=CC(=C1)C(=O)N(CCCCCC(=O)NC2=CC=CC=C2N)CC(=O)NC3CCCCC3)C</text:p>
          </table:table-cell>
          <table:table-cell office:value-type="string" calcext:value-type="string">
            <text:p>155524660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CC1=CC=C(C=C1)CNC(=O)CN(CCCCCC(=O)NC2=CC=CC=C2N)C(=O)C3=CC(=CC(=C3)C)C</text:p>
          </table:table-cell>
          <table:table-cell office:value-type="string" calcext:value-type="string">
            <text:p>155521965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CN(C)C1=CC=C(C=C1)C(=O)N(CCCCCC(=O)NC2=C(C=CC(=C2)F)N)CC(=O)NCC3=CC=CC=C3</text:p>
          </table:table-cell>
          <table:table-cell office:value-type="string" calcext:value-type="string">
            <text:p>15552182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CCC1=CC=C(C=C1)SCC2=CC=C(C=C2)C(=O)NC3=CC=CC=C3N</text:p>
          </table:table-cell>
          <table:table-cell office:value-type="string" calcext:value-type="string">
            <text:p>155521283</text:p>
          </table:table-cell>
          <table:table-cell office:value-type="string" calcext:value-type="string">
            <text:p>0.14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CCCCCCN(CCC)NC(=O)C=CC1=CC=C(C=C1)CNCCC2=C(NC3=CC=CC=C32)C.C(=O)(C(F)(F)F)O</text:p>
          </table:table-cell>
          <table:table-cell office:value-type="string" calcext:value-type="string">
            <text:p>155520399</text:p>
          </table:table-cell>
          <table:table-cell office:value-type="string" calcext:value-type="string">
            <text:p>9.8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CCNC(=O)NOCC1=CC=C(C=C1)/C=C/C(=O)NO</text:p>
          </table:table-cell>
          <table:table-cell office:value-type="string" calcext:value-type="string">
            <text:p>155518725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COC1=CC=C(C=C1)SCC2=CC=C(C=C2)C(=O)NC3=CC=CC=C3N</text:p>
          </table:table-cell>
          <table:table-cell office:value-type="string" calcext:value-type="string">
            <text:p>155518496</text:p>
          </table:table-cell>
          <table:table-cell office:value-type="string" calcext:value-type="string">
            <text:p>0.2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CC(C)C1C(=O)NC(CC(=O)NCC2=NC(=CS2)C3=NC(CS3)(C(=O)N1)C)C(=CCCS)F</text:p>
          </table:table-cell>
          <table:table-cell office:value-type="string" calcext:value-type="string">
            <text:p>155518327</text:p>
          </table:table-cell>
          <table:table-cell office:value-type="string" calcext:value-type="string">
            <text:p>0.0074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CC1=CC(=CC(=C1)CNC(=O)CN(CCCCCC(=O)NC2=CC=CC=C2N)C(=O)C3=CC(=CC(=C3)C)C)C</text:p>
          </table:table-cell>
          <table:table-cell office:value-type="string" calcext:value-type="string">
            <text:p>15551741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CCCNNC(=O)C=CC1=CC=C(C=C1)CNCCC2=C(NC3=CC=CC=C32)C.C(=O)(C(F)(F)F)O</text:p>
          </table:table-cell>
          <table:table-cell office:value-type="string" calcext:value-type="string">
            <text:p>155517175</text:p>
          </table:table-cell>
          <table:table-cell office:value-type="string" calcext:value-type="string">
            <text:p>0.049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CC1=CC(=C(C(=C1)C)NC(=O)NOCC2=CC=C(C=C2)/C=C/C(=O)NO)C</text:p>
          </table:table-cell>
          <table:table-cell office:value-type="string" calcext:value-type="string">
            <text:p>155517042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CCCNNC(=O)C1=CC=CC(=C1)CNCCC2=C(NC3=CC=CC=C32)C.C(=O)(C(F)(F)F)O</text:p>
          </table:table-cell>
          <table:table-cell office:value-type="string" calcext:value-type="string">
            <text:p>155516139</text:p>
          </table:table-cell>
          <table:table-cell office:value-type="string" calcext:value-type="string">
            <text:p>4.9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C1CN=C2C3=C(C=CC=C3I)SC(=S)N2C1</text:p>
          </table:table-cell>
          <table:table-cell office:value-type="string" calcext:value-type="string">
            <text:p>15551586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CC(C)C1C(=O)OC(CC(=O)NCC2=NC(=CS2)C3=NC(CS3)(C(=O)N1)C)C=C(CCS)F</text:p>
          </table:table-cell>
          <table:table-cell office:value-type="string" calcext:value-type="string">
            <text:p>155515488</text:p>
          </table:table-cell>
          <table:table-cell office:value-type="string" calcext:value-type="string">
            <text:p>0.0024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B1(O[C@@H]2[C@@H]3C[C@@H](C3(C)C)C[C@@]2(O1)C)[C@H](CC(C)C)NC(=O)CNC(=O)C4=CC=C(C=C4)C(=O)NC5=CC=CC=C5N</text:p>
          </table:table-cell>
          <table:table-cell office:value-type="string" calcext:value-type="string">
            <text:p>155514649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CN(C)C1=CC=C(C=C1)C(=O)N(CCCCCC(=O)NC2=CC=CC=C2N)CC(=O)NCC3=CC=CC=C3</text:p>
          </table:table-cell>
          <table:table-cell office:value-type="string" calcext:value-type="string">
            <text:p>15551453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C1=CC=C(C=C1)NC(=O)C2=CC=C(C=C2)C(=O)NC3=CC=CC=C3N</text:p>
          </table:table-cell>
          <table:table-cell office:value-type="string" calcext:value-type="string">
            <text:p>15551431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C1=CC=C2C=C(C=CC2=C1)C(=O)NOCC3=CC=C(C=C3)/C=C/C(=O)NO</text:p>
          </table:table-cell>
          <table:table-cell office:value-type="string" calcext:value-type="string">
            <text:p>155513254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CC1=C(C(=NO1)C)C2=NC3=C(C4=C(S3)CN(CC4)CCCCCC(=O)NC5=CC=CC=C5N)C(=O)N2</text:p>
          </table:table-cell>
          <table:table-cell office:value-type="string" calcext:value-type="string">
            <text:p>155513192</text:p>
          </table:table-cell>
          <table:table-cell office:value-type="string" calcext:value-type="string">
            <text:p>0.11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C1=CC=C(C=C1)NCCCCCC(=O)NC2=CC=CC=C2N</text:p>
          </table:table-cell>
          <table:table-cell office:value-type="string" calcext:value-type="string">
            <text:p>15551317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CC1=CC(=CC(=C1)SCC2=CC=C(C=C2)C(=O)NC3=CC=CC=C3N)C</text:p>
          </table:table-cell>
          <table:table-cell office:value-type="string" calcext:value-type="string">
            <text:p>155513116</text:p>
          </table:table-cell>
          <table:table-cell office:value-type="string" calcext:value-type="string">
            <text:p>0.1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C1=CC(=CC=C1CNC(=O)/C=C/C2=CC=NC=C2)C(=O)NC3=C(C=C(C=C3)F)N</text:p>
          </table:table-cell>
          <table:table-cell office:value-type="string" calcext:value-type="string">
            <text:p>155512474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CN(C)C1=CC=CC2=C1C=CC=C2S(=O)(=O)N(CCCCCC(=O)NO)CC(=O)NCC3=CC=CC=C3</text:p>
          </table:table-cell>
          <table:table-cell office:value-type="string" calcext:value-type="string">
            <text:p>155512401</text:p>
          </table:table-cell>
          <table:table-cell office:value-type="string" calcext:value-type="string">
            <text:p>0.08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CC1=C(C(=NO1)C)C2=NC3=C(C4=C(S3)CN(CC4)CCCC(=O)NO)C(=O)N2</text:p>
          </table:table-cell>
          <table:table-cell office:value-type="string" calcext:value-type="string">
            <text:p>155511921</text:p>
          </table:table-cell>
          <table:table-cell office:value-type="string" calcext:value-type="string">
            <text:p>0.28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CCCNNC(=O)C1=CC=C(C=C1)OCC2=CC=CC=C2</text:p>
          </table:table-cell>
          <table:table-cell office:value-type="string" calcext:value-type="string">
            <text:p>155511274</text:p>
          </table:table-cell>
          <table:table-cell office:value-type="string" calcext:value-type="string">
            <text:p>0.174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CC1=CC(=CC(=C1)C(=O)NOCC2=CC=C(C=C2)/C=C/C(=O)NO)C</text:p>
          </table:table-cell>
          <table:table-cell office:value-type="string" calcext:value-type="string">
            <text:p>155510762</text:p>
          </table:table-cell>
          <table:table-cell office:value-type="string" calcext:value-type="string">
            <text:p>0.99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C1=CC=C2C=C(C=CC2=C1)C3=CN=C(N3)[C@H](CCCCNC(=O)C4=C(C=CC=C4F)O)NC(=O)C5=CN=CS5</text:p>
          </table:table-cell>
          <table:table-cell office:value-type="string" calcext:value-type="string">
            <text:p>155289404</text:p>
          </table:table-cell>
          <table:table-cell office:value-type="string" calcext:value-type="string">
            <text:p>0.176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C1=CC(=CC=C1CN)NC(=O)N(CCCCO)CC2=CC=C(C=C2)C(=O)NO</text:p>
          </table:table-cell>
          <table:table-cell office:value-type="string" calcext:value-type="string">
            <text:p>154699463</text:p>
          </table:table-cell>
          <table:table-cell office:value-type="string" calcext:value-type="string">
            <text:p>0.17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CCC(=O)CCCCC[C@@H](C1=NC=C(N1)C2=CC3=CC=CC=C3N=C2OC)NC(=O)[C@H]4CC45CCN(CC5)C</text:p>
          </table:table-cell>
          <table:table-cell office:value-type="string" calcext:value-type="string">
            <text:p>153582290</text:p>
          </table:table-cell>
          <table:table-cell office:value-type="string" calcext:value-type="string">
            <text:p>0.00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CCC(=O)CCCCC[C@@H](C1=NC=C(N1)C2=CC3=CC=CC=C3N=C2OC)NC(=O)C4CCC5(CC4)CN(C5)C</text:p>
          </table:table-cell>
          <table:table-cell office:value-type="string" calcext:value-type="string">
            <text:p>153582288</text:p>
          </table:table-cell>
          <table:table-cell office:value-type="string" calcext:value-type="string">
            <text:p>0.003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CCC(=O)CCCCC[C@@H](C1=NC=C(N1)C2=CC3=CC=CC=C3N=C2OC)NC(=O)[C@@H]4C[C@@]45CCN(C5)C</text:p>
          </table:table-cell>
          <table:table-cell office:value-type="string" calcext:value-type="string">
            <text:p>153582210</text:p>
          </table:table-cell>
          <table:table-cell office:value-type="string" calcext:value-type="string">
            <text:p>0.03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CC1=CC(=CC(=C1OCCCCCC(=O)NC2=CC=CC=C2N)C)C3=NC4=C(C5=C(S4)CN(CC5)C)C(=O)N3</text:p>
          </table:table-cell>
          <table:table-cell office:value-type="string" calcext:value-type="string">
            <text:p>153534008</text:p>
          </table:table-cell>
          <table:table-cell office:value-type="string" calcext:value-type="string">
            <text:p>0.1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CC1=CC(=CC(=C1OCCCCCC(=O)NO)C)C2=NC3=C(C4=C(S3)CN(CC4)C)C(=O)N2</text:p>
          </table:table-cell>
          <table:table-cell office:value-type="string" calcext:value-type="string">
            <text:p>153534005</text:p>
          </table:table-cell>
          <table:table-cell office:value-type="string" calcext:value-type="string">
            <text:p>0.05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CC1=CC(=CC(=C1OCC2=CC=C(C=C2)C(=O)NO)C)C3=NC4=C(C5=C(S4)CN(CC5)C)C(=O)N3</text:p>
          </table:table-cell>
          <table:table-cell office:value-type="string" calcext:value-type="string">
            <text:p>153534004</text:p>
          </table:table-cell>
          <table:table-cell office:value-type="string" calcext:value-type="string">
            <text:p>0.1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CC1=CC(=CC(=C1OCC2=CC(=CC=C2)C(=O)NO)C)C3=NC4=C(C5=C(S4)CN(CC5)C)C(=O)N3</text:p>
          </table:table-cell>
          <table:table-cell office:value-type="string" calcext:value-type="string">
            <text:p>153534003</text:p>
          </table:table-cell>
          <table:table-cell office:value-type="string" calcext:value-type="string">
            <text:p>0.25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CCCN1CCC2(CC1)C[C@@H]2C(=O)N[C@@H](CCCCCC(=O)CC)C3=NC=C(N3)C4=CC5=CC=CC=C5N=C4OC</text:p>
          </table:table-cell>
          <table:table-cell office:value-type="string" calcext:value-type="string">
            <text:p>153084466</text:p>
          </table:table-cell>
          <table:table-cell office:value-type="string" calcext:value-type="string">
            <text:p>0.010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CCC(=O)CCCCC[C@@H](C1=NC=C(N1)C2=CC3=CC=CC=C3N=C2OC)NC(=O)[C@H]4CC45CCN(CC5)C(C)C</text:p>
          </table:table-cell>
          <table:table-cell office:value-type="string" calcext:value-type="string">
            <text:p>153032286</text:p>
          </table:table-cell>
          <table:table-cell office:value-type="string" calcext:value-type="string">
            <text:p>0.00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CC1=CC(=CC(=C1OCCOCC2=CC=C(C=C2)/C=C/C(=O)NO)C)C3=NC4=C(C5=C(S4)CN(CC5)C)C(=O)N3</text:p>
          </table:table-cell>
          <table:table-cell office:value-type="string" calcext:value-type="string">
            <text:p>152636346</text:p>
          </table:table-cell>
          <table:table-cell office:value-type="string" calcext:value-type="string">
            <text:p>0.0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CC1=CC(=CC(=C1OCC2=CC=C(C=C2)/C=C/C(=O)NO)C)C3=NC4=C(C5=C(S4)CN(CC5)C)C(=O)N3</text:p>
          </table:table-cell>
          <table:table-cell office:value-type="string" calcext:value-type="string">
            <text:p>151364732</text:p>
          </table:table-cell>
          <table:table-cell office:value-type="string" calcext:value-type="string">
            <text:p>0.09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CCC(=O)CCCCC[C@@H](C1=NC=C(N1)C2=CC3=CC=CC=C3N=C2OC)NC(=O)[C@@H]4CC45CCN(CC5)C</text:p>
          </table:table-cell>
          <table:table-cell office:value-type="string" calcext:value-type="string">
            <text:p>151151287</text:p>
          </table:table-cell>
          <table:table-cell office:value-type="string" calcext:value-type="string">
            <text:p>0.03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C1=CC=C(C(=C1)NC2=NC(=NC=C2Cl)NC3=CN(N=C3)CCCCCC(=O)NO)Cl</text:p>
          </table:table-cell>
          <table:table-cell office:value-type="string" calcext:value-type="string">
            <text:p>150496562</text:p>
          </table:table-cell>
          <table:table-cell office:value-type="string" calcext:value-type="string">
            <text:p>0.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CCC(=O)CCCCC[C@@H](C1=NC=C(N1)C2=CC3=CC=CC=C3N=C2OC)NC(=O)C4=NOC5(C4)CCN(CC5)C</text:p>
          </table:table-cell>
          <table:table-cell office:value-type="string" calcext:value-type="string">
            <text:p>149682244</text:p>
          </table:table-cell>
          <table:table-cell office:value-type="string" calcext:value-type="string">
            <text:p>0.005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CCC(=O)CCCCC[C@@H](C1=NC=C(N1)C2=CC3=CC=CC=C3N=C2OC)NC(=O)[C@H]4CC45CCN(CC5)CC6CC6</text:p>
          </table:table-cell>
          <table:table-cell office:value-type="string" calcext:value-type="string">
            <text:p>149256177</text:p>
          </table:table-cell>
          <table:table-cell office:value-type="string" calcext:value-type="string">
            <text:p>0.0006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CC(C)C1C(=O)NC(C(C(=O)NCC2=NC(=CS2)C3=NC(CS3)(C(=O)N1)C)(F)F)C=CCCS</text:p>
          </table:table-cell>
          <table:table-cell office:value-type="string" calcext:value-type="string">
            <text:p>148289288</text:p>
          </table:table-cell>
          <table:table-cell office:value-type="string" calcext:value-type="string">
            <text:p>0.009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C1=CC=C2C(=C1)C(=C3C=CC(=CC3=C2O)C(=O)N=O)O</text:p>
          </table:table-cell>
          <table:table-cell office:value-type="string" calcext:value-type="string">
            <text:p>147254231</text:p>
          </table:table-cell>
          <table:table-cell office:value-type="string" calcext:value-type="string">
            <text:p>4.6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CCC(=O)CCCCC[C@@H](C1=NC=C(N1)C2=CC3=CC=CC=C3N=C2OC)NC(=O)[C@H]4CC45CCN(CC5)CCC(F)(F)F</text:p>
          </table:table-cell>
          <table:table-cell office:value-type="string" calcext:value-type="string">
            <text:p>147125573</text:p>
          </table:table-cell>
          <table:table-cell office:value-type="string" calcext:value-type="string">
            <text:p>0.013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CCC(=O)CCCCC[C@@H](C1=NC=C(N1)C2=CC3=CC=CC=C3N=C2OC)NC(=O)[C@H]4CC45CCN(CC5)CC(F)(F)F</text:p>
          </table:table-cell>
          <table:table-cell office:value-type="string" calcext:value-type="string">
            <text:p>147105312</text:p>
          </table:table-cell>
          <table:table-cell office:value-type="string" calcext:value-type="string">
            <text:p>0.009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CCC(=O)CCCCC[C@@H](C1=NC=C(N1)C2=CC3=CC=CC=C3N=C2OC)NC(=O)[C@H]4CC45CCN(CC5)CC6=CC=C(C=C6)OC</text:p>
          </table:table-cell>
          <table:table-cell office:value-type="string" calcext:value-type="string">
            <text:p>146894788</text:p>
          </table:table-cell>
          <table:table-cell office:value-type="string" calcext:value-type="string">
            <text:p>0.017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C1=CC=C(C=C1)CN2C(=NN=N2)CN(CC3=CC=C(C=C3)C(=O)NO)C(=O)C4=CC=CC=C4C(F)(F)F</text:p>
          </table:table-cell>
          <table:table-cell office:value-type="string" calcext:value-type="string">
            <text:p>14668083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CN1CC(C1)C(=O)N[C@@H](CCCCCC(=O)C2=NC=CO2)C3=NC=C(N3)C4=CC=C(C=C4)F</text:p>
          </table:table-cell>
          <table:table-cell office:value-type="string" calcext:value-type="string">
            <text:p>146317609</text:p>
          </table:table-cell>
          <table:table-cell office:value-type="string" calcext:value-type="string">
            <text:p>0.023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CN1CC(C1)C(=O)N[C@@H](CCCCCC(=O)C2=NOC=C2)C3=NC=C(O3)C4=CC=CC=C4F</text:p>
          </table:table-cell>
          <table:table-cell office:value-type="string" calcext:value-type="string">
            <text:p>146317434</text:p>
          </table:table-cell>
          <table:table-cell office:value-type="string" calcext:value-type="string">
            <text:p>0.0074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C1=CC=C(C(=C1)C2=CN=C(N2)[C@H](CCCCCC(=O)C3=NOC=C3)N)F</text:p>
          </table:table-cell>
          <table:table-cell office:value-type="string" calcext:value-type="string">
            <text:p>146317418</text:p>
          </table:table-cell>
          <table:table-cell office:value-type="string" calcext:value-type="string">
            <text:p>0.093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C1=CC=C(C(=C1)C2=CN=C(N2)[C@H](CCCCCC(=O)C3=COC=N3)N)F</text:p>
          </table:table-cell>
          <table:table-cell office:value-type="string" calcext:value-type="string">
            <text:p>146317396</text:p>
          </table:table-cell>
          <table:table-cell office:value-type="string" calcext:value-type="string">
            <text:p>0.7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CN1CC(C1)C(=O)N[C@@H](CCCCCC(=O)C2=NOC=C2)C3=NC=C(N3)C4=CC=CC=C4F</text:p>
          </table:table-cell>
          <table:table-cell office:value-type="string" calcext:value-type="string">
            <text:p>146317294</text:p>
          </table:table-cell>
          <table:table-cell office:value-type="string" calcext:value-type="string">
            <text:p>0.0025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CN1CC(C1)C(=O)N[C@@H](CCCCCC(=O)C2=NOC=C2)C3=NN=C(O3)C4=CC=CC=C4F</text:p>
          </table:table-cell>
          <table:table-cell office:value-type="string" calcext:value-type="string">
            <text:p>146317278</text:p>
          </table:table-cell>
          <table:table-cell office:value-type="string" calcext:value-type="string">
            <text:p>1.1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CC1=CC=C(O1)C2=NC3=CC(=C(C=C3C(=C2)NCC4CCN(CC4)C5=NC=C(C=N5)C(=O)NO)OC)OC</text:p>
          </table:table-cell>
          <table:table-cell office:value-type="string" calcext:value-type="string">
            <text:p>146284820</text:p>
          </table:table-cell>
          <table:table-cell office:value-type="string" calcext:value-type="string">
            <text:p>0.05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CC1=C2C(=CC(=N1)C(=O)N(C)CC3=CC=C(C=C3)C(=O)NO)C4=CC=CC=C4N2</text:p>
          </table:table-cell>
          <table:table-cell office:value-type="string" calcext:value-type="string">
            <text:p>145994163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CCCCN(CC1=CC=C(C=C1)C(=O)NO)C(=O)C2=NC=C3C(=C2)C4=CC=CC=C4N3</text:p>
          </table:table-cell>
          <table:table-cell office:value-type="string" calcext:value-type="string">
            <text:p>145993768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CN(CC1=CC=C(C=C1)C(=O)NO)C(=O)C2=NC(=C3C(=C2)C4=CC=CC=C4N3)C5=CC=CC=C5OC</text:p>
          </table:table-cell>
          <table:table-cell office:value-type="string" calcext:value-type="string">
            <text:p>145993428</text:p>
          </table:table-cell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C1=CC=C(C=C1)S(=O)(=O)C2=[N+](ON=C2OCCOC3=NC=C(C=C3)COC(=O)NCC4=CC=C(C=C4)C(=O)NC5=CC=CC=C5N)[O-]</text:p>
          </table:table-cell>
          <table:table-cell office:value-type="string" calcext:value-type="string">
            <text:p>145993051</text:p>
          </table:table-cell>
          <table:table-cell office:value-type="string" calcext:value-type="string">
            <text:p>0.3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CCCCN(CC1=CC=C(C=C1)C(=O)NO)C(=O)C2=NC(=C3C(=C2)C4=CC=CC=C4N3)C5=CC=CC=C5OC</text:p>
          </table:table-cell>
          <table:table-cell office:value-type="string" calcext:value-type="string">
            <text:p>145992467</text:p>
          </table:table-cell>
          <table:table-cell office:value-type="string" calcext:value-type="string">
            <text:p>0.3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CCN(CC1=CC=C(C=C1)C(=O)NO)C(=O)C2=NC(=C3C(=C2)C4=CC=CC=C4N3)C</text:p>
          </table:table-cell>
          <table:table-cell office:value-type="string" calcext:value-type="string">
            <text:p>14599122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CCN(CC1=CC=C(C=C1)C(=O)NO)C(=O)C2=NC(=C3C(=C2)C4=CC=CC=C4N3)C5=CC=CC=C5OC</text:p>
          </table:table-cell>
          <table:table-cell office:value-type="string" calcext:value-type="string">
            <text:p>145990872</text:p>
          </table:table-cell>
          <table:table-cell office:value-type="string" calcext:value-type="string">
            <text:p>0.8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CCN(CC1=CC=C(C=C1)C(=O)NO)C(=O)C2=NC=C3C(=C2)C4=CC=CC=C4N3</text:p>
          </table:table-cell>
          <table:table-cell office:value-type="string" calcext:value-type="string">
            <text:p>145990399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CC1=CC=C(C=C1)C2=NN(C(=C2)C(F)(F)F)CCC3=CC=C(C=C3)C(=O)NO</text:p>
          </table:table-cell>
          <table:table-cell office:value-type="string" calcext:value-type="string">
            <text:p>145989487</text:p>
          </table:table-cell>
          <table:table-cell office:value-type="string" calcext:value-type="string">
            <text:p>0.54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CCCN(CC1=CC=C(C=C1)C(=O)NO)C(=O)C2=NC(=C3C(=C2)C4=CC=CC=C4N3)C5=CC(=CC=C5)OC</text:p>
          </table:table-cell>
          <table:table-cell office:value-type="string" calcext:value-type="string">
            <text:p>145989067</text:p>
          </table:table-cell>
          <table:table-cell office:value-type="string" calcext:value-type="string">
            <text:p>0.2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CN(CC1=CC=C(C=C1)C(=O)NO)C(=O)C2=NC=C3C(=C2)C4=CC=CC=C4N3</text:p>
          </table:table-cell>
          <table:table-cell office:value-type="string" calcext:value-type="string">
            <text:p>145988992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C1CN(CC2=CC=CC=C21)C(=S)SCC3=CC=C(C=C3)C(=O)NC4=CC=CC=C4N</text:p>
          </table:table-cell>
          <table:table-cell office:value-type="string" calcext:value-type="string">
            <text:p>145988041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CCCN(CC1=CC=C(C=C1)C(=O)NO)C(=O)C2=NC(=C3C(=C2)C4=CC=CC=C4N3)C</text:p>
          </table:table-cell>
          <table:table-cell office:value-type="string" calcext:value-type="string">
            <text:p>145987823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CC1=CC(=NN1CC2=CC=C(C=C2)C(=O)NO)C3=CC4=C(C=C3)OCO4</text:p>
          </table:table-cell>
          <table:table-cell office:value-type="string" calcext:value-type="string">
            <text:p>145987732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CC1=CC=C(C=C1)C2=NN(C(=C2)C)CC3=CC=C(C=C3)C(=O)NO</text:p>
          </table:table-cell>
          <table:table-cell office:value-type="string" calcext:value-type="string">
            <text:p>145987492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C1CN(CCN1C2=CC=NC=C2)C(=S)SCC3=CC=C(C=C3)C(=O)NC4=CC=CC=C4N</text:p>
          </table:table-cell>
          <table:table-cell office:value-type="string" calcext:value-type="string">
            <text:p>145985400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C1=CC=C2C(=C1)C(=C3C=CC=CC3=N2)NC4=CC=C(C=C4)CCC(=O)NO</text:p>
          </table:table-cell>
          <table:table-cell office:value-type="string" calcext:value-type="string">
            <text:p>14598385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C[Si](CCCCCCC(=O)NC1=CC=CC=C1)(O)O</text:p>
          </table:table-cell>
          <table:table-cell office:value-type="string" calcext:value-type="string">
            <text:p>14598363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CCCN(CC1=CC=C(C=C1)C(=O)NO)C(=O)C2=NC(=C3C(=C2)C4=CC=CC=C4N3)C5=CC=CC=C5OC</text:p>
          </table:table-cell>
          <table:table-cell office:value-type="string" calcext:value-type="string">
            <text:p>145981665</text:p>
          </table:table-cell>
          <table:table-cell office:value-type="string" calcext:value-type="string">
            <text:p>0.2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CCCN(CC1=CC=C(C=C1)C(=O)NO)C(=O)C2=NC=C3C(=C2)C4=CC=CC=C4N3</text:p>
          </table:table-cell>
          <table:table-cell office:value-type="string" calcext:value-type="string">
            <text:p>14598092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CCCCN(CC1=CC=C(C=C1)C(=O)NO)C(=O)C2=NC(=C3C(=C2)C4=CC=CC=C4N3)C</text:p>
          </table:table-cell>
          <table:table-cell office:value-type="string" calcext:value-type="string">
            <text:p>145980347</text:p>
          </table:table-cell>
          <table:table-cell office:value-type="string" calcext:value-type="string">
            <text:p>0.9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CN(CCCCC(CO[N+](=O)[O-])O[N+](=O)[O-])CC1=NC=C(C=C1)COC(=O)NCC2=CC=C(C=C2)C(=O)NC3=CC=CC=C3N.Cl.Cl.Cl</text:p>
          </table:table-cell>
          <table:table-cell office:value-type="string" calcext:value-type="string">
            <text:p>145980171</text:p>
          </table:table-cell>
          <table:table-cell office:value-type="string" calcext:value-type="string">
            <text:p>0.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CCCCN(CC1=CC=C(C=C1)C(=O)NO)C(=O)C2=NC(=C3C(=C2)C4=CC=CC=C4N3)C5=CC(=CC=C5)OC</text:p>
          </table:table-cell>
          <table:table-cell office:value-type="string" calcext:value-type="string">
            <text:p>145979160</text:p>
          </table:table-cell>
          <table:table-cell office:value-type="string" calcext:value-type="string">
            <text:p>0.3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CCN(CC1=CC=NC=C1)C(=S)SCC2=CC=C(C=C2)C(=O)NC3=CC=CC=C3N</text:p>
          </table:table-cell>
          <table:table-cell office:value-type="string" calcext:value-type="string">
            <text:p>14597893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COC1=C(C=C2C(=C1)C=CN2CCOC3=CC=C(C=C3)NC(=O)CCCCCCC(=O)NO)OC</text:p>
          </table:table-cell>
          <table:table-cell office:value-type="string" calcext:value-type="string">
            <text:p>145977717</text:p>
          </table:table-cell>
          <table:table-cell office:value-type="string" calcext:value-type="string">
            <text:p>0.016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C1=CC(=CC=C1NC(=O)CCCCCCC(=O)NO)N(CCCl)CCCl</text:p>
          </table:table-cell>
          <table:table-cell office:value-type="string" calcext:value-type="string">
            <text:p>145977632</text:p>
          </table:table-cell>
          <table:table-cell office:value-type="string" calcext:value-type="string">
            <text:p>0.2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CC1=C2C=CC(=CC2=NN1C)N(C)C3=NC(=NC=C3)NC4=CC=CC(=C4)C(=O)NCCCCCC(=O)NO</text:p>
          </table:table-cell>
          <table:table-cell office:value-type="string" calcext:value-type="string">
            <text:p>145976956</text:p>
          </table:table-cell>
          <table:table-cell office:value-type="string" calcext:value-type="string">
            <text:p>0.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CC1=C2C=CC(=CC2=NN1C)N(C)C3=NC(=NC=C3)NC4=CC=C(C=C4)C(=O)NCCCCCC(=O)NO</text:p>
          </table:table-cell>
          <table:table-cell office:value-type="string" calcext:value-type="string">
            <text:p>145974717</text:p>
          </table:table-cell>
          <table:table-cell office:value-type="string" calcext:value-type="string">
            <text:p>0.01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C1C(C1NCC2=CC=C(C=C2)/C=C/C(=O)NC3=CC=CC=C3N)C4=CC=CC=C4</text:p>
          </table:table-cell>
          <table:table-cell office:value-type="string" calcext:value-type="string">
            <text:p>145974565</text:p>
          </table:table-cell>
          <table:table-cell office:value-type="string" calcext:value-type="string">
            <text:p>0.49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CC1=C2C=CC(=CC2=NN1C)N(C)C3=NC(=NC=C3)NC4=CC=C(C=C4)C(=O)NCCCCC(=O)NO</text:p>
          </table:table-cell>
          <table:table-cell office:value-type="string" calcext:value-type="string">
            <text:p>145974167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C1COCCN1C2=C3C=CC=C4C3=C(C=C2)C(=O)N(C4=O)CC5=CC=C(C=C5)C(=O)NO</text:p>
          </table:table-cell>
          <table:table-cell office:value-type="string" calcext:value-type="string">
            <text:p>145973368</text:p>
          </table:table-cell>
          <table:table-cell office:value-type="string" calcext:value-type="string">
            <text:p>0.098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CS(=O)(=O)NC1=CC=C(C=C1)C2=NC(=NC=C2)NC3=CC=C(C=C3)N4CCC(CC4)C(=O)NC5=CC=C(C=C5)/C=C/C(=O)NO</text:p>
          </table:table-cell>
          <table:table-cell office:value-type="string" calcext:value-type="string">
            <text:p>145971681</text:p>
          </table:table-cell>
          <table:table-cell office:value-type="string" calcext:value-type="string">
            <text:p>7.4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C1=CC=C(C=C1)NC(=O)N(CCCCO)CC2=CC=C(C=C2)C(=O)NO</text:p>
          </table:table-cell>
          <table:table-cell office:value-type="string" calcext:value-type="string">
            <text:p>145971506</text:p>
          </table:table-cell>
          <table:table-cell office:value-type="string" calcext:value-type="string">
            <text:p>0.2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C1=CC(=CC=C1CNC(=O)C2=CC(=NN2)C3=CC=C(C=C3)F)C(=O)NO</text:p>
          </table:table-cell>
          <table:table-cell office:value-type="string" calcext:value-type="string">
            <text:p>145970598</text:p>
          </table:table-cell>
          <table:table-cell office:value-type="string" calcext:value-type="string">
            <text:p>0.01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CCCC1=CC(=NN1CC2=CC=C(C=C2)C(=O)NO)C3=CC=C(C=C3)F</text:p>
          </table:table-cell>
          <table:table-cell office:value-type="string" calcext:value-type="string">
            <text:p>145970453</text:p>
          </table:table-cell>
          <table:table-cell office:value-type="string" calcext:value-type="string">
            <text:p>0.36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C1=CC(=CC=C1C2=NNC(=C2)C(=O)NCCCCCC(=O)NO)F</text:p>
          </table:table-cell>
          <table:table-cell office:value-type="string" calcext:value-type="string">
            <text:p>145970171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C1=CC(=CC=C1C2=NNC(=C2)C(=O)NCCCC(=O)NO)F</text:p>
          </table:table-cell>
          <table:table-cell office:value-type="string" calcext:value-type="string">
            <text:p>145970161</text:p>
          </table:table-cell>
          <table:table-cell office:value-type="string" calcext:value-type="string">
            <text:p>1.8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CC1=CC=C(C=C1)C2=CC(=NN2CC3=CC=C(C=C3)C(=O)NO)C(F)(F)F</text:p>
          </table:table-cell>
          <table:table-cell office:value-type="string" calcext:value-type="string">
            <text:p>145969996</text:p>
          </table:table-cell>
          <table:table-cell office:value-type="string" calcext:value-type="string">
            <text:p>1.2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CC1=CC=C(C=C1)C2=CC(=NN2CC3=CC=C(C=C3)C(=O)NO)C</text:p>
          </table:table-cell>
          <table:table-cell office:value-type="string" calcext:value-type="string">
            <text:p>145969789</text:p>
          </table:table-cell>
          <table:table-cell office:value-type="string" calcext:value-type="string">
            <text:p>0.07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CCC1=CC(=NN1CC2=CC=C(C=C2)C(=O)NO)C3=CC=C(C=C3)F</text:p>
          </table:table-cell>
          <table:table-cell office:value-type="string" calcext:value-type="string">
            <text:p>145969651</text:p>
          </table:table-cell>
          <table:table-cell office:value-type="string" calcext:value-type="string">
            <text:p>0.39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C1=CC(=CC=C1C2=NNC(=C2)C(=O)NCCCCCCC(=O)NO)F</text:p>
          </table:table-cell>
          <table:table-cell office:value-type="string" calcext:value-type="string">
            <text:p>145969456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CC1=CC(=NN1CC2=CC=C(C=C2)C(=O)NO)C3=CC=C(C=C3)F</text:p>
          </table:table-cell>
          <table:table-cell office:value-type="string" calcext:value-type="string">
            <text:p>145968985</text:p>
          </table:table-cell>
          <table:table-cell office:value-type="string" calcext:value-type="string">
            <text:p>0.1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C1=CC=C(C=C1)CC2=CC(=NN2CC3=CC=C(C=C3)C(=O)NO)C4=CC=C(C=C4)F</text:p>
          </table:table-cell>
          <table:table-cell office:value-type="string" calcext:value-type="string">
            <text:p>145968824</text:p>
          </table:table-cell>
          <table:table-cell office:value-type="string" calcext:value-type="string">
            <text:p>0.76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CCC1=NN(C(=C1)C2=CC=C(C=C2)F)CC3=CC=C(C=C3)C(=O)NO</text:p>
          </table:table-cell>
          <table:table-cell office:value-type="string" calcext:value-type="string">
            <text:p>145968087</text:p>
          </table:table-cell>
          <table:table-cell office:value-type="string" calcext:value-type="string">
            <text:p>1.5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CC1=CC=C(C=C1)C2=CC(=NN2C3=CC=C(C=C3)C(=O)NO)C(F)(F)F</text:p>
          </table:table-cell>
          <table:table-cell office:value-type="string" calcext:value-type="string">
            <text:p>145967968</text:p>
          </table:table-cell>
          <table:table-cell office:value-type="string" calcext:value-type="string">
            <text:p>0.91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C1=CC(=CC=C1C2=NNC(=C2)C(=O)NCCCCC(=O)NO)F</text:p>
          </table:table-cell>
          <table:table-cell office:value-type="string" calcext:value-type="string">
            <text:p>145967905</text:p>
          </table:table-cell>
          <table:table-cell office:value-type="string" calcext:value-type="string">
            <text:p>0.88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CCCC1=NN(C(=C1)C2=CC=C(C=C2)F)CC3=CC=C(C=C3)C(=O)NO</text:p>
          </table:table-cell>
          <table:table-cell office:value-type="string" calcext:value-type="string">
            <text:p>145967851</text:p>
          </table:table-cell>
          <table:table-cell office:value-type="string" calcext:value-type="string">
            <text:p>2.88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CC1=CC=C(C=C1)C2=NN(C(=C2)C(F)(F)F)CC3=CC=C(C=C3)C(=O)NO</text:p>
          </table:table-cell>
          <table:table-cell office:value-type="string" calcext:value-type="string">
            <text:p>145967832</text:p>
          </table:table-cell>
          <table:table-cell office:value-type="string" calcext:value-type="string">
            <text:p>0.04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CC1=CC=C(C=C1)C2=CC(=NN2CCC3=CC=C(C=C3)C(=O)NO)C(F)(F)F</text:p>
          </table:table-cell>
          <table:table-cell office:value-type="string" calcext:value-type="string">
            <text:p>145967698</text:p>
          </table:table-cell>
          <table:table-cell office:value-type="string" calcext:value-type="string">
            <text:p>0.6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CC1=NN(C(=C1)C2=CC3=C(C=C2)OCO3)CC4=CC=C(C=C4)C(=O)NO</text:p>
          </table:table-cell>
          <table:table-cell office:value-type="string" calcext:value-type="string">
            <text:p>145967610</text:p>
          </table:table-cell>
          <table:table-cell office:value-type="string" calcext:value-type="string">
            <text:p>0.1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CC1=NN(C(=C1)C2=CC=C(C=C2)F)CC3=CC=C(C=C3)C(=O)NO</text:p>
          </table:table-cell>
          <table:table-cell office:value-type="string" calcext:value-type="string">
            <text:p>145967593</text:p>
          </table:table-cell>
          <table:table-cell office:value-type="string" calcext:value-type="string">
            <text:p>1.9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CC1=C2C=CC(=CC2=NN1C)N(C)C3=NC(=NC=C3)NC4=CC=C(C=C4)C(=O)NCCCCCCCC(=O)NO</text:p>
          </table:table-cell>
          <table:table-cell office:value-type="string" calcext:value-type="string">
            <text:p>145966738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CC1=C2C=CC(=CC2=NN1C)N(C)C3=NC(=NC=C3)NC4=CC=C(C=C4)C(=O)NCCCCCCC(=O)NO</text:p>
          </table:table-cell>
          <table:table-cell office:value-type="string" calcext:value-type="string">
            <text:p>145966712</text:p>
          </table:table-cell>
          <table:table-cell office:value-type="string" calcext:value-type="string">
            <text:p>0.1916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CC1=C(C=C(C=C1)NC2=NC=CC(=N2)N(C)C3=CC4=NN(C(=C4C=C3)C)C)C(=O)NCCCCCC(=O)NO</text:p>
          </table:table-cell>
          <table:table-cell office:value-type="string" calcext:value-type="string">
            <text:p>145964935</text:p>
          </table:table-cell>
          <table:table-cell office:value-type="string" calcext:value-type="string">
            <text:p>0.8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C1=CC(=CC=C1CN(CCCCCCC(=O)NO)C2=NC=C(S2)C(=O)NCCCN3C=CN=C3)F</text:p>
          </table:table-cell>
          <table:table-cell office:value-type="string" calcext:value-type="string">
            <text:p>14596269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COC1=CC2=C(C=C1)N(C=C2)CCOC3=CC=C(C=C3)NC(=O)CCCCCCC(=O)NO</text:p>
          </table:table-cell>
          <table:table-cell office:value-type="string" calcext:value-type="string">
            <text:p>145959866</text:p>
          </table:table-cell>
          <table:table-cell office:value-type="string" calcext:value-type="string">
            <text:p>0.033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CS(=O)(=O)NC1=CC=C(C=C1)C2=NC(=NC=C2)NC3=CC=C(C=C3)N4CCC(CC4)C(=O)NCCCCCCCC(=O)NO</text:p>
          </table:table-cell>
          <table:table-cell office:value-type="string" calcext:value-type="string">
            <text:p>145959360</text:p>
          </table:table-cell>
          <table:table-cell office:value-type="string" calcext:value-type="string">
            <text:p>0.13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C1COCCN1C2=CC=C(C=C2)NC3=NC=CC(=N3)C4=CC=C(C=C4)C(=O)NO</text:p>
          </table:table-cell>
          <table:table-cell office:value-type="string" calcext:value-type="string">
            <text:p>145958641</text:p>
          </table:table-cell>
          <table:table-cell office:value-type="string" calcext:value-type="string">
            <text:p>1.7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C1C(C1NCC2=CC=C(C=C2)C(=O)NC3=CC=CC=C3N)C4=CC=CC=C4</text:p>
          </table:table-cell>
          <table:table-cell office:value-type="string" calcext:value-type="string">
            <text:p>145957740</text:p>
          </table:table-cell>
          <table:table-cell office:value-type="string" calcext:value-type="string">
            <text:p>0.4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COC1=CC=CC(=C1)N2C(=NC(=N2)C(=O)NCCCCCC(=O)NO)C3=CC(=C(C(=C3)OC)OC)OC</text:p>
          </table:table-cell>
          <table:table-cell office:value-type="string" calcext:value-type="string">
            <text:p>145955496</text:p>
          </table:table-cell>
          <table:table-cell office:value-type="string" calcext:value-type="string">
            <text:p>0.23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CC[C@@H](C1=CC=CC=C1)C(=O)NC2=CN=C(C=C2)C(=O)NC3=C(C=C(C=C3)F)N</text:p>
          </table:table-cell>
          <table:table-cell office:value-type="string" calcext:value-type="string">
            <text:p>14595501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C1C(C1NCC2=CC=C(C=C2)/C=C/C(=O)NO)C3=CC=CC=C3</text:p>
          </table:table-cell>
          <table:table-cell office:value-type="string" calcext:value-type="string">
            <text:p>145954248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C1C(C1C(=O)NC2=CN=C(C=C2)C(=O)NC3=C(C=C(C=C3)F)N)C4=CC=CC=C4</text:p>
          </table:table-cell>
          <table:table-cell office:value-type="string" calcext:value-type="string">
            <text:p>14595229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COC1=CC=CC(=C1)N2C(=NC(=N2)C(=O)NCC(=O)NO)C3=CC(=C(C(=C3)OC)OC)OC</text:p>
          </table:table-cell>
          <table:table-cell office:value-type="string" calcext:value-type="string">
            <text:p>145952135</text:p>
          </table:table-cell>
          <table:table-cell office:value-type="string" calcext:value-type="string">
            <text:p>0.26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COC1=C(C(=C2C(=C1)C=CN2CCCCOC3=CC=CC(=C3)NC(=O)CCCCCCC(=O)NO)OC)OC</text:p>
          </table:table-cell>
          <table:table-cell office:value-type="string" calcext:value-type="string">
            <text:p>145951170</text:p>
          </table:table-cell>
          <table:table-cell office:value-type="string" calcext:value-type="string">
            <text:p>0.999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CC(C)CCN(CCCCCCC(=O)NO)C1=NC=C(S1)C(=O)NCCCN2C=CN=C2</text:p>
          </table:table-cell>
          <table:table-cell office:value-type="string" calcext:value-type="string">
            <text:p>145950884</text:p>
          </table:table-cell>
          <table:table-cell office:value-type="string" calcext:value-type="string">
            <text:p>0.00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C1CC2=CC=CC=C2C3(C1)C(=O)N(C(=O)N3)CCCCCCC(=O)NO</text:p>
          </table:table-cell>
          <table:table-cell office:value-type="string" calcext:value-type="string">
            <text:p>145950102</text:p>
          </table:table-cell>
          <table:table-cell office:value-type="string" calcext:value-type="string">
            <text:p>0.1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C1CC1(C2=CC=CC=C2)NCC3=CC=C(C=C3)C(=O)NCCCCCCC(=O)NO</text:p>
          </table:table-cell>
          <table:table-cell office:value-type="string" calcext:value-type="string">
            <text:p>145949712</text:p>
          </table:table-cell>
          <table:table-cell office:value-type="string" calcext:value-type="string">
            <text:p>0.02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CC[C@@H](C1=NC2=C(C(=CC=C2)NCC3=CC=C(C=C3)C(=O)NO)C(=O)N1C4=CC=CC=C4)NC5=NC=NC6=C5NC=N6</text:p>
          </table:table-cell>
          <table:table-cell office:value-type="string" calcext:value-type="string">
            <text:p>142506189</text:p>
          </table:table-cell>
          <table:table-cell office:value-type="string" calcext:value-type="string">
            <text:p>7.1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CC[C@@H](C1=NC2=CC=CC(=C2C(=O)N1C3=CC=CC=C3)CCCCC(=O)NO)NC4=NC=NC5=C4NC=N5</text:p>
          </table:table-cell>
          <table:table-cell office:value-type="string" calcext:value-type="string">
            <text:p>142506033</text:p>
          </table:table-cell>
          <table:table-cell office:value-type="string" calcext:value-type="string">
            <text:p>1.2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CC[C@@H](C1=NC2=C(C(=CC=C2)NCCCC(=O)NO)C(=O)N1C3=CC=CC=C3)NC4=NC=NC5=C4NC=N5</text:p>
          </table:table-cell>
          <table:table-cell office:value-type="string" calcext:value-type="string">
            <text:p>142506025</text:p>
          </table:table-cell>
          <table:table-cell office:value-type="string" calcext:value-type="string">
            <text:p>3.2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CC1=CC=C(O1)C2=NC3=CC(=C(C=C3C(=C2)NCC4C5CCC4CN(C5)C6=NC=C(C=N6)C(=O)NO)OC)OC</text:p>
          </table:table-cell>
          <table:table-cell office:value-type="string" calcext:value-type="string">
            <text:p>142495399</text:p>
          </table:table-cell>
          <table:table-cell office:value-type="string" calcext:value-type="string">
            <text:p>0.1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CC1=CC=C(O1)C2=NC3=CC(=C(C=C3C(=C2)NCC4CCC(CC4)C(=O)NO)OC)OCCCN5CCCC5</text:p>
          </table:table-cell>
          <table:table-cell office:value-type="string" calcext:value-type="string">
            <text:p>142495374</text:p>
          </table:table-cell>
          <table:table-cell office:value-type="string" calcext:value-type="string">
            <text:p>0.15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CC1=CC=C(O1)C2=NC3=CC(=C(C=C3C(=C2)NCC4=CC=C(C=C4)C(=O)NO)OC)OC</text:p>
          </table:table-cell>
          <table:table-cell office:value-type="string" calcext:value-type="string">
            <text:p>142495372</text:p>
          </table:table-cell>
          <table:table-cell office:value-type="string" calcext:value-type="string">
            <text:p>0.09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CC1=CC=C(O1)C2=NC3=CC(=C(C=C3C(=C2)NC4CCN(CC4)C5=NC=C(C=N5)C(=O)NO)OC)OC</text:p>
          </table:table-cell>
          <table:table-cell office:value-type="string" calcext:value-type="string">
            <text:p>142495358</text:p>
          </table:table-cell>
          <table:table-cell office:value-type="string" calcext:value-type="string">
            <text:p>0.40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CC1=CC=C(O1)C2=NC3=CC(=C(C=C3C(=C2)NCC4CCC(CC4)C(=O)NO)OC)OC</text:p>
          </table:table-cell>
          <table:table-cell office:value-type="string" calcext:value-type="string">
            <text:p>142495322</text:p>
          </table:table-cell>
          <table:table-cell office:value-type="string" calcext:value-type="string">
            <text:p>0.27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CC1=CC=C(O1)C2=NC3=CC(=C(C=C3C(=C2)NCC4=CC=C(C=C4)C(=O)NO)OC)OCCCN5CCCC5</text:p>
          </table:table-cell>
          <table:table-cell office:value-type="string" calcext:value-type="string">
            <text:p>142495304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C[C@@H](C1=CC=CC=C1)C(=O)NC2=CC=C(C=C2)C(=O)NC3=C(C=C(C=C3)F)N</text:p>
          </table:table-cell>
          <table:table-cell office:value-type="string" calcext:value-type="string">
            <text:p>14248934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C[C@@H](C1=CC=CC=C1)C(=O)NC2=CN=C(C=C2)C(=O)NC3=C(C=C(C=C3)F)N</text:p>
          </table:table-cell>
          <table:table-cell office:value-type="string" calcext:value-type="string">
            <text:p>14248934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CC[C@H](C1=CC=CC=C1)C(=O)NC2=CN=C(C=C2)C(=O)NC3=C(C=C(C=C3)F)N</text:p>
          </table:table-cell>
          <table:table-cell office:value-type="string" calcext:value-type="string">
            <text:p>142489335</text:p>
          </table:table-cell>
          <table:table-cell office:value-type="string" calcext:value-type="string">
            <text:p>0.6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C1=CC=C(C=C1)CCC(=O)NC2=CN=C(C=C2)C(=O)NC3=C(C=C(C=C3)F)N</text:p>
          </table:table-cell>
          <table:table-cell office:value-type="string" calcext:value-type="string">
            <text:p>14248933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CC[C@H](C1=CC=CC=C1)C(=O)NC2=CC=C(C=C2)C(=O)NC3=C(C=C(C=C3)F)N</text:p>
          </table:table-cell>
          <table:table-cell office:value-type="string" calcext:value-type="string">
            <text:p>14248932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C1=CC=C(C=C1)CC(=O)NC2=CN=C(C=C2)C(=O)NC3=C(C=C(C=C3)F)N</text:p>
          </table:table-cell>
          <table:table-cell office:value-type="string" calcext:value-type="string">
            <text:p>1424893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C1=CC=C(C=C1)CCC(=O)NC2=CC=C(C=C2)C(=O)NC3=C(C=C(C=C3)F)N</text:p>
          </table:table-cell>
          <table:table-cell office:value-type="string" calcext:value-type="string">
            <text:p>14248932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C1=CC(=CC=C1CC(=O)NC2=CN=C(C=C2)C(=O)NC3=C(C=C(C=C3)F)N)F</text:p>
          </table:table-cell>
          <table:table-cell office:value-type="string" calcext:value-type="string">
            <text:p>1424893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CC(C)[C@@H](C1=CC=CC=C1)C(=O)NC2=CN=C(C=C2)C(=O)NC3=C(C=C(C=C3)F)N</text:p>
          </table:table-cell>
          <table:table-cell office:value-type="string" calcext:value-type="string">
            <text:p>14248931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C1=CC(=CC=C1CC(=O)NC2=CC=C(C=C2)C(=O)NC3=C(C=C(C=C3)F)N)F</text:p>
          </table:table-cell>
          <table:table-cell office:value-type="string" calcext:value-type="string">
            <text:p>14248931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CC(C)[C@H](C1=CC=CC=C1)C(=O)NC2=CC=C(C=C2)C(=O)NC3=C(C=C(C=C3)F)N</text:p>
          </table:table-cell>
          <table:table-cell office:value-type="string" calcext:value-type="string">
            <text:p>14248931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CC[C@@H](C1=CC=CC=C1)C(=O)NC2=CC=C(C=C2)C(=O)NC3=C(C=C(C=C3)F)N</text:p>
          </table:table-cell>
          <table:table-cell office:value-type="string" calcext:value-type="string">
            <text:p>14248931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C[C@H](C1=CC=CC=C1)C(=O)NC2=CC=C(C=C2)C(=O)NC3=C(C=C(C=C3)F)N</text:p>
          </table:table-cell>
          <table:table-cell office:value-type="string" calcext:value-type="string">
            <text:p>14248931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CC1=CC=C(C=C1)CN2CCC(CC2)C3=NOC(=N3)CN(C)C4=NC=C(C=N4)C(=O)NO</text:p>
          </table:table-cell>
          <table:table-cell office:value-type="string" calcext:value-type="string">
            <text:p>141764754</text:p>
          </table:table-cell>
          <table:table-cell office:value-type="string" calcext:value-type="string">
            <text:p>0.003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C1=CC=C2C(=C1)N(C3=CC=CC=C3S2)CC4=CC=C(C=C4)C(=O)NO</text:p>
          </table:table-cell>
          <table:table-cell office:value-type="string" calcext:value-type="string">
            <text:p>141733188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C1=CC(=CC=C1NC2=NC(=NC=C2)NC3=CN(N=C3)CCCCCCC(=O)NO)F</text:p>
          </table:table-cell>
          <table:table-cell office:value-type="string" calcext:value-type="string">
            <text:p>141728877</text:p>
          </table:table-cell>
          <table:table-cell office:value-type="string" calcext:value-type="string">
            <text:p>0.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CNC1=NC(=NC=C1C(F)(F)F)NC2=CN(N=C2)CCCCCCC(=O)NO</text:p>
          </table:table-cell>
          <table:table-cell office:value-type="string" calcext:value-type="string">
            <text:p>141728874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C1=CC(=CC=C1NC2=NC(=NC=C2Cl)NC3=CN(N=C3)CCCCCC(=O)NO)F</text:p>
          </table:table-cell>
          <table:table-cell office:value-type="string" calcext:value-type="string">
            <text:p>141728873</text:p>
          </table:table-cell>
          <table:table-cell office:value-type="string" calcext:value-type="string">
            <text:p>0.02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CCCNC1=NC(=NC=C1Cl)NC2=CN(N=C2)CCCCCCC(=O)NO</text:p>
          </table:table-cell>
          <table:table-cell office:value-type="string" calcext:value-type="string">
            <text:p>141728871</text:p>
          </table:table-cell>
          <table:table-cell office:value-type="string" calcext:value-type="string">
            <text:p>0.02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C1=CC(=CC=C1NC2=NC(=NC=C2Cl)NC3=CN(N=C3)CCCCC(=O)NO)F</text:p>
          </table:table-cell>
          <table:table-cell office:value-type="string" calcext:value-type="string">
            <text:p>141728867</text:p>
          </table:table-cell>
          <table:table-cell office:value-type="string" calcext:value-type="string">
            <text:p>0.984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C1CCN(CC1)C2=NC(=NC=C2Cl)NC3=CN(N=C3)CCCCCCC(=O)NO</text:p>
          </table:table-cell>
          <table:table-cell office:value-type="string" calcext:value-type="string">
            <text:p>14172886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C1=CC(=CC=C1NC2=NC(=NC=C2F)NC3=CN(N=C3)CCCCCCC(=O)NO)F</text:p>
          </table:table-cell>
          <table:table-cell office:value-type="string" calcext:value-type="string">
            <text:p>141728855</text:p>
          </table:table-cell>
          <table:table-cell office:value-type="string" calcext:value-type="string">
            <text:p>0.00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C1=CC=C(C(=C1)NC2=NC(=NC=C2Cl)NC3=CN(N=C3)CCCCCCC(=O)NO)Cl</text:p>
          </table:table-cell>
          <table:table-cell office:value-type="string" calcext:value-type="string">
            <text:p>141728846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C1=CC(=CC=C1NC2=NC(=NC=C2Cl)NC3=CN(N=C3)CCCCCCCC(=O)NO)F</text:p>
          </table:table-cell>
          <table:table-cell office:value-type="string" calcext:value-type="string">
            <text:p>141728845</text:p>
          </table:table-cell>
          <table:table-cell office:value-type="string" calcext:value-type="string">
            <text:p>0.23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CNC1=NC(=NC=C1Cl)NC2=CN(N=C2)CCCCCCC(=O)NO</text:p>
          </table:table-cell>
          <table:table-cell office:value-type="string" calcext:value-type="string">
            <text:p>141728842</text:p>
          </table:table-cell>
          <table:table-cell office:value-type="string" calcext:value-type="string">
            <text:p>0.10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C1=CC(=CC(=C1)Cl)NC2=NC(=NC=C2Cl)NC3=CN(N=C3)CCCCCCC(=O)NO</text:p>
          </table:table-cell>
          <table:table-cell office:value-type="string" calcext:value-type="string">
            <text:p>141728841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C1CC1NC2=NC(=NC=C2Cl)NC3=CN(N=C3)CCCCCCC(=O)NO</text:p>
          </table:table-cell>
          <table:table-cell office:value-type="string" calcext:value-type="string">
            <text:p>141728840</text:p>
          </table:table-cell>
          <table:table-cell office:value-type="string" calcext:value-type="string">
            <text:p>0.0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COC1=CC=C(C=C1)NC2=NC(=NC=C2Cl)NC3=CN(N=C3)CCCCCCC(=O)NO</text:p>
          </table:table-cell>
          <table:table-cell office:value-type="string" calcext:value-type="string">
            <text:p>141728831</text:p>
          </table:table-cell>
          <table:table-cell office:value-type="string" calcext:value-type="string">
            <text:p>0.00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C1=CC(=CC=C1CN2C=C(C=N2)NC3=NC=C(C(=N3)NC4=CC=C(C=C4)F)Cl)C(=O)NO</text:p>
          </table:table-cell>
          <table:table-cell office:value-type="string" calcext:value-type="string">
            <text:p>141728829</text:p>
          </table:table-cell>
          <table:table-cell office:value-type="string" calcext:value-type="string">
            <text:p>0.39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C1=CC(=CC(=C1)Cl)NC2=NC(=NC=C2Cl)NC3=CN(N=C3)CCCCCC(=O)NO</text:p>
          </table:table-cell>
          <table:table-cell office:value-type="string" calcext:value-type="string">
            <text:p>141728827</text:p>
          </table:table-cell>
          <table:table-cell office:value-type="string" calcext:value-type="string">
            <text:p>0.0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C1=CC(=CC=C1NC2=NC(=NC=C2C(F)(F)F)NC3=CN(N=C3)CCCCCCC(=O)NO)F</text:p>
          </table:table-cell>
          <table:table-cell office:value-type="string" calcext:value-type="string">
            <text:p>141728825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C1=CC(=CC=C1NC2=NC(=NC=C2Cl)NC3=CN(N=C3)CCCCCCC(=O)NO)Cl</text:p>
          </table:table-cell>
          <table:table-cell office:value-type="string" calcext:value-type="string">
            <text:p>141728817</text:p>
          </table:table-cell>
          <table:table-cell office:value-type="string" calcext:value-type="string">
            <text:p>0.00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C1=CC(=CC=C1NC2=NC(=NC=C2Cl)NC3=CN(N=C3)CCCCCCC(=O)NO)F</text:p>
          </table:table-cell>
          <table:table-cell office:value-type="string" calcext:value-type="string">
            <text:p>141728813</text:p>
          </table:table-cell>
          <table:table-cell office:value-type="string" calcext:value-type="string">
            <text:p>0.00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C1COCCN1C2=NC(=NC=C2Cl)NC3=CN(N=C3)CCCCCCC(=O)NO</text:p>
          </table:table-cell>
          <table:table-cell office:value-type="string" calcext:value-type="string">
            <text:p>141728811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C1=CC=C(C=C1)NC2=NC(=NC=C2Cl)NC3=CN(N=C3)CCCCCCC(=O)NO</text:p>
          </table:table-cell>
          <table:table-cell office:value-type="string" calcext:value-type="string">
            <text:p>141728806</text:p>
          </table:table-cell>
          <table:table-cell office:value-type="string" calcext:value-type="string">
            <text:p>0.01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CC1=C2C=CC(=CC2=NN1C)N(C)C3=NC(=NC=C3)NC4=CC=C(C=C4)C(=O)NCCCCCC(=O)NC5=CC=CC=C5N</text:p>
          </table:table-cell>
          <table:table-cell office:value-type="string" calcext:value-type="string">
            <text:p>1415047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CC1=C2C=CC(=CC2=NN1C)N(C)C3=NC(=NC=C3)NC4=CC=C(C=C4)C(=O)NCCCCCCC(=O)NC5=CC=CC=C5N</text:p>
          </table:table-cell>
          <table:table-cell office:value-type="string" calcext:value-type="string">
            <text:p>1415047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CC1=C2C=CC(=CC2=NN1C)N(C)C3=NC(=NC=C3)NC4=CC=C(C=C4)C(=O)NCCCCCCCC(=O)NC5=CC=CC=C5N</text:p>
          </table:table-cell>
          <table:table-cell office:value-type="string" calcext:value-type="string">
            <text:p>14150470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CC(CCCC(=O)NC1=CC=CC=C1)CCC(=O)NO</text:p>
          </table:table-cell>
          <table:table-cell office:value-type="string" calcext:value-type="string">
            <text:p>14084680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CC(C)[C@H](C1=CC=CC=C1)C(=O)NC2=NC=C(C=C2)C(=O)NC3=C(C=C(C=C3)F)N</text:p>
          </table:table-cell>
          <table:table-cell office:value-type="string" calcext:value-type="string">
            <text:p>1393258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C1[C@@H]([C@@H]1C(=O)NC2=CC=C(C=C2)C(=O)NC3=C(C=C(C=C3)F)N)C4=CC=CC=C4</text:p>
          </table:table-cell>
          <table:table-cell office:value-type="string" calcext:value-type="string">
            <text:p>13932553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CC1=C2C=CC(=CC2=NN1C)N(C)C3=NC(=NC=C3)NC4=CC=C(C=C4)C(=O)NC5=CC=CC=C5N</text:p>
          </table:table-cell>
          <table:table-cell office:value-type="string" calcext:value-type="string">
            <text:p>138393067</text:p>
          </table:table-cell>
          <table:table-cell office:value-type="string" calcext:value-type="string">
            <text:p>2.7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C1=CC(=CC=C1NC2=NC(=NC=C2Cl)NC3=CN(N=C3)CCCCCC(=O)NO)Cl</text:p>
          </table:table-cell>
          <table:table-cell office:value-type="string" calcext:value-type="string">
            <text:p>138377596</text:p>
          </table:table-cell>
          <table:table-cell office:value-type="string" calcext:value-type="string">
            <text:p>0.06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C1COC2(O1)C3=C(C=CC(=C3)Br)N(C2=O)CC(=O)NC4=CC=C(C=C4)C(=O)NC5=CC=CC=C5N</text:p>
          </table:table-cell>
          <table:table-cell office:value-type="string" calcext:value-type="string">
            <text:p>137659898</text:p>
          </table:table-cell>
          <table:table-cell office:value-type="string" calcext:value-type="string">
            <text:p>0.12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C1=CC=C(C=C1)CC(CCCC(=O)NO)CCC(=O)NC2=CC=CC=C2</text:p>
          </table:table-cell>
          <table:table-cell office:value-type="string" calcext:value-type="string">
            <text:p>13765784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C1COC2(C3=C(C=CC(=C3)Br)N(C2=O)CCC(=O)NC4=CC=C(C=C4)C(=O)NC5=CC=CC=C5N)OC1</text:p>
          </table:table-cell>
          <table:table-cell office:value-type="string" calcext:value-type="string">
            <text:p>137656290</text:p>
          </table:table-cell>
          <table:table-cell office:value-type="string" calcext:value-type="string">
            <text:p>0.02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C1COC2(C3=C(C=CC(=C3)Cl)N(C2=O)CC(=O)NCC4=CC=C(C=C4)C(=O)NC5=C(C=CC(=C5)C6=CC=CS6)N)OC1</text:p>
          </table:table-cell>
          <table:table-cell office:value-type="string" calcext:value-type="string">
            <text:p>137648171</text:p>
          </table:table-cell>
          <table:table-cell office:value-type="string" calcext:value-type="string">
            <text:p>0.17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CC1=C(C2=CC=CC=C2N1)CCNCC3=CC(=CC=C3)C=CC(=O)NO.Cl</text:p>
          </table:table-cell>
          <table:table-cell office:value-type="string" calcext:value-type="string">
            <text:p>137647813</text:p>
          </table:table-cell>
          <table:table-cell office:value-type="string" calcext:value-type="string">
            <text:p>0.00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C1COC2(C3=C(C=CC(=C3)Cl)N(C2=O)CC(=O)NCC4=CC=C(C=C4)C(=O)NC5=CC=CC=C5N)OC1</text:p>
          </table:table-cell>
          <table:table-cell office:value-type="string" calcext:value-type="string">
            <text:p>137643760</text:p>
          </table:table-cell>
          <table:table-cell office:value-type="string" calcext:value-type="string">
            <text:p>0.22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CCCCC(CCCC(=O)NO)CCC(=O)NC1=CC=CC=C1</text:p>
          </table:table-cell>
          <table:table-cell office:value-type="string" calcext:value-type="string">
            <text:p>13764152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C1=CC(=C2C=CNC2=C1)CCNS(=O)(=O)C3=CC=C(C=C3)C=CC(=O)NO</text:p>
          </table:table-cell>
          <table:table-cell office:value-type="string" calcext:value-type="string">
            <text:p>137638741</text:p>
          </table:table-cell>
          <table:table-cell office:value-type="string" calcext:value-type="string">
            <text:p>0.000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CCCCCCC(CCCC(=O)NO)CCC(=O)NC1=CC=CC=C1</text:p>
          </table:table-cell>
          <table:table-cell office:value-type="string" calcext:value-type="string">
            <text:p>13763791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CN1C=CC2=C(C=CC=C21)CCNS(=O)(=O)C3=CC=C(C=C3)C=CC(=O)NO</text:p>
          </table:table-cell>
          <table:table-cell office:value-type="string" calcext:value-type="string">
            <text:p>137635575</text:p>
          </table:table-cell>
          <table:table-cell office:value-type="string" calcext:value-type="string">
            <text:p>0.0005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CN(C)CC1=CN(C2=CC=CC=C21)CC3=CC=C(C=C3)C(=O)NO</text:p>
          </table:table-cell>
          <table:table-cell office:value-type="string" calcext:value-type="string">
            <text:p>137634156</text:p>
          </table:table-cell>
          <table:table-cell office:value-type="string" calcext:value-type="string">
            <text:p>6.309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CC1CN(CCO1)C(=O)NC2=CC=C(C=C2)C3=NC4=C(C=NN4CCCCCCC(=O)NO)C(=N3)N5CCOCC5</text:p>
          </table:table-cell>
          <table:table-cell office:value-type="string" calcext:value-type="string">
            <text:p>137628684</text:p>
          </table:table-cell>
          <table:table-cell office:value-type="string" calcext:value-type="string">
            <text:p>0.0006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CC1=C2C=CC(=CC2=NN1C)N(C)C3=NC(=NC=C3)NC4=CC=C(C=C4)C=CC(=O)NO</text:p>
          </table:table-cell>
          <table:table-cell office:value-type="string" calcext:value-type="string">
            <text:p>13748742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CC1=C2C=CC(=CC2=NN1C)N(C)C3=NC(=NC=C3)NC4=CC=CC(=C4)/C=C/C(=O)NO</text:p>
          </table:table-cell>
          <table:table-cell office:value-type="string" calcext:value-type="string">
            <text:p>1374874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C1=CC=C(C=C1)CC(=O)NC2=CC=C(C=C2)C(=O)NC3=C(C=C(C=C3)F)N</text:p>
          </table:table-cell>
          <table:table-cell office:value-type="string" calcext:value-type="string">
            <text:p>13735318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C[C@H](C1=CC=CC=C1)C(=O)NC2=CN=C(C=C2)C(=O)NC3=C(C=C(C=C3)F)N</text:p>
          </table:table-cell>
          <table:table-cell office:value-type="string" calcext:value-type="string">
            <text:p>1373531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C1=CC(=CC=C1CC(=O)NC2=CC=C(C=C2)C(=O)NC3=C(C=C(C=C3)F)N)C(F)(F)F</text:p>
          </table:table-cell>
          <table:table-cell office:value-type="string" calcext:value-type="string">
            <text:p>13735314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CC(C)[C@H](C1=CC=CC=C1)C(=O)NC2=CN=C(C=C2)C(=O)NC3=C(C=C(C=C3)F)N</text:p>
          </table:table-cell>
          <table:table-cell office:value-type="string" calcext:value-type="string">
            <text:p>13735312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COC1=CC(=CC(=C1C=NNC(=O)CCCCCC(=O)NO)OC)O</text:p>
          </table:table-cell>
          <table:table-cell office:value-type="string" calcext:value-type="string">
            <text:p>135886613</text:p>
          </table:table-cell>
          <table:table-cell office:value-type="string" calcext:value-type="string">
            <text:p>0.1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CCC(CCCC(=O)NC1=CC=CC=C1)CCC(=O)NO</text:p>
          </table:table-cell>
          <table:table-cell office:value-type="string" calcext:value-type="string">
            <text:p>13428379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C1=CC=C(C(=C1)N)NC(=O)C2=CC=C(C=C2)COC3=CC=C(C=C3)F</text:p>
          </table:table-cell>
          <table:table-cell office:value-type="string" calcext:value-type="string">
            <text:p>134224487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CCOC1=CC(=CC2=C1OCC(=C2)[N+](=O)[O-])NC(=O)CCCCNC(=O)C(CC3=CC=CC=C3)N</text:p>
          </table:table-cell>
          <table:table-cell office:value-type="string" calcext:value-type="string">
            <text:p>132576546</text:p>
          </table:table-cell>
          <table:table-cell office:value-type="string" calcext:value-type="string">
            <text:p>2.9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CCOC1=CC(=CC2=C1OCC(=C2)[N+](=O)[O-])NC(=O)CCCCCNC(=O)C(CC3=CC=CC=C3)N</text:p>
          </table:table-cell>
          <table:table-cell office:value-type="string" calcext:value-type="string">
            <text:p>132576544</text:p>
          </table:table-cell>
          <table:table-cell office:value-type="string" calcext:value-type="string">
            <text:p>1.2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CCOC1=CC(=CC2=C1OCC(=C2)[N+](=O)[O-])NC(=O)CCCCCC(=O)NC3=CC=CC=C3N</text:p>
          </table:table-cell>
          <table:table-cell office:value-type="string" calcext:value-type="string">
            <text:p>132576542</text:p>
          </table:table-cell>
          <table:table-cell office:value-type="string" calcext:value-type="string">
            <text:p>0.75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CCOC1=CC(=CC2=C1OCC(=C2)[N+](=O)[O-])NC(=O)CCCCCC(=O)NC3=C(C=CC(=C3)C4=CC=C(S4)C)N</text:p>
          </table:table-cell>
          <table:table-cell office:value-type="string" calcext:value-type="string">
            <text:p>132576541</text:p>
          </table:table-cell>
          <table:table-cell office:value-type="string" calcext:value-type="string">
            <text:p>1.7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CCOC1=CC(=CC2=C1OCC(=C2)[N+](=O)[O-])NC(=O)CCCCCCC(=O)NC3=C(C=CC(=C3)C4=CC=CC=C4)N</text:p>
          </table:table-cell>
          <table:table-cell office:value-type="string" calcext:value-type="string">
            <text:p>132576540</text:p>
          </table:table-cell>
          <table:table-cell office:value-type="string" calcext:value-type="string">
            <text:p>0.82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CCOC1=CC(=CC2=C1OCC(=C2)[N+](=O)[O-])NC(=O)CCCCCC(=O)NC3=C(C=CC(=C3)C4=CC=CC=C4)N</text:p>
          </table:table-cell>
          <table:table-cell office:value-type="string" calcext:value-type="string">
            <text:p>132576539</text:p>
          </table:table-cell>
          <table:table-cell office:value-type="string" calcext:value-type="string">
            <text:p>0.65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CCOC1=CC(=CC2=C1OCC(=C2)[N+](=O)[O-])NC(=O)CCCCCCC(=O)NC3=CC=CC=C3N</text:p>
          </table:table-cell>
          <table:table-cell office:value-type="string" calcext:value-type="string">
            <text:p>132576538</text:p>
          </table:table-cell>
          <table:table-cell office:value-type="string" calcext:value-type="string">
            <text:p>0.4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C1COC2(C3=C(C=CC(=C3)Cl)N(C2=O)CCC(=O)NC4=CC=C(C=C4)C(=O)NC5=CC=CC=C5N)OC1</text:p>
          </table:table-cell>
          <table:table-cell office:value-type="string" calcext:value-type="string">
            <text:p>132569672</text:p>
          </table:table-cell>
          <table:table-cell office:value-type="string" calcext:value-type="string">
            <text:p>0.25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C1C(C1NCC2=CC=C(C=C2)C(=O)NO)C3=CC=CC=C3</text:p>
          </table:table-cell>
          <table:table-cell office:value-type="string" calcext:value-type="string">
            <text:p>132137973</text:p>
          </table:table-cell>
          <table:table-cell office:value-type="string" calcext:value-type="string">
            <text:p>3.1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C1CC2=C(C=CC(=C2)Cl)N(C1)CC3=CC=C(C=C3)C(=O)NO</text:p>
          </table:table-cell>
          <table:table-cell office:value-type="string" calcext:value-type="string">
            <text:p>130345472</text:p>
          </table:table-cell>
          <table:table-cell office:value-type="string" calcext:value-type="string">
            <text:p>0.28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CC(C)N1C=NC2=C(N=C(N=C21)N)NCCCCCCC(=O)NO</text:p>
          </table:table-cell>
          <table:table-cell office:value-type="string" calcext:value-type="string">
            <text:p>127039213</text:p>
          </table:table-cell>
          <table:table-cell office:value-type="string" calcext:value-type="string">
            <text:p>0.15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C1=CC=C(C=C1)CN2C=NC3=C(N=C(N=C32)Cl)NCCCCCC(=O)NO</text:p>
          </table:table-cell>
          <table:table-cell office:value-type="string" calcext:value-type="string">
            <text:p>127027767</text:p>
          </table:table-cell>
          <table:table-cell office:value-type="string" calcext:value-type="string">
            <text:p>0.05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CC(C)CN1C=NC2=C(N=C(N=C21)Cl)NCCCCCCC(=O)NO</text:p>
          </table:table-cell>
          <table:table-cell office:value-type="string" calcext:value-type="string">
            <text:p>127026516</text:p>
          </table:table-cell>
          <table:table-cell office:value-type="string" calcext:value-type="string">
            <text:p>0.16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CC1=NC2=CC=CC=C2C(=N1)N(C)C3=CC(=C(C=C3)OC)OCCCC(=O)NO</text:p>
          </table:table-cell>
          <table:table-cell office:value-type="string" calcext:value-type="string">
            <text:p>122550211</text:p>
          </table:table-cell>
          <table:table-cell office:value-type="string" calcext:value-type="string">
            <text:p>0.38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C1COCCN1C2=C3C=CC=C4C3=C(C=C2)C(=O)N(C4=O)CCCCCC(=O)NO</text:p>
          </table:table-cell>
          <table:table-cell office:value-type="string" calcext:value-type="string">
            <text:p>122376192</text:p>
          </table:table-cell>
          <table:table-cell office:value-type="string" calcext:value-type="string">
            <text:p>0.025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CC1=C(C(=O)C(=C(C1=O)C)CONC(=O)CCCCCCC(=O)NC2=CC=CC=C2)C</text:p>
          </table:table-cell>
          <table:table-cell office:value-type="string" calcext:value-type="string">
            <text:p>122177622</text:p>
          </table:table-cell>
          <table:table-cell office:value-type="string" calcext:value-type="string">
            <text:p>0.25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C1=CC=C(C(=C1)C2=NOC(=N2)CNCC3=CC=C(C=C3)C(=O)NC4=CC=CC=C4N)Cl</text:p>
          </table:table-cell>
          <table:table-cell office:value-type="string" calcext:value-type="string">
            <text:p>118735155</text:p>
          </table:table-cell>
          <table:table-cell office:value-type="string" calcext:value-type="string">
            <text:p>0.3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C1=CC=C(C(=C1)N)NC(=O)C2=CC=C(C=C2)CNCC3=NC(=NO3)C4=CN=CC=C4</text:p>
          </table:table-cell>
          <table:table-cell office:value-type="string" calcext:value-type="string">
            <text:p>118735154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C1=CC=C(C(=C1)N)NC(=O)C2=CC=C(C=C2)CNCC3=NC(=NO3)C4=CC=CS4</text:p>
          </table:table-cell>
          <table:table-cell office:value-type="string" calcext:value-type="string">
            <text:p>11873515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C1=CC=C(C(=C1)N)NC(=O)C2=CC=C(C=C2)CNCC3=NC(=NO3)C4=CC=C(C=C4)F</text:p>
          </table:table-cell>
          <table:table-cell office:value-type="string" calcext:value-type="string">
            <text:p>118735152</text:p>
          </table:table-cell>
          <table:table-cell office:value-type="string" calcext:value-type="string">
            <text:p>0.2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C1=CC=C(C(=C1)N)NC(=O)C2=CC=C(C=C2)CNCC3=NC(=NO3)C4=CC=C(C=C4)[N+](=O)[O-]</text:p>
          </table:table-cell>
          <table:table-cell office:value-type="string" calcext:value-type="string">
            <text:p>118735151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C1=CC=C(C(=C1)N)NC(=O)C2=CC=C(C=C2)CNCC3=NC(=NO3)C4=CC=C(C=C4)Cl</text:p>
          </table:table-cell>
          <table:table-cell office:value-type="string" calcext:value-type="string">
            <text:p>118735150</text:p>
          </table:table-cell>
          <table:table-cell office:value-type="string" calcext:value-type="string">
            <text:p>0.4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C1=CC=C(C(=C1)N)NC(=O)C2=CC=C(C=C2)CNCC3=NC(=NO3)C4=CC=C(C=C4)C(F)(F)F</text:p>
          </table:table-cell>
          <table:table-cell office:value-type="string" calcext:value-type="string">
            <text:p>118735149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COC1=CC=C(C=C1)C2=NOC(=N2)CNCC3=CC=C(C=C3)C(=O)NC4=CC=CC=C4N</text:p>
          </table:table-cell>
          <table:table-cell office:value-type="string" calcext:value-type="string">
            <text:p>118735148</text:p>
          </table:table-cell>
          <table:table-cell office:value-type="string" calcext:value-type="string">
            <text:p>0.2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CC1=CC=C(C=C1)C2=NOC(=N2)CNCC3=CC=C(C=C3)C(=O)NC4=CC=CC=C4N</text:p>
          </table:table-cell>
          <table:table-cell office:value-type="string" calcext:value-type="string">
            <text:p>118735147</text:p>
          </table:table-cell>
          <table:table-cell office:value-type="string" calcext:value-type="string">
            <text:p>0.5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C1=CC=C(C=C1)C2=NOC(=N2)CNCC3=CC=C(C=C3)C(=O)NC4=CC=CC=C4N</text:p>
          </table:table-cell>
          <table:table-cell office:value-type="string" calcext:value-type="string">
            <text:p>118735146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C1=CC2=C(C=CC(=O)N2)C=C1NC(=O)CCCCCCC(=O)NO</text:p>
          </table:table-cell>
          <table:table-cell office:value-type="string" calcext:value-type="string">
            <text:p>117829479</text:p>
          </table:table-cell>
          <table:table-cell office:value-type="string" calcext:value-type="string">
            <text:p>0.04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CN1C2=C(C=CC1=O)C=C(C=C2)C(=O)NCCCCCCC(=O)NO</text:p>
          </table:table-cell>
          <table:table-cell office:value-type="string" calcext:value-type="string">
            <text:p>117829462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CC1(CC(=O)N(C2=C1C=C(C=C2)C(=O)NCCCCCCC(=O)NO)C)C</text:p>
          </table:table-cell>
          <table:table-cell office:value-type="string" calcext:value-type="string">
            <text:p>11782946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C1=CC2=C(C=CC(=O)N2)C=C1C(=O)NCCCCCCC(=O)NO</text:p>
          </table:table-cell>
          <table:table-cell office:value-type="string" calcext:value-type="string">
            <text:p>117829458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COC1=NC2=C(C=C1)C=C(C=C2)C(=O)NCCCCCCC(=O)NO</text:p>
          </table:table-cell>
          <table:table-cell office:value-type="string" calcext:value-type="string">
            <text:p>117829456</text:p>
          </table:table-cell>
          <table:table-cell office:value-type="string" calcext:value-type="string">
            <text:p>0.1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C1=CC=C(C(=C1)N)NC(=O)CCCCC(=O)NC2=CC\3=C(C=C2)NC(=O)/C3=C\C4=CC=CN4</text:p>
          </table:table-cell>
          <table:table-cell office:value-type="string" calcext:value-type="string">
            <text:p>101882858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C1=CC=C(C(=C1)N)NC(=O)CCCCCCC(=O)NC2=CC\3=C(C=C2)NC(=O)/C3=C\C4=CC=CN4</text:p>
          </table:table-cell>
          <table:table-cell office:value-type="string" calcext:value-type="string">
            <text:p>101882857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CN1CCC(CC1)C(=O)N[C@@H](CCCCCC(=O)C2=CC=CC=N2)C3=NC=C(N3)C4=CC=CC=C4</text:p>
          </table:table-cell>
          <table:table-cell office:value-type="string" calcext:value-type="string">
            <text:p>87331269</text:p>
          </table:table-cell>
          <table:table-cell office:value-type="string" calcext:value-type="string">
            <text:p>0.2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CC1(CC(=O)NC2=C1C=C(C=C2)C(=O)NCC3CCC(CC3)CCC(=O)NO)C</text:p>
          </table:table-cell>
          <table:table-cell office:value-type="string" calcext:value-type="string">
            <text:p>86581435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CC1(CC(=O)NC2=C1C=C(C=C2)C(=O)NCC3=CC=C(C=C3)/C=C/C(=O)NO)C</text:p>
          </table:table-cell>
          <table:table-cell office:value-type="string" calcext:value-type="string">
            <text:p>86581434</text:p>
          </table:table-cell>
          <table:table-cell office:value-type="string" calcext:value-type="string">
            <text:p>0.02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CC1(CC(=O)NC2=C1C=C(C=C2)C(=O)NCC3=CC(=CC=C3)/C=C/C(=O)NO)C</text:p>
          </table:table-cell>
          <table:table-cell office:value-type="string" calcext:value-type="string">
            <text:p>8658143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CC1(CC(=O)NC2=C1C=C(C=C2)NC(=O)CCCCCCC(=O)NO)C</text:p>
          </table:table-cell>
          <table:table-cell office:value-type="string" calcext:value-type="string">
            <text:p>86581153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C1CC(=O)NC2=C1C=C(C=C2)NC(=O)CCCCCCC(=O)NO</text:p>
          </table:table-cell>
          <table:table-cell office:value-type="string" calcext:value-type="string">
            <text:p>86581152</text:p>
          </table:table-cell>
          <table:table-cell office:value-type="string" calcext:value-type="string">
            <text:p>0.0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CC1(CC(=O)NC2=C1C=C(C=C2)C(=O)NCCCCCCC(=O)NO)C</text:p>
          </table:table-cell>
          <table:table-cell office:value-type="string" calcext:value-type="string">
            <text:p>86581005</text:p>
          </table:table-cell>
          <table:table-cell office:value-type="string" calcext:value-type="string">
            <text:p>0.09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C1CC(=O)NC2=C1C=C(C=C2)C(=O)NCCCCCCC(=O)NO</text:p>
          </table:table-cell>
          <table:table-cell office:value-type="string" calcext:value-type="string">
            <text:p>86581004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CC1(CC(=O)NC2=C1C=C(C=C2)C(=O)NCC3CCC(CC3)/C=C/C(=O)NO)C</text:p>
          </table:table-cell>
          <table:table-cell office:value-type="string" calcext:value-type="string">
            <text:p>86291495</text:p>
          </table:table-cell>
          <table:table-cell office:value-type="string" calcext:value-type="string">
            <text:p>0.159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C1=CC(=CN=C1)C2=CC=C(C=C2)C=NNC(=O)CCCCCC(=O)NO</text:p>
          </table:table-cell>
          <table:table-cell office:value-type="string" calcext:value-type="string">
            <text:p>73707550</text:p>
          </table:table-cell>
          <table:table-cell office:value-type="string" calcext:value-type="string">
            <text:p>0.01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C1=CSC(=C1)C2=CC=C(C=C2)C=NNC(=O)CCCCCC(=O)NO</text:p>
          </table:table-cell>
          <table:table-cell office:value-type="string" calcext:value-type="string">
            <text:p>73707545</text:p>
          </table:table-cell>
          <table:table-cell office:value-type="string" calcext:value-type="string">
            <text:p>0.006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C1=CC(=CC=C1C=NNC(=O)CCCCCC(=O)NO)C2=CN=CN=C2</text:p>
          </table:table-cell>
          <table:table-cell office:value-type="string" calcext:value-type="string">
            <text:p>73707544</text:p>
          </table:table-cell>
          <table:table-cell office:value-type="string" calcext:value-type="string">
            <text:p>0.0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C1=CC(=CC=C1C=NNC(=O)CCCCCC(=O)NO)C2=CC=NC=C2</text:p>
          </table:table-cell>
          <table:table-cell office:value-type="string" calcext:value-type="string">
            <text:p>73707543</text:p>
          </table:table-cell>
          <table:table-cell office:value-type="string" calcext:value-type="string">
            <text:p>0.014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CC1=CC=CC=C1C2=CC=C(C=C2)C=NNC(=O)CCCCCC(=O)NO</text:p>
          </table:table-cell>
          <table:table-cell office:value-type="string" calcext:value-type="string">
            <text:p>73707536</text:p>
          </table:table-cell>
          <table:table-cell office:value-type="string" calcext:value-type="string">
            <text:p>0.018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C1=CC=NC(=C1)C2=CC=C(C=C2)C=NNC(=O)CCCCCC(=O)NO</text:p>
          </table:table-cell>
          <table:table-cell office:value-type="string" calcext:value-type="string">
            <text:p>73707535</text:p>
          </table:table-cell>
          <table:table-cell office:value-type="string" calcext:value-type="string">
            <text:p>0.006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C1=CC=C(C=C1)C2=CC=C(C=C2)C=NNC(=O)CCCCCCC(=O)NO</text:p>
          </table:table-cell>
          <table:table-cell office:value-type="string" calcext:value-type="string">
            <text:p>73707349</text:p>
          </table:table-cell>
          <table:table-cell office:value-type="string" calcext:value-type="string">
            <text:p>0.00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CCOC(=O)NCCCC(=O)NCCC1=CC=CC=C1</text:p>
          </table:table-cell>
          <table:table-cell office:value-type="string" calcext:value-type="string">
            <text:p>72946782</text:p>
          </table:table-cell>
          <table:table-cell office:value-type="string" calcext:value-type="string">
            <text:p>0.000115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C1=CC=C(C=C1)CCNC(=O)CCCC(=O)NO</text:p>
          </table:table-cell>
          <table:table-cell office:value-type="string" calcext:value-type="string">
            <text:p>72734543</text:p>
          </table:table-cell>
          <table:table-cell office:value-type="string" calcext:value-type="string">
            <text:p>0.00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CC(=O)NC1=CC=C(C=C1)C(=O)NC2=C(C=C(C=C2)F)N</text:p>
          </table:table-cell>
          <table:table-cell office:value-type="string" calcext:value-type="string">
            <text:p>72734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COC1=C(C(=C2C(=C1)C=CN2CCOC3=CC=CC(=C3)NC(=O)CCCCCCC(=O)NO)OC)OC</text:p>
          </table:table-cell>
          <table:table-cell office:value-type="string" calcext:value-type="string">
            <text:p>71722010</text:p>
          </table:table-cell>
          <table:table-cell office:value-type="string" calcext:value-type="string">
            <text:p>0.111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C1=CC=C(C=C1)NC(=O)C=CC2=CC(=CC=C2)C(=O)NO</text:p>
          </table:table-cell>
          <table:table-cell office:value-type="string" calcext:value-type="string">
            <text:p>7168106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C1=CC=C(C=C1)CCNC(=O)C2=CC(=CC=C2)C(=O)NO</text:p>
          </table:table-cell>
          <table:table-cell office:value-type="string" calcext:value-type="string">
            <text:p>71680913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C1CC=C(C1)C(=O)NO</text:p>
          </table:table-cell>
          <table:table-cell office:value-type="string" calcext:value-type="string">
            <text:p>71655802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C(CCCC(=O)NO)CCC(=O)NCC1C2C(C(C(O1)OC3C(OC(C(C3O)O)OC4C(OC(C(C4O)O)OC5C(OC(C(C5O)O)OC6C(OC(C(C6O)O)OC7C(OC(C(C7O)O)OC8C(OC(O2)C(C8O)O)CO)CO)CO)CO)CO)CO)O)O</text:p>
          </table:table-cell>
          <table:table-cell office:value-type="string" calcext:value-type="string">
            <text:p>716247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CNC(=O)C1=CC=C(C=C1)C(=O)NO</text:p>
          </table:table-cell>
          <table:table-cell office:value-type="string" calcext:value-type="string">
            <text:p>71574949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C1=CC(=CC=C1C(=O)NCCC2=CC=NC=C2)C(=O)NO</text:p>
          </table:table-cell>
          <table:table-cell office:value-type="string" calcext:value-type="string">
            <text:p>71574948</text:p>
          </table:table-cell>
          <table:table-cell office:value-type="string" calcext:value-type="string">
            <text:p>0.34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C1=CC=C(C=C1)N(CCO)C(=O)CC2=CC=C(C=C2)C(=O)NO</text:p>
          </table:table-cell>
          <table:table-cell office:value-type="string" calcext:value-type="string">
            <text:p>7153292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CCCCN(CC1=CC=C(C=C1)C(=O)NO)C(=O)NC2=CC=CC=C2</text:p>
          </table:table-cell>
          <table:table-cell office:value-type="string" calcext:value-type="string">
            <text:p>71462653</text:p>
          </table:table-cell>
          <table:table-cell office:value-type="string" calcext:value-type="string">
            <text:p>3.5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C1=CC=C(C=C1)N2C=C(C(=N2)C3=CC=C(C=C3)[N+](=O)[O-])C=CC(=O)NC4=CC=C(C=C4)Br</text:p>
          </table:table-cell>
          <table:table-cell office:value-type="string" calcext:value-type="string">
            <text:p>70696632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COC1=CC=C(C=C1)C2=NN(C=C2C=CC(=O)NC3=CC=C(C=C3)Br)C4=CC=CC=C4</text:p>
          </table:table-cell>
          <table:table-cell office:value-type="string" calcext:value-type="string">
            <text:p>7069663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COC1=CC=C(C=C1)C2=NN(C=C2C=CC(=O)NC3=CC=C(C=C3)Cl)C4=CC=CC=C4</text:p>
          </table:table-cell>
          <table:table-cell office:value-type="string" calcext:value-type="string">
            <text:p>70694591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COC1=CC=C(C=C1)C2=NN(C=C2C=CC(=O)NC3=CC=CC=C3)C4=CC=CC=C4</text:p>
          </table:table-cell>
          <table:table-cell office:value-type="string" calcext:value-type="string">
            <text:p>7069459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C1=CC=C(C=C1)NC(=O)C=CC2=CN(N=C2C3=CC=C(C=C3)Br)C4=CC=CC=C4</text:p>
          </table:table-cell>
          <table:table-cell office:value-type="string" calcext:value-type="string">
            <text:p>70690378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CC1=CC=C(C=C1)C2=NN(C=C2C=CC(=O)NC3=CC=C(C=C3)Br)C4=CC=CC=C4</text:p>
          </table:table-cell>
          <table:table-cell office:value-type="string" calcext:value-type="string">
            <text:p>70688346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COC1=CC=C(C=C1)NC(=O)C=CC2=CN(N=C2C3=CC=C(C=C3)[N+](=O)[O-])C4=CC=CC=C4</text:p>
          </table:table-cell>
          <table:table-cell office:value-type="string" calcext:value-type="string">
            <text:p>7068623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C1=CC=C(C=C1)N2C=C(C(=N2)C3=CC=C(C=C3)[N+](=O)[O-])C=CC(=O)NC4=CC=C(C=C4)Cl</text:p>
          </table:table-cell>
          <table:table-cell office:value-type="string" calcext:value-type="string">
            <text:p>70686231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C1=CC=C(C=C1)NC(=O)C=CC2=CN(N=C2C3=CC=C(C=C3)[N+](=O)[O-])C4=CC=CC=C4</text:p>
          </table:table-cell>
          <table:table-cell office:value-type="string" calcext:value-type="string">
            <text:p>7068409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C1=CC=C(C=C1)N2C=C(C(=N2)C3=CC=C(C=C3)Br)C=CC(=O)NC4=CC=C(C=C4)Cl</text:p>
          </table:table-cell>
          <table:table-cell office:value-type="string" calcext:value-type="string">
            <text:p>70684090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C1=CC=C(C=C1)N2C=C(C(=N2)C3=CC=C(C=C3)Br)C=CC(=O)NC4=CC=C(C=C4)Br</text:p>
          </table:table-cell>
          <table:table-cell office:value-type="string" calcext:value-type="string">
            <text:p>70681968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C1=CC=C(C=C1)/C=C/C(=O)NCC2=CC=C(C=C2)C(=O)NC3=C(C=C(C=C3)F)N</text:p>
          </table:table-cell>
          <table:table-cell office:value-type="string" calcext:value-type="string">
            <text:p>57723146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CN1CCN(CC1)C(=O)NCC2=CC=C(C=C2)C(=O)NC3=C(C=CC(=C3)C4=CC=CS4)N</text:p>
          </table:table-cell>
          <table:table-cell office:value-type="string" calcext:value-type="string">
            <text:p>5740009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C1COCCN1C(=O)NCC2=CC=C(C=C2)C(=O)NC3=C(C=CC(=C3)C4=CC=CS4)N</text:p>
          </table:table-cell>
          <table:table-cell office:value-type="string" calcext:value-type="string">
            <text:p>57396604</text:p>
          </table:table-cell>
          <table:table-cell office:value-type="string" calcext:value-type="string">
            <text:p>0.8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C1=CC(=CC=C1NC(=O)CCCCCCC(=O)NO)F</text:p>
          </table:table-cell>
          <table:table-cell office:value-type="string" calcext:value-type="string">
            <text:p>57395788</text:p>
          </table:table-cell>
          <table:table-cell office:value-type="string" calcext:value-type="string">
            <text:p>0.012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C1OC2=C(O1)C=C(C=C2)CN(CCO)CC3=CC=C(C=C3)C(=O)NC4=C(C=CC(=C4)C5=CC=CS5)N</text:p>
          </table:table-cell>
          <table:table-cell office:value-type="string" calcext:value-type="string">
            <text:p>57393108</text:p>
          </table:table-cell>
          <table:table-cell office:value-type="string" calcext:value-type="string">
            <text:p>0.7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C1=CNC(=C1)/C=C\2/C3=C(C=CC(=C3)NC(=O)CCCCCCC(=O)NO)NC2=O</text:p>
          </table:table-cell>
          <table:table-cell office:value-type="string" calcext:value-type="string">
            <text:p>56932477</text:p>
          </table:table-cell>
          <table:table-cell office:value-type="string" calcext:value-type="string">
            <text:p>0.0011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C1=CNC(=C1)/C=C\2/C3=C(C=CC(=C3)NC(=O)CCCCC(=O)NO)NC2=O</text:p>
          </table:table-cell>
          <table:table-cell office:value-type="string" calcext:value-type="string">
            <text:p>56837168</text:p>
          </table:table-cell>
          <table:table-cell office:value-type="string" calcext:value-type="string">
            <text:p>0.02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C1=CC=C(C=C1)C=CCN2C=C(C=N2)C=CC(=O)NC3=C(C=C(C=C3)F)N</text:p>
          </table:table-cell>
          <table:table-cell office:value-type="string" calcext:value-type="string">
            <text:p>5665031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CCN1CCN(C(=O)C1=O)C(=O)NCC2=CC=C(C=C2)C(=O)NC3=C(C=CC(=C3)C4=CC=CS4)N</text:p>
          </table:table-cell>
          <table:table-cell office:value-type="string" calcext:value-type="string">
            <text:p>56591671</text:p>
          </table:table-cell>
          <table:table-cell office:value-type="string" calcext:value-type="string">
            <text:p>0.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C1=CC(=CC=C1[N+](=O)[O-])S(=O)(=O)N2C=CC3=C2C=CC(=C3)C=CC(=O)NO</text:p>
          </table:table-cell>
          <table:table-cell office:value-type="string" calcext:value-type="string">
            <text:p>53464770</text:p>
          </table:table-cell>
          <table:table-cell office:value-type="string" calcext:value-type="string">
            <text:p>0.189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C1=CC=C(C=C1)CN2C=CC3=C2C=CC(=C3)C=CC(=O)NO</text:p>
          </table:table-cell>
          <table:table-cell office:value-type="string" calcext:value-type="string">
            <text:p>53464639</text:p>
          </table:table-cell>
          <table:table-cell office:value-type="string" calcext:value-type="string">
            <text:p>0.381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COC1=C(C=C(C=C1)S(=O)(=O)N2C=CC3=C2C=CC(=C3)C=CC(=O)NO)OC</text:p>
          </table:table-cell>
          <table:table-cell office:value-type="string" calcext:value-type="string">
            <text:p>53464638</text:p>
          </table:table-cell>
          <table:table-cell office:value-type="string" calcext:value-type="string">
            <text:p>0.002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C1=CC(=CC=C1F)S(=O)(=O)N2C=CC3=C2C=CC(=C3)C=CC(=O)NO</text:p>
          </table:table-cell>
          <table:table-cell office:value-type="string" calcext:value-type="string">
            <text:p>53464579</text:p>
          </table:table-cell>
          <table:table-cell office:value-type="string" calcext:value-type="string">
            <text:p>0.199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COC1=CC=C(C=C1)S(=O)(=O)N2C=CC3=C2C=CC(=C3)C=CC(=O)NO</text:p>
          </table:table-cell>
          <table:table-cell office:value-type="string" calcext:value-type="string">
            <text:p>53464578</text:p>
          </table:table-cell>
          <table:table-cell office:value-type="string" calcext:value-type="string">
            <text:p>0.36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C1=CC=C(C=C1)S(=O)(=O)N2C=CC3=C2C=CC(=C3)C=CC(=O)NO</text:p>
          </table:table-cell>
          <table:table-cell office:value-type="string" calcext:value-type="string">
            <text:p>53464577</text:p>
          </table:table-cell>
          <table:table-cell office:value-type="string" calcext:value-type="string">
            <text:p>0.0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C1=CC(=CC=C1C2=CC(=NO2)C(=O)NCCCCCCC(=O)NO)NC(=O)C3=CC(=CC(=C3)CN=[N+]=[N-])N=[N+]=[N-]</text:p>
          </table:table-cell>
          <table:table-cell office:value-type="string" calcext:value-type="string">
            <text:p>53361475</text:p>
          </table:table-cell>
          <table:table-cell office:value-type="string" calcext:value-type="string">
            <text:p>0.7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C1=C(C=C(C=C1CN2C=C(C=N2)NC(=O)CCCCCCC(=O)NO)N=[N+]=[N-])CN=[N+]=[N-]</text:p>
          </table:table-cell>
          <table:table-cell office:value-type="string" calcext:value-type="string">
            <text:p>533614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C1=CC=C(C=C1)N(C2=CC=CC=C2)C3=NC=C(C=N3)C(=O)NCCCCCCC(=O)NO</text:p>
          </table:table-cell>
          <table:table-cell office:value-type="string" calcext:value-type="string">
            <text:p>53340666</text:p>
          </table:table-cell>
          <table:table-cell office:value-type="string" calcext:value-type="string">
            <text:p>0.193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C1=CC=C(C=C1)N(C2=CC=CC=C2Cl)C3=NC=C(C=N3)C(=O)NCCCCCCC(=O)NO</text:p>
          </table:table-cell>
          <table:table-cell office:value-type="string" calcext:value-type="string">
            <text:p>53340426</text:p>
          </table:table-cell>
          <table:table-cell office:value-type="string" calcext:value-type="string">
            <text:p>0.31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C1CCN(CC1)CCNC(C2=CC=C(C=C2)C=CC(=O)NC3=CC=CC=C3N)C(=O)NC4=CC=C(C=C4)C5=CC=C(C=C5)C6CC6</text:p>
          </table:table-cell>
          <table:table-cell office:value-type="string" calcext:value-type="string">
            <text:p>53326925</text:p>
          </table:table-cell>
          <table:table-cell office:value-type="string" calcext:value-type="string">
            <text:p>0.2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C1COCCC1CCNC(C2=CC=C(C=C2)C=CC(=O)NC3=CC=CC=C3N)C(=O)NC4=CC=C(C=C4)C(F)(F)F</text:p>
          </table:table-cell>
          <table:table-cell office:value-type="string" calcext:value-type="string">
            <text:p>5332597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C1COCCN1CCNC(C2=CC=C(C=C2)C=CC(=O)NC3=CC=CC=C3N)C(=O)NC4=CC=C(C=C4)C(F)(F)F</text:p>
          </table:table-cell>
          <table:table-cell office:value-type="string" calcext:value-type="string">
            <text:p>50942502</text:p>
          </table:table-cell>
          <table:table-cell office:value-type="string" calcext:value-type="string">
            <text:p>0.2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C1C2C(C2NCC3=NC4=C(C=C3)C=C(C=C4)F)CN1C5=NC=C(C=N5)C(=O)NO</text:p>
          </table:table-cell>
          <table:table-cell office:value-type="string" calcext:value-type="string">
            <text:p>49857317</text:p>
          </table:table-cell>
          <table:table-cell office:value-type="string" calcext:value-type="string">
            <text:p>0.00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C1C2C(C2NCC3=CC=C(C=C3)Cl)CN1C4=NC=C(C=N4)C(=O)NO</text:p>
          </table:table-cell>
          <table:table-cell office:value-type="string" calcext:value-type="string">
            <text:p>49856931</text:p>
          </table:table-cell>
          <table:table-cell office:value-type="string" calcext:value-type="string">
            <text:p>0.01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CN1CCC2=C(C1)C3=CC=CC=C3N2CC4=CC=C(C=C4)C(=O)NO</text:p>
          </table:table-cell>
          <table:table-cell office:value-type="string" calcext:value-type="string">
            <text:p>49850262</text:p>
          </table:table-cell>
          <table:table-cell office:value-type="string" calcext:value-type="string">
            <text:p>5.90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C1=CC=C(C=C1)C(=O)NC2=C(C=CC(=C2)C3=CC=C(C=C3)C(F)(F)F)N</text:p>
          </table:table-cell>
          <table:table-cell office:value-type="string" calcext:value-type="string">
            <text:p>4688747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C1=CC=C(C=C1)C(=O)NC2=C(C=CC(=C2)C3=CC4=CC=CC=C4O3)N</text:p>
          </table:table-cell>
          <table:table-cell office:value-type="string" calcext:value-type="string">
            <text:p>468874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C1=CC=C(C=C1)C(=O)NC2=C(C=CC(=C2)C3=CC=C(C=C3)Br)N</text:p>
          </table:table-cell>
          <table:table-cell office:value-type="string" calcext:value-type="string">
            <text:p>46887439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COC1=CC=CC(=C1)C2=CC(=C(C=C2)N)NC(=O)C3=CC=CC=C3</text:p>
          </table:table-cell>
          <table:table-cell office:value-type="string" calcext:value-type="string">
            <text:p>4688743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C1=CC=C(C=C1)C(=O)NC2=C(C=CC(=C2)C3=CSC4=CC=CC=C43)N</text:p>
          </table:table-cell>
          <table:table-cell office:value-type="string" calcext:value-type="string">
            <text:p>468874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CC1=CC(=CC=C1)C2=CC(=C(C=C2)N)NC(=O)C3=CC=CC=C3</text:p>
          </table:table-cell>
          <table:table-cell office:value-type="string" calcext:value-type="string">
            <text:p>46887381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CC(=O)C1=CC=C(C=C1)C2=CC(=C(C=C2)N)NC(=O)C3=CC=CC=C3</text:p>
          </table:table-cell>
          <table:table-cell office:value-type="string" calcext:value-type="string">
            <text:p>4688738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COC1=CC=C(C=C1)C2=CC(=C(C=C2)N)NC(=O)C3=CC=CC=C3</text:p>
          </table:table-cell>
          <table:table-cell office:value-type="string" calcext:value-type="string">
            <text:p>46887379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C1=CC=C(C=C1)C(=O)NC2=C(C=CC(=C2)C3=CC=NC=C3)N</text:p>
          </table:table-cell>
          <table:table-cell office:value-type="string" calcext:value-type="string">
            <text:p>46887378</text:p>
          </table:table-cell>
          <table:table-cell office:value-type="string" calcext:value-type="string">
            <text:p>2.0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C1=CC=C(C=C1)C(=O)NC2=C(C=CC(=C2)C3=CC4=CC=CC=C4S3)N</text:p>
          </table:table-cell>
          <table:table-cell office:value-type="string" calcext:value-type="string">
            <text:p>4688733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C=CC1=CC=C(C=C1)C2=CC(=C(C=C2)N)NC(=O)C3=CC=CC=C3</text:p>
          </table:table-cell>
          <table:table-cell office:value-type="string" calcext:value-type="string">
            <text:p>4688733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C1=CC=C(C=C1)C(=O)NC2=C(C=CC(=C2)C3=NC=CS3)N</text:p>
          </table:table-cell>
          <table:table-cell office:value-type="string" calcext:value-type="string">
            <text:p>46887333</text:p>
          </table:table-cell>
          <table:table-cell office:value-type="string" calcext:value-type="string">
            <text:p>3.09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C1=CC=C(C=C1)C(=O)NC2=C(C=CC(=C2)C3=CC=C(C=C3)F)N</text:p>
          </table:table-cell>
          <table:table-cell office:value-type="string" calcext:value-type="string">
            <text:p>46830345</text:p>
          </table:table-cell>
          <table:table-cell office:value-type="string" calcext:value-type="string">
            <text:p>0.7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C1=CC=C(C=C1)C(=O)NC2=C(C=CC(=C2)C3=CC=CO3)N</text:p>
          </table:table-cell>
          <table:table-cell office:value-type="string" calcext:value-type="string">
            <text:p>46830328</text:p>
          </table:table-cell>
          <table:table-cell office:value-type="string" calcext:value-type="string">
            <text:p>0.921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C1=CC=C(C=C1)C(=O)NC2=C(C=CC(=C2)C3=COC=C3)N</text:p>
          </table:table-cell>
          <table:table-cell office:value-type="string" calcext:value-type="string">
            <text:p>46830327</text:p>
          </table:table-cell>
          <table:table-cell office:value-type="string" calcext:value-type="string">
            <text:p>0.424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C1=CC=C(C(=C1)N)NC(=O)CCCCCCC2=NC(=NO2)C3=CC=C(C=C3)F</text:p>
          </table:table-cell>
          <table:table-cell office:value-type="string" calcext:value-type="string">
            <text:p>46203951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C1=CC=C(C(=C1)N)NC(=O)CCCCCCC2=NC(=NO2)C3=CC=CS3</text:p>
          </table:table-cell>
          <table:table-cell office:value-type="string" calcext:value-type="string">
            <text:p>46203950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C1=CC=C(C(=C1)N)NC(=O)CCCCCCC2=NC(=NO2)C3=CN=CC=C3</text:p>
          </table:table-cell>
          <table:table-cell office:value-type="string" calcext:value-type="string">
            <text:p>46203949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C1=CC=C(C(=C1)N)NC(=O)CCCCCCC2=NC(=NO2)C3=CC(=CC=C3)[N+](=O)[O-]</text:p>
          </table:table-cell>
          <table:table-cell office:value-type="string" calcext:value-type="string">
            <text:p>46203623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C1=CC=C(C(=C1)N)NC(=O)CCCCCCC2=NC(=NO2)C3=CC=C(C=C3)Cl</text:p>
          </table:table-cell>
          <table:table-cell office:value-type="string" calcext:value-type="string">
            <text:p>4620362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COC1=CC=C(C=C1)C2=NOC(=N2)CCCCCCC(=O)NC3=CC=CC=C3N</text:p>
          </table:table-cell>
          <table:table-cell office:value-type="string" calcext:value-type="string">
            <text:p>46203618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CC1=CC=C(C=C1)C2=NOC(=N2)CCCCCCC(=O)NC3=CC=CC=C3N</text:p>
          </table:table-cell>
          <table:table-cell office:value-type="string" calcext:value-type="string">
            <text:p>46203316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C1=CC=C(C=C1)C2=NOC(=N2)CCCCCCC(=O)NC3=CC=CC=C3N</text:p>
          </table:table-cell>
          <table:table-cell office:value-type="string" calcext:value-type="string">
            <text:p>46203315</text:p>
          </table:table-cell>
          <table:table-cell office:value-type="string" calcext:value-type="string">
            <text:p>0.7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C1=CC(=CC=C1C2=NOC(=N2)CCCCCCC(=O)NO)F</text:p>
          </table:table-cell>
          <table:table-cell office:value-type="string" calcext:value-type="string">
            <text:p>46190826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C1=CSC(=C1)C2=NOC(=N2)CCCCCCC(=O)NO</text:p>
          </table:table-cell>
          <table:table-cell office:value-type="string" calcext:value-type="string">
            <text:p>46190825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C1=CC(=CN=C1)C2=NOC(=N2)CCCCCCC(=O)NO</text:p>
          </table:table-cell>
          <table:table-cell office:value-type="string" calcext:value-type="string">
            <text:p>46190824</text:p>
          </table:table-cell>
          <table:table-cell office:value-type="string" calcext:value-type="string">
            <text:p>0.3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CC1=CC=C(C=C1)C2=NOC(=N2)CCCCCCC(=O)NO</text:p>
          </table:table-cell>
          <table:table-cell office:value-type="string" calcext:value-type="string">
            <text:p>46190823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C1=CC(=CC(=C1)[N+](=O)[O-])C2=NOC(=N2)CCCCCCC(=O)NO</text:p>
          </table:table-cell>
          <table:table-cell office:value-type="string" calcext:value-type="string">
            <text:p>4619082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C1=CC=C(C(=C1)C2=NOC(=N2)CCCCCCC(=O)NO)Cl</text:p>
          </table:table-cell>
          <table:table-cell office:value-type="string" calcext:value-type="string">
            <text:p>4619082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C1=CC(=CC=C1C2=NOC(=N2)CCCCCCC(=O)NO)C(F)(F)F</text:p>
          </table:table-cell>
          <table:table-cell office:value-type="string" calcext:value-type="string">
            <text:p>46190820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C1=CC(=CC=C1C2=NOC(=N2)CCCCCCC(=O)NO)[N+](=O)[O-]</text:p>
          </table:table-cell>
          <table:table-cell office:value-type="string" calcext:value-type="string">
            <text:p>46190756</text:p>
          </table:table-cell>
          <table:table-cell office:value-type="string" calcext:value-type="string">
            <text:p>0.2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C1=CC(=CC=C1C2=NOC(=N2)CCCCCCC(=O)NO)Cl</text:p>
          </table:table-cell>
          <table:table-cell office:value-type="string" calcext:value-type="string">
            <text:p>46190755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C1=CC=C(C=C1)C2=NOC(=N2)CCCCCCC(=O)NO</text:p>
          </table:table-cell>
          <table:table-cell office:value-type="string" calcext:value-type="string">
            <text:p>46190753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C1=CC(=CC=C1CNCC2=NC(=NO2)C3=CC=C(C=C3)[N+](=O)[O-])C(=O)NO</text:p>
          </table:table-cell>
          <table:table-cell office:value-type="string" calcext:value-type="string">
            <text:p>46190609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C1=CC(=CC=C1CNCC2=NC(=NO2)C3=CC=C(C=C3)Cl)C(=O)NO</text:p>
          </table:table-cell>
          <table:table-cell office:value-type="string" calcext:value-type="string">
            <text:p>46190557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C1=CC(=CC=C1CNCC2=NC(=NO2)C3=CC=C(C=C3)F)C(=O)NO</text:p>
          </table:table-cell>
          <table:table-cell office:value-type="string" calcext:value-type="string">
            <text:p>46190555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C1=CC=C(C=C1)C2=NOC(=N2)CCCCCCC(=O)C(F)(F)F</text:p>
          </table:table-cell>
          <table:table-cell office:value-type="string" calcext:value-type="string">
            <text:p>4618807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CC1=CC=C(C=C1)C2=NOC(=N2)CCCCCCC(=O)C(F)(F)F</text:p>
          </table:table-cell>
          <table:table-cell office:value-type="string" calcext:value-type="string">
            <text:p>4618789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COC1=CC=C(C=C1)C2=NOC(=N2)CCCCCCC(=O)C(F)(F)F</text:p>
          </table:table-cell>
          <table:table-cell office:value-type="string" calcext:value-type="string">
            <text:p>46187890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C1=CC(=CC=C1C2=NOC(=N2)CCCCCCC(=O)C(F)(F)F)C(F)(F)F</text:p>
          </table:table-cell>
          <table:table-cell office:value-type="string" calcext:value-type="string">
            <text:p>46187889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C1=CC(=CC=C1C2=NOC(=N2)CCCCCCC(=O)C(F)(F)F)Cl</text:p>
          </table:table-cell>
          <table:table-cell office:value-type="string" calcext:value-type="string">
            <text:p>46187888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C1=CC=C(C(=C1)C2=NOC(=N2)CCCCCCC(=O)C(F)(F)F)Cl</text:p>
          </table:table-cell>
          <table:table-cell office:value-type="string" calcext:value-type="string">
            <text:p>46187887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C1=CC(=CC=C1C2=NOC(=N2)CCCCCCC(=O)C(F)(F)F)[N+](=O)[O-]</text:p>
          </table:table-cell>
          <table:table-cell office:value-type="string" calcext:value-type="string">
            <text:p>46187886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C1=CC(=CC(=C1)[N+](=O)[O-])C2=NOC(=N2)CCCCCCC(=O)C(F)(F)F</text:p>
          </table:table-cell>
          <table:table-cell office:value-type="string" calcext:value-type="string">
            <text:p>46187885</text:p>
          </table:table-cell>
          <table:table-cell office:value-type="string" calcext:value-type="string">
            <text:p>0.9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C1=CSC(=C1)C2=NOC(=N2)CCCCCCC(=O)C(F)(F)F</text:p>
          </table:table-cell>
          <table:table-cell office:value-type="string" calcext:value-type="string">
            <text:p>4618771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CCC(=O)CCCCCC1C(=O)NC(C(=O)NC(CC(=O)NC(C(=O)N1)C)CC(C)C)CC2=CC=CC3=CC=CC=C32</text:p>
          </table:table-cell>
          <table:table-cell office:value-type="string" calcext:value-type="string">
            <text:p>44598536</text:p>
          </table:table-cell>
          <table:table-cell office:value-type="string" calcext:value-type="string">
            <text:p>0.2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C#CCOC1=CC=C(C=C1)/C=N/NC(=O)C2=CC(=CC=C2)C(=O)NO</text:p>
          </table:table-cell>
          <table:table-cell office:value-type="string" calcext:value-type="string">
            <text:p>4450702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C1=CC=C(C=C1)C2=CC=C(C=C2)C=NNC(=O)CCCCC(=O)NO</text:p>
          </table:table-cell>
          <table:table-cell office:value-type="string" calcext:value-type="string">
            <text:p>44506448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CC(=O)CCCCCC(C(=O)NC1=NC(=CS1)C2=CC=CC=C2)NC3CCCCN3C</text:p>
          </table:table-cell>
          <table:table-cell office:value-type="string" calcext:value-type="string">
            <text:p>44456965</text:p>
          </table:table-cell>
          <table:table-cell office:value-type="string" calcext:value-type="string">
            <text:p>0.1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C1=CC=C(C=C1)C2=CC(=C(C=C2)N)NC(=O)C3=CC=CC=C3</text:p>
          </table:table-cell>
          <table:table-cell office:value-type="string" calcext:value-type="string">
            <text:p>44454143</text:p>
          </table:table-cell>
          <table:table-cell office:value-type="string" calcext:value-type="string">
            <text:p>0.463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COC(=O)NCC1=CC=C(C=C1)C(=O)NC2=C(C=CC(=C2)C3=CC=CS3)N</text:p>
          </table:table-cell>
          <table:table-cell office:value-type="string" calcext:value-type="string">
            <text:p>44447194</text:p>
          </table:table-cell>
          <table:table-cell office:value-type="string" calcext:value-type="string">
            <text:p>0.1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C1=CC=C(C=C1)NC(=O)C(CCCCCC(=O)NO)OC2=CC=CC(=C2)OC3=CC=CC=C3</text:p>
          </table:table-cell>
          <table:table-cell office:value-type="string" calcext:value-type="string">
            <text:p>4444371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COC1=CC=CC(=C1)CN(C2=CC=CC=C2)C(=O)C(CCCCCC(=O)NO)OCC3=CC(=CC=C3)OC</text:p>
          </table:table-cell>
          <table:table-cell office:value-type="string" calcext:value-type="string">
            <text:p>4444371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C1=CC=C2C=C(C=CC2=C1)C(=O)NCCCCCN(C=O)O</text:p>
          </table:table-cell>
          <table:table-cell office:value-type="string" calcext:value-type="string">
            <text:p>4435968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C1=CC=C(C=C1)NC(=O)CCCCCCCN(C=O)O</text:p>
          </table:table-cell>
          <table:table-cell office:value-type="string" calcext:value-type="string">
            <text:p>44359674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C1=CC=C2C(=C1)C=CC=C2NC(=O)CCCCCCCN(C=O)O</text:p>
          </table:table-cell>
          <table:table-cell office:value-type="string" calcext:value-type="string">
            <text:p>4435955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C1=CC=C2C=C(C=CC2=C1)NC(=O)CCCCCCCN(C=O)O</text:p>
          </table:table-cell>
          <table:table-cell office:value-type="string" calcext:value-type="string">
            <text:p>44359547</text:p>
          </table:table-cell>
          <table:table-cell office:value-type="string" calcext:value-type="string">
            <text:p>0.8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C1=CC(=CC=C1/C=C/C(=O)NO)C2=CC3=C(C=C2)NC=C3</text:p>
          </table:table-cell>
          <table:table-cell office:value-type="string" calcext:value-type="string">
            <text:p>4263249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C1CC(CCC1/C=C/C(=O)NO)C2=CC=C(C=C2)O</text:p>
          </table:table-cell>
          <table:table-cell office:value-type="string" calcext:value-type="string">
            <text:p>42632371</text:p>
          </table:table-cell>
          <table:table-cell office:value-type="string" calcext:value-type="string">
            <text:p>0.3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C1=CC(=CC(=C1)C2=CC=C(C=C2)O)/C=C/C(=O)NO</text:p>
          </table:table-cell>
          <table:table-cell office:value-type="string" calcext:value-type="string">
            <text:p>42632370</text:p>
          </table:table-cell>
          <table:table-cell office:value-type="string" calcext:value-type="string">
            <text:p>0.3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C1=CC=C(C=C1)C2=CC=C(C=C2)/C=C/C(=O)NO</text:p>
          </table:table-cell>
          <table:table-cell office:value-type="string" calcext:value-type="string">
            <text:p>42632368</text:p>
          </table:table-cell>
          <table:table-cell office:value-type="string" calcext:value-type="string">
            <text:p>0.8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C1=CC(=CC=C1/C=C/C=C/C(=O)NO)C2=CC=C(C=C2)C#N</text:p>
          </table:table-cell>
          <table:table-cell office:value-type="string" calcext:value-type="string">
            <text:p>426310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C1=CSC(=C1)C2=CC=C(C=C2)/C=C/C(=O)NO</text:p>
          </table:table-cell>
          <table:table-cell office:value-type="string" calcext:value-type="string">
            <text:p>42630932</text:p>
          </table:table-cell>
          <table:table-cell office:value-type="string" calcext:value-type="string">
            <text:p>0.4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C1=CC(=CC=C1CCC(=O)NO)C2=CC=C(C=C2)O</text:p>
          </table:table-cell>
          <table:table-cell office:value-type="string" calcext:value-type="string">
            <text:p>4263092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COC1=CC(=C(C=C1)Br)C=NNC(=O)CCCCCC(=O)NO</text:p>
          </table:table-cell>
          <table:table-cell office:value-type="string" calcext:value-type="string">
            <text:p>42618298</text:p>
          </table:table-cell>
          <table:table-cell office:value-type="string" calcext:value-type="string">
            <text:p>0.00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CCC(=O)NCC1=CC=C(C=C1)C(=O)NC2=C(C=CC(=C2)C3=CC=CS3)N</text:p>
          </table:table-cell>
          <table:table-cell office:value-type="string" calcext:value-type="string">
            <text:p>25157071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CCOC(=O)NCC1=CC=C(C=C1)C(=O)NC2=C(C=CC(=C2)C3=CC=CS3)N</text:p>
          </table:table-cell>
          <table:table-cell office:value-type="string" calcext:value-type="string">
            <text:p>25155956</text:p>
          </table:table-cell>
          <table:table-cell office:value-type="string" calcext:value-type="string">
            <text:p>0.07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C1=CC=C(C=C1)C2=CC(=C(C=C2)N)NC(=O)C3=CC=C(C=C3)CNC(=O)OCC4=CN=CC=C4</text:p>
          </table:table-cell>
          <table:table-cell office:value-type="string" calcext:value-type="string">
            <text:p>25155417</text:p>
          </table:table-cell>
          <table:table-cell office:value-type="string" calcext:value-type="string">
            <text:p>0.07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C1=CC=C(C=C1)C2=CC=C(C=C2)C=NNC(=O)CCCCCC(=O)NO</text:p>
          </table:table-cell>
          <table:table-cell office:value-type="string" calcext:value-type="string">
            <text:p>25118059</text:p>
          </table:table-cell>
          <table:table-cell office:value-type="string" calcext:value-type="string">
            <text:p>0.00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CN1C=C(C2=CC=CC=C21)CNCC3CCN(CC3)C4=NC=C(C=N4)C(=O)NO.Cl</text:p>
          </table:table-cell>
          <table:table-cell office:value-type="string" calcext:value-type="string">
            <text:p>25067557</text:p>
          </table:table-cell>
          <table:table-cell office:value-type="string" calcext:value-type="string">
            <text:p>0.001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COC1=CC=C(C=C1)COC(CCCCCC(=O)NO)C(=O)NC2=CC=C(C=C2)OC</text:p>
          </table:table-cell>
          <table:table-cell office:value-type="string" calcext:value-type="string">
            <text:p>2506635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COC1=CC=C(C=C1)NC(=O)C(CCCCCC(=O)NO)OCC2=CC=CC=C2</text:p>
          </table:table-cell>
          <table:table-cell office:value-type="string" calcext:value-type="string">
            <text:p>2506614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C=CCOC(CCCCCC(=O)NO)C(=O)NC1=CC=CC=C1</text:p>
          </table:table-cell>
          <table:table-cell office:value-type="string" calcext:value-type="string">
            <text:p>2506593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COC(CCCCCC(=O)NO)C(=O)NC1=CC=CC=C1</text:p>
          </table:table-cell>
          <table:table-cell office:value-type="string" calcext:value-type="string">
            <text:p>2506593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C1=CC=C(C=C1)NC(=O)C(CCCCCC(=O)NO)O</text:p>
          </table:table-cell>
          <table:table-cell office:value-type="string" calcext:value-type="string">
            <text:p>25065929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C1=CC=C(C=C1)COC(CCCCC(=O)NO)C(=O)NC2=CC=CC=C2</text:p>
          </table:table-cell>
          <table:table-cell office:value-type="string" calcext:value-type="string">
            <text:p>2506592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CCCOC(CCCCC(=O)NO)C(=O)NC1=CC=CC=C1</text:p>
          </table:table-cell>
          <table:table-cell office:value-type="string" calcext:value-type="string">
            <text:p>2506571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COC(CCCCC(=O)NO)C(=O)NC1=CC=CC=C1</text:p>
          </table:table-cell>
          <table:table-cell office:value-type="string" calcext:value-type="string">
            <text:p>2506571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COC(=O)NCC1=CC=C(C=C1)C(=O)NC2=C(C=CC(=C2)C3=CC=CC=C3)N</text:p>
          </table:table-cell>
          <table:table-cell office:value-type="string" calcext:value-type="string">
            <text:p>25032862</text:p>
          </table:table-cell>
          <table:table-cell office:value-type="string" calcext:value-type="string">
            <text:p>0.01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CC(C)C1C(=O)OC(CC(=O)NCC2=NC(=CS2)C3=NC(CS3)(C(=O)N1)C)C=CCCS</text:p>
          </table:table-cell>
          <table:table-cell office:value-type="string" calcext:value-type="string">
            <text:p>24938735</text:p>
          </table:table-cell>
          <table:table-cell office:value-type="string" calcext:value-type="string">
            <text:p>0.009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CC1=C(C2=C(N1)C=CC(=C2)OC)CC(=O)NC(CCCCCC(=O)C)C3=NC=C(N3)C4=CC=CC=C4</text:p>
          </table:table-cell>
          <table:table-cell office:value-type="string" calcext:value-type="string">
            <text:p>24853793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CC1=C(C2=C(N1)C=CC(=C2)OC)CC(=O)NC(CCCCCC(=O)C)C3=NC4=C(N3)C=C(C=C4)Cl</text:p>
          </table:table-cell>
          <table:table-cell office:value-type="string" calcext:value-type="string">
            <text:p>24853792</text:p>
          </table:table-cell>
          <table:table-cell office:value-type="string" calcext:value-type="string">
            <text:p>0.8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CCCCCCCC(=O)SCCC=CC1CC(=O)NCC2=NC(=CS2)C3=NC(CS3)(C(=O)NC(C(=O)O1)C(C)C)C</text:p>
          </table:table-cell>
          <table:table-cell office:value-type="string" calcext:value-type="string">
            <text:p>2475791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C1CC(=O)N(CC(OC(=O)CCC=C1)C2=CC=CC=C2)CC3=CC(=CC=C3)C=NNC(=O)C4=CC(=CC=C4)C(=O)NO</text:p>
          </table:table-cell>
          <table:table-cell office:value-type="string" calcext:value-type="string">
            <text:p>2384683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C#CCOC1=CC=C(C=C1)/C=N/NC(=O)CCCCCCC(=O)NO</text:p>
          </table:table-cell>
          <table:table-cell office:value-type="string" calcext:value-type="string">
            <text:p>23818230</text:p>
          </table:table-cell>
          <table:table-cell office:value-type="string" calcext:value-type="string">
            <text:p>0.00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C1CC(=O)N(CC(OC(=O)CCC=C1)C2=CC=CC=C2)CC3=CC(=CC=C3)C=NNC(=O)C4=CC(=CC=C4)C(=O)NO</text:p>
          </table:table-cell>
          <table:table-cell office:value-type="string" calcext:value-type="string">
            <text:p>2376040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COC1=CC=C(C=C1)C(=O)NC2=C(C=CC(=C2)C3=CC=CS3)N</text:p>
          </table:table-cell>
          <table:table-cell office:value-type="string" calcext:value-type="string">
            <text:p>2364826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C1=CC=C(C(=C1)N)NC(=O)C2=CC3=NC=CN=C3C=C2</text:p>
          </table:table-cell>
          <table:table-cell office:value-type="string" calcext:value-type="string">
            <text:p>2364826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COC1=C(C=C(C=C1)NCC2=CC=C(C=C2)C(=O)NC3=C(C=CC(=C3)C4=CC=CS4)O)OC</text:p>
          </table:table-cell>
          <table:table-cell office:value-type="string" calcext:value-type="string">
            <text:p>2364826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COC1=C(C=C(C=C1)NCC2=CC=C(C=C2)C(=O)NC3=C(C=CC(=C3)C4=COC=C4)N)OC</text:p>
          </table:table-cell>
          <table:table-cell office:value-type="string" calcext:value-type="string">
            <text:p>23648263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COC1=C(C=C(C=C1)NCC2=CC=C(C=C2)C(=O)NC3=C(C=CC(=C3)C4=CSC=C4)N)OC</text:p>
          </table:table-cell>
          <table:table-cell office:value-type="string" calcext:value-type="string">
            <text:p>23648262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COC1=C(C=C(C=C1)NCC2=CC=C(C=C2)C(=O)NC3=C(C=CC(=C3)C4=CC=CC=C4)N)OC</text:p>
          </table:table-cell>
          <table:table-cell office:value-type="string" calcext:value-type="string">
            <text:p>2364826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C1=CC(=CN=C1)COC(=O)NCC2=CC=C(C=C2)C(=O)NC3=C(C=CC(=C3)C4=CC=CS4)N</text:p>
          </table:table-cell>
          <table:table-cell office:value-type="string" calcext:value-type="string">
            <text:p>23648260</text:p>
          </table:table-cell>
          <table:table-cell office:value-type="string" calcext:value-type="string">
            <text:p>0.05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C1=CC=C(C=C1)C2=CC=C(C=C2)CCCCC(=O)NO</text:p>
          </table:table-cell>
          <table:table-cell office:value-type="string" calcext:value-type="string">
            <text:p>22915475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C1CCC(=CC1)C(=O)NO</text:p>
          </table:table-cell>
          <table:table-cell office:value-type="string" calcext:value-type="string">
            <text:p>2045944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CC1C(NC(=O)C(NC(=O)C(NC(=O)C(NC1=O)C(C)C)C)CC2=CC=CC=C2)CC=CCCC(=O)O</text:p>
          </table:table-cell>
          <table:table-cell office:value-type="string" calcext:value-type="string">
            <text:p>1609510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CC(=O)CCCCCC(C1=NC=C(N1)C2=CC3=CC=CC=C3C=C2)NC(=O)C4CCN(CC4)C</text:p>
          </table:table-cell>
          <table:table-cell office:value-type="string" calcext:value-type="string">
            <text:p>16049824</text:p>
          </table:table-cell>
          <table:table-cell office:value-type="string" calcext:value-type="string">
            <text:p>0.02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C1=CC(=CC=C1/C=C/C(=O)NO)C2=CC=C(C=C2)C#N</text:p>
          </table:table-cell>
          <table:table-cell office:value-type="string" calcext:value-type="string">
            <text:p>15986510</text:p>
          </table:table-cell>
          <table:table-cell office:value-type="string" calcext:value-type="string">
            <text:p>0.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COC1=CC=C(C=C1)C2=CC=C(C=C2)/C=C/C(=O)NO</text:p>
          </table:table-cell>
          <table:table-cell office:value-type="string" calcext:value-type="string">
            <text:p>1598650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C1=CC(=CC=C1/C=C/C(=O)NO)C2=CC=C(C=C2)Cl</text:p>
          </table:table-cell>
          <table:table-cell office:value-type="string" calcext:value-type="string">
            <text:p>15986508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C1=CC(=CC=C1/C=C/C(=O)NO)C2=CC(=C(C=C2)O)Cl</text:p>
          </table:table-cell>
          <table:table-cell office:value-type="string" calcext:value-type="string">
            <text:p>15986507</text:p>
          </table:table-cell>
          <table:table-cell office:value-type="string" calcext:value-type="string">
            <text:p>0.4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C1=CC(=CC=C1CO)C2=CC=C(C=C2)/C=C/C(=O)NO</text:p>
          </table:table-cell>
          <table:table-cell office:value-type="string" calcext:value-type="string">
            <text:p>15986506</text:p>
          </table:table-cell>
          <table:table-cell office:value-type="string" calcext:value-type="string">
            <text:p>0.2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C1=CC(=CC=C1/C=C/C(=O)NO)C2=CC=C(C=C2)O</text:p>
          </table:table-cell>
          <table:table-cell office:value-type="string" calcext:value-type="string">
            <text:p>15986418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COC1=C(C=C(C=C1)NCC2=CC=C(C=C2)C(=O)NC3=CC=CC=C3N)OC</text:p>
          </table:table-cell>
          <table:table-cell office:value-type="string" calcext:value-type="string">
            <text:p>1598411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C[C@@H](/C=C(\C)/C=C/C(=O)NO)C(=O)C1=CC=C(C=C1)N(C)C</text:p>
          </table:table-cell>
          <table:table-cell office:value-type="string" calcext:value-type="string">
            <text:p>13507024</text:p>
          </table:table-cell>
          <table:table-cell office:value-type="string" calcext:value-type="string">
            <text:p>0.0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C1=CC(=CN=C1)/C=C/C(=O)NCC2=CC=C(C=C2)C(=O)NC3=C(C=C(C=C3)F)N</text:p>
          </table:table-cell>
          <table:table-cell office:value-type="string" calcext:value-type="string">
            <text:p>12136798</text:p>
          </table:table-cell>
          <table:table-cell office:value-type="string" calcext:value-type="string">
            <text:p>0.2533333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C/C=C\1/C(=O)N[C@H](C(=O)O[C@@H]\2CC(=O)N[C@@H](C(=O)N[C@H](CSSCC/C=C2)C(=O)N1)C(C)C)C(C)C</text:p>
          </table:table-cell>
          <table:table-cell office:value-type="string" calcext:value-type="string">
            <text:p>11947684</text:p>
          </table:table-cell>
          <table:table-cell office:value-type="string" calcext:value-type="string">
            <text:p>0.00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CCC(=O)CCCCCC(C1=NC=C(N1)C2=CC=CC=C2)NC(=O)CC3=C(NC4=C3C=C(C=C4)OC)C</text:p>
          </table:table-cell>
          <table:table-cell office:value-type="string" calcext:value-type="string">
            <text:p>11700059</text:p>
          </table:table-cell>
          <table:table-cell office:value-type="string" calcext:value-type="string">
            <text:p>0.05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C1OC2=C(O1)C=C(C=C2)CN(CCO)CC3=CC=C(C=C3)C(=O)NC4=CC=CC=C4N</text:p>
          </table:table-cell>
          <table:table-cell office:value-type="string" calcext:value-type="string">
            <text:p>11690271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CC1=C(C2=C(N1)C=CC(=C2)OC)CC(=O)NC(CCCCCC(=O)N)C3=NC=C(N3)C4=CC5=CC=CC=C5C=C4</text:p>
          </table:table-cell>
          <table:table-cell office:value-type="string" calcext:value-type="string">
            <text:p>11657529</text:p>
          </table:table-cell>
          <table:table-cell office:value-type="string" calcext:value-type="string">
            <text:p>0.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CCC(=O)CCCCCC(C1=NC=C(N1)C2=CC3=CC=CC=C3N=C2OC)NC(=O)C4CN(C4)C</text:p>
          </table:table-cell>
          <table:table-cell office:value-type="string" calcext:value-type="string">
            <text:p>11556677</text:p>
          </table:table-cell>
          <table:table-cell office:value-type="string" calcext:value-type="string">
            <text:p>0.38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CN1C=C(C2=CC=CC=C21)CNCC3CCN(CC3)C4=NC=C(C=N4)C(=O)NO</text:p>
          </table:table-cell>
          <table:table-cell office:value-type="string" calcext:value-type="string">
            <text:p>11538455</text:p>
          </table:table-cell>
          <table:table-cell office:value-type="string" calcext:value-type="string">
            <text:p>0.0021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C1=CC=C(C=C1)NC(=O)C2=CC=C(C=C2)C(=O)NO</text:p>
          </table:table-cell>
          <table:table-cell office:value-type="string" calcext:value-type="string">
            <text:p>11514394</text:p>
          </table:table-cell>
          <table:table-cell office:value-type="string" calcext:value-type="string">
            <text:p>0.32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C1=CSC(=C1)C2=CC(=C(C=C2)N)NC(=O)C3=CC4=NC=CN=C4C=C3</text:p>
          </table:table-cell>
          <table:table-cell office:value-type="string" calcext:value-type="string">
            <text:p>1139384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COC1=C(C=C(C=C1)NCC2=CC=C(C=C2)C(=O)NC3=C(C=CC(=C3)C4=CC=CS4)N)OC</text:p>
          </table:table-cell>
          <table:table-cell office:value-type="string" calcext:value-type="string">
            <text:p>11167060</text:p>
          </table:table-cell>
          <table:table-cell office:value-type="string" calcext:value-type="string">
            <text:p>0.08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C1=CC=C(C(=C1)N)NC(=O)C2=CC=C(C=C2)CSC3=NC=CC(=N3)C(F)(F)F</text:p>
          </table:table-cell>
          <table:table-cell office:value-type="string" calcext:value-type="string">
            <text:p>10135838</text:p>
          </table:table-cell>
          <table:table-cell office:value-type="string" calcext:value-type="string">
            <text:p>0.44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COC1=C(C=C(C=C1)NCC2=CC=C(C=C2)C(=O)NC3=CC=CC=C3O)OC</text:p>
          </table:table-cell>
          <table:table-cell office:value-type="string" calcext:value-type="string">
            <text:p>1011019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C1=CC=C(C=C1)CCNC(=O)C2=CC=C(C=C2)C(=O)NO</text:p>
          </table:table-cell>
          <table:table-cell office:value-type="string" calcext:value-type="string">
            <text:p>9965621</text:p>
          </table:table-cell>
          <table:table-cell office:value-type="string" calcext:value-type="string">
            <text:p>0.60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C1=CC=C2C(=C1)C=C(C=N2)NC(=O)C(CCCCCN(C=O)O)C(=O)NC3=CC4=CC=CC=C4N=C3</text:p>
          </table:table-cell>
          <table:table-cell office:value-type="string" calcext:value-type="string">
            <text:p>989154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C1=CC=C(C=C1)NC(=O)CCCCCCC(=O)C(F)(F)F</text:p>
          </table:table-cell>
          <table:table-cell office:value-type="string" calcext:value-type="string">
            <text:p>988281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C1=CC2=C(C=CC(=C2)NC(=O)C(CCCCCN(C=O)O)C(=O)NC3=CC4=C(C=C3)N=CC=C4)N=C1</text:p>
          </table:table-cell>
          <table:table-cell office:value-type="string" calcext:value-type="string">
            <text:p>9848223</text:p>
          </table:table-cell>
          <table:table-cell office:value-type="string" calcext:value-type="string">
            <text:p>0.2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C1=CC=C(C=C1)CNC(=O)C2=CC=C(C=C2)C(=O)NO</text:p>
          </table:table-cell>
          <table:table-cell office:value-type="string" calcext:value-type="string">
            <text:p>9835152</text:p>
          </table:table-cell>
          <table:table-cell office:value-type="string" calcext:value-type="string">
            <text:p>0.38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C1=CC(=CN=C1)C=CC(=O)NCC2=CC=C(C=C2)C(=O)NC3=C(C=CC(=C3)F)N</text:p>
          </table:table-cell>
          <table:table-cell office:value-type="string" calcext:value-type="string">
            <text:p>9800555</text:p>
          </table:table-cell>
          <table:table-cell office:value-type="string" calcext:value-type="string">
            <text:p>0.3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CC(=O)NC1=CC=C(C=C1)C(=O)NC2=C(C=CC(=C2)C3=CC=CS3)N</text:p>
          </table:table-cell>
          <table:table-cell office:value-type="string" calcext:value-type="string">
            <text:p>6918878</text:p>
          </table:table-cell>
          <table:table-cell office:value-type="string" calcext:value-type="string">
            <text:p>0.16666666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CC1=C(C2=CC=CC=C2N1)CCNCC3=CC=C(C=C3)C=CC(=O)NO</text:p>
          </table:table-cell>
          <table:table-cell office:value-type="string" calcext:value-type="string">
            <text:p>6918837</text:p>
          </table:table-cell>
          <table:table-cell office:value-type="string" calcext:value-type="string">
            <text:p>0.066022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CC(C)C(C1=CC=CC=C1)C(=O)NC2=CC=C(C=C2)C(=O)NO</text:p>
          </table:table-cell>
          <table:table-cell office:value-type="string" calcext:value-type="string">
            <text:p>6918801</text:p>
          </table:table-cell>
          <table:table-cell office:value-type="string" calcext:value-type="string">
            <text:p>0.044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C1=CC=C(C=C1)NS(=O)(=O)C2=CC=CC(=C2)C=CC(=O)NO</text:p>
          </table:table-cell>
          <table:table-cell office:value-type="string" calcext:value-type="string">
            <text:p>6918638</text:p>
          </table:table-cell>
          <table:table-cell office:value-type="string" calcext:value-type="string">
            <text:p>0.493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CCC(C)C1C(=O)N2CCCCC2C(=O)NC(C(=O)NC(C(=O)N1)CC3=CN(C4=CC=CC=C43)OC)CCCCCC(=O)CC</text:p>
          </table:table-cell>
          <table:table-cell office:value-type="string" calcext:value-type="string">
            <text:p>6918328</text:p>
          </table:table-cell>
          <table:table-cell office:value-type="string" calcext:value-type="string">
            <text:p>0.001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C1C(OC(OC1C2=CC=C(C=C2)CO)C3=CC=C(C=C3)NC(=O)CCCCCCC(=O)NO)CSC4=NC(=C(O4)C5=CC=CC=C5)C6=CC=CC=C6</text:p>
          </table:table-cell>
          <table:table-cell office:value-type="string" calcext:value-type="string">
            <text:p>6675804</text:p>
          </table:table-cell>
          <table:table-cell office:value-type="string" calcext:value-type="string">
            <text:p>3.26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C1=CC=C2C(=C1)C(=CN2)CCN(CCO)CC3=CC=C(C=C3)C=CC(=O)NO</text:p>
          </table:table-cell>
          <table:table-cell office:value-type="string" calcext:value-type="string">
            <text:p>6445533</text:p>
          </table:table-cell>
          <table:table-cell office:value-type="string" calcext:value-type="string">
            <text:p>0.00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C1=CC=C(C=C1)/C=C/C(=O)NO</text:p>
          </table:table-cell>
          <table:table-cell office:value-type="string" calcext:value-type="string">
            <text:p>5355635</text:p>
          </table:table-cell>
          <table:table-cell office:value-type="string" calcext:value-type="string">
            <text:p>0.45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C1=CC=C(C=C1)CCC(=O)NO</text:p>
          </table:table-cell>
          <table:table-cell office:value-type="string" calcext:value-type="string">
            <text:p>411813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CC1=CC=C(C=C1)C2=NN(C=C2C=CC(=O)NC3=CC=C(C=C3)Cl)C4=CC=CC=C4</text:p>
          </table:table-cell>
          <table:table-cell office:value-type="string" calcext:value-type="string">
            <text:p>2423687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COC1=CC=C(C=C1)NC(=O)C=CC2=CN(N=C2C3=CC=C(C=C3)Br)C4=CC=CC=C4</text:p>
          </table:table-cell>
          <table:table-cell office:value-type="string" calcext:value-type="string">
            <text:p>24236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COC1=CC=C(C=C1)C2=NN(C=C2C=CC(=O)NC3=CC=C(C=C3)OC)C4=CC=CC=C4</text:p>
          </table:table-cell>
          <table:table-cell office:value-type="string" calcext:value-type="string">
            <text:p>22950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CC1=CC=C(C=C1)C2=NN(C=C2C=CC(=O)NC3=CC=C(C=C3)OC)C4=CC=CC=C4</text:p>
          </table:table-cell>
          <table:table-cell office:value-type="string" calcext:value-type="string">
            <text:p>2175719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CC1=CC=C(C=C1)C2=NN(C=C2C=CC(=O)NC3=CC=CC=C3)C4=CC=CC=C4</text:p>
          </table:table-cell>
          <table:table-cell office:value-type="string" calcext:value-type="string">
            <text:p>2173124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COC1=CC=C(C=C1)C(=O)NC2=CC=CC=C2N</text:p>
          </table:table-cell>
          <table:table-cell office:value-type="string" calcext:value-type="string">
            <text:p>78523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C1=CC=C(C=C1)C(=O)NC2=CC=CC=C2N</text:p>
          </table:table-cell>
          <table:table-cell office:value-type="string" calcext:value-type="string">
            <text:p>759408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CC(C=C(C)C=CC(=O)NO)C(=O)C1=CC=C(C=C1)N(C)C</text:p>
          </table:table-cell>
          <table:table-cell office:value-type="string" calcext:value-type="string">
            <text:p>444732</text:p>
          </table:table-cell>
          <table:table-cell office:value-type="string" calcext:value-type="string">
            <text:p>0.0332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CCCC(=O)NO</text:p>
          </table:table-cell>
          <table:table-cell office:value-type="string" calcext:value-type="string">
            <text:p>41917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C1=CC=C(C=C1)CCCC(=O)NO</text:p>
          </table:table-cell>
          <table:table-cell office:value-type="string" calcext:value-type="string">
            <text:p>27998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C1=CC=C(C=C1)C(=O)NO</text:p>
          </table:table-cell>
          <table:table-cell office:value-type="string" calcext:value-type="string">
            <text:p>10313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C1=CC=C(C=C1)NC(=O)CCCCCCC(=O)NO</text:p>
          </table:table-cell>
          <table:table-cell office:value-type="string" calcext:value-type="string">
            <text:p>5311</text:p>
          </table:table-cell>
          <table:table-cell office:value-type="string" calcext:value-type="string">
            <text:p>0.221521489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C1=CC2=C3C(=C1)C(=O)N(C(=O)C3=CC=C2)CCCCCC(=O)NO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C(CCCC(=O)NO)CCC(=O)NO</text:p>
          </table:table-cell>
          <table:table-cell office:value-type="string" calcext:value-type="string">
            <text:p>5173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C1=CC=C(C(=C1)N)NC(=O)C2=CC=C(C=C2)CNC(=O)OCC3=CN=CC=C3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0.577625806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CC(=O)NC1=CC=C(C=C1)C(=O)NC2=CC=CC=C2N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1.7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2=CC=CC=C2N(C3=C1C=CC(=C3)Cl)CCCNS(=O)(=O)C4=CC=C(C=C4)/C=C/C(=O)NO</text:p>
          </table:table-cell>
          <table:table-cell office:value-type="string" calcext:value-type="string">
            <text:p>1560211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2=CC=CC=C2N(C3=C1C=CC(=C3)Cl)CCCNC(=O)CCC(=O)NO</text:p>
          </table:table-cell>
          <table:table-cell office:value-type="string" calcext:value-type="string">
            <text:p>15601887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2=CC=CC=C2N(C3=C1C=CC(=C3)Cl)CCCNCC4=CC=C(C=C4)C(=O)NO</text:p>
          </table:table-cell>
          <table:table-cell office:value-type="string" calcext:value-type="string">
            <text:p>15601291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2=CC=CC=C2N(C3=C1C=CC(=C3)Cl)CCCNC(=O)CCCCCCC(=O)NO</text:p>
          </table:table-cell>
          <table:table-cell office:value-type="string" calcext:value-type="string">
            <text:p>15601196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(=O)C1=C(C2=CC=CC=C2C=C1)OCCCCCCCCS</text:p>
          </table:table-cell>
          <table:table-cell office:value-type="string" calcext:value-type="string">
            <text:p>1555656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[C@H](C(=O)NO)N2C(=C(N=N2)C3=CC=CC=C3)C#CC4=CC=CC=C4</text:p>
          </table:table-cell>
          <table:table-cell office:value-type="string" calcext:value-type="string">
            <text:p>15555727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[C@@H](C(=O)O)N2C(=C(N=N2)C3=CC=CC=C3)C#CC4=CC=CC=C4</text:p>
          </table:table-cell>
          <table:table-cell office:value-type="string" calcext:value-type="string">
            <text:p>15555561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C(=O)[C@H](CC1=CC=CC=C1)N2C(=C(N=N2)C3=CC=CC=C3)C#CC4=CC=CC=C4</text:p>
          </table:table-cell>
          <table:table-cell office:value-type="string" calcext:value-type="string">
            <text:p>15554299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[C@@H](C(=O)NO)N2C=C(N=N2)C3=CC=CC=C3</text:p>
          </table:table-cell>
          <table:table-cell office:value-type="string" calcext:value-type="string">
            <text:p>15551241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(=O)[C@H](CC1=CC=CC=C1)N2C(=C(N=N2)C3=CC=CC=C3)C#CC4=CC=CC=C4</text:p>
          </table:table-cell>
          <table:table-cell office:value-type="string" calcext:value-type="string">
            <text:p>691736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N1C(=NN=C1SCC2=CC=C(C=C2)C(=O)NC3=CC=CC=C3N)C4=CC=NC=C4</text:p>
          </table:table-cell>
          <table:table-cell office:value-type="string" calcext:value-type="string">
            <text:p>16462779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[C@@H](C1=NC=C(N1)C2=CC3=CC=CC=C3N=C2OC)NC(=O)C4CN(C4)C</text:p>
          </table:table-cell>
          <table:table-cell office:value-type="string" calcext:value-type="string">
            <text:p>16462773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2C(=NN=C2SCCCCCC(=O)NO)C3=CC=NC=C3</text:p>
          </table:table-cell>
          <table:table-cell office:value-type="string" calcext:value-type="string">
            <text:p>16462761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2C(=NN=C2SCCCCCC(=O)NC3=CC=CC=C3N)C4=CC=NC=C4</text:p>
          </table:table-cell>
          <table:table-cell office:value-type="string" calcext:value-type="string">
            <text:p>16462718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CCC[C@@H](C1=NC=C(N1)C2=CC3=CC=CC=C3N=C2OC)NC(=O)C4CN(C4)C</text:p>
          </table:table-cell>
          <table:table-cell office:value-type="string" calcext:value-type="string">
            <text:p>16462580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2C(=O)N(C(=O)N2CC3=CN=CC=C3)CC4=CC=C(C=C4)C(=O)NO</text:p>
          </table:table-cell>
          <table:table-cell office:value-type="string" calcext:value-type="string">
            <text:p>16462562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1C(=NN=C1SCCCCCC(=O)NC2=CC=CC=C2N)C3=CC=NC=C3</text:p>
          </table:table-cell>
          <table:table-cell office:value-type="string" calcext:value-type="string">
            <text:p>16462458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(C)NC1=C(N=C2N1C=CC=C2)C3=CC(=CC=C3)C4=NC5=C(N4)C=C(C=C5)C6=NOC(=N6)C(F)(F)F</text:p>
          </table:table-cell>
          <table:table-cell office:value-type="string" calcext:value-type="string">
            <text:p>16462043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N1C(=NN=C1SCC2=CC=C(C=C2)C(=O)NO)C3=CC=NC=C3</text:p>
          </table:table-cell>
          <table:table-cell office:value-type="string" calcext:value-type="string">
            <text:p>16461956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=CCN1C(=NN=C1SCC2=CC=C(C=C2)C(=O)NO)C3=CC=NC=C3</text:p>
          </table:table-cell>
          <table:table-cell office:value-type="string" calcext:value-type="string">
            <text:p>16461936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N1C(=NN=C1SCCCCCC(=O)NO)C2=CC=NC=C2</text:p>
          </table:table-cell>
          <table:table-cell office:value-type="string" calcext:value-type="string">
            <text:p>16461914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=CCN1C(=NN=C1SCCCCCC(=O)NO)C2=CC=NC=C2</text:p>
          </table:table-cell>
          <table:table-cell office:value-type="string" calcext:value-type="string">
            <text:p>16461808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N1C(=NN=C1SCCCCCC(=O)O)C2=CC=NC=C2</text:p>
          </table:table-cell>
          <table:table-cell office:value-type="string" calcext:value-type="string">
            <text:p>16461642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[C@@H](C1=NC=C(N1)C2=CC3=CC=CC=C3N=C2OC)NC(=O)C4CN(C4)C</text:p>
          </table:table-cell>
          <table:table-cell office:value-type="string" calcext:value-type="string">
            <text:p>16461641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1CC(C1)C(=O)NCC2=NC=C(N2)C3=CC4=CC=CC=C4N=C3OC</text:p>
          </table:table-cell>
          <table:table-cell office:value-type="string" calcext:value-type="string">
            <text:p>16461462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[C@@H](C1=NC=C(N1)C2=CC3=CC=CC=C3N=C2OC)NC(=O)C4CN(C4)C</text:p>
          </table:table-cell>
          <table:table-cell office:value-type="string" calcext:value-type="string">
            <text:p>16461443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=CCN1C(=NN=C1SCCCCCC(=O)O)C2=CC=NC=C2</text:p>
          </table:table-cell>
          <table:table-cell office:value-type="string" calcext:value-type="string">
            <text:p>16461328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1C(=NN=C1SCC2=CC=C(C=C2)C(=O)NC3=CC=CC=C3N)C4=CC=NC=C4</text:p>
          </table:table-cell>
          <table:table-cell office:value-type="string" calcext:value-type="string">
            <text:p>16461305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(C)NC1=C(N=C2N1C=CN=C2)C3=CC(=CC=C3)C4=NC5=C(N4)C=C(C=C5)C6=NOC(=N6)C(F)(F)F</text:p>
          </table:table-cell>
          <table:table-cell office:value-type="string" calcext:value-type="string">
            <text:p>16461260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(C)NC1=C(N=C2N1C=CC=C2)C3=CC=C(C=C3)C4=NOC(=N4)C(F)(F)F</text:p>
          </table:table-cell>
          <table:table-cell office:value-type="string" calcext:value-type="string">
            <text:p>16461129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N1C(=NN=C1SCCCCCC(=O)NC2=CC=CC=C2N)C3=CC=NC=C3</text:p>
          </table:table-cell>
          <table:table-cell office:value-type="string" calcext:value-type="string">
            <text:p>16461000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(C)NC1=C(N=C2N1C=CC=C2)C3=CC(=CC=C3)C(=O)NC4=C(C=C(C=C4)F)N</text:p>
          </table:table-cell>
          <table:table-cell office:value-type="string" calcext:value-type="string">
            <text:p>16460964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C2=NC3=CC=CC=C3C(=C2C1)NC4=CC=C(C=C4)C(=O)NO</text:p>
          </table:table-cell>
          <table:table-cell office:value-type="string" calcext:value-type="string">
            <text:p>16267704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SC1=CC=CC=C1C(=O)NCCCC[C@@H](C2=NC=C(N2)C3=CC4=CC=CC=C4C=C3)NC(=O)C5=CN=CS5</text:p>
          </table:table-cell>
          <table:table-cell office:value-type="string" calcext:value-type="string">
            <text:p>16267449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(C)C1=CC=CC=C1C(=O)NCCCC[C@@H](C2=NC=C(N2)C3=CC4=CC=CC=C4C=C3)NC(=O)C5=CN=CS5</text:p>
          </table:table-cell>
          <table:table-cell office:value-type="string" calcext:value-type="string">
            <text:p>16267365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C(=C1O)C(=O)NCCCC[C@@H](C2=NC=C(N2)C3=CC4=CC=CC=C4C=C3)NC(=O)C5=CN=CS5</text:p>
          </table:table-cell>
          <table:table-cell office:value-type="string" calcext:value-type="string">
            <text:p>16267256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(C(=CC=C1)F)C(=O)NCCCC[C@@H](C2=NC=C(N2)C3=CC4=CC=CC=C4C=C3)NC(=O)C5=CN=CS5</text:p>
          </table:table-cell>
          <table:table-cell office:value-type="string" calcext:value-type="string">
            <text:p>16267154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S(=O)(=O)NC2=CC=CC=C2CCC3=CC=C(C=C3)C(=O)NC4=CC=CC=C4N</text:p>
          </table:table-cell>
          <table:table-cell office:value-type="string" calcext:value-type="string">
            <text:p>16266861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1=CC=CC=C1C(=O)NCCCC[C@@H](C2=NC=C(N2)C3=CC4=CC=CC=C4C=C3)NC(=O)C5=CN=CS5</text:p>
          </table:table-cell>
          <table:table-cell office:value-type="string" calcext:value-type="string">
            <text:p>16266792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=C(C=CC2=C1)C3=CN=C(N3)[C@H](CCCCNC(=O)C4=C(C=CC=N4)N)NC(=O)C5=CN=CS5</text:p>
          </table:table-cell>
          <table:table-cell office:value-type="string" calcext:value-type="string">
            <text:p>16266714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NC2=CC=CC=C2C=C1C3=NN=C(O3)[C@H](CCCCNC(=O)C4=CC=CC=C4SC)NC(=O)C5=CN=CS5</text:p>
          </table:table-cell>
          <table:table-cell office:value-type="string" calcext:value-type="string">
            <text:p>16266190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=C(C=CC2=C1)C3=CN=C(N3)[C@H](CCCCNC(=O)C4=CC=CC=C4Cl)NC(=O)C5=CN=CS5</text:p>
          </table:table-cell>
          <table:table-cell office:value-type="string" calcext:value-type="string">
            <text:p>16266166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S(=O)C1=CC=CC=C1C(=O)NCCCC[C@@H](C2=NC=C(N2)C3=CC4=CC=CC=C4C=C3)NC(=O)C5=CN=CS5</text:p>
          </table:table-cell>
          <table:table-cell office:value-type="string" calcext:value-type="string">
            <text:p>16265753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=C(C=CC2=C1)C3=CN=C(N3)[C@H](CCCCNC(=O)C4=CC=CC=C4C#N)NC(=O)C5=CN=CS5</text:p>
          </table:table-cell>
          <table:table-cell office:value-type="string" calcext:value-type="string">
            <text:p>16265374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(=C1)C(=C3C=CC=CC3=N2)NC4=CC=CC(=C4)C(=O)NO</text:p>
          </table:table-cell>
          <table:table-cell office:value-type="string" calcext:value-type="string">
            <text:p>16265351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1C2=CC=CC=C2C(=O)NCCCC[C@@H](C3=NC=C(N3)C4=CC5=CC=CC=C5C=C4)NC(=O)C6=CN=CS6</text:p>
          </table:table-cell>
          <table:table-cell office:value-type="string" calcext:value-type="string">
            <text:p>16265335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C(=C1C(=O)NCCCC[C@@H](C2=NC=C(N2)C3=CC4=CC=CC=C4C=C3)NC(=O)C5=CN=CS5)O</text:p>
          </table:table-cell>
          <table:table-cell office:value-type="string" calcext:value-type="string">
            <text:p>16265254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=C(C=CC2=C1)C3=CN=C(N3)[C@H](CCCCNC(=O)C4=CC=CC=C4OC(F)(F)F)NC(=O)C5=CN=CS5</text:p>
          </table:table-cell>
          <table:table-cell office:value-type="string" calcext:value-type="string">
            <text:p>16265207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=C(C=CC2=C1)C3=CN=C(N3)[C@H](CCCCNC(=O)C4=CC=CC=C4OCC(F)(F)F)NC(=O)C5=CN=CS5</text:p>
          </table:table-cell>
          <table:table-cell office:value-type="string" calcext:value-type="string">
            <text:p>16265060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=C(C=CC2=C1)C3=CN=C(N3)[C@H](CCCCNC(=O)C4=CC=CC=C4N5C=CC=C5)NC(=O)C6=CN=CS6</text:p>
          </table:table-cell>
          <table:table-cell office:value-type="string" calcext:value-type="string">
            <text:p>16265016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=C(C=CC2=C1)C3=CN=C(N3)[C@H](CCCCNC(=O)C4=CC=CC=C4S)NC(=O)C5=CN=CS5</text:p>
          </table:table-cell>
          <table:table-cell office:value-type="string" calcext:value-type="string">
            <text:p>16264818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NC2=CC=CC=C2C=C1C3=CN=C(N3)[C@H](CCCCNC(=O)C4=CC=CC=C4SC)NC(=O)C5=CN=CS5</text:p>
          </table:table-cell>
          <table:table-cell office:value-type="string" calcext:value-type="string">
            <text:p>16264780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C1=CC=CC=C1C(=O)NCCCC[C@@H](C2=NC=C(N2)C3=CC4=CC=CC=C4C=C3)NC(=O)C5=CN=CS5</text:p>
          </table:table-cell>
          <table:table-cell office:value-type="string" calcext:value-type="string">
            <text:p>16264743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2=C(C1)C(=CC=C2)C(=O)NCCCC[C@@H](C3=NC=C(N3)C4=CC5=CC=CC=C5C=C4)NC(=O)C6=CN=CS6</text:p>
          </table:table-cell>
          <table:table-cell office:value-type="string" calcext:value-type="string">
            <text:p>16264656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CC(C(=O)NO)NC(=O)NCCCCCNC1=CC=C(C2=NON=C12)S(=O)(=O)N(C)C</text:p>
          </table:table-cell>
          <table:table-cell office:value-type="string" calcext:value-type="string">
            <text:p>15601445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(=CC=C1)SC(=S)N3C2=NCC3</text:p>
          </table:table-cell>
          <table:table-cell office:value-type="string" calcext:value-type="string">
            <text:p>15556835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(=C3)Br)SC(=S)N2C1</text:p>
          </table:table-cell>
          <table:table-cell office:value-type="string" calcext:value-type="string">
            <text:p>15556744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2=C(C=C1)C3=NCCN3C(=S)S2</text:p>
          </table:table-cell>
          <table:table-cell office:value-type="string" calcext:value-type="string">
            <text:p>15556646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=C3I)SC2=S</text:p>
          </table:table-cell>
          <table:table-cell office:value-type="string" calcext:value-type="string">
            <text:p>15556612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(C=C3SC2=S)Br)F</text:p>
          </table:table-cell>
          <table:table-cell office:value-type="string" calcext:value-type="string">
            <text:p>15556567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2=C(C=C1)SC(=S)N3C2=NCC3</text:p>
          </table:table-cell>
          <table:table-cell office:value-type="string" calcext:value-type="string">
            <text:p>15556475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(C=C3)C#N)SC2=S</text:p>
          </table:table-cell>
          <table:table-cell office:value-type="string" calcext:value-type="string">
            <text:p>15556224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(=C1)C=CC=C2NC(=O)NOCC3=CC=C(C=C3)/C=C/C(=O)NO</text:p>
          </table:table-cell>
          <table:table-cell office:value-type="string" calcext:value-type="string">
            <text:p>15556066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B1(O[C@@H]2[C@@H]3C[C@@H](C3(C)C)C[C@@]2(O1)C)[C@H](CC(C)C)NC(=O)[C@H](CC4=CC=CC=C4)NC(=O)C5=CC=CC(=C5)C(=O)NC6=CC=CC=C6N</text:p>
          </table:table-cell>
          <table:table-cell office:value-type="string" calcext:value-type="string">
            <text:p>15555710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(=CC=C3)Cl)SC(=S)N2C1</text:p>
          </table:table-cell>
          <table:table-cell office:value-type="string" calcext:value-type="string">
            <text:p>15555595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(C2=CC=CC=C2N1)CCNCC3=CC=C(C=C3)C=CC(=O)NN(C)C.C(=O)(C(F)(F)F)O</text:p>
          </table:table-cell>
          <table:table-cell office:value-type="string" calcext:value-type="string">
            <text:p>15555280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(C)C1=CC2=C(C=C1)C3=NCCN3C(=S)S2</text:p>
          </table:table-cell>
          <table:table-cell office:value-type="string" calcext:value-type="string">
            <text:p>15555082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(=CC=C1)C3=NCCCN3C(=S)S2</text:p>
          </table:table-cell>
          <table:table-cell office:value-type="string" calcext:value-type="string">
            <text:p>15554908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(=C3)I)SC2=S</text:p>
          </table:table-cell>
          <table:table-cell office:value-type="string" calcext:value-type="string">
            <text:p>15554663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=C3SC(=S)N2C1)F</text:p>
          </table:table-cell>
          <table:table-cell office:value-type="string" calcext:value-type="string">
            <text:p>15554632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C2=CC=C(C=C2)CNC(=O)/C=C/C3=CN=CC=C3</text:p>
          </table:table-cell>
          <table:table-cell office:value-type="string" calcext:value-type="string">
            <text:p>15554620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2=C(C=C1)SC(=S)N3C2=NCC3</text:p>
          </table:table-cell>
          <table:table-cell office:value-type="string" calcext:value-type="string">
            <text:p>15554507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(C2=CC=CC=C2N1)CCNCC3=CC=C(C=C3)C=CC(=O)NN4CCCCC4.C(=O)(C(F)(F)F)O</text:p>
          </table:table-cell>
          <table:table-cell office:value-type="string" calcext:value-type="string">
            <text:p>15554460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=C3Br)SC2=S</text:p>
          </table:table-cell>
          <table:table-cell office:value-type="string" calcext:value-type="string">
            <text:p>15554445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N=C1)/C=C/C(=O)NCC2=CC=C(C=C2)C(=O)NC3=CC=C(C=C3)F</text:p>
          </table:table-cell>
          <table:table-cell office:value-type="string" calcext:value-type="string">
            <text:p>15554219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NNC(=O)C1=CC=CC(=C1)CN(CCC2=C(NC3=CC=CC=C32)C)C(=O)OC(C)(C)C</text:p>
          </table:table-cell>
          <table:table-cell office:value-type="string" calcext:value-type="string">
            <text:p>15554071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=C3Cl)SC(=S)N2C1</text:p>
          </table:table-cell>
          <table:table-cell office:value-type="string" calcext:value-type="string">
            <text:p>15554018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2=C(C=C1)C3=NCCN3C(=S)S2</text:p>
          </table:table-cell>
          <table:table-cell office:value-type="string" calcext:value-type="string">
            <text:p>15553931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(=C3)Br)SC2=S</text:p>
          </table:table-cell>
          <table:table-cell office:value-type="string" calcext:value-type="string">
            <text:p>15553757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B1(O[C@@H]2[C@@H]3C[C@@H](C3(C)C)C[C@@]2(O1)C)[C@H](CC(C)C)NC(=O)[C@H](CC4=CC=CC=C4)NC(=O)C5=CC(=CC=C5)C(=O)NO</text:p>
          </table:table-cell>
          <table:table-cell office:value-type="string" calcext:value-type="string">
            <text:p>15553622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(C=C3)C#N)SC(=S)N2C1</text:p>
          </table:table-cell>
          <table:table-cell office:value-type="string" calcext:value-type="string">
            <text:p>15553195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(C=C3)Cl)SC(=S)N2C1</text:p>
          </table:table-cell>
          <table:table-cell office:value-type="string" calcext:value-type="string">
            <text:p>15553145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(C=C3)Br)SC2=S</text:p>
          </table:table-cell>
          <table:table-cell office:value-type="string" calcext:value-type="string">
            <text:p>15552913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(=CC=C1)C3=NCCN3C(=S)S2</text:p>
          </table:table-cell>
          <table:table-cell office:value-type="string" calcext:value-type="string">
            <text:p>15552906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B1(O[C@@H]2[C@@H]3C[C@@H](C3(C)C)C[C@@]2(O1)C)[C@H](CC(C)C)NC(=O)CNC(=O)C4=CC(=CC=C4)C(=O)NC5=CC=CC=C5N</text:p>
          </table:table-cell>
          <table:table-cell office:value-type="string" calcext:value-type="string">
            <text:p>15552785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(C2=CC=CC=C2N1)CCNCC3=CC=C(C=C3)C=CC(=O)NNCCN.C(=O)(C(F)(F)F)O</text:p>
          </table:table-cell>
          <table:table-cell office:value-type="string" calcext:value-type="string">
            <text:p>15552624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(C2=CC=CC=C2N1)CCNCC3=CC=C(C=C3)C=CC(=O)NN4CCCC4.C(=O)(C(F)(F)F)O</text:p>
          </table:table-cell>
          <table:table-cell office:value-type="string" calcext:value-type="string">
            <text:p>15552260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B1(O[C@@H]2[C@@H]3C[C@@H](C3(C)C)C[C@@]2(O1)C)[C@H](CC(C)C)NC(=O)[C@H](CC4=CNC5=CC=CC=C54)NC(=O)C6=CC=CC(=C6)C(=O)NC7=CC=CC=C7N</text:p>
          </table:table-cell>
          <table:table-cell office:value-type="string" calcext:value-type="string">
            <text:p>15552213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(C2=CC=CC=C2N1)CCNCC3=CC=C(C=C3)C=CC(=O)NN(CCCO)CCCO.C(=O)(C(F)(F)F)O</text:p>
          </table:table-cell>
          <table:table-cell office:value-type="string" calcext:value-type="string">
            <text:p>15552074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NOCC2=CC=C(C=C2)/C=C/C(=O)NO</text:p>
          </table:table-cell>
          <table:table-cell office:value-type="string" calcext:value-type="string">
            <text:p>15551590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(=C3)F)SC2=S</text:p>
          </table:table-cell>
          <table:table-cell office:value-type="string" calcext:value-type="string">
            <text:p>15551560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=C3Cl)SC2=S</text:p>
          </table:table-cell>
          <table:table-cell office:value-type="string" calcext:value-type="string">
            <text:p>15551528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(C=C3)Cl)SC2=S</text:p>
          </table:table-cell>
          <table:table-cell office:value-type="string" calcext:value-type="string">
            <text:p>15551460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=C3SC2=S)F</text:p>
          </table:table-cell>
          <table:table-cell office:value-type="string" calcext:value-type="string">
            <text:p>15551347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2=NC(=CS2)C(=O)NOCC3=CC=C(C=C3)/C=C/C(=O)NO</text:p>
          </table:table-cell>
          <table:table-cell office:value-type="string" calcext:value-type="string">
            <text:p>15551262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(=C3)I)SC(=S)N2C1</text:p>
          </table:table-cell>
          <table:table-cell office:value-type="string" calcext:value-type="string">
            <text:p>15551255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SC1=CC=CC=C1C(=O)NCCCC[C@@H](C2=NC=C(N2)C3=CC4=CC=CC=C4C=C3)NC(=O)C5=CN=CS5</text:p>
          </table:table-cell>
          <table:table-cell office:value-type="string" calcext:value-type="string">
            <text:p>15528940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CNC(=O)C2=C(C(=C(C(=C2F)F)F)F)F)C(=O)NO</text:p>
          </table:table-cell>
          <table:table-cell office:value-type="string" calcext:value-type="string">
            <text:p>15515587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(=C1)C(=C3C=CC(=CC3=C2O)/C=C/C(=O)N=O)O</text:p>
          </table:table-cell>
          <table:table-cell office:value-type="string" calcext:value-type="string">
            <text:p>14940539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(CCCC(=O)NC2=CC=CC=C2)CCC(=O)NO</text:p>
          </table:table-cell>
          <table:table-cell office:value-type="string" calcext:value-type="string">
            <text:p>14599401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2=NN(C(=C2)C3=CC=C(C=C3)F)CC4=CC=C(C=C4)C(=O)NO</text:p>
          </table:table-cell>
          <table:table-cell office:value-type="string" calcext:value-type="string">
            <text:p>14598658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NC(=O)[C@H](C2=CC=CC=C2)NS(=O)(=O)C3=CC=CC(=C3)C(=O)NO</text:p>
          </table:table-cell>
          <table:table-cell office:value-type="string" calcext:value-type="string">
            <text:p>14597853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CCCC(=O)NO</text:p>
          </table:table-cell>
          <table:table-cell office:value-type="string" calcext:value-type="string">
            <text:p>14597754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NC(=O)[C@H](C2=CC=CC=C2)NS(=O)(=O)C3=CC=CC(=C3)C(=O)NO</text:p>
          </table:table-cell>
          <table:table-cell office:value-type="string" calcext:value-type="string">
            <text:p>14597600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CNS(=O)(=O)C2=CC=CC(=C2)C(=O)NO</text:p>
          </table:table-cell>
          <table:table-cell office:value-type="string" calcext:value-type="string">
            <text:p>14597518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CC(=O)NC2=CN=C(C=C2)C(=O)NC3=C(C=C(C=C3)F)N)C(F)(F)F</text:p>
          </table:table-cell>
          <table:table-cell office:value-type="string" calcext:value-type="string">
            <text:p>14597455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[C@H](CC2=CNC3=CC=CC=C32)NS(=O)(=O)C4=CC=CC(=C4)C(=O)NO</text:p>
          </table:table-cell>
          <table:table-cell office:value-type="string" calcext:value-type="string">
            <text:p>14597365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(=C1)C(=CN2)C[C@@H](C(=O)NC3=CC=C(C=C3)F)NS(=O)(=O)C4=CC=CC(=C4)C(=O)NO</text:p>
          </table:table-cell>
          <table:table-cell office:value-type="string" calcext:value-type="string">
            <text:p>14597353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[C@@H](C(=O)NC2=CC=C(C=C2)F)NS(=O)(=O)C3=CC=CC(=C3)C(=O)NO</text:p>
          </table:table-cell>
          <table:table-cell office:value-type="string" calcext:value-type="string">
            <text:p>14597321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CCC(=O)NO</text:p>
          </table:table-cell>
          <table:table-cell office:value-type="string" calcext:value-type="string">
            <text:p>14597097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NS(=O)(=O)C2=CC=CC(=C2)C(=O)NO</text:p>
          </table:table-cell>
          <table:table-cell office:value-type="string" calcext:value-type="string">
            <text:p>14597029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[C@@H](C(=O)NC1=CC=CC=C1)NS(=O)(=O)C2=CC=CC(=C2)C(=O)NO</text:p>
          </table:table-cell>
          <table:table-cell office:value-type="string" calcext:value-type="string">
            <text:p>14597009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2C(=C1)C(=CN2)C[C@@H](C(=O)NC3=CC=C(C=C3)Cl)NS(=O)(=O)C4=CC=CC(=C4)C(=O)NO</text:p>
          </table:table-cell>
          <table:table-cell office:value-type="string" calcext:value-type="string">
            <text:p>14596914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C2=NNC(=C2)C(=O)NCCC(=O)NO)F</text:p>
          </table:table-cell>
          <table:table-cell office:value-type="string" calcext:value-type="string">
            <text:p>14596836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[C@@H](C(=O)NC2=CC=C(C=C2)Cl)NS(=O)(=O)C3=CC=CC(=C3)C(=O)NO</text:p>
          </table:table-cell>
          <table:table-cell office:value-type="string" calcext:value-type="string">
            <text:p>14596731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[C@@H](C(=O)NC2=CC=CC=C2)NS(=O)(=O)C3=CC=CC(=C3)C(=O)NO</text:p>
          </table:table-cell>
          <table:table-cell office:value-type="string" calcext:value-type="string">
            <text:p>14596686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NC(=O)[C@H](CC2=CNC3=CC=CC=C32)NS(=O)(=O)C4=CC=CC(=C4)C(=O)NO</text:p>
          </table:table-cell>
          <table:table-cell office:value-type="string" calcext:value-type="string">
            <text:p>14596653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[C@@H](C(=O)NC1=CC=CC=C1)NS(=O)(=O)C2=CC=CC(=C2)C(=O)NO</text:p>
          </table:table-cell>
          <table:table-cell office:value-type="string" calcext:value-type="string">
            <text:p>14596629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NC(=O)[C@H](CC2=CNC3=CC=CC=C32)NS(=O)(=O)C4=CC=CC(=C4)C(=O)NO</text:p>
          </table:table-cell>
          <table:table-cell office:value-type="string" calcext:value-type="string">
            <text:p>14596501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(C1C(=O)NC2=CC=C(C=C2)C(=O)NC3=C(C=C(C=C3)F)N)C4=CC=CC=C4</text:p>
          </table:table-cell>
          <table:table-cell office:value-type="string" calcext:value-type="string">
            <text:p>14595892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OCCN1C2=C3C=CC=C4C3=C(C=C2)C(=O)N(C4=O)CCC5=CC=C(C=C5)C(=O)NO</text:p>
          </table:table-cell>
          <table:table-cell office:value-type="string" calcext:value-type="string">
            <text:p>14595308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[C@@H](C1=NC2=CC=CC(=C2C(=O)N1C3=CC=CC=C3)CNC4=NC=C(C=N4)C(=O)NO)NC5=NC=NC6=C5NC=N6</text:p>
          </table:table-cell>
          <table:table-cell office:value-type="string" calcext:value-type="string">
            <text:p>14250622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[C@@H](C1=NC2=CC=CC=C2C(=N1)CCCCC(=O)NO)NC3=NC=NC4=C3NC=N4</text:p>
          </table:table-cell>
          <table:table-cell office:value-type="string" calcext:value-type="string">
            <text:p>14250599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[C@@H](C1=NC2=CC=CC=C2C(=N1)CCCCCC(=O)NO)NC3=NC=NC4=C3NC=N4</text:p>
          </table:table-cell>
          <table:table-cell office:value-type="string" calcext:value-type="string">
            <text:p>14250596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(C1=CC=CC=C1)C(=O)NC2=CC=C(C=C2)C(=O)NC3=C(C=C(C=C3)F)N</text:p>
          </table:table-cell>
          <table:table-cell office:value-type="string" calcext:value-type="string">
            <text:p>14248933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NC2=NC(=NC=C2Cl)NC3=CN(N=C3)CCCC(=O)NO)F</text:p>
          </table:table-cell>
          <table:table-cell office:value-type="string" calcext:value-type="string">
            <text:p>14172884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NC2=NC(=NC=C2Cl)NC3=CN(N=C3)CCC(=O)NO)F</text:p>
          </table:table-cell>
          <table:table-cell office:value-type="string" calcext:value-type="string">
            <text:p>14172881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NS(=O)(=O)C2=CC=CC(=C2)C(=O)NO</text:p>
          </table:table-cell>
          <table:table-cell office:value-type="string" calcext:value-type="string">
            <text:p>14152281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C(=C4)C(=O)NC5=CC=CC=C5N</text:p>
          </table:table-cell>
          <table:table-cell office:value-type="string" calcext:value-type="string">
            <text:p>14150472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(C=C(C=C1)NC2=NC=CC(=N2)N(C)C3=CC4=NN(C(=C4C=C3)C)C)C(=O)NO</text:p>
          </table:table-cell>
          <table:table-cell office:value-type="string" calcext:value-type="string">
            <text:p>14150472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CCCCC(=O)NC5=CC=CC=C5N</text:p>
          </table:table-cell>
          <table:table-cell office:value-type="string" calcext:value-type="string">
            <text:p>14150471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CCCC(=O)NC5=CC=CC=C5N</text:p>
          </table:table-cell>
          <table:table-cell office:value-type="string" calcext:value-type="string">
            <text:p>14150471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CCC(=O)NC5=CC=CC=C5N</text:p>
          </table:table-cell>
          <table:table-cell office:value-type="string" calcext:value-type="string">
            <text:p>14150470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CCCCCCCCCCCNNC(=O)C1=CC=CS1</text:p>
          </table:table-cell>
          <table:table-cell office:value-type="string" calcext:value-type="string">
            <text:p>13903508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CC(=O)NO</text:p>
          </table:table-cell>
          <table:table-cell office:value-type="string" calcext:value-type="string">
            <text:p>13748745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CC(=O)NC5=CC=CC=C5N</text:p>
          </table:table-cell>
          <table:table-cell office:value-type="string" calcext:value-type="string">
            <text:p>13748745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C(=C4)C(=O)NO</text:p>
          </table:table-cell>
          <table:table-cell office:value-type="string" calcext:value-type="string">
            <text:p>13748742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=CC(=CC2=NN1C)N(C)C3=NC(=NC=C3)NC4=CC=C(C=C4)C(=O)NO</text:p>
          </table:table-cell>
          <table:table-cell office:value-type="string" calcext:value-type="string">
            <text:p>13748742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2=C(C(=O)N(N2)C3=NC(=CS3)C4=CC=C(C=C4)C(=O)O)N=NC5=NC=CS5</text:p>
          </table:table-cell>
          <table:table-cell office:value-type="string" calcext:value-type="string">
            <text:p>13735305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(C)C1=CC2=C(C=C1)C3=NCCCN3C(=S)S2</text:p>
          </table:table-cell>
          <table:table-cell office:value-type="string" calcext:value-type="string">
            <text:p>13536778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=C3Br)SC(=S)N2C1</text:p>
          </table:table-cell>
          <table:table-cell office:value-type="string" calcext:value-type="string">
            <text:p>13536713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(CCCC(=O)NC2=CC=CC=C2)CCC(=O)NO</text:p>
          </table:table-cell>
          <table:table-cell office:value-type="string" calcext:value-type="string">
            <text:p>13428381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CC(CCCC(=O)NC1=CC=CC=C1)CCC(=O)NO</text:p>
          </table:table-cell>
          <table:table-cell office:value-type="string" calcext:value-type="string">
            <text:p>13428381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(CCCC(=O)NC2=CC=CC=C2)CCC(=O)NO</text:p>
          </table:table-cell>
          <table:table-cell office:value-type="string" calcext:value-type="string">
            <text:p>13428380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(CCCC(=O)NC2=CC=CC=C2)CCC(=O)NO</text:p>
          </table:table-cell>
          <table:table-cell office:value-type="string" calcext:value-type="string">
            <text:p>13428379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(CCCC(=O)NC1=CC=CC=C1)CCC(=O)NO</text:p>
          </table:table-cell>
          <table:table-cell office:value-type="string" calcext:value-type="string">
            <text:p>13428379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CC(CCCCCC(=O)NC1=CC=CC=C1)C(=O)NO</text:p>
          </table:table-cell>
          <table:table-cell office:value-type="string" calcext:value-type="string">
            <text:p>13415685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C(CCCCCC(=O)NC1=CC=CC=C1)C(=O)NO</text:p>
          </table:table-cell>
          <table:table-cell office:value-type="string" calcext:value-type="string">
            <text:p>13414392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CCC(CCCCCC(=O)NC1=CC=CC=C1)C(=O)NO</text:p>
          </table:table-cell>
          <table:table-cell office:value-type="string" calcext:value-type="string">
            <text:p>13413616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(=C3)Cl)SC(=S)N2C1</text:p>
          </table:table-cell>
          <table:table-cell office:value-type="string" calcext:value-type="string">
            <text:p>12910442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(=CC=C3)F)SC2=S</text:p>
          </table:table-cell>
          <table:table-cell office:value-type="string" calcext:value-type="string">
            <text:p>12910440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(=CC=C3)F)SC(=S)N2C1</text:p>
          </table:table-cell>
          <table:table-cell office:value-type="string" calcext:value-type="string">
            <text:p>12910437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=CC(=C3)Cl)SC2=S</text:p>
          </table:table-cell>
          <table:table-cell office:value-type="string" calcext:value-type="string">
            <text:p>12910434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(=C3)F)SC(=S)N2C1</text:p>
          </table:table-cell>
          <table:table-cell office:value-type="string" calcext:value-type="string">
            <text:p>12910422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(C=C3)Br)SC(=S)N2C1</text:p>
          </table:table-cell>
          <table:table-cell office:value-type="string" calcext:value-type="string">
            <text:p>12910418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2C(=CC=C1)SC(=S)N3C2=NCCC3</text:p>
          </table:table-cell>
          <table:table-cell office:value-type="string" calcext:value-type="string">
            <text:p>12910413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(C)OC(=O)N(C(=O)CCCCCCC(=O)N(C(=O)OC(C)(C)C)OC(=O)OC(C)(C)C)OC(=O)OC(C)(C)C</text:p>
          </table:table-cell>
          <table:table-cell office:value-type="string" calcext:value-type="string">
            <text:p>12704169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C2=NOC(=N2)CCCCCCC(=O)C(F)(F)F)F</text:p>
          </table:table-cell>
          <table:table-cell office:value-type="string" calcext:value-type="string">
            <text:p>12218000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ONC(=O)CCCCCCC(=O)NC2=CC=CC=C2</text:p>
          </table:table-cell>
          <table:table-cell office:value-type="string" calcext:value-type="string">
            <text:p>12217762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C(=C3)C(F)(F)F)SC(=S)N2C1</text:p>
          </table:table-cell>
          <table:table-cell office:value-type="string" calcext:value-type="string">
            <text:p>12127902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2=C(C=C1)SC(=S)N3C2=NCCC3</text:p>
          </table:table-cell>
          <table:table-cell office:value-type="string" calcext:value-type="string">
            <text:p>12127899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=C(O1)C2=NC3=CC(=C(C=C3C(=C2)NCC4CCN(CC4)C)OC)OCCCN5CCCC5</text:p>
          </table:table-cell>
          <table:table-cell office:value-type="string" calcext:value-type="string">
            <text:p>11861372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=C(O1)C2=NC3=CC(=C(C=C3C(=C2)NC4CCN(CC4)C)OC)OCCCN5CCCC5</text:p>
          </table:table-cell>
          <table:table-cell office:value-type="string" calcext:value-type="string">
            <text:p>11860743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[C@@H](C(=O)NO)N2C(=C(N=N2)C3=CC=CC=C3)C#CC4=CC=CC=C4</text:p>
          </table:table-cell>
          <table:table-cell office:value-type="string" calcext:value-type="string">
            <text:p>7832406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1C#CC2=C(N=NN2[C@@H](CC3=CC=CC=C3)C(=O)NO)C4=CC=CC=C4</text:p>
          </table:table-cell>
          <table:table-cell office:value-type="string" calcext:value-type="string">
            <text:p>7685321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C2=CC(=CC=C2)C(=O)NO</text:p>
          </table:table-cell>
          <table:table-cell office:value-type="string" calcext:value-type="string">
            <text:p>7168091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C(=O)C1=CC(=CC=C1)C(=O)NO</text:p>
          </table:table-cell>
          <table:table-cell office:value-type="string" calcext:value-type="string">
            <text:p>7168091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C2=CC(=CC=C2)C(=O)NO</text:p>
          </table:table-cell>
          <table:table-cell office:value-type="string" calcext:value-type="string">
            <text:p>7168091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NC(=O)C2=CC(=CC=C2)C(=O)NO</text:p>
          </table:table-cell>
          <table:table-cell office:value-type="string" calcext:value-type="string">
            <text:p>7168091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(=C1)C(=O)NO)C(=O)NCCC2=CN=CC=C2</text:p>
          </table:table-cell>
          <table:table-cell office:value-type="string" calcext:value-type="string">
            <text:p>7168091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1CCN(CC1)CCNC(=O)C2=CC=C(C=C2)C(=O)NO</text:p>
          </table:table-cell>
          <table:table-cell office:value-type="string" calcext:value-type="string">
            <text:p>7157485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(N(C2=CC=CC=C12)CC3=CC=C(C=C3)C(=O)NO)C</text:p>
          </table:table-cell>
          <table:table-cell office:value-type="string" calcext:value-type="string">
            <text:p>6016461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1CCC2=C(C1)N(C3=CC=CC=C23)CC4=CC=C(C=C4)C(=O)NO</text:p>
          </table:table-cell>
          <table:table-cell office:value-type="string" calcext:value-type="string">
            <text:p>4691882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=O)C1=CC=CC(=C1)C2=CC(=C(C=C2)N)NC(=O)C3=CC=CC=C3</text:p>
          </table:table-cell>
          <table:table-cell office:value-type="string" calcext:value-type="string">
            <text:p>4688743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(=O)NC2=C(C=CC(=C2)C3=CC(=CC=C3)[N+](=O)[O-])N</text:p>
          </table:table-cell>
          <table:table-cell office:value-type="string" calcext:value-type="string">
            <text:p>4688743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(=C1)N)NC(=O)CCCCCCC2=NC(=NO2)C3=CC=C(C=C3)[N+](=O)[O-]</text:p>
          </table:table-cell>
          <table:table-cell office:value-type="string" calcext:value-type="string">
            <text:p>4620362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(=C1)C2=NOC(=N2)CCCCCCC(=O)NC3=CC=CC=C3N)Cl</text:p>
          </table:table-cell>
          <table:table-cell office:value-type="string" calcext:value-type="string">
            <text:p>4620362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(=C1)N)NC(=O)CCCCCCC2=NC(=NO2)C3=CC=C(C=C3)C(F)(F)F</text:p>
          </table:table-cell>
          <table:table-cell office:value-type="string" calcext:value-type="string">
            <text:p>4620361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C2=NOC(=N2)CCCCCCC(=O)NO</text:p>
          </table:table-cell>
          <table:table-cell office:value-type="string" calcext:value-type="string">
            <text:p>4619075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CNCC2=NC(=NO2)C3=CC=C(C=C3)C(F)(F)F)C(=O)NO</text:p>
          </table:table-cell>
          <table:table-cell office:value-type="string" calcext:value-type="string">
            <text:p>4619061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SC(=C1)C2=NOC(=N2)CNCC3=CC=C(C=C3)C(=O)NO</text:p>
          </table:table-cell>
          <table:table-cell office:value-type="string" calcext:value-type="string">
            <text:p>4619055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C2=NOC(=N2)CNCC3=CC=C(C=C3)C(=O)NO</text:p>
          </table:table-cell>
          <table:table-cell office:value-type="string" calcext:value-type="string">
            <text:p>4619055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=C(C=C1)C2=NOC(=N2)CNCC3=CC=C(C=C3)C(=O)NO</text:p>
          </table:table-cell>
          <table:table-cell office:value-type="string" calcext:value-type="string">
            <text:p>4619055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2=NOC(=N2)CNCC3=CC=C(C=C3)C(=O)NO</text:p>
          </table:table-cell>
          <table:table-cell office:value-type="string" calcext:value-type="string">
            <text:p>4619055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(C=C(C=C3)F)SC(=S)N2C1</text:p>
          </table:table-cell>
          <table:table-cell office:value-type="string" calcext:value-type="string">
            <text:p>4462315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2=C(C=C1)C3=NCCCN3C(=S)S2</text:p>
          </table:table-cell>
          <table:table-cell office:value-type="string" calcext:value-type="string">
            <text:p>4462315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=C2C3=CC=CC=C3SC(=S)N2C1</text:p>
          </table:table-cell>
          <table:table-cell office:value-type="string" calcext:value-type="string">
            <text:p>4462300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/C=N/NC(=O)C2=CC(=CC=C2)C(=O)NO</text:p>
          </table:table-cell>
          <table:table-cell office:value-type="string" calcext:value-type="string">
            <text:p>4450754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(CCCCCC(=O)NC2=CC=CC=C2)C(=O)NO</text:p>
          </table:table-cell>
          <table:table-cell office:value-type="string" calcext:value-type="string">
            <text:p>4443149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(=O)N(CCCCCCC(=O)NC1=CC=CC=C1)O</text:p>
          </table:table-cell>
          <table:table-cell office:value-type="string" calcext:value-type="string">
            <text:p>4435981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=O)N(CCCCCC(=O)NC1=CC=CC=C1)O</text:p>
          </table:table-cell>
          <table:table-cell office:value-type="string" calcext:value-type="string">
            <text:p>4435980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CCCCCN(C=O)O</text:p>
          </table:table-cell>
          <table:table-cell office:value-type="string" calcext:value-type="string">
            <text:p>4435978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CCCCCCN(C=O)O</text:p>
          </table:table-cell>
          <table:table-cell office:value-type="string" calcext:value-type="string">
            <text:p>4435967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=O)N(CCCCCCCC(=O)NC1=CC=CC=C1)O</text:p>
          </table:table-cell>
          <table:table-cell office:value-type="string" calcext:value-type="string">
            <text:p>4435967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C(=O)NCCCCCN(C=O)O</text:p>
          </table:table-cell>
          <table:table-cell office:value-type="string" calcext:value-type="string">
            <text:p>4435954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(=O)NCCCCCN(C=O)O</text:p>
          </table:table-cell>
          <table:table-cell office:value-type="string" calcext:value-type="string">
            <text:p>4435953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2=CC=C(C=C2)/C=C/C=C/C(=O)NO</text:p>
          </table:table-cell>
          <table:table-cell office:value-type="string" calcext:value-type="string">
            <text:p>4263261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C2=CC=C(C=C2)/C=C/C=C/C(=O)NO</text:p>
          </table:table-cell>
          <table:table-cell office:value-type="string" calcext:value-type="string">
            <text:p>4263104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N(C)C1=CC=C(C=C1)C2=CC=C(C=C2)/C=C/C(=O)NO</text:p>
          </table:table-cell>
          <table:table-cell office:value-type="string" calcext:value-type="string">
            <text:p>4263093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(=CC=C1/C=C/C(=O)NO)C2=CC=NC=C2</text:p>
          </table:table-cell>
          <table:table-cell office:value-type="string" calcext:value-type="string">
            <text:p>42630930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=CCOC(CCCCCCC(=O)NO)C(=O)NC1=CC=CC=C1</text:p>
          </table:table-cell>
          <table:table-cell office:value-type="string" calcext:value-type="string">
            <text:p>2506635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C(=C1)COC(CCCCCC(=O)NO)C(=O)NC2=CC=CC=C2</text:p>
          </table:table-cell>
          <table:table-cell office:value-type="string" calcext:value-type="string">
            <text:p>2506613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=C(C=C1)COC(CCCCCC(=O)NO)C(=O)NC2=CC=CC=C2</text:p>
          </table:table-cell>
          <table:table-cell office:value-type="string" calcext:value-type="string">
            <text:p>25066136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C(CCCCCC(=O)NO)OCC2=CC=C(C=C2)Br</text:p>
          </table:table-cell>
          <table:table-cell office:value-type="string" calcext:value-type="string">
            <text:p>2506613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C(=O)C(CCCCCC(=O)NO)OCC2=CC=C(C=C2)C(F)(F)F</text:p>
          </table:table-cell>
          <table:table-cell office:value-type="string" calcext:value-type="string">
            <text:p>2506593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COC(CCCCCC(=O)NO)C(=O)NC2=CC=CC=C2</text:p>
          </table:table-cell>
          <table:table-cell office:value-type="string" calcext:value-type="string">
            <text:p>2506530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COC(CCCCCC(=O)NO)C(=O)NC2=CC=CC=C2</text:p>
          </table:table-cell>
          <table:table-cell office:value-type="string" calcext:value-type="string">
            <text:p>2506510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(=CC(=C1)COC(CCCCCC(=O)NO)C(=O)NC2=CC=CC=C2)OC</text:p>
          </table:table-cell>
          <table:table-cell office:value-type="string" calcext:value-type="string">
            <text:p>2477972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C=C(C=C1)COC(CCCCCC(=O)NO)C(=O)NC2=CC=CC=C2</text:p>
          </table:table-cell>
          <table:table-cell office:value-type="string" calcext:value-type="string">
            <text:p>24779722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(C=C(C=C1)NCC2=CC=C(C=C2)C(=O)NC3=C(C=C(C=C3)C4=CC=CS4)N)OC</text:p>
          </table:table-cell>
          <table:table-cell office:value-type="string" calcext:value-type="string">
            <text:p>2364826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OC1=C(C=C(C=C1)NCC2=CC=C(C=C2)C(=O)NC3=C(C=CC(=C3)C4=CC5=CC=CC=C5S4)N)OC</text:p>
          </table:table-cell>
          <table:table-cell office:value-type="string" calcext:value-type="string">
            <text:p>2364826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(C(=CC=C3)Cl)SC2=S</text:p>
          </table:table-cell>
          <table:table-cell office:value-type="string" calcext:value-type="string">
            <text:p>1411332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N2C(=N1)C3=CC=CC=C3SC2=S</text:p>
          </table:table-cell>
          <table:table-cell office:value-type="string" calcext:value-type="string">
            <text:p>1411332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(C)(C)C1=CC=C(C=C1)C(=O)NC2=CC=C(C=C2)C(=O)NO</text:p>
          </table:table-cell>
          <table:table-cell office:value-type="string" calcext:value-type="string">
            <text:p>11688197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NS(=O)(=O)C2=CC=CC(=C2)C(=O)NO</text:p>
          </table:table-cell>
          <table:table-cell office:value-type="string" calcext:value-type="string">
            <text:p>1163788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NC=CC2=C1NC3=C2C=CC(=C3)OC</text:p>
          </table:table-cell>
          <table:table-cell office:value-type="string" calcext:value-type="string">
            <text:p>5280953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1=CC(=CC=C1)C(=O)NO</text:p>
          </table:table-cell>
          <table:table-cell office:value-type="string" calcext:value-type="string">
            <text:p>428877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2=CSC(=N2)N3C(=O)C(=C(N3)C4=CC=CC=C4)N=NC5=NC=CS5</text:p>
          </table:table-cell>
          <table:table-cell office:value-type="string" calcext:value-type="string">
            <text:p>3857348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CCC(CC1)C(=O)NO</text:p>
          </table:table-cell>
          <table:table-cell office:value-type="string" calcext:value-type="string">
            <text:p>343257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(=O)NO</text:p>
          </table:table-cell>
          <table:table-cell office:value-type="string" calcext:value-type="string">
            <text:p>22018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(CCC)C(=O)NO</text:p>
          </table:table-cell>
          <table:table-cell office:value-type="string" calcext:value-type="string">
            <text:p>88129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1=CC=C(C=C1)CCCC(=O)O</text:p>
          </table:table-cell>
          <table:table-cell office:value-type="string" calcext:value-type="string">
            <text:p>4775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(CCC)C(=O)O</text:p>
          </table:table-cell>
          <table:table-cell office:value-type="string" calcext:value-type="string">
            <text:p>3121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CCCC(=O)O</text:p>
          </table:table-cell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valid_20_data" style:display-name="PageStyle_Invalid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after_20_filter" style:display-name="PageStyle_Data after fil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nal_20_data_20_to_20_train" style:display-name="PageStyle_Final data to tra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6T14:50:58.206609028</dc:date>
    <meta:editing-duration>PT43S</meta:editing-duration>
    <meta:editing-cycles>1</meta:editing-cycles>
    <meta:document-statistic meta:table-count="3" meta:cell-count="18596" meta:object-count="0"/>
  </office:meta>
</office:document-meta>
</file>